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05cm" fo:min-width="1cm"/>
    </style:style>
    <style:style style:name="gr5" style:family="graphic" style:parent-style-name="objectwithoutfill">
      <style:graphic-properties draw:stroke="dash" draw:stroke-dash="Ultrafine_20_Dashed"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29cm" fo:min-width="1cm"/>
    </style:style>
    <style:style style:name="gr7" style:family="graphic" style:parent-style-name="objectwithoutfill">
      <style:graphic-properties draw:stroke="dash" draw:stroke-dash="Ultrafine_20_Dashed" draw:fill="none"/>
    </style:style>
    <style:style style:name="gr8" style:family="graphic" style:parent-style-name="standard">
      <style:graphic-properties draw:stroke="none" svg:stroke-color="#000000" draw:fill="none" draw:fill-color="#ffffff" draw:textarea-horizontal-align="left" draw:auto-grow-height="true" draw:auto-grow-width="false" fo:min-height="0.25cm" fo:min-width="1cm"/>
    </style:style>
    <style:style style:name="gr9" style:family="graphic" style:parent-style-name="standard">
      <style:graphic-properties draw:fill="none"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stroke="solid" draw:stroke-dash="Ultrafine_20_Dashed" draw:fill="none" draw:textarea-horizontal-align="center" draw:textarea-vertical-align="middle"/>
    </style:style>
    <style:style style:name="gr12" style:family="graphic" style:parent-style-name="standard">
      <style:graphic-properties draw:marker-end="Arrow_20_concave"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85cm" fo:min-width="1cm"/>
    </style:style>
    <style:style style:name="gr14" style:family="graphic" style:parent-style-name="standard">
      <style:graphic-properties draw:stroke="none" svg:stroke-color="#000000" draw:fill="none" draw:fill-color="#ffffff" fo:min-height="0.8cm"/>
    </style:style>
    <style:style style:name="gr15" style:family="graphic" style:parent-style-name="standard">
      <style:graphic-properties draw:fill="none" draw:textarea-vertical-align="middle" draw:auto-grow-height="false" fo:min-height="0.749cm" fo:min-width="0.499cm"/>
    </style:style>
    <style:style style:name="gr16" style:family="graphic" style:parent-style-name="standard">
      <style:graphic-properties draw:stroke="dash" draw:stroke-dash="Dash_20_3" draw:textarea-horizontal-align="center" draw:textarea-vertical-align="middle"/>
    </style:style>
    <style:style style:name="gr17" style:family="graphic" style:parent-style-name="standard">
      <style:graphic-properties draw:marker-start="Arrow" draw:marker-start-width="0.3cm" draw:textarea-horizontal-align="center" draw:textarea-vertical-align="middle"/>
    </style:style>
    <style:style style:name="gr18" style:family="graphic" style:parent-style-name="standard">
      <style:graphic-properties draw:stroke="none" svg:stroke-color="#000000" draw:fill="none" draw:fill-color="#ffffff" fo:min-height="2.95cm"/>
    </style:style>
    <style:style style:name="gr19" style:family="graphic" style:parent-style-name="standard">
      <style:graphic-properties draw:stroke="none" svg:stroke-color="#000000" draw:fill="none" draw:fill-color="#ffffff" fo:min-height="1.15cm"/>
    </style:style>
    <style:style style:name="gr20" style:family="graphic" style:parent-style-name="objectwithoutfill">
      <style:graphic-properties svg:stroke-width="0.1cm" draw:marker-start-width="0.35cm" draw:marker-end-width="0.35cm" draw:fill="none" fo:padding-top="0.175cm" fo:padding-bottom="0.175cm" fo:padding-left="0.3cm" fo:padding-right="0.3cm"/>
    </style:style>
    <style:style style:name="gr21" style:family="graphic" style:parent-style-name="standard">
      <style:graphic-properties draw:stroke="none" svg:stroke-color="#000000" draw:fill="none" draw:fill-color="#ffffff" fo:min-height="0.4cm"/>
    </style:style>
    <style:style style:name="gr22" style:family="graphic" style:parent-style-name="standard">
      <style:graphic-properties draw:marker-end="Arrow_20_concave" draw:marker-end-width="0.2cm" draw:textarea-horizontal-align="center" draw:textarea-vertical-align="middle"/>
    </style:style>
    <style:style style:name="gr23" style:family="graphic" style:parent-style-name="standard">
      <style:graphic-properties draw:stroke="none" svg:stroke-color="#000000" draw:fill="none" draw:fill-color="#ffffff" fo:min-height="0.35cm"/>
    </style:style>
    <style:style style:name="gr24" style:family="graphic" style:parent-style-name="standard">
      <style:graphic-properties draw:marker-end="" draw:marker-end-width="0.3cm" draw:textarea-horizontal-align="center" draw:textarea-vertical-align="middle"/>
    </style:style>
    <style:style style:name="gr25" style:family="graphic" style:parent-style-name="objectwithoutfill">
      <style:graphic-properties svg:stroke-width="0.1cm" draw:marker-start-width="0.45cm" draw:marker-end-width="0.45cm" draw:fill="none" fo:padding-top="0.175cm" fo:padding-bottom="0.175cm" fo:padding-left="0.3cm" fo:padding-right="0.3cm"/>
    </style:style>
    <style:style style:name="gr26" style:family="graphic" style:parent-style-name="standard">
      <style:graphic-properties draw:stroke="dash" draw:stroke-dash="Fine_20_Dashed_20__28_var_29_" draw:textarea-horizontal-align="center" draw:textarea-vertical-align="middle"/>
    </style:style>
    <style:style style:name="gr27" style:family="graphic" style:parent-style-name="standard">
      <style:graphic-properties draw:stroke="none" draw:fill="solid" draw:fill-color="#e6e6e6"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0.219cm" fo:min-width="1cm"/>
    </style:style>
    <style:style style:name="gr29" style:family="graphic" style:parent-style-name="objectwithoutfill">
      <style:graphic-properties draw:fill="none"/>
    </style:style>
    <style:style style:name="gr30" style:family="graphic" style:parent-style-name="standard">
      <style:graphic-properties draw:stroke="none" svg:stroke-color="#000000" draw:fill="none" draw:fill-color="#ffffff" draw:textarea-horizontal-align="left" draw:auto-grow-height="true" draw:auto-grow-width="false" fo:min-height="1.266cm" fo:min-width="1cm"/>
    </style:style>
    <style:style style:name="gr31" style:family="graphic" style:parent-style-name="standard">
      <style:graphic-properties draw:stroke="none" svg:stroke-color="#000000" draw:fill="none" draw:fill-color="#ffffff" draw:textarea-horizontal-align="left" draw:auto-grow-height="true" draw:auto-grow-width="false" fo:min-height="0.55cm" fo:min-width="1cm"/>
    </style:style>
    <style:style style:name="gr32" style:family="graphic" style:parent-style-name="objectwithoutfill">
      <style:graphic-properties svg:stroke-width="0.05cm" draw:marker-start-width="0.275cm" draw:marker-end-width="0.275cm" draw:fill="none" fo:padding-top="0.15cm" fo:padding-bottom="0.15cm" fo:padding-left="0.275cm" fo:padding-right="0.275cm"/>
    </style:style>
    <style:style style:name="gr33" style:family="graphic" style:parent-style-name="standard">
      <style:graphic-properties draw:stroke="dash" draw:stroke-dash="Ultrafine_20_Dashed"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false" fo:min-height="0.966cm" fo:min-width="1cm"/>
    </style:style>
    <style:style style:name="gr35" style:family="graphic" style:parent-style-name="objectwithoutfill">
      <style:graphic-properties svg:stroke-width="0.06cm" draw:marker-start="Circle" draw:marker-start-width="0.19cm" draw:marker-end="Circle" draw:marker-end-width="0.19cm" draw:fill="none" draw:textarea-horizontal-align="center" draw:textarea-vertical-align="middle" fo:padding-top="0.155cm" fo:padding-bottom="0.155cm" fo:padding-left="0.28cm" fo:padding-right="0.28cm"/>
    </style:style>
    <style:style style:name="gr36" style:family="graphic" style:parent-style-name="standard">
      <style:graphic-properties draw:stroke="none" svg:stroke-color="#000000" draw:fill="none" draw:fill-color="#ffffff" draw:textarea-horizontal-align="left" draw:auto-grow-height="true" draw:auto-grow-width="false" fo:min-height="1.05cm" fo:min-width="1cm"/>
    </style:style>
    <style:style style:name="gr37" style:family="graphic" style:parent-style-name="standard">
      <style:graphic-properties draw:stroke="none" svg:stroke-color="#000000" draw:fill="none" draw:fill-color="#ffffff" draw:textarea-horizontal-align="left" draw:auto-grow-height="true" draw:auto-grow-width="false" fo:min-height="1.461cm" fo:min-width="1cm"/>
    </style:style>
    <style:style style:name="gr38" style:family="graphic" style:parent-style-name="objectwithoutfill">
      <style:graphic-properties svg:stroke-width="0.05cm" draw:marker-start-width="0.375cm" draw:marker-end-width="0.375cm" draw:fill="none" fo:padding-top="0.15cm" fo:padding-bottom="0.15cm" fo:padding-left="0.275cm" fo:padding-right="0.275cm"/>
    </style:style>
    <style:style style:name="gr39" style:family="graphic" style:parent-style-name="standard">
      <style:graphic-properties draw:fill="solid" draw:fill-color="#000000" draw:textarea-vertical-align="middle" draw:auto-grow-height="false" fo:min-height="0.749cm" fo:min-width="0.499cm"/>
    </style:style>
    <style:style style:name="gr40" style:family="graphic" style:parent-style-name="standard">
      <style:graphic-properties draw:stroke="none" svg:stroke-color="#000000" draw:fill="none" draw:fill-color="#ffffff" draw:textarea-horizontal-align="left" draw:auto-grow-height="true" draw:auto-grow-width="false" fo:min-height="1.45cm" fo:min-width="3.202cm"/>
    </style:style>
    <style:style style:name="gr41" style:family="graphic" style:parent-style-name="standard">
      <style:graphic-properties draw:marker-end="Arrow" draw:marker-end-width="0.3cm" draw:textarea-horizontal-align="center" draw:textarea-vertical-align="middle"/>
    </style:style>
    <style:style style:name="gr42" style:family="graphic" style:parent-style-name="standard">
      <style:graphic-properties draw:stroke="none" svg:stroke-color="#000000" draw:fill="none" draw:fill-color="#ffffff" fo:min-height="1.2cm"/>
    </style:style>
    <style:style style:name="gr43" style:family="graphic" style:parent-style-name="standard">
      <style:graphic-properties draw:stroke="none" svg:stroke-color="#000000" draw:fill="none" draw:fill-color="#ffffff" fo:min-height="0.3cm"/>
    </style:style>
    <style:style style:name="gr44" style:family="graphic" style:parent-style-name="standard">
      <style:graphic-properties draw:stroke="none" svg:stroke-color="#000000" draw:fill="none" draw:fill-color="#ffffff" fo:min-height="1.5cm"/>
    </style:style>
    <style:style style:name="gr45" style:family="graphic" style:parent-style-name="standard">
      <style:graphic-properties draw:stroke="none" svg:stroke-color="#000000" draw:fill="none" draw:fill-color="#ffffff" fo:min-height="1.35cm"/>
    </style:style>
    <style:style style:name="gr46" style:family="graphic" style:parent-style-name="standard">
      <style:graphic-properties draw:stroke="none" svg:stroke-color="#000000" draw:fill="none" draw:fill-color="#ffffff" fo:min-height="0.75cm"/>
    </style:style>
    <style:style style:name="gr47" style:family="graphic" style:parent-style-name="standard">
      <style:graphic-properties draw:stroke="none" svg:stroke-color="#000000" draw:fill="none" draw:fill-color="#ffffff" fo:min-height="0.25cm"/>
    </style:style>
    <style:style style:name="gr48" style:family="graphic" style:parent-style-name="standard">
      <style:graphic-properties draw:stroke="none" svg:stroke-color="#000000" draw:fill="none" draw:fill-color="#ffffff" fo:min-height="0.2cm"/>
    </style:style>
    <style:style style:name="gr49" style:family="graphic" style:parent-style-name="standard">
      <style:graphic-properties draw:stroke="none" svg:stroke-color="#000000" draw:fill="none" draw:fill-color="#ffffff" fo:min-height="1.6cm"/>
    </style:style>
    <style:style style:name="gr50" style:family="graphic" style:parent-style-name="standard">
      <style:graphic-properties draw:stroke="none" svg:stroke-color="#000000" draw:fill="none" draw:fill-color="#ffffff" draw:textarea-horizontal-align="center" draw:textarea-vertical-align="middle" draw:auto-grow-height="true" draw:auto-grow-width="true" fo:min-height="1.25cm" fo:min-width="3.635cm"/>
    </style:style>
    <style:style style:name="gr51" style:family="graphic" style:parent-style-name="objectwithoutfill">
      <style:graphic-properties draw:marker-start="Circle" draw:marker-start-width="0.2cm" draw:marker-end="Circle" draw:marker-end-width="0.2cm" draw:fill="none"/>
    </style:style>
    <style:style style:name="gr52" style:family="graphic" style:parent-style-name="objectwithoutfill">
      <style:graphic-properties svg:stroke-width="0.05cm" draw:marker-start="Square_20_45" draw:marker-start-width="0.2cm" draw:marker-end="Square_20_45" draw:marker-end-width="0.2cm" draw:fill="none" fo:padding-top="0.15cm" fo:padding-bottom="0.15cm" fo:padding-left="0.275cm" fo:padding-right="0.275cm"/>
    </style:style>
    <style:style style:name="gr53" style:family="graphic" style:parent-style-name="objectwithoutfill">
      <style:graphic-properties draw:marker-start="" draw:marker-start-width="0.2cm" draw:marker-end="Circle" draw:marker-end-width="0.2cm" draw:fill="none"/>
    </style:style>
    <style:style style:name="gr54" style:family="graphic" style:parent-style-name="standard">
      <style:graphic-properties draw:marker-start="Circle" draw:marker-start-width="0.2cm" draw:textarea-horizontal-align="center" draw:textarea-vertical-align="middle"/>
    </style:style>
    <style:style style:name="gr55" style:family="graphic" style:parent-style-name="standard">
      <style:graphic-properties draw:stroke="dash" draw:stroke-dash="Ultrafine_20_Dashed" svg:stroke-color="#ff0000" draw:marker-end="Arrow" draw:marker-end-width="0.2cm" draw:textarea-horizontal-align="center" draw:textarea-vertical-align="middle"/>
    </style:style>
    <style:style style:name="gr56" style:family="graphic" style:parent-style-name="Normal">
      <style:graphic-properties draw:stroke="none" draw:fill="none" fo:min-height="1.761cm"/>
    </style:style>
    <style:style style:name="gr57" style:family="graphic" style:parent-style-name="Normal">
      <style:graphic-properties draw:stroke="none" draw:fill="none" fo:min-height="0.6cm"/>
    </style:style>
    <style:style style:name="gr58" style:family="graphic" style:parent-style-name="objectwithoutfill">
      <style:graphic-properties svg:stroke-width="0.05cm" draw:marker-start="Circle" draw:marker-start-width="0.15cm" draw:marker-end="Circle" draw:marker-end-width="0.15cm" draw:fill="none" fo:padding-top="0.15cm" fo:padding-bottom="0.15cm" fo:padding-left="0.275cm" fo:padding-right="0.275cm"/>
    </style:style>
    <style:style style:name="gr59" style:family="graphic" style:parent-style-name="standard">
      <style:graphic-properties draw:stroke="none" svg:stroke-color="#000000" draw:fill="none" draw:fill-color="#ffffff" fo:min-height="0.45cm"/>
    </style:style>
    <style:style style:name="gr60" style:family="graphic" style:parent-style-name="objectwithoutfill">
      <style:graphic-properties svg:stroke-width="0.06cm" draw:marker-start="Circle" draw:marker-start-width="0.2cm" draw:marker-end="Circle" draw:marker-end-width="0.2cm" draw:fill="none" fo:padding-top="0.155cm" fo:padding-bottom="0.155cm" fo:padding-left="0.28cm" fo:padding-right="0.28cm"/>
    </style:style>
    <style:style style:name="gr61" style:family="graphic" style:parent-style-name="objectwithoutfill">
      <style:graphic-properties svg:stroke-width="0.05cm" draw:marker-start="Circle" draw:marker-start-width="0.2cm" draw:marker-end="Circle" draw:marker-end-width="0.2cm" draw:fill="none" fo:padding-top="0.15cm" fo:padding-bottom="0.15cm" fo:padding-left="0.275cm" fo:padding-right="0.275cm"/>
    </style:style>
    <style:style style:name="gr62" style:family="graphic" style:parent-style-name="standard">
      <style:graphic-properties draw:stroke="none" svg:stroke-color="#000000" draw:fill="none" draw:fill-color="#ffffff" fo:min-height="0.5cm"/>
    </style:style>
    <style:style style:name="gr63" style:family="graphic" style:parent-style-name="standard">
      <style:graphic-properties svg:stroke-color="#ff3366" draw:textarea-horizontal-align="center" draw:textarea-vertical-align="middle"/>
    </style:style>
    <style:style style:name="gr64" style:family="graphic" style:parent-style-name="standard">
      <style:graphic-properties draw:stroke="none" svg:stroke-color="#ff0000" draw:fill="none" draw:fill-color="#ffffff" fo:min-height="0.4cm"/>
    </style:style>
    <style:style style:name="gr65" style:family="graphic" style:parent-style-name="objectwithoutfill">
      <style:graphic-properties svg:stroke-width="0.05cm" draw:marker-start="Circle" draw:marker-start-width="0.18cm" draw:marker-end="Circle" draw:marker-end-width="0.18cm" draw:fill="none" fo:padding-top="0.15cm" fo:padding-bottom="0.15cm" fo:padding-left="0.275cm" fo:padding-right="0.275cm"/>
    </style:style>
    <style:style style:name="gr66" style:family="graphic" style:parent-style-name="standard">
      <style:graphic-properties draw:stroke="none" svg:stroke-color="#000000" draw:fill="none" draw:fill-color="#ffffff" fo:min-height="0.95cm"/>
    </style:style>
    <style:style style:name="gr67" style:family="graphic" style:parent-style-name="standard">
      <style:graphic-properties draw:stroke="none" svg:stroke-color="#000000" draw:fill="none" draw:fill-color="#ffffff" fo:min-height="3.227cm"/>
    </style:style>
    <style:style style:name="gr68" style:family="graphic" style:parent-style-name="standard">
      <style:graphic-properties draw:stroke="none" svg:stroke-color="#000000" draw:fill="none" draw:fill-color="#ffffff" fo:min-height="0.312cm"/>
    </style:style>
    <style:style style:name="gr69" style:family="graphic" style:parent-style-name="standard">
      <style:graphic-properties draw:stroke="none" svg:stroke-color="#000000" draw:fill="none" draw:fill-color="#ffffff" fo:min-height="0.348cm"/>
    </style:style>
    <style:style style:name="gr70" style:family="graphic" style:parent-style-name="standard">
      <style:graphic-properties draw:stroke="none" svg:stroke-color="#000000" draw:fill="none" draw:fill-color="#ffffff" fo:min-height="0.345cm"/>
    </style:style>
    <style:style style:name="gr71" style:family="graphic" style:parent-style-name="standard">
      <style:graphic-properties draw:marker-end="Arrow" draw:marker-end-width="0.2cm" draw:textarea-horizontal-align="center" draw:textarea-vertical-align="middle"/>
    </style:style>
    <style:style style:name="gr72" style:family="graphic" style:parent-style-name="standard">
      <style:graphic-properties draw:stroke="none" svg:stroke-color="#000000" draw:fill="none" draw:fill-color="#ffffff" fo:min-height="1.3cm"/>
    </style:style>
    <style:style style:name="gr73" style:family="graphic" style:parent-style-name="standard">
      <style:graphic-properties draw:stroke="none" svg:stroke-color="#000000" draw:fill="none" draw:fill-color="#ffffff" draw:textarea-horizontal-align="left" draw:auto-grow-height="true" draw:auto-grow-width="true" fo:min-height="0.05cm" fo:min-width="1.8cm"/>
    </style:style>
    <style:style style:name="gr74" style:family="graphic" style:parent-style-name="standard">
      <style:graphic-properties draw:stroke="solid" draw:stroke-dash="Ultrafine_20_Dashed" draw:textarea-horizontal-align="center" draw:textarea-vertical-align="middle"/>
    </style:style>
    <style:style style:name="gr75" style:family="graphic" style:parent-style-name="standard">
      <style:graphic-properties draw:stroke="none" svg:stroke-color="#000000" draw:fill="none" draw:fill-color="#ffffff" fo:min-height="1.25cm"/>
    </style:style>
    <style:style style:name="gr76" style:family="graphic" style:parent-style-name="standard">
      <style:graphic-properties draw:stroke="none" svg:stroke-color="#000000" draw:fill="none" draw:fill-color="#ffffff" fo:min-height="1.45cm"/>
    </style:style>
    <style:style style:name="gr77"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78" style:family="graphic" style:parent-style-name="standard">
      <style:graphic-properties draw:marker-start="Square_20_45" draw:marker-start-width="0.2cm" draw:marker-end="Square_20_45" draw:marker-end-width="0.2cm" draw:fill="none" draw:textarea-vertical-align="middle" draw:auto-grow-height="false" fo:min-height="0.749cm" fo:min-width="0.499cm"/>
    </style:style>
    <style:style style:name="gr79" style:family="graphic" style:parent-style-name="standard">
      <style:graphic-properties draw:marker-end="Rounded_20_large_20_Arrow" draw:marker-end-width="0.1cm" draw:textarea-horizontal-align="center" draw:textarea-vertical-align="middle"/>
    </style:style>
    <style:style style:name="gr80" style:family="graphic" style:parent-style-name="standard">
      <style:graphic-properties draw:marker-end="Rounded_20_large_20_Arrow" draw:marker-end-width="0.1cm"/>
    </style:style>
    <style:style style:name="gr81" style:family="graphic" style:parent-style-name="standard">
      <style:graphic-properties draw:stroke="none" draw:fill="none" fo:min-height="0.12cm"/>
    </style:style>
    <style:style style:name="gr82" style:family="graphic" style:parent-style-name="standard">
      <style:graphic-properties draw:stroke="none" draw:fill="none" fo:min-height="0.743cm"/>
    </style:style>
    <style:style style:name="gr83" style:family="graphic" style:parent-style-name="standard">
      <style:graphic-properties draw:stroke="none" svg:stroke-color="#000000" draw:fill="none" draw:fill-color="#ffffff" fo:min-height="0.85cm"/>
    </style:style>
    <style:style style:name="gr84" style:family="graphic" style:parent-style-name="objectwithoutfill">
      <style:graphic-properties svg:stroke-width="0.07cm" draw:marker-start="Circle" draw:marker-start-width="0.21cm" draw:marker-end="Circle" draw:marker-end-width="0.21cm" draw:fill="none" fo:padding-top="0.16cm" fo:padding-bottom="0.16cm" fo:padding-left="0.285cm" fo:padding-right="0.285cm"/>
    </style:style>
    <style:style style:name="gr85" style:family="graphic" style:parent-style-name="standard">
      <style:graphic-properties draw:stroke="none" svg:stroke-color="#000000" draw:fill="none" draw:fill-color="#ffffff" draw:textarea-horizontal-align="left" draw:auto-grow-height="true" draw:auto-grow-width="true" fo:min-height="0.25cm" fo:min-width="1.177cm"/>
    </style:style>
    <style:style style:name="gr86" style:family="graphic" style:parent-style-name="standard">
      <style:graphic-properties draw:stroke="none" svg:stroke-color="#000000" draw:fill="none" draw:fill-color="#ffffff" fo:min-height="0.9cm" draw:shadow="visible"/>
    </style:style>
    <style:style style:name="gr87" style:family="graphic" style:parent-style-name="standard">
      <style:graphic-properties draw:stroke="none" svg:stroke-color="#000000" draw:fill="none" draw:fill-color="#ffffff" fo:min-height="2.35cm"/>
    </style:style>
    <style:style style:name="gr88" style:family="graphic" style:parent-style-name="objectwithoutfill">
      <style:graphic-properties svg:stroke-width="0.08cm" draw:marker-start="Circle" draw:marker-start-width="0.22cm" draw:marker-end="Circle" draw:marker-end-width="0.22cm" draw:fill="none" fo:padding-top="0.165cm" fo:padding-bottom="0.165cm" fo:padding-left="0.29cm" fo:padding-right="0.29cm"/>
    </style:style>
    <style:style style:name="gr89" style:family="graphic" style:parent-style-name="standard">
      <style:graphic-properties draw:stroke="none" svg:stroke-color="#000000" draw:fill="none" draw:fill-color="#ffffff" fo:min-height="2.42cm"/>
    </style:style>
    <style:style style:name="gr90" style:family="graphic" style:parent-style-name="standard">
      <style:graphic-properties draw:stroke="none" svg:stroke-color="#000000" draw:fill="none" draw:fill-color="#ffffff" fo:min-height="0.38cm"/>
    </style:style>
    <style:style style:name="gr91" style:family="graphic" style:parent-style-name="standard">
      <style:graphic-properties draw:stroke="none" svg:stroke-color="#000000" draw:fill="none" draw:fill-color="#ffffff" fo:min-height="0.65cm"/>
    </style:style>
    <style:style style:name="gr92" style:family="graphic" style:parent-style-name="standard">
      <style:graphic-properties draw:stroke="none" svg:stroke-color="#000000" draw:fill="none" draw:fill-color="#ffffff" fo:min-height="1.085cm"/>
    </style:style>
    <style:style style:name="gr93" style:family="graphic" style:parent-style-name="standard">
      <style:graphic-properties draw:stroke="none" svg:stroke-color="#000000" draw:fill="none" draw:fill-color="#ffffff" fo:min-height="0.759cm"/>
    </style:style>
    <style:style style:name="gr94" style:family="graphic" style:parent-style-name="standard">
      <style:graphic-properties draw:stroke="dash" draw:stroke-dash="Ultrafine_20_Dashed" draw:marker-end="Rounded_20_large_20_Arrow" draw:marker-end-width="0.14cm" draw:textarea-horizontal-align="center" draw:textarea-vertical-align="middle"/>
    </style:style>
    <style:style style:name="gr95" style:family="graphic" style:parent-style-name="standard">
      <style:graphic-properties svg:stroke-width="0.05cm" draw:marker-start="Circle" draw:marker-start-width="0.15cm" draw:marker-end="Circle" draw:marker-end-width="0.15cm" draw:textarea-horizontal-align="center" draw:textarea-vertical-align="middle" fo:padding-top="0.15cm" fo:padding-bottom="0.15cm" fo:padding-left="0.275cm" fo:padding-right="0.275cm"/>
    </style:style>
    <style:style style:name="gr96" style:family="graphic" style:parent-style-name="standard">
      <style:graphic-properties draw:stroke="none" svg:stroke-color="#000000" draw:fill="none" draw:fill-color="#ffffff" fo:min-height="0.7cm"/>
    </style:style>
    <style:style style:name="gr97" style:family="graphic" style:parent-style-name="standard">
      <style:graphic-properties draw:marker-end="Rounded_20_large_20_Arrow" draw:marker-end-width="0.15cm" draw:textarea-horizontal-align="center" draw:textarea-vertical-align="middle"/>
    </style:style>
    <style:style style:name="gr98" style:family="graphic" style:parent-style-name="standard">
      <style:graphic-properties draw:stroke="solid" svg:stroke-color="#000000" draw:fill="none" draw:fill-color="#ffffff" fo:min-height="0.4cm"/>
    </style:style>
    <style:style style:name="gr99" style:family="graphic" style:parent-style-name="standard">
      <style:graphic-properties draw:stroke="none" svg:stroke-color="#000000" draw:fill="none" draw:fill-color="#ffffff" fo:min-height="1.55cm"/>
    </style:style>
    <style:style style:name="gr100" style:family="graphic" style:parent-style-name="standard">
      <style:graphic-properties draw:stroke="none" svg:stroke-color="#000000" draw:fill="none" draw:fill-color="#ffffff" fo:min-height="1.75cm"/>
    </style:style>
    <style:style style:name="gr101" style:family="graphic" style:parent-style-name="standard">
      <style:graphic-properties draw:stroke="solid" svg:stroke-color="#000000" draw:fill="none" draw:fill-color="#ffffff" fo:min-height="0.55cm"/>
    </style:style>
    <style:style style:name="gr102" style:family="graphic" style:parent-style-name="standard">
      <style:graphic-properties draw:stroke="none" svg:stroke-color="#000000" draw:fill="none" draw:fill-color="#ffffff" fo:min-height="0.6cm"/>
    </style:style>
    <style:style style:name="gr103" style:family="graphic" style:parent-style-name="standard">
      <style:graphic-properties draw:stroke="none" svg:stroke-color="#000000" draw:fill="none" draw:fill-color="#ffffff" fo:min-height="3.25cm"/>
    </style:style>
    <style:style style:name="gr104" style:family="graphic" style:parent-style-name="objectwithoutfill">
      <style:graphic-properties svg:stroke-width="0.06cm" draw:marker-start-width="0.29cm" draw:marker-end-width="0.29cm" draw:fill="none" fo:padding-top="0.155cm" fo:padding-bottom="0.155cm" fo:padding-left="0.28cm" fo:padding-right="0.28cm"/>
    </style:style>
    <style:style style:name="gr105" style:family="graphic" style:parent-style-name="standard">
      <style:graphic-properties draw:stroke="none" svg:stroke-color="#000000" draw:fill="none" draw:fill-color="#ffffff" fo:min-height="1.4cm"/>
    </style:style>
    <style:style style:name="gr106" style:family="graphic" style:parent-style-name="objectwithoutfill">
      <style:graphic-properties svg:stroke-width="0.04cm" draw:marker-start-width="0.26cm" draw:marker-end-width="0.26cm" draw:fill="none" fo:padding-top="0.145cm" fo:padding-bottom="0.145cm" fo:padding-left="0.27cm" fo:padding-right="0.27cm"/>
    </style:style>
    <style:style style:name="gr107"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108" style:family="graphic" style:parent-style-name="objectwithoutfill">
      <style:graphic-properties draw:stroke="solid" draw:stroke-dash="Fine_20_Dotted" svg:stroke-width="0.05cm" draw:marker-start-width="0.275cm" draw:marker-end-width="0.275cm" draw:fill="none" fo:padding-top="0.15cm" fo:padding-bottom="0.15cm" fo:padding-left="0.275cm" fo:padding-right="0.275cm"/>
    </style:style>
    <style:style style:name="gr109" style:family="graphic" style:parent-style-name="standard">
      <style:graphic-properties draw:stroke="solid" draw:stroke-dash="Fine_20_Dotted" svg:stroke-width="0.02cm" draw:marker-start-width="0.23cm" draw:marker-end-width="0.23cm" draw:textarea-horizontal-align="center" draw:textarea-vertical-align="middle" fo:padding-top="0.135cm" fo:padding-bottom="0.135cm" fo:padding-left="0.26cm" fo:padding-right="0.26cm"/>
    </style:style>
    <style:style style:name="gr110" style:family="graphic" style:parent-style-name="standard">
      <style:graphic-properties draw:stroke="solid" draw:stroke-dash="Fine_20_Dotted" draw:textarea-horizontal-align="center" draw:textarea-vertical-align="middle"/>
    </style:style>
    <style:style style:name="gr111" style:family="graphic" style:parent-style-name="standard">
      <style:graphic-properties draw:stroke="solid" draw:stroke-dash="Fine_20_Dotted" draw:marker-end="Rounded_20_large_20_Arrow" draw:marker-end-width="0.15cm" draw:textarea-horizontal-align="center" draw:textarea-vertical-align="middle"/>
    </style:style>
    <style:style style:name="gr112" style:family="graphic" style:parent-style-name="standard">
      <style:graphic-properties draw:stroke="solid" draw:stroke-dash="Fine_20_Dotted" draw:fill="none" draw:textarea-vertical-align="middle" draw:auto-grow-height="false" fo:min-height="0.749cm" fo:min-width="0.499cm"/>
    </style:style>
    <style:style style:name="gr113" style:family="graphic" style:parent-style-name="standard">
      <style:graphic-properties draw:stroke="dash" draw:stroke-dash="Ultrafine_20_Dashed" draw:fill="none" draw:textarea-vertical-align="middle" draw:auto-grow-height="false" fo:min-height="0.749cm" fo:min-width="0.499cm"/>
    </style:style>
    <style:style style:name="gr114" style:family="graphic" style:parent-style-name="objectwithoutfill">
      <style:graphic-properties svg:stroke-width="0.05cm" draw:marker-start="Circle" draw:marker-start-width="0.18cm" draw:marker-end-width="0.275cm" draw:fill="none" fo:padding-top="0.15cm" fo:padding-bottom="0.15cm" fo:padding-left="0.275cm" fo:padding-right="0.275cm"/>
    </style:style>
    <style:style style:name="gr115" style:family="graphic" style:parent-style-name="standard">
      <style:graphic-properties draw:stroke="none" svg:stroke-color="#000000" draw:fill="none" draw:fill-color="#ffffff" fo:min-height="1.1cm"/>
    </style:style>
    <style:style style:name="gr116" style:family="graphic" style:parent-style-name="standard">
      <style:graphic-properties draw:stroke="none" svg:stroke-color="#000000" draw:fill="none" draw:fill-color="#ffffff" fo:min-height="2.2cm"/>
    </style:style>
    <style:style style:name="gr117" style:family="graphic" style:parent-style-name="objectwithoutfill">
      <style:graphic-properties svg:stroke-width="0.04cm" draw:marker-start="Circle" draw:marker-start-width="0.16cm" draw:marker-end="Circle" draw:marker-end-width="0.16cm" draw:fill="none" fo:padding-top="0.145cm" fo:padding-bottom="0.145cm" fo:padding-left="0.27cm" fo:padding-right="0.27cm"/>
    </style:style>
    <style:style style:name="gr118" style:family="graphic" style:parent-style-name="standard" style:list-style-name="L3">
      <style:graphic-properties draw:stroke="none" svg:stroke-color="#000000" draw:fill="none" draw:fill-color="#ffffff" fo:min-height="4.35cm"/>
    </style:style>
    <style:style style:name="gr119" style:family="graphic" style:parent-style-name="standard">
      <style:graphic-properties draw:stroke="none" svg:stroke-color="#000000" draw:fill="none" draw:fill-color="#ffffff" fo:min-height="3.15cm"/>
    </style:style>
    <style:style style:name="gr120" style:family="graphic" style:parent-style-name="objectwithoutfill">
      <style:graphic-properties svg:stroke-width="0.05cm" draw:marker-start="Circle" draw:marker-start-width="0.18cm" draw:marker-end="" draw:marker-end-width="0.18cm" draw:fill="none" fo:padding-top="0.15cm" fo:padding-bottom="0.15cm" fo:padding-left="0.275cm" fo:padding-right="0.275cm"/>
    </style:style>
    <style:style style:name="gr121" style:family="graphic" style:parent-style-name="objectwithoutfill">
      <style:graphic-properties svg:stroke-width="0.04cm" draw:marker-start="Circle" draw:marker-start-width="0.16cm" draw:marker-end="" draw:marker-end-width="0.16cm" draw:fill="none" fo:padding-top="0.145cm" fo:padding-bottom="0.145cm" fo:padding-left="0.27cm" fo:padding-right="0.27cm"/>
    </style:style>
    <style:style style:name="gr122" style:family="graphic" style:parent-style-name="standard" style:list-style-name="L6">
      <style:graphic-properties draw:stroke="none" svg:stroke-color="#000000" draw:fill="none" draw:fill-color="#ffffff" fo:min-height="2.65cm"/>
    </style:style>
    <style:style style:name="gr123" style:family="graphic" style:parent-style-name="standard" style:list-style-name="L6">
      <style:graphic-properties draw:stroke="none" svg:stroke-color="#000000" draw:fill="none" draw:fill-color="#ffffff" fo:min-height="2.65cm"/>
    </style:style>
    <style:style style:name="gr124" style:family="graphic" style:parent-style-name="standard" style:list-style-name="L6">
      <style:graphic-properties draw:stroke="none" svg:stroke-color="#000000" draw:fill="none" draw:fill-color="#ffffff" fo:min-height="2.65cm"/>
    </style:style>
    <style:style style:name="gr125" style:family="graphic" style:parent-style-name="standard" style:list-style-name="L9">
      <style:graphic-properties draw:stroke="none" svg:stroke-color="#000000" draw:fill="none" draw:fill-color="#ffffff" fo:min-height="0.85cm"/>
    </style:style>
    <style:style style:name="gr126" style:family="graphic" style:parent-style-name="objectwithoutfill">
      <style:graphic-properties draw:stroke="solid" draw:stroke-dash="Ultrafine_20_Dashed" svg:stroke-width="0.05cm" draw:marker-start="Circle" draw:marker-start-width="0.18cm" draw:marker-end="Circle" draw:marker-end-width="0.18cm" draw:fill="none" fo:padding-top="0.15cm" fo:padding-bottom="0.15cm" fo:padding-left="0.275cm" fo:padding-right="0.275cm"/>
    </style:style>
    <style:style style:name="gr127" style:family="graphic" style:parent-style-name="standard">
      <style:graphic-properties draw:stroke="none" svg:stroke-color="#000000" draw:fill="none" draw:fill-color="#ffffff" fo:min-height="0.55cm"/>
    </style:style>
    <style:style style:name="gr128" style:family="graphic" style:parent-style-name="standard" style:list-style-name="L9">
      <style:graphic-properties draw:stroke="none" svg:stroke-color="#000000" draw:fill="none" draw:fill-color="#ffffff" fo:min-height="0.85cm"/>
    </style:style>
    <style:style style:name="gr129" style:family="graphic" style:parent-style-name="standard" style:list-style-name="L9">
      <style:graphic-properties draw:stroke="none" svg:stroke-color="#000000" draw:fill="none" draw:fill-color="#ffffff" fo:min-height="0.85cm"/>
    </style:style>
    <style:style style:name="gr130" style:family="graphic" style:parent-style-name="standard" style:list-style-name="L9">
      <style:graphic-properties draw:stroke="none" svg:stroke-color="#000000" draw:fill="none" draw:fill-color="#ffffff" fo:min-height="0.85cm"/>
    </style:style>
    <style:style style:name="gr131" style:family="graphic" style:parent-style-name="standard" style:list-style-name="L9">
      <style:graphic-properties draw:stroke="none" svg:stroke-color="#000000" draw:fill="none" draw:fill-color="#ffffff" fo:min-height="2.35cm"/>
    </style:style>
    <style:style style:name="gr132" style:family="graphic" style:parent-style-name="standard" style:list-style-name="L11">
      <style:graphic-properties draw:stroke="none" svg:stroke-color="#000000" draw:fill="none" draw:fill-color="#ffffff" fo:min-height="2.35cm"/>
    </style:style>
    <style:style style:name="gr133" style:family="graphic" style:parent-style-name="standard" style:list-style-name="L1">
      <style:graphic-properties draw:stroke="solid" draw:stroke-dash="Dash_20_2" svg:stroke-width="0.05cm" svg:stroke-color="#000000" draw:marker-start="" draw:marker-start-width="0.275cm" draw:marker-start-center="false" draw:marker-end="" draw:marker-end-width="0.27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1">
      <style:graphic-properties draw:stroke="solid" draw:stroke-dash="Dash_20_2" svg:stroke-width="0.05cm" svg:stroke-color="#000000" draw:marker-start="" draw:marker-start-width="0.275cm" draw:marker-start-center="false" draw:marker-end="" draw:marker-end-width="0.27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draw:stroke-dash="Dash_20_2" svg:stroke-width="0.05cm" svg:stroke-color="#000000" draw:marker-start="" draw:marker-start-width="0.275cm" draw:marker-start-center="false" draw:marker-end="" draw:marker-end-width="0.27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draw:stroke-dash="Dash_20_2" svg:stroke-width="0.05cm" svg:stroke-color="#000000" draw:marker-start="" draw:marker-start-width="0.275cm" draw:marker-start-center="false" draw:marker-end="" draw:marker-end-width="0.27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text-align="center"/>
      <style:text-properties fo:font-size="8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8pt" style:font-size-asian="18pt" style:font-size-complex="18pt"/>
    </style:style>
    <style:style style:name="P5" style:family="paragraph">
      <style:paragraph-properties fo:margin-left="0cm" fo:margin-right="0cm" fo:text-indent="0cm"/>
      <style:text-properties fo:font-size="8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8pt"/>
    </style:style>
    <style:style style:name="P8" style:family="paragraph">
      <style:paragraph-properties fo:margin-left="0cm" fo:margin-right="0cm" fo:text-indent="0cm"/>
      <style:text-properties fo:font-size="8pt" fo:font-weight="bold" style:font-size-asian="18pt" style:font-size-complex="18pt"/>
    </style:style>
    <style:style style:name="P9" style:family="paragraph">
      <style:paragraph-properties fo:margin-left="0cm" fo:margin-right="0cm" fo:text-align="justify" fo:text-indent="0cm"/>
    </style:style>
    <style:style style:name="P10" style:family="paragraph">
      <style:paragraph-properties fo:margin-left="0cm" fo:margin-right="0cm" fo:text-align="justify" fo:text-indent="0cm"/>
      <style:text-properties fo:font-family="Arial" style:font-family-generic="swiss" style:font-pitch="variable" fo:font-size="8pt"/>
    </style:style>
    <style:style style:name="P11" style:family="paragraph">
      <style:paragraph-properties fo:margin-left="0cm" fo:margin-right="0cm" fo:text-align="justify" fo:text-indent="0cm"/>
      <style:text-properties fo:font-family="Arial" style:font-family-generic="swiss" style:font-pitch="variable" fo:font-size="8pt" style:font-size-complex="5.09999990463257pt"/>
    </style:style>
    <style:style style:name="P12" style:family="paragraph">
      <style:text-properties fo:font-size="8pt"/>
    </style:style>
    <style:style style:name="P13" style:family="paragraph">
      <style:paragraph-properties fo:margin-left="0cm" fo:margin-right="0cm" fo:text-indent="0cm"/>
      <style:text-properties fo:font-size="8pt" fo:font-weight="bold"/>
    </style:style>
    <style:style style:name="P14" style:family="paragraph">
      <style:paragraph-properties fo:margin-left="0cm" fo:margin-right="0cm" fo:text-indent="0cm"/>
      <style:text-properties fo:font-size="8pt" fo:font-style="italic" style:font-size-asian="18pt" style:font-size-complex="18pt"/>
    </style:style>
    <style:style style:name="P15" style:family="paragraph">
      <style:text-properties fo:font-size="8pt" fo:font-style="italic"/>
    </style:style>
    <style:style style:name="P16" style:family="paragraph">
      <style:text-properties fo:font-family="Arial" style:font-family-generic="swiss" style:font-pitch="variable" fo:font-size="8pt"/>
    </style:style>
    <style:style style:name="P17" style:family="paragraph">
      <style:paragraph-properties fo:margin-left="0cm" fo:margin-right="0cm" fo:text-indent="0cm"/>
      <style:text-properties fo:font-family="Arial" style:font-family-generic="swiss" style:font-pitch="variable" fo:font-size="8pt"/>
    </style:style>
    <style:style style:name="P18" style:family="paragraph">
      <style:paragraph-properties fo:margin-left="0cm" fo:margin-right="0cm" fo:text-indent="0cm"/>
      <style:text-properties fo:font-size="6pt" fo:font-weight="bold"/>
    </style:style>
    <style:style style:name="P19" style:family="paragraph">
      <style:paragraph-properties fo:margin-left="0cm" fo:margin-right="0cm" fo:text-indent="0cm"/>
      <style:text-properties fo:font-family="Arial" style:font-family-generic="swiss" style:font-pitch="variable" fo:font-size="6pt"/>
    </style:style>
    <style:style style:name="P20" style:family="paragraph">
      <style:paragraph-properties fo:margin-left="0cm" fo:margin-right="0cm" fo:text-align="justify" text:enable-numbering="true" fo:text-indent="0cm"/>
    </style:style>
    <style:style style:name="P21" style:family="paragraph">
      <style:paragraph-properties fo:margin-left="0cm" fo:margin-right="0cm" fo:text-align="justify" text:enable-numbering="true" fo:text-indent="0cm"/>
      <style:text-properties fo:font-family="Arial" style:font-family-generic="swiss" style:font-pitch="variable" fo:font-size="8pt"/>
    </style:style>
    <style:style style:name="P22" style:family="paragraph">
      <style:paragraph-properties fo:margin-left="0cm" fo:margin-right="0cm" fo:text-indent="0cm"/>
      <style:text-properties fo:font-size="6pt"/>
    </style:style>
    <style:style style:name="P23" style:family="paragraph">
      <style:paragraph-properties fo:margin-left="0cm" fo:margin-right="0cm" fo:text-indent="0cm"/>
      <style:text-properties fo:font-size="6pt" fo:font-style="italic" fo:font-weight="bold"/>
    </style:style>
    <style:style style:name="P24" style:family="paragraph">
      <style:paragraph-properties fo:margin-left="0cm" fo:margin-right="0cm" fo:text-indent="0cm"/>
      <style:text-properties fo:font-size="6pt" fo:font-weight="bold" style:font-size-asian="18pt" style:font-size-complex="18pt"/>
    </style:style>
    <style:style style:name="P25" style:family="paragraph">
      <style:paragraph-properties fo:margin-left="0cm" fo:margin-right="0cm" fo:text-align="center" fo:text-indent="0cm"/>
      <style:text-properties fo:font-size="8pt" fo:font-weight="normal"/>
    </style:style>
    <style:style style:name="P26" style:family="paragraph">
      <style:paragraph-properties fo:margin-left="0cm" fo:margin-right="0cm" fo:line-height="0.342cm" fo:text-align="justify" fo:text-indent="0cm"/>
      <style:text-properties fo:font-size="8pt" style:font-family-complex="Arial" style:font-family-generic-complex="swiss" style:font-pitch-complex="variable" style:font-size-complex="5.69999980926514pt"/>
    </style:style>
    <style:style style:name="P27" style:family="paragraph">
      <style:paragraph-properties fo:margin-left="0cm" fo:margin-right="0cm" fo:line-height="0.342cm" fo:text-align="justify" fo:text-indent="0cm"/>
      <style:text-properties fo:font-size="8pt" fo:font-weight="bold" style:font-family-complex="Arial" style:font-family-generic-complex="swiss" style:font-pitch-complex="variable" style:font-size-complex="5.69999980926514pt"/>
    </style:style>
    <style:style style:name="P28" style:family="paragraph">
      <style:paragraph-properties fo:margin-left="0cm" fo:margin-right="0cm" fo:text-indent="0cm"/>
      <style:text-properties fo:font-size="8pt" fo:font-style="italic" style:text-underline-style="solid" style:text-underline-width="auto" style:text-underline-color="font-color" fo:font-weight="bold"/>
    </style:style>
    <style:style style:name="P29" style:family="paragraph">
      <style:paragraph-properties fo:margin-left="0cm" fo:margin-right="0cm" fo:text-indent="0cm"/>
      <style:text-properties fo:font-size="8pt" fo:font-style="italic" fo:font-weight="bold"/>
    </style:style>
    <style:style style:name="P30" style:family="paragraph">
      <style:paragraph-properties fo:margin-left="0cm" fo:margin-right="0cm" fo:text-indent="0cm"/>
      <style:text-properties fo:font-size="8pt" fo:font-style="italic"/>
    </style:style>
    <style:style style:name="P31" style:family="paragraph">
      <style:paragraph-properties fo:margin-left="0cm" fo:margin-right="0cm" fo:text-indent="0cm"/>
      <style:text-properties fo:color="#ff0000" fo:font-size="8pt"/>
    </style:style>
    <style:style style:name="P32" style:family="paragraph">
      <style:paragraph-properties fo:margin-left="0cm" fo:margin-right="0cm" fo:text-indent="0cm"/>
      <style:text-properties style:use-window-font-color="true" fo:font-size="8pt"/>
    </style:style>
    <style:style style:name="P33" style:family="paragraph">
      <style:paragraph-properties fo:margin-left="0cm" fo:margin-right="0cm" fo:text-indent="0cm"/>
      <style:text-properties fo:font-size="8pt" fo:font-style="normal" fo:font-weight="bold"/>
    </style:style>
    <style:style style:name="P34" style:family="paragraph">
      <style:paragraph-properties fo:margin-left="0cm" fo:margin-right="0cm" fo:line-height="0.33cm" fo:text-align="justify" fo:text-indent="0cm"/>
    </style:style>
    <style:style style:name="P35" style:family="paragraph">
      <style:paragraph-properties fo:margin-left="0cm" fo:margin-right="0cm" fo:line-height="0.33cm" fo:text-align="justify" fo:text-indent="0cm"/>
      <style:text-properties fo:font-family="Arial" style:font-family-generic="swiss" style:font-pitch="variable" fo:font-size="10pt" style:font-size-complex="5.69999980926514pt"/>
    </style:style>
    <style:style style:name="P36" style:family="paragraph">
      <style:paragraph-properties fo:margin-left="0cm" fo:margin-right="0cm" fo:text-indent="0cm"/>
      <style:text-properties fo:font-size="8pt" style:text-underline-style="solid" style:text-underline-width="auto" style:text-underline-color="font-color"/>
    </style:style>
    <style:style style:name="P37" style:family="paragraph">
      <style:paragraph-properties fo:margin-left="0cm" fo:margin-right="0cm" fo:text-align="justify" fo:text-indent="0cm"/>
      <style:text-properties fo:font-family="Arial" style:font-family-generic="swiss" style:font-pitch="variable" fo:font-size="10pt" fo:font-style="italic" fo:font-weight="bold"/>
    </style:style>
    <style:style style:name="P38" style:family="paragraph">
      <style:paragraph-properties fo:margin-left="0cm" fo:margin-right="0cm" fo:text-align="justify" fo:text-indent="0cm"/>
      <style:text-properties fo:font-family="Arial" style:font-family-generic="swiss" style:font-pitch="variable" fo:font-size="8pt" style:font-size-complex="5.69999980926514pt"/>
    </style:style>
    <style:style style:name="P39" style:family="paragraph">
      <style:paragraph-properties fo:margin-left="0cm" fo:margin-right="0cm" fo:line-height="0.33cm" fo:text-align="justify" fo:text-indent="0cm"/>
      <style:text-properties fo:font-family="Arial" style:font-family-generic="swiss" style:font-pitch="variable" fo:font-size="8pt" style:font-family-complex="Arial" style:font-family-generic-complex="swiss" style:font-pitch-complex="variable" style:font-size-complex="5.69999980926514pt"/>
    </style:style>
    <style:style style:name="P40" style:family="paragraph">
      <style:text-properties fo:font-size="6pt" fo:font-style="normal" style:text-underline-style="none" fo:font-weight="normal"/>
    </style:style>
    <style:style style:name="P41" style:family="paragraph">
      <style:paragraph-properties fo:margin-left="0cm" fo:margin-right="0cm" fo:text-indent="0cm"/>
      <style:text-properties fo:font-size="6pt" fo:font-style="normal" style:text-underline-style="none" fo:font-weight="normal"/>
    </style:style>
    <style:style style:name="P42" style:family="paragraph">
      <style:paragraph-properties fo:margin-left="0cm" fo:margin-right="0cm" fo:line-height="0.33cm" fo:text-align="start" fo:text-indent="0cm"/>
    </style:style>
    <style:style style:name="P43" style:family="paragraph">
      <style:paragraph-properties fo:margin-left="0cm" fo:margin-right="0cm" fo:line-height="0.33cm" fo:text-align="start" fo:text-indent="0cm"/>
      <style:text-properties fo:font-family="Arial" style:font-family-generic="swiss" style:font-pitch="variable" fo:font-size="6pt"/>
    </style:style>
    <style:style style:name="P44" style:family="paragraph">
      <style:paragraph-properties fo:margin-left="0cm" fo:margin-right="0cm" fo:line-height="0.33cm" fo:text-align="start" fo:text-indent="0cm"/>
      <style:text-properties fo:font-family="Arial" style:font-family-generic="swiss" style:font-pitch="variable" fo:font-size="7pt"/>
    </style:style>
    <style:style style:name="P45" style:family="paragraph">
      <style:paragraph-properties fo:margin-left="0cm" fo:margin-right="0cm" fo:text-indent="0cm"/>
      <style:text-properties fo:font-size="7pt"/>
    </style:style>
    <style:style style:name="P46" style:family="paragraph">
      <style:paragraph-properties fo:margin-left="0cm" fo:margin-right="0cm" fo:text-indent="0cm"/>
      <style:text-properties fo:font-size="8pt" style:text-underline-style="none"/>
    </style:style>
    <style:style style:name="P47" style:family="paragraph">
      <style:paragraph-properties fo:margin-left="0cm" fo:margin-right="0cm" fo:text-align="start" fo:text-indent="0cm"/>
    </style:style>
    <style:style style:name="P48" style:family="paragraph">
      <style:paragraph-properties fo:margin-left="0cm" fo:margin-right="0cm" fo:text-align="start" fo:text-indent="0cm"/>
      <style:text-properties fo:font-family="Arial" style:font-family-generic="swiss" style:font-pitch="variable" fo:font-size="8pt" fo:font-style="italic"/>
    </style:style>
    <style:style style:name="P49" style:family="paragraph">
      <style:paragraph-properties fo:margin-left="0cm" fo:margin-right="0cm" fo:text-align="justify" fo:text-indent="0cm"/>
      <style:text-properties fo:font-family="Arial" style:font-family-generic="swiss" style:font-pitch="variable" fo:font-size="8pt" fo:font-style="italic" style:font-size-complex="5.69999980926514pt"/>
    </style:style>
    <style:style style:name="P50" style:family="paragraph">
      <style:paragraph-properties fo:margin-left="0cm" fo:margin-right="0cm" fo:text-align="center" fo:text-indent="0cm"/>
      <style:text-properties fo:font-size="8pt" fo:font-style="italic" fo:font-weight="bold"/>
    </style:style>
    <style:style style:name="P51" style:family="paragraph">
      <style:paragraph-properties fo:margin-left="0cm" fo:margin-right="0cm" fo:text-indent="0cm"/>
      <style:text-properties fo:font-size="7pt" fo:font-style="italic" style:text-underline-style="solid" style:text-underline-width="auto" style:text-underline-color="font-color"/>
    </style:style>
    <style:style style:name="P52" style:family="paragraph">
      <style:paragraph-properties fo:margin-left="0cm" fo:margin-right="0cm" fo:text-indent="0cm"/>
      <style:text-properties fo:font-size="8pt" style:text-underline-style="solid" style:text-underline-width="auto" style:text-underline-color="font-color" fo:font-weight="bold"/>
    </style:style>
    <style:style style:name="P53" style:family="paragraph">
      <style:paragraph-properties fo:margin-left="0cm" fo:margin-right="0cm" fo:text-indent="0cm"/>
      <style:text-properties fo:font-size="6pt" style:text-underline-style="solid" style:text-underline-width="auto" style:text-underline-color="font-color"/>
    </style:style>
    <style:style style:name="P54" style:family="paragraph">
      <style:paragraph-properties fo:margin-left="0cm" fo:margin-right="0cm" fo:text-align="start" fo:text-indent="0cm"/>
      <style:text-properties fo:font-family="Arial" style:font-family-generic="swiss" style:font-pitch="variable" fo:font-size="8pt" fo:font-style="italic" fo:font-weight="bold"/>
    </style:style>
    <style:style style:name="P55" style:family="paragraph">
      <style:paragraph-properties fo:margin-left="0cm" fo:margin-right="0cm" fo:text-align="start" fo:text-indent="0cm"/>
      <style:text-properties fo:font-family="Arial" style:font-family-generic="swiss" style:font-pitch="variable" fo:font-size="6pt"/>
    </style:style>
    <style:style style:name="P56" style:family="paragraph">
      <style:paragraph-properties fo:margin-left="0cm" fo:margin-right="0cm" fo:text-align="justify" fo:text-indent="0cm"/>
      <style:text-properties fo:font-size="8pt"/>
    </style:style>
    <style:style style:name="P57" style:family="paragraph">
      <style:paragraph-properties fo:margin-left="0cm" fo:margin-right="0cm" fo:text-align="center" fo:text-indent="0cm"/>
      <style:text-properties fo:font-size="8pt" fo:font-style="italic" style:text-underline-style="none" fo:font-weight="bold"/>
    </style:style>
    <style:style style:name="P58" style:family="paragraph">
      <style:paragraph-properties fo:margin-left="0cm" fo:margin-right="0cm" fo:text-align="start" fo:text-indent="0cm"/>
      <style:text-properties fo:font-size="10pt"/>
    </style:style>
    <style:style style:name="P59" style:family="paragraph">
      <style:paragraph-properties fo:margin-left="0cm" fo:margin-right="0cm" fo:text-align="start" fo:text-indent="0cm"/>
      <style:text-properties fo:font-size="6pt" style:text-underline-style="solid" style:text-underline-width="auto" style:text-underline-color="font-color" style:font-size-complex="5.69999980926514pt"/>
    </style:style>
    <style:style style:name="P60" style:family="paragraph">
      <style:paragraph-properties fo:margin-left="0cm" fo:margin-right="0cm" fo:text-indent="0cm"/>
      <style:text-properties fo:font-size="6pt" style:text-underline-style="none"/>
    </style:style>
    <style:style style:name="P61" style:family="paragraph">
      <style:paragraph-properties fo:margin-left="0cm" fo:margin-right="0cm" fo:line-height="0.33cm" fo:text-align="justify" fo:text-indent="0cm"/>
      <style:text-properties fo:font-family="Arial" style:font-family-generic="swiss" style:font-pitch="variable" fo:font-size="10pt" style:text-underline-style="none" style:font-family-complex="Arial" style:font-family-generic-complex="swiss" style:font-pitch-complex="variable" style:font-size-complex="5.69999980926514pt"/>
    </style:style>
    <style:style style:name="P62" style:family="paragraph">
      <style:paragraph-properties fo:margin-left="0cm" fo:margin-right="0cm" fo:text-align="start" fo:text-indent="0cm"/>
      <style:text-properties fo:font-family="Arial" style:font-family-generic="swiss" style:font-pitch="variable" fo:font-size="7pt" style:text-underline-style="none"/>
    </style:style>
    <style:style style:name="P63" style:family="paragraph">
      <style:paragraph-properties fo:margin-left="0cm" fo:margin-right="0cm" fo:text-align="start" fo:text-indent="0cm"/>
      <style:text-properties fo:font-size="6pt" style:text-underline-style="none"/>
    </style:style>
    <style:style style:name="P64" style:family="paragraph">
      <style:paragraph-properties fo:margin-left="0cm" fo:margin-right="0cm" fo:text-align="start" fo:text-indent="0cm"/>
      <style:text-properties fo:font-size="8pt" style:text-underline-style="none"/>
    </style:style>
    <style:style style:name="P65" style:family="paragraph">
      <style:paragraph-properties fo:margin-left="0cm" fo:margin-right="0cm" fo:text-align="start" fo:text-indent="0cm"/>
      <style:text-properties fo:font-size="7pt" style:text-underline-style="none" fo:font-weight="normal"/>
    </style:style>
    <style:style style:name="P66" style:family="paragraph">
      <style:paragraph-properties fo:margin-left="0cm" fo:margin-right="0cm" fo:text-indent="0cm"/>
      <style:text-properties fo:font-size="8pt" fo:font-style="italic" style:text-underline-style="none" fo:font-weight="bold"/>
    </style:style>
    <style:style style:name="P67" style:family="paragraph">
      <style:paragraph-properties fo:margin-left="0cm" fo:margin-right="0cm" fo:text-indent="0cm"/>
      <style:text-properties fo:font-family="Arial" style:font-family-generic="swiss" style:font-pitch="variable" fo:font-size="7pt" style:text-underline-style="none"/>
    </style:style>
    <style:style style:name="P68" style:family="paragraph">
      <style:paragraph-properties fo:margin-left="0.397cm" fo:margin-right="0cm" fo:text-align="justify" text:enable-numbering="true" fo:text-indent="-0.113cm">
        <style:tab-stops>
          <style:tab-stop style:position="0.51cm"/>
        </style:tab-stops>
      </style:paragraph-properties>
    </style:style>
    <style:style style:name="P69" style:family="paragraph">
      <style:paragraph-properties fo:margin-left="0.397cm" fo:margin-right="0cm" fo:text-align="justify" text:enable-numbering="true" fo:text-indent="-0.113cm">
        <style:tab-stops>
          <style:tab-stop style:position="0.51cm"/>
        </style:tab-stops>
      </style:paragraph-properties>
      <style:text-properties fo:font-family="Arial" style:font-family-generic="swiss" style:font-pitch="variable" fo:font-size="7pt" style:text-underline-style="none"/>
    </style:style>
    <style:style style:name="P70" style:family="paragraph">
      <style:paragraph-properties fo:margin-left="0cm" fo:margin-right="0cm" fo:text-indent="0cm"/>
      <style:text-properties fo:color="#000000" fo:font-size="7pt" fo:font-style="italic" style:text-underline-style="solid" style:text-underline-width="auto" style:text-underline-color="font-color"/>
    </style:style>
    <style:style style:name="P71" style:family="paragraph">
      <style:paragraph-properties fo:margin-left="0cm" fo:margin-right="0cm" fo:text-align="justify" fo:text-indent="0cm"/>
      <style:text-properties fo:font-family="Arial" style:font-family-generic="swiss" style:font-pitch="variable" fo:font-size="8pt" fo:font-weight="bold"/>
    </style:style>
    <style:style style:name="P72" style:family="paragraph">
      <style:paragraph-properties fo:margin-left="0.397cm" fo:margin-right="0cm" fo:text-align="justify" text:enable-numbering="true" fo:text-indent="-0.113cm">
        <style:tab-stops>
          <style:tab-stop style:position="0.51cm"/>
        </style:tab-stops>
      </style:paragraph-properties>
      <style:text-properties fo:font-family="Arial" style:font-family-generic="swiss" style:font-pitch="variable" fo:font-size="11pt" style:text-underline-style="none" style:font-family-complex="Arial" style:font-family-generic-complex="swiss" style:font-pitch-complex="variable" style:font-size-complex="6.30000019073486pt"/>
    </style:style>
    <style:style style:name="P73" style:family="paragraph">
      <style:paragraph-properties fo:margin-left="0.302cm" fo:margin-right="0cm" fo:text-align="justify" text:enable-numbering="true" fo:text-indent="-0.17cm"/>
    </style:style>
    <style:style style:name="P74" style:family="paragraph">
      <style:paragraph-properties fo:margin-left="0.302cm" fo:margin-right="0cm" fo:text-align="justify" text:enable-numbering="true" fo:text-indent="-0.17cm"/>
      <style:text-properties fo:font-family="Arial" style:font-family-generic="swiss" style:font-pitch="variable" fo:font-size="7pt" style:text-underline-style="none"/>
    </style:style>
    <style:style style:name="P75" style:family="paragraph">
      <style:paragraph-properties fo:margin-left="0cm" fo:margin-right="0cm" fo:text-indent="0cm"/>
      <style:text-properties fo:font-family="Arial" style:font-family-generic="swiss" style:font-pitch="variable" fo:font-size="8pt" fo:font-style="italic" style:text-underline-style="none" fo:font-weight="bold"/>
    </style:style>
    <style:style style:name="P76" style:family="paragraph">
      <style:paragraph-properties fo:margin-left="0.397cm" fo:margin-right="0cm" fo:text-align="justify" text:enable-numbering="true" fo:text-indent="-0.265cm"/>
    </style:style>
    <style:style style:name="P77" style:family="paragraph">
      <style:paragraph-properties fo:margin-left="0.397cm" fo:margin-right="0cm" fo:text-align="start" text:enable-numbering="true" fo:text-indent="-0.265cm"/>
      <style:text-properties fo:font-family="Arial" style:font-family-generic="swiss" style:font-pitch="variable" fo:font-size="7pt" style:text-underline-style="none"/>
    </style:style>
    <style:style style:name="P78" style:family="paragraph">
      <style:paragraph-properties fo:margin-left="0cm" fo:margin-right="0cm" fo:text-align="start" fo:text-indent="0cm"/>
      <style:text-properties fo:font-family="Arial" style:font-family-generic="swiss" style:font-pitch="variable" fo:font-size="8pt" fo:font-weight="bold"/>
    </style:style>
    <style:style style:name="P79" style:family="paragraph">
      <style:paragraph-properties fo:margin-left="0cm" fo:margin-right="0cm" fo:text-indent="0cm"/>
      <style:text-properties fo:color="#000000" fo:font-size="7pt" fo:font-style="normal" style:text-underline-style="none"/>
    </style:style>
    <style:style style:name="P80" style:family="paragraph">
      <style:paragraph-properties fo:margin-left="0cm" fo:margin-right="0cm" fo:text-indent="0cm"/>
      <style:text-properties fo:font-size="8pt" style:text-underline-style="none" fo:font-weight="bold"/>
    </style:style>
    <style:style style:name="P81" style:family="paragraph">
      <style:paragraph-properties fo:margin-left="0.359cm" fo:margin-right="0cm" fo:text-align="justify" text:enable-numbering="true" fo:text-indent="-0.227cm"/>
    </style:style>
    <style:style style:name="P82" style:family="paragraph">
      <style:paragraph-properties fo:margin-left="0.359cm" fo:margin-right="0cm" fo:text-align="justify" text:enable-numbering="true" fo:text-indent="-0.227cm"/>
      <style:text-properties fo:font-family="Arial" style:font-family-generic="swiss" style:font-pitch="variable" fo:font-size="11pt" style:text-underline-style="none"/>
    </style:style>
    <style:style style:name="P83" style:family="paragraph">
      <style:paragraph-properties fo:margin-left="0.491cm" fo:margin-right="0cm" fo:text-align="justify" text:enable-numbering="true" fo:text-indent="-0.283cm"/>
    </style:style>
    <style:style style:name="P84" style:family="paragraph">
      <style:paragraph-properties fo:margin-left="0.491cm" fo:margin-right="0cm" fo:text-align="justify" text:enable-numbering="true" fo:text-indent="-0.283cm"/>
      <style:text-properties fo:font-family="Arial" style:font-family-generic="swiss" style:font-pitch="variable" fo:font-size="11pt" style:text-underline-style="none"/>
    </style:style>
    <style:style style:name="P85" style:family="paragraph">
      <style:paragraph-properties fo:margin-left="0.416cm" fo:margin-right="0cm" fo:text-align="justify" text:enable-numbering="true" fo:text-indent="-0.302cm"/>
    </style:style>
    <style:style style:name="P86" style:family="paragraph">
      <style:paragraph-properties fo:margin-left="0.416cm" fo:margin-right="0cm" fo:text-align="justify" text:enable-numbering="true" fo:text-indent="-0.302cm"/>
      <style:text-properties fo:font-family="Arial" style:font-family-generic="swiss" style:font-pitch="variable" fo:font-size="11pt" style:text-underline-style="none"/>
    </style:style>
    <style:style style:name="P87" style:family="paragraph">
      <style:paragraph-properties fo:margin-left="0cm" fo:margin-right="0cm" fo:text-indent="0cm"/>
      <style:text-properties fo:font-family="Arial" style:font-family-generic="swiss" style:font-pitch="variable" fo:font-size="8pt" style:text-underline-style="none" fo:font-weight="bold"/>
    </style:style>
    <style:style style:name="P88" style:family="paragraph">
      <style:paragraph-properties fo:margin-left="0.472cm" fo:margin-right="0cm" fo:text-align="justify" text:enable-numbering="true" fo:text-indent="-0.208cm"/>
    </style:style>
    <style:style style:name="P89" style:family="paragraph">
      <style:paragraph-properties fo:margin-left="0.472cm" fo:margin-right="0cm" fo:text-align="justify" text:enable-numbering="true" fo:text-indent="-0.208cm"/>
      <style:text-properties fo:font-family="Arial" style:font-family-generic="swiss" style:font-pitch="variable" fo:font-size="7pt" style:text-underline-style="none"/>
    </style:style>
    <style:style style:name="P90" style:family="paragraph">
      <style:paragraph-properties fo:margin-left="0cm" fo:margin-right="0cm" fo:text-indent="0cm"/>
      <style:text-properties fo:font-size="6pt" style:text-underline-style="none" fo:font-weight="bold"/>
    </style:style>
    <style:style style:name="P91" style:family="paragraph">
      <style:paragraph-properties fo:margin-left="0cm" fo:margin-right="0cm" fo:text-indent="0cm"/>
      <style:text-properties fo:color="#000000" fo:font-size="8pt" fo:font-style="italic" style:text-underline-style="none" fo:font-weight="bold"/>
    </style:style>
    <style:style style:name="P92" style:family="paragraph">
      <style:paragraph-properties fo:margin-left="0cm" fo:margin-right="0cm" fo:text-align="justify" fo:text-indent="0cm"/>
      <style:text-properties fo:font-family="Arial" style:font-family-generic="swiss" style:font-pitch="variable" fo:font-size="8pt" style:text-underline-style="none" fo:font-weight="bold"/>
    </style:style>
    <style:style style:name="P93" style:family="paragraph">
      <style:paragraph-properties fo:margin-left="0.529cm" fo:margin-right="0cm" fo:text-align="justify" text:enable-numbering="true" fo:text-indent="-0.208cm"/>
    </style:style>
    <style:style style:name="P94" style:family="paragraph">
      <style:paragraph-properties fo:margin-left="0.529cm" fo:margin-right="0cm" fo:text-align="justify" text:enable-numbering="true" fo:text-indent="-0.208cm"/>
      <style:text-properties fo:font-family="Arial" style:font-family-generic="swiss" style:font-pitch="variable" fo:font-size="7pt" style:text-underline-style="none"/>
    </style:style>
    <style:style style:name="P95" style:family="paragraph">
      <style:paragraph-properties fo:margin-left="0.491cm" fo:margin-right="0cm" fo:text-align="justify" text:enable-numbering="true" fo:text-indent="-0.302cm"/>
    </style:style>
    <style:style style:name="P96" style:family="paragraph">
      <style:paragraph-properties fo:margin-left="0.491cm" fo:margin-right="0cm" fo:text-align="justify" text:enable-numbering="true" fo:text-indent="-0.302cm"/>
      <style:text-properties fo:font-family="Arial" style:font-family-generic="swiss" style:font-pitch="variable" fo:font-size="11pt" style:text-underline-style="none" style:font-family-complex="Arial" style:font-family-generic-complex="swiss" style:font-pitch-complex="variable" style:font-size-complex="6.30000019073486pt"/>
    </style:style>
    <style:style style:name="P97" style:family="paragraph">
      <style:paragraph-properties fo:margin-left="0.454cm" fo:margin-right="0cm" fo:text-align="justify" text:enable-numbering="true" fo:text-indent="-0.302cm"/>
    </style:style>
    <style:style style:name="P98" style:family="paragraph">
      <style:paragraph-properties fo:margin-left="0.454cm" fo:margin-right="0cm" fo:text-align="justify" text:enable-numbering="true" fo:text-indent="-0.302cm"/>
      <style:text-properties fo:font-family="Arial" style:font-family-generic="swiss" style:font-pitch="variable" fo:font-size="11pt" style:text-underline-style="none" style:font-family-complex="Arial" style:font-family-generic-complex="swiss" style:font-pitch-complex="variable" style:font-size-complex="6.30000019073486pt"/>
    </style:style>
    <style:style style:name="P9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bg" fo:country="BG" fo:font-style="normal" fo:text-shadow="none" style:text-underline-style="none" fo:font-weight="normal" style:text-underline-mode="continuous" style:text-line-through-mode="continuous" style:letter-kerning="true" style:font-family-asian="'Lucida Sans Unicode'"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8pt" fo:font-weight="bold" style:font-size-asian="18pt" style:font-size-complex="18pt"/>
    </style:style>
    <style:style style:name="T2" style:family="text">
      <style:text-properties fo:font-size="8pt" style:font-size-asian="18pt" style:font-size-complex="18pt"/>
    </style:style>
    <style:style style:name="T3" style:family="text">
      <style:text-properties fo:font-size="8pt"/>
    </style:style>
    <style:style style:name="T4" style:family="text">
      <style:text-properties fo:font-size="8pt" fo:font-style="italic" style:font-size-asian="18pt" style:font-size-complex="18pt"/>
    </style:style>
    <style:style style:name="T5" style:family="text">
      <style:text-properties fo:font-family="Arial" style:font-family-generic="swiss" style:font-pitch="variable" fo:font-size="8pt" fo:language="en" fo:country="US" style:language-asian="en" style:country-asian="US" style:font-size-complex="12pt"/>
    </style:style>
    <style:style style:name="T6" style:family="text">
      <style:text-properties fo:font-family="Arial" style:font-family-generic="swiss" style:font-pitch="variable" fo:font-size="8pt" fo:language="en" fo:country="US" style:language-asian="en" style:country-asian="US" style:font-size-complex="5.09999990463257pt"/>
    </style:style>
    <style:style style:name="T7" style:family="text">
      <style:text-properties fo:font-size="8pt" fo:font-weight="bold"/>
    </style:style>
    <style:style style:name="T8" style:family="text">
      <style:text-properties fo:font-size="8pt" fo:font-weight="normal"/>
    </style:style>
    <style:style style:name="T9" style:family="text">
      <style:text-properties fo:font-size="6pt" fo:font-weight="bold" style:font-size-asian="18pt" style:font-size-complex="18pt"/>
    </style:style>
    <style:style style:name="T10" style:family="text">
      <style:text-properties fo:font-size="8pt" fo:font-weight="normal" style:font-size-asian="18pt" style:font-size-complex="18pt"/>
    </style:style>
    <style:style style:name="T11" style:family="text">
      <style:text-properties fo:font-size="6pt" fo:font-weight="normal" style:font-size-asian="18pt" style:font-size-complex="18pt"/>
    </style:style>
    <style:style style:name="T12" style:family="text">
      <style:text-properties fo:font-size="6pt" fo:font-style="italic" style:font-size-asian="18pt" style:font-size-complex="18pt"/>
    </style:style>
    <style:style style:name="T13" style:family="text">
      <style:text-properties fo:font-size="6pt" fo:font-style="italic"/>
    </style:style>
    <style:style style:name="T14" style:family="text">
      <style:text-properties fo:font-size="6pt"/>
    </style:style>
    <style:style style:name="T15" style:family="text">
      <style:text-properties fo:font-size="8pt" fo:font-style="italic"/>
    </style:style>
    <style:style style:name="T16" style:family="text">
      <style:text-properties fo:font-family="Arial" style:font-family-generic="swiss" style:font-pitch="variable" fo:font-size="8pt" fo:language="en" fo:country="US" style:language-asian="en" style:country-asian="US" style:font-size-complex="5.69999980926514pt"/>
    </style:style>
    <style:style style:name="T17" style:family="text">
      <style:text-properties fo:font-size="6pt" fo:font-style="italic" fo:font-weight="bold" style:font-size-asian="18pt" style:font-size-complex="18pt"/>
    </style:style>
    <style:style style:name="T18" style:family="text">
      <style:text-properties fo:font-size="7pt" fo:font-style="italic" style:font-size-asian="18pt" style:font-size-complex="18pt"/>
    </style:style>
    <style:style style:name="T19" style:family="text">
      <style:text-properties fo:font-size="6pt" fo:font-weight="bold"/>
    </style:style>
    <style:style style:name="T20" style:family="text">
      <style:text-properties fo:font-family="Arial" style:font-family-generic="swiss" style:font-pitch="variable" fo:font-size="6pt" style:font-size-complex="5.69999980926514pt"/>
    </style:style>
    <style:style style:name="T21" style:family="text">
      <style:text-properties fo:font-family="Arial" style:font-family-generic="swiss" style:font-pitch="variable" fo:font-size="6pt" fo:language="en" fo:country="US" style:font-size-complex="5.69999980926514pt"/>
    </style:style>
    <style:style style:name="T22" style:family="text">
      <style:text-properties fo:font-family="Arial" style:font-family-generic="swiss" style:font-pitch="variable" fo:font-size="8pt" fo:font-weight="bold" style:font-size-complex="5.69999980926514pt"/>
    </style:style>
    <style:style style:name="T23" style:family="text">
      <style:text-properties fo:font-family="Arial" style:font-family-generic="swiss" style:font-pitch="variable" fo:font-size="8pt" style:font-size-complex="5.69999980926514pt"/>
    </style:style>
    <style:style style:name="T24" style:family="text">
      <style:text-properties fo:font-family="Arial" style:font-family-generic="swiss" style:font-pitch="variable" fo:font-size="8pt" fo:font-style="italic" fo:font-weight="bold" style:font-size-complex="5.69999980926514pt"/>
    </style:style>
    <style:style style:name="T25" style:family="text">
      <style:text-properties fo:font-size="6pt" fo:font-style="italic" fo:font-weight="bold"/>
    </style:style>
    <style:style style:name="T26" style:family="text">
      <style:text-properties fo:font-family="Arial" style:font-family-generic="swiss" style:font-pitch="variable" fo:font-size="8pt" fo:language="en" fo:country="US" fo:font-weight="bold" style:language-asian="en" style:country-asian="US" style:font-size-complex="5.69999980926514pt"/>
    </style:style>
    <style:style style:name="T27" style:family="text">
      <style:text-properties fo:font-family="Arial" style:font-family-generic="swiss" style:font-pitch="variable" fo:font-size="8pt" fo:language="en" fo:country="US" style:text-underline-style="solid" style:text-underline-width="auto" style:text-underline-color="font-color" style:language-asian="en" style:country-asian="US" style:font-size-complex="5.69999980926514pt"/>
    </style:style>
    <style:style style:name="T28" style:family="text">
      <style:text-properties fo:font-family="Arial" style:font-family-generic="swiss" style:font-pitch="variable" fo:font-size="8pt" fo:language="en" fo:country="US" fo:font-weight="bold" style:language-asian="en" style:country-asian="US" style:font-family-complex="Arial" style:font-family-generic-complex="swiss" style:font-pitch-complex="variable" style:font-size-complex="5.69999980926514pt"/>
    </style:style>
    <style:style style:name="T29" style:family="text">
      <style:text-properties fo:font-family="Arial" style:font-family-generic="swiss" style:font-pitch="variable" fo:font-size="8pt" fo:language="en" fo:country="US" fo:font-weight="normal" style:language-asian="en" style:country-asian="US" style:font-family-complex="Arial" style:font-family-generic-complex="swiss" style:font-pitch-complex="variable" style:font-size-complex="5.69999980926514pt"/>
    </style:style>
    <style:style style:name="T30" style:family="text">
      <style:text-properties fo:font-family="Arial" style:font-family-generic="swiss" style:font-pitch="variable" fo:font-size="8pt" fo:language="en" fo:country="US" style:language-asian="en" style:country-asian="US" style:font-family-complex="Arial" style:font-family-generic-complex="swiss" style:font-pitch-complex="variable" style:font-size-complex="5.69999980926514pt"/>
    </style:style>
    <style:style style:name="T31" style:family="text">
      <style:text-properties fo:font-size="8pt" fo:font-style="italic" style:text-underline-style="solid" style:text-underline-width="auto" style:text-underline-color="font-color" fo:font-weight="bold"/>
    </style:style>
    <style:style style:name="T32" style:family="text">
      <style:text-properties fo:font-size="8pt" fo:font-style="italic" fo:font-weight="bold"/>
    </style:style>
    <style:style style:name="T33" style:family="text">
      <style:text-properties fo:color="#ff0000" fo:font-size="8pt"/>
    </style:style>
    <style:style style:name="T34" style:family="text">
      <style:text-properties style:use-window-font-color="true" fo:font-size="8pt"/>
    </style:style>
    <style:style style:name="T35" style:family="text">
      <style:text-properties fo:font-size="8pt" fo:font-style="normal" fo:font-weight="bold"/>
    </style:style>
    <style:style style:name="T36" style:family="text">
      <style:text-properties fo:font-size="8pt" fo:font-style="normal" fo:font-weight="normal"/>
    </style:style>
    <style:style style:name="T37" style:family="text">
      <style:text-properties fo:font-size="8pt" fo:font-style="italic" fo:font-weight="normal"/>
    </style:style>
    <style:style style:name="T38" style:family="text">
      <style:text-properties fo:font-family="Arial" style:font-family-generic="swiss" style:font-pitch="variable" fo:font-size="8pt" fo:font-style="italic" style:font-size-complex="5.69999980926514pt"/>
    </style:style>
    <style:style style:name="T39" style:family="text">
      <style:text-properties fo:font-family="Arial" style:font-family-generic="swiss" style:font-pitch="variable" fo:font-size="8pt"/>
    </style:style>
    <style:style style:name="T40" style:family="text">
      <style:text-properties fo:font-family="Arial" style:font-family-generic="swiss" style:font-pitch="variable" fo:font-size="8pt" fo:font-weight="bold"/>
    </style:style>
    <style:style style:name="T41" style:family="text">
      <style:text-properties fo:font-size="8pt" style:text-underline-style="solid" style:text-underline-width="auto" style:text-underline-color="font-color"/>
    </style:style>
    <style:style style:name="T42" style:family="text">
      <style:text-properties fo:font-family="Arial" style:font-family-generic="swiss" style:font-pitch="variable" fo:font-size="8pt" fo:font-style="italic" style:text-underline-style="solid" style:text-underline-width="auto" style:text-underline-color="font-color" fo:font-weight="bold"/>
    </style:style>
    <style:style style:name="T43" style:family="text">
      <style:text-properties fo:font-family="Arial" style:font-family-generic="swiss" style:font-pitch="variable" fo:font-size="8pt" fo:font-style="italic" fo:font-weight="bold"/>
    </style:style>
    <style:style style:name="T44" style:family="text">
      <style:text-properties fo:font-family="Arial" style:font-family-generic="swiss" style:font-pitch="variable" fo:font-size="8pt" fo:language="en" fo:country="US" fo:font-weight="bold"/>
    </style:style>
    <style:style style:name="T45" style:family="text">
      <style:text-properties fo:font-family="Arial" style:font-family-generic="swiss" style:font-pitch="variable" fo:font-size="8pt" fo:font-style="italic" style:text-underline-style="solid" style:text-underline-width="auto" style:text-underline-color="font-color"/>
    </style:style>
    <style:style style:name="T46" style:family="text">
      <style:text-properties fo:font-family="Arial" style:font-family-generic="swiss" style:font-pitch="variable" fo:font-size="8pt" fo:language="en" fo:country="US"/>
    </style:style>
    <style:style style:name="T47" style:family="text">
      <style:text-properties fo:font-family="Arial" style:font-family-generic="swiss" style:font-pitch="variable" fo:font-size="8pt" fo:language="en" fo:country="US" fo:font-style="italic" style:language-asian="en" style:country-asian="US" style:font-size-complex="12pt"/>
    </style:style>
    <style:style style:name="T48" style:family="text">
      <style:text-properties fo:font-family="Arial" style:font-family-generic="swiss" style:font-pitch="variable" fo:font-size="8pt" fo:language="en" fo:country="US" fo:font-style="italic" style:text-underline-style="solid" style:text-underline-width="auto" style:text-underline-color="font-color" style:language-asian="en" style:country-asian="US" style:font-size-complex="12pt"/>
    </style:style>
    <style:style style:name="T49" style:family="text">
      <style:text-properties fo:font-family="Arial" style:font-family-generic="swiss" style:font-pitch="variable" fo:font-size="8pt" fo:language="en" fo:country="US" fo:font-weight="normal" style:language-asian="en" style:country-asian="US" style:font-size-complex="5.69999980926514pt"/>
    </style:style>
    <style:style style:name="T50" style:family="text">
      <style:text-properties fo:font-size="6pt" fo:font-style="normal" style:text-underline-style="none" fo:font-weight="normal"/>
    </style:style>
    <style:style style:name="T51" style:family="text">
      <style:text-properties fo:font-size="6pt" fo:font-style="normal" style:text-underline-style="none" fo:font-weight="bold"/>
    </style:style>
    <style:style style:name="T52" style:family="text">
      <style:text-properties fo:font-family="Arial" style:font-family-generic="swiss" style:font-pitch="variable" fo:font-size="6pt" fo:language="en" fo:country="US" style:language-asian="en" style:country-asian="US" style:font-size-complex="12pt"/>
    </style:style>
    <style:style style:name="T53" style:family="text">
      <style:text-properties fo:font-family="Arial" style:font-family-generic="swiss" style:font-pitch="variable" fo:font-size="7pt" fo:language="en" fo:country="US" style:language-asian="en" style:country-asian="US" style:font-size-complex="12pt"/>
    </style:style>
    <style:style style:name="T54" style:family="text">
      <style:text-properties fo:font-size="7pt"/>
    </style:style>
    <style:style style:name="T55" style:family="text">
      <style:text-properties fo:font-size="7pt" fo:font-weight="bold"/>
    </style:style>
    <style:style style:name="T56" style:family="text">
      <style:text-properties fo:font-size="8pt" style:text-underline-style="none"/>
    </style:style>
    <style:style style:name="T57" style:family="text">
      <style:text-properties fo:font-family="Arial" style:font-family-generic="swiss" style:font-pitch="variable" fo:font-size="8pt" fo:language="en" fo:country="US" fo:font-style="italic" fo:font-weight="normal" style:language-asian="en" style:country-asian="US" style:font-size-complex="12pt"/>
    </style:style>
    <style:style style:name="T58" style:family="text">
      <style:text-properties fo:font-family="Arial" style:font-family-generic="swiss" style:font-pitch="variable" fo:font-size="8pt" fo:language="en" fo:country="US" fo:font-style="italic" fo:font-weight="bold" style:language-asian="en" style:country-asian="US" style:font-size-complex="12pt"/>
    </style:style>
    <style:style style:name="T59" style:family="text">
      <style:text-properties fo:font-family="Arial" style:font-family-generic="swiss" style:font-pitch="variable" fo:font-size="8pt" fo:language="en" fo:country="US" fo:font-style="normal" fo:font-weight="bold" style:language-asian="en" style:country-asian="US" style:font-size-complex="12pt"/>
    </style:style>
    <style:style style:name="T60" style:family="text">
      <style:text-properties fo:font-family="Arial" style:font-family-generic="swiss" style:font-pitch="variable" fo:font-size="8pt" fo:language="en" fo:country="US" fo:font-style="italic" style:language-asian="en" style:country-asian="US" style:font-size-complex="5.69999980926514pt"/>
    </style:style>
    <style:style style:name="T61" style:family="text">
      <style:text-properties fo:font-family="Arial" style:font-family-generic="swiss" style:font-pitch="variable" fo:font-size="8pt" fo:language="en" fo:country="US" fo:font-style="italic" fo:font-weight="bold" style:language-asian="en" style:country-asian="US" style:font-size-complex="5.69999980926514pt"/>
    </style:style>
    <style:style style:name="T62" style:family="text">
      <style:text-properties fo:font-size="7pt" fo:font-weight="normal"/>
    </style:style>
    <style:style style:name="T63" style:family="text">
      <style:text-properties fo:font-family="Arial" style:font-family-generic="swiss" style:font-pitch="variable" fo:font-size="8pt" fo:language="en" fo:country="US" fo:font-style="italic" style:text-underline-style="solid" style:text-underline-width="auto" style:text-underline-color="font-color" fo:font-weight="bold" style:language-asian="en" style:country-asian="US" style:font-size-complex="12pt"/>
    </style:style>
    <style:style style:name="T64" style:family="text">
      <style:text-properties fo:font-size="7pt" fo:font-style="italic" style:text-underline-style="solid" style:text-underline-width="auto" style:text-underline-color="font-color"/>
    </style:style>
    <style:style style:name="T65" style:family="text">
      <style:text-properties fo:font-size="8pt" style:text-underline-style="solid" style:text-underline-width="auto" style:text-underline-color="font-color" fo:font-weight="bold"/>
    </style:style>
    <style:style style:name="T66" style:family="text">
      <style:text-properties fo:font-family="Arial" style:font-family-generic="swiss" style:font-pitch="variable" fo:font-size="6pt" style:text-underline-style="solid" style:text-underline-width="auto" style:text-underline-color="font-color"/>
    </style:style>
    <style:style style:name="T67" style:family="text">
      <style:text-properties fo:font-family="Arial" style:font-family-generic="swiss" style:font-pitch="variable" fo:font-size="6pt"/>
    </style:style>
    <style:style style:name="T68" style:family="text">
      <style:text-properties fo:font-family="Arial" style:font-family-generic="swiss" style:font-pitch="variable" fo:font-size="6pt" fo:language="en" fo:country="US"/>
    </style:style>
    <style:style style:name="T69" style:family="text">
      <style:text-properties fo:font-size="6pt" style:text-underline-style="solid" style:text-underline-width="auto" style:text-underline-color="font-color"/>
    </style:style>
    <style:style style:name="T70" style:family="text">
      <style:text-properties fo:font-family="Arial" style:font-family-generic="swiss" style:font-pitch="variable" fo:font-size="6pt" fo:language="en" fo:country="US" style:text-underline-style="solid" style:text-underline-width="auto" style:text-underline-color="font-color" style:language-asian="en" style:country-asian="US" style:font-size-complex="12pt"/>
    </style:style>
    <style:style style:name="T71" style:family="text">
      <style:text-properties fo:font-size="8pt" fo:font-style="italic" style:text-underline-style="none" fo:font-weight="bold"/>
    </style:style>
    <style:style style:name="T72" style:family="text">
      <style:text-properties fo:font-size="6pt" style:text-underline-style="none"/>
    </style:style>
    <style:style style:name="T73" style:family="text">
      <style:text-properties fo:font-family="Arial" style:font-family-generic="swiss" style:font-pitch="variable" fo:font-size="6pt" fo:language="en" fo:country="US" style:text-underline-style="none" style:language-asian="en" style:country-asian="US" style:font-family-complex="Arial" style:font-family-generic-complex="swiss" style:font-pitch-complex="variable" style:font-size-complex="5.69999980926514pt"/>
    </style:style>
    <style:style style:name="T74" style:family="text">
      <style:text-properties fo:font-family="Arial" style:font-family-generic="swiss" style:font-pitch="variable" fo:font-size="7pt" fo:language="en" fo:country="US" style:text-underline-style="none" style:language-asian="en" style:country-asian="US" style:font-size-complex="12pt"/>
    </style:style>
    <style:style style:name="T75" style:family="text">
      <style:text-properties fo:font-family="Arial" style:font-family-generic="swiss" style:font-pitch="variable" fo:font-size="6pt" fo:language="en" fo:country="US" style:text-underline-style="none" style:language-asian="en" style:country-asian="US" style:font-size-complex="12pt"/>
    </style:style>
    <style:style style:name="T76" style:family="text">
      <style:text-properties fo:font-family="Arial" style:font-family-generic="swiss" style:font-pitch="variable" fo:font-size="8pt" fo:language="en" fo:country="US" style:text-underline-style="none" style:language-asian="en" style:country-asian="US" style:font-size-complex="12pt"/>
    </style:style>
    <style:style style:name="T77" style:family="text">
      <style:text-properties fo:font-family="Arial" style:font-family-generic="swiss" style:font-pitch="variable" fo:font-size="7pt" fo:language="en" fo:country="US" style:text-underline-style="none" fo:font-weight="normal" style:language-asian="en" style:country-asian="US" style:font-size-complex="12pt"/>
    </style:style>
    <style:style style:name="T78" style:family="text">
      <style:text-properties fo:font-family="Arial" style:font-family-generic="swiss" style:font-pitch="variable" fo:font-size="7pt" style:text-underline-style="solid" style:text-underline-width="auto" style:text-underline-color="font-color"/>
    </style:style>
    <style:style style:name="T79" style:family="text">
      <style:text-properties fo:font-family="Arial" style:font-family-generic="swiss" style:font-pitch="variable" fo:font-size="7pt" fo:language="en" fo:country="US" style:text-underline-style="solid" style:text-underline-width="auto" style:text-underline-color="font-color"/>
    </style:style>
    <style:style style:name="T80" style:family="text">
      <style:text-properties fo:font-family="Arial" style:font-family-generic="swiss" style:font-pitch="variable" fo:font-size="7pt" style:text-underline-style="none"/>
    </style:style>
    <style:style style:name="T81" style:family="text">
      <style:text-properties fo:font-family="Arial" style:font-family-generic="swiss" style:font-pitch="variable" fo:font-size="7pt" fo:language="en" fo:country="US" style:text-underline-style="none"/>
    </style:style>
    <style:style style:name="T82" style:family="text">
      <style:text-properties fo:font-family="Arial" style:font-family-generic="swiss" style:font-pitch="variable" fo:font-size="7pt" style:text-underline-style="none" style:font-size-complex="6.30000019073486pt"/>
    </style:style>
    <style:style style:name="T83" style:family="text">
      <style:text-properties fo:font-family="Arial" style:font-family-generic="swiss" style:font-pitch="variable" fo:font-size="7pt" style:text-underline-style="none" style:font-family-complex="Arial" style:font-family-generic-complex="swiss" style:font-pitch-complex="variable" style:font-size-complex="6.30000019073486pt"/>
    </style:style>
    <style:style style:name="T84" style:family="text">
      <style:text-properties fo:color="#000000" fo:font-size="7pt" fo:font-style="italic" style:text-underline-style="solid" style:text-underline-width="auto" style:text-underline-color="font-color"/>
    </style:style>
    <style:style style:name="T85" style:family="text">
      <style:text-properties fo:font-family="Arial" style:font-family-generic="swiss" style:font-pitch="variable" fo:font-size="8pt" fo:language="en" fo:country="US" fo:font-weight="bold" style:language-asian="en" style:country-asian="US" style:font-size-complex="12pt"/>
    </style:style>
    <style:style style:name="T86" style:family="text">
      <style:text-properties fo:font-family="Arial" style:font-family-generic="swiss" style:font-pitch="variable" fo:font-size="7pt" fo:language="en" fo:country="US" style:text-underline-style="none" style:language-asian="en" style:country-asian="US" style:font-size-complex="6.30000019073486pt"/>
    </style:style>
    <style:style style:name="T87" style:family="text">
      <style:text-properties fo:font-family="Arial" style:font-family-generic="swiss" style:font-pitch="variable" fo:font-size="7pt" style:text-underline-style="none" fo:font-weight="bold"/>
    </style:style>
    <style:style style:name="T88" style:family="text">
      <style:text-properties fo:font-family="Arial" style:font-family-generic="swiss" style:font-pitch="variable" fo:font-size="7pt" fo:language="en" fo:country="US" fo:font-style="normal" style:text-underline-style="none" fo:font-weight="normal"/>
    </style:style>
    <style:style style:name="T89" style:family="text">
      <style:text-properties fo:font-family="Arial" style:font-family-generic="swiss" style:font-pitch="variable" fo:font-size="8pt" fo:font-style="italic" style:text-underline-style="none" fo:font-weight="bold"/>
    </style:style>
    <style:style style:name="T90" style:family="text">
      <style:text-properties fo:color="#000000" fo:font-size="7pt" fo:font-style="normal" style:text-underline-style="none"/>
    </style:style>
    <style:style style:name="T91" style:family="text">
      <style:text-properties fo:font-size="8pt" style:text-underline-style="none" fo:font-weight="bold"/>
    </style:style>
    <style:style style:name="T92" style:family="text">
      <style:text-properties fo:font-family="Arial" style:font-family-generic="swiss" style:font-pitch="variable" fo:font-size="8pt" style:text-underline-style="none" fo:font-weight="bold"/>
    </style:style>
    <style:style style:name="T93" style:family="text">
      <style:text-properties fo:font-family="Arial" style:font-family-generic="swiss" style:font-pitch="variable" fo:font-size="7pt" fo:language="en" fo:country="US" style:text-underline-style="none" style:language-asian="en" style:country-asian="US" style:font-family-complex="Arial" style:font-family-generic-complex="swiss" style:font-pitch-complex="variable" style:font-size-complex="6.30000019073486pt"/>
    </style:style>
    <style:style style:name="T94" style:family="text">
      <style:text-properties fo:font-size="6pt" style:text-underline-style="none" fo:font-weight="bold"/>
    </style:style>
    <style:style style:name="T95" style:family="text">
      <style:text-properties fo:color="#000000" fo:font-size="8pt" fo:font-style="italic" style:text-underline-style="none" fo:font-weight="bold"/>
    </style:style>
    <style:style style:name="T96" style:family="text">
      <style:text-properties fo:font-family="Arial" style:font-family-generic="swiss" style:font-pitch="variable" fo:font-size="8pt" fo:language="en" fo:country="US" style:text-underline-style="none" fo:font-weight="bold" style:language-asian="en" style:country-asian="US"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84cm" text:min-label-width="0.113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32cm" text:min-label-width="0.1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32cm" text:min-label-width="0.26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132cm" text:min-label-width="0.22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08cm" text:min-label-width="0.283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114cm" text:min-label-width="0.3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64cm" text:min-label-width="0.20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21cm" text:min-label-width="0.20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189cm" text:min-label-width="0.3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52cm" text:min-label-width="0.3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Трендови импулс с Удължена 1-ва" draw:style-name="dp1" draw:master-page-name="Default">
        <office:forms form:automatic-focus="false" form:apply-design-mode="false"/>
        <draw:polyline draw:style-name="gr1" draw:text-style-name="P1" draw:layer="layout" svg:width="5.599cm" svg:height="7.199cm" svg:x="1.95cm" svg:y="0.9cm" svg:viewBox="0 0 5600 7200" draw:points="0,7200 1550,2100 2000,3600 3550,2100 3900,3600 4400,500 5300,1100 5600,0">
          <text:p text:style-name="P3"/>
        </draw:polyline>
        <draw:line draw:style-name="gr2" draw:text-style-name="P1" draw:layer="layout" svg:x1="1.8cm" svg:y1="3.9cm" svg:x2="8cm" svg:y2="0.4cm">
          <text:p text:style-name="P3"/>
        </draw:line>
        <draw:line draw:style-name="gr3" draw:text-style-name="P2" draw:layer="layout" svg:x1="5.1cm" svg:y1="6cm" svg:x2="8.1cm" svg:y2="0.6cm">
          <text:p text:style-name="P3"/>
        </draw:line>
        <draw:frame draw:style-name="gr4" draw:text-style-name="P4" draw:layer="layout" svg:width="1.4cm" svg:height="0.581cm" svg:x="2.5cm" svg:y="2.419cm">
          <draw:text-box>
            <text:p text:style-name="P3"><text:span text:style-name="T1">sx1</text:span><text:span text:style-name="T2">:5</text:span></text:p>
          </draw:text-box>
        </draw:frame>
        <draw:polyline draw:style-name="gr5" draw:text-style-name="P1" draw:layer="layout" svg:width="0.549cm" svg:height="5.099cm" svg:x="1.3cm" svg:y="3cm" svg:viewBox="0 0 550 5100" draw:points="500,0 0,0 0,5100 550,5100">
          <svg:title>12</svg:title>
          <text:p text:style-name="P3"/>
        </draw:polyline>
        <draw:frame draw:style-name="gr6" draw:text-style-name="P4" draw:layer="layout" svg:width="1.6cm" svg:height="0.569cm" svg:x="0.2cm" svg:y="5.231cm">
          <draw:text-box>
            <text:p text:style-name="P3"><text:span text:style-name="T2">100%</text:span></text:p>
          </draw:text-box>
        </draw:frame>
        <draw:frame draw:style-name="gr4" draw:text-style-name="P4" draw:layer="layout" svg:width="0.9cm" svg:height="0.569cm" svg:x="5.7cm" svg:y="4.5cm">
          <draw:text-box>
            <text:p text:style-name="P3"><text:span text:style-name="T2">2:3</text:span></text:p>
          </draw:text-box>
        </draw:frame>
        <draw:frame draw:style-name="gr4" draw:text-style-name="P4" draw:layer="layout" svg:width="0.9cm" svg:height="0.569cm" svg:x="5.8cm" svg:y="0.8cm">
          <draw:text-box>
            <text:p text:style-name="P3"><text:span text:style-name="T2">3:5</text:span></text:p>
          </draw:text-box>
        </draw:frame>
        <draw:frame draw:style-name="gr4" draw:text-style-name="P4" draw:layer="layout" svg:width="0.9cm" svg:height="0.569cm" svg:x="6.5cm" svg:y="1.9cm">
          <draw:text-box>
            <text:p text:style-name="P3"><text:span text:style-name="T2">4:3</text:span></text:p>
          </draw:text-box>
        </draw:frame>
        <draw:frame draw:style-name="gr4" draw:text-style-name="P4" draw:layer="layout" svg:width="0.9cm" svg:height="0.569cm" svg:x="7cm" svg:y="0.207cm">
          <draw:text-box>
            <text:p text:style-name="P3"><text:span text:style-name="T2">5:5</text:span></text:p>
          </draw:text-box>
        </draw:frame>
        <draw:polyline draw:style-name="gr7" draw:text-style-name="P2" draw:layer="layout" svg:width="2.999cm" svg:height="1.899cm" svg:x="2.5cm" svg:y="3cm" svg:viewBox="0 0 3000 1900" draw:points="600,0 0,0 0,1900 3000,1900">
          <text:p text:style-name="P3"/>
        </draw:polyline>
        <draw:frame draw:style-name="gr8" draw:text-style-name="P4" draw:layer="layout" svg:width="2.2cm" svg:height="0.887cm" svg:x="9.3cm" svg:y="0.9cm">
          <draw:text-box>
            <text:p text:style-name="P3"><text:span text:style-name="T2">До 38.2% от вълна 3</text:span></text:p>
          </draw:text-box>
        </draw:frame>
        <draw:polyline draw:style-name="gr5" draw:text-style-name="P2" draw:layer="layout" svg:width="0.649cm" svg:height="3.099cm" svg:x="7.5cm" svg:y="1.4cm" svg:viewBox="0 0 650 3100" draw:points="350,0 650,0 650,3100 0,3100">
          <svg:title>12</svg:title>
          <text:p text:style-name="P3"/>
        </draw:polyline>
        <draw:frame draw:style-name="gr8" draw:text-style-name="P5" draw:layer="layout" svg:width="1.5cm" svg:height="0.569cm" svg:x="1.4cm" svg:y="3.931cm">
          <draw:text-box>
            <text:p text:style-name="P3"><text:span text:style-name="T3">38.2%</text:span></text:p>
          </draw:text-box>
        </draw:frame>
        <draw:rect draw:style-name="gr9" draw:text-style-name="P7" draw:layer="layout" svg:width="1.6cm" svg:height="0.4cm" svg:x="1.9cm" svg:y="8.1cm">
          <text:p text:style-name="P6"><text:span text:style-name="T3">Вълна 1</text:span></text:p>
        </draw:rect>
        <draw:rect draw:style-name="gr9" draw:text-style-name="P7" draw:layer="layout" svg:width="2.4cm" svg:height="0.4cm" svg:x="3.5cm" svg:y="8.1cm">
          <text:p text:style-name="P6"><text:span text:style-name="T3">Вълна 2</text:span></text:p>
        </draw:rect>
        <draw:rect draw:style-name="gr9" draw:text-style-name="P7" draw:layer="layout" svg:width="0.4cm" svg:height="0.4cm" svg:x="5.9cm" svg:y="8.1cm">
          <text:p text:style-name="P6"><text:span text:style-name="T3">3</text:span></text:p>
        </draw:rect>
        <draw:rect draw:style-name="gr9" draw:text-style-name="P7" draw:layer="layout" svg:width="0.9cm" svg:height="0.4cm" svg:x="6.3cm" svg:y="8.1cm">
          <text:p text:style-name="P6"><text:span text:style-name="T3">4</text:span></text:p>
        </draw:rect>
        <draw:rect draw:style-name="gr9" draw:text-style-name="P7" draw:layer="layout" svg:width="0.4cm" svg:height="0.4cm" svg:x="7.2cm" svg:y="8.1cm">
          <text:p text:style-name="P6"><text:span text:style-name="T3">5</text:span></text:p>
        </draw:rect>
        <draw:frame draw:style-name="gr10" draw:text-style-name="P8" draw:layer="layout" svg:width="1.577cm" svg:height="0.581cm" svg:x="0.523cm" svg:y="8.019cm">
          <draw:text-box>
            <text:p text:style-name="P3"><text:span text:style-name="T1">Време :</text:span></text:p>
          </draw:text-box>
        </draw:frame>
        <draw:polyline draw:style-name="gr5" draw:text-style-name="P2" draw:layer="layout" svg:width="0.599cm" svg:height="1.099cm" svg:x="8.6cm" svg:y="0.9cm" svg:viewBox="0 0 600 1100" draw:points="300,0 600,0 600,1100 0,1100">
          <svg:title>12</svg:title>
          <text:p text:style-name="P3"/>
        </draw:polyline>
        <draw:frame draw:style-name="gr8" draw:text-style-name="P4" draw:layer="layout" svg:width="2.1cm" svg:height="0.887cm" svg:x="8.2cm" svg:y="3.513cm">
          <draw:text-box>
            <text:p text:style-name="P3"><text:span text:style-name="T2">До 61.8% от вълна 1</text:span></text:p>
          </draw:text-box>
        </draw:frame>
        <draw:polyline draw:style-name="gr11" draw:text-style-name="P2" draw:layer="layout" svg:width="0.299cm" svg:height="0.699cm" svg:x="7.3cm" svg:y="1.9cm" svg:viewBox="0 0 300 700" draw:points="300,0 300,700 0,700 0,200">
          <svg:title>12</svg:title>
          <text:p text:style-name="P3"/>
        </draw:polyline>
        <draw:line draw:style-name="gr3" draw:text-style-name="P2" draw:layer="layout" svg:x1="7.6cm" svg:y1="0.9cm" svg:x2="7.9cm" svg:y2="2.4cm">
          <text:p text:style-name="P3"/>
        </draw:line>
        <draw:polyline draw:style-name="gr11" draw:text-style-name="P2" draw:layer="layout" svg:width="0.099cm" svg:height="1.499cm" svg:x="7.6cm" svg:y="1.4cm" svg:viewBox="0 0 100 1500" draw:points="100,0 100,1500 0,1500 0,700">
          <svg:title>12</svg:title>
          <text:p text:style-name="P3"/>
        </draw:polyline>
        <draw:frame draw:style-name="gr4" draw:text-style-name="P4" draw:layer="layout" svg:width="1.5cm" svg:height="0.569cm" svg:x="6.9cm" svg:y="2.8cm">
          <draw:text-box>
            <text:p text:style-name="P3"><text:span text:style-name="T2">Етап 1</text:span></text:p>
          </draw:text-box>
        </draw:frame>
      </draw:page>
      <draw:page draw:name="Трендови импулс с Удължена 3-та" draw:style-name="dp1" draw:master-page-name="Default">
        <office:forms form:automatic-focus="false" form:apply-design-mode="false"/>
        <draw:polyline draw:style-name="gr1" draw:text-style-name="P1" draw:layer="layout" svg:width="3.999cm" svg:height="5.399cm" svg:x="3.8cm" svg:y="0.8cm" svg:viewBox="0 0 4000 5400" draw:points="0,5400 200,3800 800,4400 2000,900 2600,1800 3100,1100 3500,1900 4000,0">
          <text:p text:style-name="P3"/>
        </draw:polyline>
        <draw:line draw:style-name="gr2" draw:text-style-name="P1" draw:layer="layout" svg:x1="3.6cm" svg:y1="4.9cm" svg:x2="8.5cm" svg:y2="0.4cm">
          <text:p text:style-name="P3"/>
        </draw:line>
        <draw:line draw:style-name="gr3" draw:text-style-name="P2" draw:layer="layout" svg:x1="3.4cm" svg:y1="6.3cm" svg:x2="9cm" svg:y2="1.2cm">
          <text:p text:style-name="P3"/>
        </draw:line>
        <draw:frame draw:style-name="gr4" draw:text-style-name="P4" draw:layer="layout" svg:width="1.4cm" svg:height="0.581cm" svg:x="5.1cm" svg:y="1.119cm">
          <draw:text-box>
            <text:p text:style-name="P3"><text:span text:style-name="T1">sx3</text:span><text:span text:style-name="T2">:5</text:span></text:p>
          </draw:text-box>
        </draw:frame>
        <draw:polyline draw:style-name="gr5" draw:text-style-name="P1" draw:layer="layout" svg:width="0.699cm" svg:height="1.599cm" svg:x="2.7cm" svg:y="4.6cm" svg:viewBox="0 0 700 1600" draw:points="700,0 0,0 0,1600 700,1600">
          <svg:title>12</svg:title>
          <text:p text:style-name="P3"/>
        </draw:polyline>
        <draw:frame draw:style-name="gr6" draw:text-style-name="P4" draw:layer="layout" svg:width="3.2cm" svg:height="0.887cm" svg:x="0cm" svg:y="5.3cm">
          <draw:text-box>
            <text:p text:style-name="P3"><text:span text:style-name="T2">От 61,8% до 161,8% от вълна 5</text:span></text:p>
          </draw:text-box>
        </draw:frame>
        <draw:frame draw:style-name="gr4" draw:text-style-name="P4" draw:layer="layout" svg:width="0.9cm" svg:height="0.569cm" svg:x="4.3cm" svg:y="5.2cm">
          <draw:text-box>
            <text:p text:style-name="P3"><text:span text:style-name="T2">2:3</text:span></text:p>
          </draw:text-box>
        </draw:frame>
        <draw:frame draw:style-name="gr4" draw:text-style-name="P4" draw:layer="layout" svg:width="0.9cm" svg:height="0.569cm" svg:x="3.5cm" svg:y="4.031cm">
          <draw:text-box>
            <text:p text:style-name="P3"><text:span text:style-name="T2">1:5</text:span></text:p>
          </draw:text-box>
        </draw:frame>
        <draw:frame draw:style-name="gr4" draw:text-style-name="P4" draw:layer="layout" svg:width="0.9cm" svg:height="0.569cm" svg:x="6.5cm" svg:y="2.531cm">
          <draw:text-box>
            <text:p text:style-name="P3"><text:span text:style-name="T2">4:3</text:span></text:p>
          </draw:text-box>
        </draw:frame>
        <draw:frame draw:style-name="gr4" draw:text-style-name="P4" draw:layer="layout" svg:width="0.9cm" svg:height="0.569cm" svg:x="7.3cm" svg:y="0.331cm">
          <draw:text-box>
            <text:p text:style-name="P3"><text:span text:style-name="T2">5:5</text:span></text:p>
          </draw:text-box>
        </draw:frame>
        <draw:polyline draw:style-name="gr7" draw:text-style-name="P2" draw:layer="layout" svg:width="0.399cm" svg:height="1.099cm" svg:x="5.1cm" svg:y="4.6cm" svg:viewBox="0 0 400 1100" draw:points="0,0 400,0 400,1100 0,1100">
          <text:p text:style-name="P3"/>
        </draw:polyline>
        <draw:frame draw:style-name="gr8" draw:text-style-name="P4" draw:layer="layout" svg:width="2cm" svg:height="1.205cm" svg:x="9.1cm" svg:y="1.6cm">
          <draw:text-box>
            <text:p text:style-name="P3"><text:span text:style-name="T2">Може до <text:s/>61.8% от вълна 3</text:span></text:p>
          </draw:text-box>
        </draw:frame>
        <draw:polyline draw:style-name="gr5" draw:text-style-name="P2" draw:layer="layout" svg:width="0.699cm" svg:height="3.499cm" svg:x="1.9cm" svg:y="1.7cm" svg:viewBox="0 0 700 3500" draw:points="600,0 0,0 0,3500 700,3500">
          <svg:title>12</svg:title>
          <text:p text:style-name="P3"/>
        </draw:polyline>
        <draw:frame draw:style-name="gr8" draw:text-style-name="P5" draw:layer="layout" svg:width="1.5cm" svg:height="0.569cm" svg:x="5.5cm" svg:y="4.9cm">
          <draw:text-box>
            <text:p text:style-name="P3"><text:span text:style-name="T3">61.8%</text:span></text:p>
          </draw:text-box>
        </draw:frame>
        <draw:rect draw:style-name="gr9" draw:text-style-name="P7" draw:layer="layout" svg:width="0.2cm" svg:height="0.4cm" svg:x="3.8cm" svg:y="7.1cm">
          <text:p text:style-name="P6"><text:span text:style-name="T3">1</text:span></text:p>
        </draw:rect>
        <draw:rect draw:style-name="gr9" draw:text-style-name="P7" draw:layer="layout" svg:width="1.2cm" svg:height="0.4cm" svg:x="4.6cm" svg:y="7.1cm">
          <text:p text:style-name="P6"><text:span text:style-name="T3">3</text:span></text:p>
        </draw:rect>
        <draw:rect draw:style-name="gr9" draw:text-style-name="P7" draw:layer="layout" svg:width="0.5cm" svg:height="0.4cm" svg:x="7.3cm" svg:y="7.1cm">
          <text:p text:style-name="P6"><text:span text:style-name="T3">5</text:span></text:p>
        </draw:rect>
        <draw:frame draw:style-name="gr10" draw:text-style-name="P8" draw:layer="layout" svg:width="1.577cm" svg:height="0.581cm" svg:x="2.223cm" svg:y="7.019cm">
          <draw:text-box>
            <text:p text:style-name="P3"><text:span text:style-name="T1">Време :</text:span></text:p>
          </draw:text-box>
        </draw:frame>
        <draw:polyline draw:style-name="gr5" draw:text-style-name="P2" draw:layer="layout" svg:width="0.699cm" svg:height="0.999cm" svg:x="8.3cm" svg:y="1.7cm" svg:viewBox="0 0 700 1000" draw:points="400,0 700,0 700,1000 0,1000">
          <svg:title>12</svg:title>
          <text:p text:style-name="P3"/>
        </draw:polyline>
        <draw:frame draw:style-name="gr8" draw:text-style-name="P4" draw:layer="layout" svg:width="2.8cm" svg:height="0.887cm" svg:x="1.8cm" svg:y="2.8cm">
          <draw:text-box>
            <text:p text:style-name="P3"><text:span text:style-name="T2">минимум 161.8% от вълна 1</text:span></text:p>
          </draw:text-box>
        </draw:frame>
        <draw:polyline draw:style-name="gr11" draw:text-style-name="P2" draw:layer="layout" svg:width="0.499cm" svg:height="1.399cm" svg:x="7.3cm" svg:y="1.8cm" svg:viewBox="0 0 500 1400" draw:points="500,0 500,1400 0,1400 0,900">
          <svg:title>12</svg:title>
          <text:p text:style-name="P3"/>
        </draw:polyline>
        <draw:line draw:style-name="gr3" draw:text-style-name="P2" draw:layer="layout" svg:x1="7.8cm" svg:y1="0.8cm" svg:x2="8.1cm" svg:y2="2.8cm">
          <text:p text:style-name="P3"/>
        </draw:line>
        <draw:polyline draw:style-name="gr11" draw:text-style-name="P2" draw:layer="layout" svg:width="0.199cm" svg:height="1.699cm" svg:x="7.8cm" svg:y="1.7cm" svg:viewBox="0 0 200 1700" draw:points="200,0 200,1700 0,1700 0,700">
          <svg:title>12</svg:title>
          <text:p text:style-name="P3"/>
        </draw:polyline>
        <draw:frame draw:style-name="gr4" draw:text-style-name="P4" draw:layer="layout" svg:width="1.5cm" svg:height="0.569cm" svg:x="6.3cm" svg:y="4.031cm">
          <draw:text-box>
            <text:p text:style-name="P3"><text:span text:style-name="T2">Етап 1</text:span></text:p>
          </draw:text-box>
        </draw:frame>
        <draw:rect draw:style-name="gr9" draw:text-style-name="P7" draw:layer="layout" svg:width="0.6cm" svg:height="0.4cm" svg:x="4cm" svg:y="7.1cm">
          <text:p text:style-name="P6"><text:span text:style-name="T3">2</text:span></text:p>
        </draw:rect>
        <draw:rect draw:style-name="gr9" draw:text-style-name="P7" draw:layer="layout" svg:width="1.5cm" svg:height="0.4cm" svg:x="5.8cm" svg:y="7.1cm">
          <text:p text:style-name="P6"><text:span text:style-name="T3">4</text:span></text:p>
        </draw:rect>
        <draw:frame draw:style-name="gr8" draw:text-style-name="P5" draw:layer="layout" svg:width="1.5cm" svg:height="0.569cm" draw:transform="rotate (0.755378500263003) translate (5.3cm 3.986cm)">
          <draw:text-box>
            <text:p text:style-name="P3"><text:span text:style-name="T3">ТЛ 2-4</text:span></text:p>
          </draw:text-box>
        </draw:frame>
      </draw:page>
      <draw:page draw:name="Трендови импулс с Удължена 3-та - 1" draw:style-name="dp1" draw:master-page-name="Default">
        <office:forms form:automatic-focus="false" form:apply-design-mode="false"/>
        <draw:polyline draw:style-name="gr1" draw:text-style-name="P1" draw:layer="layout" svg:width="4.699cm" svg:height="4.699cm" svg:x="2.7cm" svg:y="1.5cm" svg:viewBox="0 0 4700 4700" draw:points="0,4700 600,2900 800,3800 1500,2900 1900,3701 3200,500 3400,1300 3900,800 4100,1700 4700,0">
          <text:p text:style-name="P3"/>
        </draw:polyline>
        <draw:line draw:style-name="gr2" draw:text-style-name="P1" draw:layer="layout" svg:x1="2.6cm" svg:y1="5cm" svg:x2="7.5cm" svg:y2="0.5cm">
          <text:p text:style-name="P3"/>
        </draw:line>
        <draw:line draw:style-name="gr3" draw:text-style-name="P2" draw:layer="layout" svg:x1="3.4cm" svg:y1="6.301cm" svg:x2="9cm" svg:y2="1.201cm">
          <text:p text:style-name="P3"/>
        </draw:line>
        <draw:frame draw:style-name="gr4" draw:text-style-name="P4" draw:layer="layout" svg:width="1cm" svg:height="0.581cm" svg:x="5.4cm" svg:y="1.5cm">
          <draw:text-box>
            <text:p text:style-name="P3"><text:span text:style-name="T1">x3</text:span></text:p>
          </draw:text-box>
        </draw:frame>
        <draw:frame draw:style-name="gr4" draw:text-style-name="P4" draw:layer="layout" svg:width="0.9cm" svg:height="0.569cm" svg:x="2.9cm" svg:y="3.8cm">
          <draw:text-box>
            <text:p text:style-name="P3"><text:span text:style-name="T2">1</text:span></text:p>
          </draw:text-box>
        </draw:frame>
        <draw:frame draw:style-name="gr4" draw:text-style-name="P4" draw:layer="layout" svg:width="0.9cm" svg:height="0.569cm" svg:x="7.1cm" svg:y="1cm">
          <draw:text-box>
            <text:p text:style-name="P3"><text:span text:style-name="T2">5</text:span></text:p>
          </draw:text-box>
        </draw:frame>
        <draw:frame draw:style-name="gr8" draw:text-style-name="P5" draw:layer="layout" svg:width="1.5cm" svg:height="0.569cm" draw:transform="rotate (0.755378500263003) translate (5.3cm 3.987cm)">
          <draw:text-box>
            <text:p text:style-name="P3"><text:span text:style-name="T3">ТЛ 2-4</text:span></text:p>
          </draw:text-box>
        </draw:frame>
        <draw:frame draw:style-name="gr4" draw:text-style-name="P4" draw:layer="layout" svg:width="0.9cm" svg:height="0.569cm" svg:x="4.5cm" svg:y="5.2cm">
          <draw:text-box>
            <text:p text:style-name="P3"><text:span text:style-name="T2">2</text:span></text:p>
          </draw:text-box>
        </draw:frame>
        <draw:frame draw:style-name="gr4" draw:text-style-name="P4" draw:layer="layout" svg:width="0.9cm" svg:height="0.569cm" svg:x="6.8cm" svg:y="3.1cm">
          <draw:text-box>
            <text:p text:style-name="P3"><text:span text:style-name="T2">4</text:span></text:p>
          </draw:text-box>
        </draw:frame>
      </draw:page>
      <draw:page draw:name="Трендови импулс с Удължена 3-та - 2" draw:style-name="dp1" draw:master-page-name="Default">
        <office:forms form:automatic-focus="false" form:apply-design-mode="false"/>
        <draw:polyline draw:style-name="gr1" draw:text-style-name="P1" draw:layer="layout" svg:width="4.899cm" svg:height="5.099cm" svg:x="3.4cm" svg:y="2.1cm" svg:viewBox="0 0 4900 5100" draw:points="0,5100 200,3500 800,4100 2000,600 2600,1500 3100,800 3500,1600 4000,500 4300,1100 4500,300 4800,600 4900,0">
          <text:p text:style-name="P3"/>
        </draw:polyline>
        <draw:line draw:style-name="gr3" draw:text-style-name="P2" draw:layer="layout" svg:x1="3cm" svg:y1="7.3cm" svg:x2="8.6cm" svg:y2="2.2cm">
          <text:p text:style-name="P3"/>
        </draw:line>
        <draw:frame draw:style-name="gr4" draw:text-style-name="P4" draw:layer="layout" svg:width="1.1cm" svg:height="0.581cm" svg:x="4.7cm" svg:y="2.119cm">
          <draw:text-box>
            <text:p text:style-name="P3"><text:span text:style-name="T1">x(3)</text:span></text:p>
          </draw:text-box>
        </draw:frame>
        <draw:frame draw:style-name="gr4" draw:text-style-name="P4" draw:layer="layout" svg:width="0.9cm" svg:height="0.569cm" svg:x="3.9cm" svg:y="6.2cm">
          <draw:text-box>
            <text:p text:style-name="P3"><text:span text:style-name="T2">(2)</text:span></text:p>
          </draw:text-box>
        </draw:frame>
        <draw:frame draw:style-name="gr4" draw:text-style-name="P4" draw:layer="layout" svg:width="0.9cm" svg:height="0.569cm" svg:x="3.2cm" svg:y="5cm">
          <draw:text-box>
            <text:p text:style-name="P3"><text:span text:style-name="T2">(1)</text:span></text:p>
          </draw:text-box>
        </draw:frame>
        <draw:frame draw:style-name="gr4" draw:text-style-name="P4" draw:layer="layout" svg:width="0.9cm" svg:height="0.569cm" svg:x="6.7cm" svg:y="3.7cm">
          <draw:text-box>
            <text:p text:style-name="P3"><text:span text:style-name="T2">(4)</text:span></text:p>
          </draw:text-box>
        </draw:frame>
        <draw:frame draw:style-name="gr4" draw:text-style-name="P4" draw:layer="layout" svg:width="1.1cm" svg:height="0.569cm" svg:x="8.5cm" svg:y="1.631cm">
          <draw:text-box>
            <text:p text:style-name="P3"><text:span text:style-name="T2">s(5)</text:span></text:p>
          </draw:text-box>
        </draw:frame>
        <draw:frame draw:style-name="gr8" draw:text-style-name="P5" draw:layer="layout" svg:width="1.5cm" svg:height="0.569cm" draw:transform="rotate (0.755378500263003) translate (4.9cm 4.986cm)">
          <draw:text-box>
            <text:p text:style-name="P3"><text:span text:style-name="T3">ТЛ 2-4</text:span></text:p>
          </draw:text-box>
        </draw:frame>
        <draw:line draw:style-name="gr3" draw:text-style-name="P2" draw:layer="layout" svg:x1="6.9cm" svg:y1="2.7cm" svg:x2="8.6cm" svg:y2="2.1cm">
          <text:p text:style-name="P3"/>
        </draw:line>
        <draw:line draw:style-name="gr3" draw:text-style-name="P2" draw:layer="layout" svg:x1="7.5cm" svg:y1="3.5cm" svg:x2="8.6cm" svg:y2="2.3cm">
          <text:p text:style-name="P3"/>
        </draw:line>
        <draw:frame draw:style-name="gr4" draw:text-style-name="P4" draw:layer="layout" svg:width="0.9cm" svg:height="0.569cm" svg:x="7cm" svg:y="2cm">
          <draw:text-box>
            <text:p text:style-name="P3"><text:span text:style-name="T2">1</text:span></text:p>
          </draw:text-box>
        </draw:frame>
        <draw:frame draw:style-name="gr4" draw:text-style-name="P4" draw:layer="layout" svg:width="0.9cm" svg:height="0.569cm" svg:x="7.5cm" svg:y="3.3cm">
          <draw:text-box>
            <text:p text:style-name="P3"><text:span text:style-name="T2">2</text:span></text:p>
          </draw:text-box>
        </draw:frame>
        <draw:frame draw:style-name="gr4" draw:text-style-name="P4" draw:layer="layout" svg:width="0.9cm" svg:height="0.569cm" svg:x="7.5cm" svg:y="1.8cm">
          <draw:text-box>
            <text:p text:style-name="P3"><text:span text:style-name="T2">3</text:span></text:p>
          </draw:text-box>
        </draw:frame>
        <draw:frame draw:style-name="gr4" draw:text-style-name="P4" draw:layer="layout" svg:width="0.9cm" svg:height="0.569cm" svg:x="8cm" svg:y="2.6cm">
          <draw:text-box>
            <text:p text:style-name="P3"><text:span text:style-name="T2">4</text:span></text:p>
          </draw:text-box>
        </draw:frame>
        <draw:frame draw:style-name="gr4" draw:text-style-name="P4" draw:layer="layout" svg:width="0.9cm" svg:height="0.569cm" svg:x="8cm" svg:y="1.6cm">
          <draw:text-box>
            <text:p text:style-name="P3"><text:span text:style-name="T2">5</text:span></text:p>
          </draw:text-box>
        </draw:frame>
        <draw:line draw:style-name="gr12" draw:text-style-name="P1" draw:layer="layout" svg:x1="9.6cm" svg:y1="3.1cm" svg:x2="8.4cm" svg:y2="3.1cm">
          <text:p text:style-name="P3"/>
        </draw:line>
      </draw:page>
      <draw:page draw:name="Трендови импулс с Микроскопична 1-ва, Удължена 3-та" draw:style-name="dp1" draw:master-page-name="Default">
        <office:forms form:automatic-focus="false" form:apply-design-mode="false"/>
        <draw:polyline draw:style-name="gr1" draw:text-style-name="P1" draw:layer="layout" svg:width="3.799cm" svg:height="4.399cm" svg:x="4cm" svg:y="1.2cm" svg:viewBox="0 0 3800 4400" draw:points="0,4400 200,3600 600,4001 1800,501 2400,1401 2900,701 3300,1501 3800,0">
          <text:p text:style-name="P3"/>
        </draw:polyline>
        <draw:line draw:style-name="gr2" draw:text-style-name="P1" draw:layer="layout" svg:x1="2.5cm" svg:y1="4.7cm" svg:x2="7.4cm" svg:y2="0.2cm">
          <text:p text:style-name="P3"/>
        </draw:line>
        <draw:line draw:style-name="gr3" draw:text-style-name="P2" draw:layer="layout" svg:x1="4cm" svg:y1="5.8cm" svg:x2="9cm" svg:y2="1.201cm">
          <text:p text:style-name="P3"/>
        </draw:line>
        <draw:frame draw:style-name="gr4" draw:text-style-name="P4" draw:layer="layout" svg:width="1.4cm" svg:height="0.581cm" svg:x="5.1cm" svg:y="1.12cm">
          <draw:text-box>
            <text:p text:style-name="P3"><text:span text:style-name="T1">x3</text:span><text:span text:style-name="T2">:5</text:span></text:p>
          </draw:text-box>
        </draw:frame>
        <draw:frame draw:style-name="gr4" draw:text-style-name="P4" draw:layer="layout" svg:width="0.9cm" svg:height="0.569cm" svg:x="4.3cm" svg:y="5.201cm">
          <draw:text-box>
            <text:p text:style-name="P3"><text:span text:style-name="T2">2:3</text:span></text:p>
          </draw:text-box>
        </draw:frame>
        <draw:frame draw:style-name="gr4" draw:text-style-name="P4" draw:layer="layout" svg:width="0.9cm" svg:height="0.569cm" svg:x="3.6cm" svg:y="4.231cm">
          <draw:text-box>
            <text:p text:style-name="P3"><text:span text:style-name="T2">1:5</text:span></text:p>
          </draw:text-box>
        </draw:frame>
        <draw:frame draw:style-name="gr4" draw:text-style-name="P4" draw:layer="layout" svg:width="0.9cm" svg:height="0.569cm" svg:x="6.5cm" svg:y="2.5cm">
          <draw:text-box>
            <text:p text:style-name="P3"><text:span text:style-name="T2">4:3</text:span></text:p>
          </draw:text-box>
        </draw:frame>
        <draw:frame draw:style-name="gr4" draw:text-style-name="P4" draw:layer="layout" svg:width="0.9cm" svg:height="0.569cm" svg:x="7.5cm" svg:y="0.6cm">
          <draw:text-box>
            <text:p text:style-name="P3"><text:span text:style-name="T2">5:5</text:span></text:p>
          </draw:text-box>
        </draw:frame>
        <draw:frame draw:style-name="gr8" draw:text-style-name="P4" draw:layer="layout" svg:width="2.8cm" svg:height="0.887cm" svg:x="9.1cm" svg:y="1.5cm">
          <draw:text-box>
            <text:p text:style-name="P3"><text:span text:style-name="T2"><text:s/></text:span><text:span text:style-name="T2">38,2% от разстоянието 0-3</text:span></text:p>
          </draw:text-box>
        </draw:frame>
        <draw:polyline draw:style-name="gr5" draw:text-style-name="P2" draw:layer="layout" svg:width="1.899cm" svg:height="3.898cm" svg:x="1.9cm" svg:y="1.701cm" svg:viewBox="0 0 1900 3899" draw:points="600,0 0,0 0,3899 1900,3899">
          <svg:title>12</svg:title>
          <text:p text:style-name="P3"/>
        </draw:polyline>
        <draw:rect draw:style-name="gr9" draw:text-style-name="P7" draw:layer="layout" svg:width="0.2cm" svg:height="0.4cm" svg:x="4cm" svg:y="6.1cm">
          <text:p text:style-name="P6"><text:span text:style-name="T3">1</text:span></text:p>
        </draw:rect>
        <draw:rect draw:style-name="gr9" draw:text-style-name="P7" draw:layer="layout" svg:width="1.2cm" svg:height="0.4cm" svg:x="4.6cm" svg:y="6.1cm">
          <text:p text:style-name="P6"><text:span text:style-name="T3">3</text:span></text:p>
        </draw:rect>
        <draw:rect draw:style-name="gr9" draw:text-style-name="P7" draw:layer="layout" svg:width="0.5cm" svg:height="0.4cm" svg:x="7.3cm" svg:y="6.1cm">
          <text:p text:style-name="P6"><text:span text:style-name="T3">5</text:span></text:p>
        </draw:rect>
        <draw:frame draw:style-name="gr10" draw:text-style-name="P8" draw:layer="layout" svg:width="1.577cm" svg:height="0.581cm" svg:x="2.223cm" svg:y="6.019cm">
          <draw:text-box>
            <text:p text:style-name="P3"><text:span text:style-name="T1">Време :</text:span></text:p>
          </draw:text-box>
        </draw:frame>
        <draw:polyline draw:style-name="gr5" draw:text-style-name="P2" draw:layer="layout" svg:width="0.499cm" svg:height="1.5cm" svg:x="8.5cm" svg:y="1.2cm" svg:viewBox="0 0 500 1501" draw:points="0,0 500,0 500,1501 0,1500">
          <svg:title>12</svg:title>
          <text:p text:style-name="P3"/>
        </draw:polyline>
        <draw:frame draw:style-name="gr13" draw:text-style-name="P4" draw:layer="layout" svg:width="3.7cm" svg:height="1.1cm" svg:x="0.5cm" svg:y="2.6cm">
          <draw:text-box>
            <text:p text:style-name="P3"><text:span text:style-name="T2">100% </text:span><text:span text:style-name="T4">(разстояние 0-3)</text:span></text:p>
          </draw:text-box>
        </draw:frame>
        <draw:polyline draw:style-name="gr11" draw:text-style-name="P2" draw:layer="layout" svg:width="0.499cm" svg:height="1.399cm" svg:x="7.3cm" svg:y="1.801cm" svg:viewBox="0 0 500 1400" draw:points="500,0 500,1400 0,1400 0,900">
          <svg:title>12</svg:title>
          <text:p text:style-name="P3"/>
        </draw:polyline>
        <draw:line draw:style-name="gr3" draw:text-style-name="P2" draw:layer="layout" svg:x1="7.8cm" svg:y1="1.3cm" svg:x2="8.3cm" svg:y2="3.1cm">
          <text:p text:style-name="P3"/>
        </draw:line>
        <draw:polyline draw:style-name="gr11" draw:text-style-name="P2" draw:layer="layout" svg:width="0.199cm" svg:height="1.699cm" svg:x="7.8cm" svg:y="1.701cm" svg:viewBox="0 0 200 1700" draw:points="200,0 200,1700 0,1700 0,700">
          <svg:title>12</svg:title>
          <text:p text:style-name="P3"/>
        </draw:polyline>
        <draw:frame draw:style-name="gr4" draw:text-style-name="P4" draw:layer="layout" svg:width="1.5cm" svg:height="0.569cm" svg:x="6.9cm" svg:y="3.5cm">
          <draw:text-box>
            <text:p text:style-name="P3"><text:span text:style-name="T2">Етап 1</text:span></text:p>
          </draw:text-box>
        </draw:frame>
        <draw:rect draw:style-name="gr9" draw:text-style-name="P7" draw:layer="layout" svg:width="0.4cm" svg:height="0.4cm" svg:x="4.2cm" svg:y="6.1cm">
          <text:p text:style-name="P6"><text:span text:style-name="T3">2</text:span></text:p>
        </draw:rect>
        <draw:rect draw:style-name="gr9" draw:text-style-name="P7" draw:layer="layout" svg:width="1.5cm" svg:height="0.4cm" svg:x="5.8cm" svg:y="6.1cm">
          <text:p text:style-name="P6"><text:span text:style-name="T3">4</text:span></text:p>
        </draw:rect>
        <draw:frame draw:style-name="gr8" draw:text-style-name="P5" draw:layer="layout" svg:width="1.5cm" svg:height="0.569cm" draw:transform="rotate (0.755378500263003) translate (5.3cm 3.987cm)">
          <draw:text-box>
            <text:p text:style-name="P3"><text:span text:style-name="T3">ТЛ 2-4</text:span></text:p>
          </draw:text-box>
        </draw:frame>
        <draw:frame draw:style-name="gr14" draw:text-style-name="P3" draw:layer="layout" svg:width="1cm" svg:height="1.05cm" svg:x="4.1cm" svg:y="0.7cm">
          <draw:text-box>
            <text:p text:style-name="P3">М</text:p>
          </draw:text-box>
        </draw:frame>
        <draw:custom-shape draw:style-name="gr15" draw:text-style-name="P1" draw:layer="layout" svg:width="1cm" svg:height="0.9cm" svg:x="4.1cm" svg:y="0.7cm">
          <text:p text:style-name="P3"/>
          <draw:enhanced-geometry svg:viewBox="0 0 21600 21600" draw:glue-points="10800 0 3160 3160 0 10800 3160 18440 10800 21600 18440 18440 21600 10800 18440 3160" draw:text-areas="3200 3200 18400 18400" draw:type="ellipse"/>
        </draw:custom-shape>
      </draw:page>
      <draw:page draw:name="Трендови Импулс Удължена 3-та (Неуспешна 5-та)" draw:style-name="dp1" draw:master-page-name="Default">
        <office:forms form:automatic-focus="false" form:apply-design-mode="false"/>
        <draw:polyline draw:style-name="gr1" draw:text-style-name="P1" draw:layer="layout" svg:width="3.699cm" svg:height="4.5cm" svg:x="3.8cm" svg:y="1.7cm" svg:viewBox="0 0 3700 4501" draw:points="0,4501 200,2901 800,3501 2000,1 2600,901 3100,201 3500,1001 3700,0">
          <text:p text:style-name="P3"/>
        </draw:polyline>
        <draw:line draw:style-name="gr2" draw:text-style-name="P1" draw:layer="layout" svg:x1="2.9cm" svg:y1="5.5cm" svg:x2="7.8cm" svg:y2="1cm">
          <text:p text:style-name="P3"/>
        </draw:line>
        <draw:line draw:style-name="gr3" draw:text-style-name="P2" draw:layer="layout" svg:x1="3.4cm" svg:y1="6.301cm" svg:x2="9cm" svg:y2="1.201cm">
          <text:p text:style-name="P3"/>
        </draw:line>
        <draw:frame draw:style-name="gr4" draw:text-style-name="P4" draw:layer="layout" svg:width="1.4cm" svg:height="0.581cm" svg:x="5.1cm" svg:y="1.12cm">
          <draw:text-box>
            <text:p text:style-name="P3"><text:span text:style-name="T1">x3</text:span><text:span text:style-name="T2">:5</text:span></text:p>
          </draw:text-box>
        </draw:frame>
        <draw:frame draw:style-name="gr4" draw:text-style-name="P4" draw:layer="layout" svg:width="0.9cm" svg:height="0.569cm" svg:x="4.3cm" svg:y="5.201cm">
          <draw:text-box>
            <text:p text:style-name="P3"><text:span text:style-name="T2">2:3</text:span></text:p>
          </draw:text-box>
        </draw:frame>
        <draw:frame draw:style-name="gr4" draw:text-style-name="P4" draw:layer="layout" svg:width="0.9cm" svg:height="0.569cm" svg:x="3.5cm" svg:y="4.032cm">
          <draw:text-box>
            <text:p text:style-name="P3"><text:span text:style-name="T2">1:5</text:span></text:p>
          </draw:text-box>
        </draw:frame>
        <draw:frame draw:style-name="gr4" draw:text-style-name="P4" draw:layer="layout" svg:width="0.9cm" svg:height="0.569cm" svg:x="6.5cm" svg:y="2.532cm">
          <draw:text-box>
            <text:p text:style-name="P3"><text:span text:style-name="T2">4:3</text:span></text:p>
          </draw:text-box>
        </draw:frame>
        <draw:frame draw:style-name="gr4" draw:text-style-name="P4" draw:layer="layout" svg:width="0.9cm" svg:height="0.569cm" svg:x="7.4cm" svg:y="1.2cm">
          <draw:text-box>
            <text:p text:style-name="P3"><text:span text:style-name="T2">5:5</text:span></text:p>
          </draw:text-box>
        </draw:frame>
        <draw:rect draw:style-name="gr9" draw:text-style-name="P7" draw:layer="layout" svg:width="0.2cm" svg:height="0.4cm" svg:x="3.8cm" svg:y="7.101cm">
          <text:p text:style-name="P6"><text:span text:style-name="T3">1</text:span></text:p>
        </draw:rect>
        <draw:rect draw:style-name="gr9" draw:text-style-name="P7" draw:layer="layout" svg:width="1.2cm" svg:height="0.4cm" svg:x="4.6cm" svg:y="7.101cm">
          <text:p text:style-name="P6"><text:span text:style-name="T3">3</text:span></text:p>
        </draw:rect>
        <draw:rect draw:style-name="gr9" draw:text-style-name="P7" draw:layer="layout" svg:width="0.3cm" svg:height="0.4cm" svg:x="7.3cm" svg:y="7.101cm">
          <text:p text:style-name="P6"><text:span text:style-name="T3">5</text:span></text:p>
        </draw:rect>
        <draw:frame draw:style-name="gr10" draw:text-style-name="P8" draw:layer="layout" svg:width="1.577cm" svg:height="0.581cm" svg:x="2.223cm" svg:y="7.02cm">
          <draw:text-box>
            <text:p text:style-name="P3"><text:span text:style-name="T1">Време :</text:span></text:p>
          </draw:text-box>
        </draw:frame>
        <draw:polyline draw:style-name="gr11" draw:text-style-name="P2" draw:layer="layout" svg:width="0.199cm" svg:height="1.399cm" svg:x="7.3cm" svg:y="1.8cm" svg:viewBox="0 0 200 1400" draw:points="200,0 200,1400 0,1400 0,900">
          <svg:title>12</svg:title>
          <text:p text:style-name="P3"/>
        </draw:polyline>
        <draw:line draw:style-name="gr3" draw:text-style-name="P2" draw:layer="layout" svg:x1="7.5cm" svg:y1="1.7cm" svg:x2="7.8cm" svg:y2="3.7cm">
          <text:p text:style-name="P3"/>
        </draw:line>
        <draw:polyline draw:style-name="gr11" draw:text-style-name="P2" draw:layer="layout" svg:width="0.099cm" svg:height="0.999cm" svg:x="7.5cm" svg:y="2.4cm" svg:viewBox="0 0 100 1000" draw:points="100,0 100,1000 0,1000 0,0">
          <svg:title>12</svg:title>
          <text:p text:style-name="P3"/>
        </draw:polyline>
        <draw:frame draw:style-name="gr4" draw:text-style-name="P4" draw:layer="layout" svg:width="1.5cm" svg:height="0.569cm" svg:x="6.6cm" svg:y="3.531cm">
          <draw:text-box>
            <text:p text:style-name="P3"><text:span text:style-name="T2">Етап 1</text:span></text:p>
          </draw:text-box>
        </draw:frame>
        <draw:rect draw:style-name="gr9" draw:text-style-name="P7" draw:layer="layout" svg:width="0.6cm" svg:height="0.4cm" svg:x="4cm" svg:y="7.101cm">
          <text:p text:style-name="P6"><text:span text:style-name="T3">2</text:span></text:p>
        </draw:rect>
        <draw:rect draw:style-name="gr9" draw:text-style-name="P7" draw:layer="layout" svg:width="1.5cm" svg:height="0.4cm" svg:x="5.8cm" svg:y="7.101cm">
          <text:p text:style-name="P6"><text:span text:style-name="T3">4</text:span></text:p>
        </draw:rect>
        <draw:frame draw:style-name="gr8" draw:text-style-name="P5" draw:layer="layout" svg:width="1.5cm" svg:height="0.569cm" draw:transform="rotate (0.755378500263003) translate (5.3cm 3.987cm)">
          <draw:text-box>
            <text:p text:style-name="P3"><text:span text:style-name="T3">ТЛ 2-4</text:span></text:p>
          </draw:text-box>
        </draw:frame>
        <draw:line draw:style-name="gr16" draw:text-style-name="P1" draw:layer="layout" svg:x1="5.815cm" svg:y1="1.7cm" svg:x2="8.415cm" svg:y2="1.7cm">
          <text:p text:style-name="P3"/>
        </draw:line>
        <draw:line draw:style-name="gr17" draw:text-style-name="P1" draw:layer="layout" svg:x1="7.9cm" svg:y1="2cm" svg:x2="9.7cm" svg:y2="3.5cm">
          <text:p text:style-name="P3"/>
        </draw:line>
      </draw:page>
      <draw:page draw:name="page7" draw:style-name="dp1" draw:master-page-name="Default">
        <office:forms form:automatic-focus="false" form:apply-design-mode="false"/>
        <draw:polyline draw:style-name="gr1" draw:text-style-name="P1" draw:layer="layout" svg:width="4.499cm" svg:height="4.199cm" svg:x="2.7cm" svg:y="2.001cm" svg:viewBox="0 0 4500 4200" draw:points="0,4200 600,2400 800,3300 1500,2400 1900,3201 3200,0 3400,800 3900,300 4100,1200 4500,99">
          <text:p text:style-name="P3"/>
        </draw:polyline>
        <draw:line draw:style-name="gr3" draw:text-style-name="P2" draw:layer="layout" svg:x1="3.4cm" svg:y1="6.302cm" svg:x2="7.9cm" svg:y2="2.2cm">
          <text:p text:style-name="P3"/>
        </draw:line>
        <draw:frame draw:style-name="gr4" draw:text-style-name="P4" draw:layer="layout" svg:width="1cm" svg:height="0.581cm" svg:x="5.4cm" svg:y="1.501cm">
          <draw:text-box>
            <text:p text:style-name="P3"><text:span text:style-name="T1">x3</text:span></text:p>
          </draw:text-box>
        </draw:frame>
        <draw:frame draw:style-name="gr4" draw:text-style-name="P4" draw:layer="layout" svg:width="0.9cm" svg:height="0.569cm" svg:x="2.9cm" svg:y="3.801cm">
          <draw:text-box>
            <text:p text:style-name="P3"><text:span text:style-name="T2">1</text:span></text:p>
          </draw:text-box>
        </draw:frame>
        <draw:frame draw:style-name="gr4" draw:text-style-name="P4" draw:layer="layout" svg:width="0.9cm" svg:height="0.569cm" svg:x="7.1cm" svg:y="1.5cm">
          <draw:text-box>
            <text:p text:style-name="P3"><text:span text:style-name="T2">5</text:span></text:p>
          </draw:text-box>
        </draw:frame>
        <draw:frame draw:style-name="gr8" draw:text-style-name="P5" draw:layer="layout" svg:width="1.5cm" svg:height="0.569cm" draw:transform="rotate (0.755378500263003) translate (5.3cm 3.988cm)">
          <draw:text-box>
            <text:p text:style-name="P3"><text:span text:style-name="T3">ТЛ 2-4</text:span></text:p>
          </draw:text-box>
        </draw:frame>
        <draw:frame draw:style-name="gr4" draw:text-style-name="P4" draw:layer="layout" svg:width="0.9cm" svg:height="0.569cm" svg:x="4.5cm" svg:y="5.201cm">
          <draw:text-box>
            <text:p text:style-name="P3"><text:span text:style-name="T2">2</text:span></text:p>
          </draw:text-box>
        </draw:frame>
        <draw:frame draw:style-name="gr4" draw:text-style-name="P4" draw:layer="layout" svg:width="0.9cm" svg:height="0.569cm" svg:x="6.8cm" svg:y="3.101cm">
          <draw:text-box>
            <text:p text:style-name="P3"><text:span text:style-name="T2">4</text:span></text:p>
          </draw:text-box>
        </draw:frame>
        <draw:line draw:style-name="gr3" draw:text-style-name="P2" draw:layer="layout" svg:x1="2.3cm" svg:y1="5.3cm" svg:x2="6.5cm" svg:y2="1.5cm">
          <text:p text:style-name="P3"/>
        </draw:line>
        <draw:frame draw:style-name="gr18" draw:text-style-name="P10" draw:layer="layout" svg:width="5.7cm" svg:height="3.2cm" svg:x="5.4cm" svg:y="4.3cm">
          <draw:text-box>
            <text:p text:style-name="P9"><text:span text:style-name="T5">Ускорението на вълна – 3 е по-малко от ускорението на вълна – 1, ето защо вълна – 3 не пресича линията на канала. В този случай най-вероятно и вълна – 5 няма да достигне линията на канала или ще бъде неуспешна пета.</text:span></text:p>
          </draw:text-box>
        </draw:frame>
      </draw:page>
      <draw:page draw:name="page8" draw:style-name="dp1" draw:master-page-name="Default">
        <office:forms form:automatic-focus="false" form:apply-design-mode="false"/>
        <draw:polyline draw:style-name="gr1" draw:text-style-name="P1" draw:layer="layout" svg:width="3.099cm" svg:height="3.898cm" svg:x="4cm" svg:y="1.701cm" svg:viewBox="0 0 3100 3899" draw:points="0,3899 200,3099 600,3500 1800,0 2000,899 2300,699 2600,1699 3100,199">
          <text:p text:style-name="P3"/>
        </draw:polyline>
        <draw:line draw:style-name="gr2" draw:text-style-name="P1" draw:layer="layout" svg:x1="2.5cm" svg:y1="4.7cm" svg:x2="7.4cm" svg:y2="0.2cm">
          <text:p text:style-name="P3"/>
        </draw:line>
        <draw:line draw:style-name="gr3" draw:text-style-name="P2" draw:layer="layout" svg:x1="4cm" svg:y1="5.8cm" svg:x2="9cm" svg:y2="1.201cm">
          <text:p text:style-name="P3"/>
        </draw:line>
        <draw:frame draw:style-name="gr4" draw:text-style-name="P4" draw:layer="layout" svg:width="1.4cm" svg:height="0.581cm" svg:x="5.1cm" svg:y="1.12cm">
          <draw:text-box>
            <text:p text:style-name="P3"><text:span text:style-name="T1">x3</text:span><text:span text:style-name="T2">:5</text:span></text:p>
          </draw:text-box>
        </draw:frame>
        <draw:frame draw:style-name="gr4" draw:text-style-name="P4" draw:layer="layout" svg:width="0.9cm" svg:height="0.569cm" svg:x="4.3cm" svg:y="5.201cm">
          <draw:text-box>
            <text:p text:style-name="P3"><text:span text:style-name="T2">2:3</text:span></text:p>
          </draw:text-box>
        </draw:frame>
        <draw:frame draw:style-name="gr4" draw:text-style-name="P4" draw:layer="layout" svg:width="0.9cm" svg:height="0.569cm" svg:x="3.6cm" svg:y="4.231cm">
          <draw:text-box>
            <text:p text:style-name="P3"><text:span text:style-name="T2">1:5</text:span></text:p>
          </draw:text-box>
        </draw:frame>
        <draw:frame draw:style-name="gr4" draw:text-style-name="P4" draw:layer="layout" svg:width="0.9cm" svg:height="0.569cm" svg:x="6.3cm" svg:y="3.4cm">
          <draw:text-box>
            <text:p text:style-name="P3"><text:span text:style-name="T2">4:3</text:span></text:p>
          </draw:text-box>
        </draw:frame>
        <draw:frame draw:style-name="gr4" draw:text-style-name="P4" draw:layer="layout" svg:width="0.9cm" svg:height="0.569cm" svg:x="6.7cm" svg:y="1.2cm">
          <draw:text-box>
            <text:p text:style-name="P3"><text:span text:style-name="T2">5:5</text:span></text:p>
          </draw:text-box>
        </draw:frame>
        <draw:polyline draw:style-name="gr5" draw:text-style-name="P2" draw:layer="layout" svg:width="1.899cm" svg:height="3.898cm" svg:x="1.9cm" svg:y="1.701cm" svg:viewBox="0 0 1900 3899" draw:points="600,0 0,0 0,3899 1900,3899">
          <svg:title>12</svg:title>
          <text:p text:style-name="P3"/>
        </draw:polyline>
        <draw:polyline draw:style-name="gr5" draw:text-style-name="P2" draw:layer="layout" svg:width="0.499cm" svg:height="1.5cm" svg:x="7.1cm" svg:y="1.9cm" svg:viewBox="0 0 500 1501" draw:points="0,0 500,0 500,1501 0,1500">
          <svg:title>12</svg:title>
          <text:p text:style-name="P3"/>
        </draw:polyline>
        <draw:frame draw:style-name="gr13" draw:text-style-name="P4" draw:layer="layout" svg:width="3.7cm" svg:height="1.1cm" svg:x="0.5cm" svg:y="2.6cm">
          <draw:text-box>
            <text:p text:style-name="P3"><text:span text:style-name="T2">100% </text:span><text:span text:style-name="T4">(разстояние 0-3)</text:span></text:p>
          </draw:text-box>
        </draw:frame>
        <draw:frame draw:style-name="gr8" draw:text-style-name="P5" draw:layer="layout" svg:width="1.5cm" svg:height="0.569cm" draw:transform="rotate (0.755378500263003) translate (5.3cm 3.987cm)">
          <draw:text-box>
            <text:p text:style-name="P3"><text:span text:style-name="T3">ТЛ 2-4</text:span></text:p>
          </draw:text-box>
        </draw:frame>
        <draw:frame draw:style-name="gr14" draw:text-style-name="P3" draw:layer="layout" svg:width="1cm" svg:height="1.05cm" svg:x="4.1cm" svg:y="0.7cm">
          <draw:text-box>
            <text:p text:style-name="P3">М</text:p>
          </draw:text-box>
        </draw:frame>
        <draw:custom-shape draw:style-name="gr15" draw:text-style-name="P1" draw:layer="layout" svg:width="1cm" svg:height="0.9cm" svg:x="4.1cm" svg:y="0.7cm">
          <text:p text:style-name="P3"/>
          <draw:enhanced-geometry svg:viewBox="0 0 21600 21600" draw:glue-points="10800 0 3160 3160 0 10800 3160 18440 10800 21600 18440 18440 21600 10800 18440 3160" draw:text-areas="3200 3200 18400 18400" draw:type="ellipse"/>
        </draw:custom-shape>
        <draw:frame draw:style-name="gr8" draw:text-style-name="P4" draw:layer="layout" svg:width="2.8cm" svg:height="0.887cm" svg:x="7.7cm" svg:y="2.2cm">
          <draw:text-box>
            <text:p text:style-name="P3"><text:span text:style-name="T2"><text:s/></text:span><text:span text:style-name="T2">38,2% от разстоянието 0-3</text:span></text:p>
          </draw:text-box>
        </draw:frame>
        <draw:frame draw:style-name="gr19" draw:text-style-name="P11" draw:layer="layout" svg:width="5.8cm" svg:height="1.4cm" svg:x="6cm" svg:y="4.2cm">
          <draw:text-box>
            <text:p text:style-name="P9"><text:span text:style-name="T6">Когато вълна – 1 е микроскопична в сравнение с удължената трета вълна много често вълна – 5 е неуспешна. </text:span></text:p>
          </draw:text-box>
        </draw:frame>
      </draw:page>
      <draw:page draw:name="page9" draw:style-name="dp1" draw:master-page-name="Default">
        <office:forms form:automatic-focus="false" form:apply-design-mode="false"/>
        <draw:g>
          <draw:polyline draw:style-name="gr20" draw:text-style-name="P1" draw:layer="layout" svg:width="6.199cm" svg:height="6.799cm" svg:x="0.6cm" svg:y="0.65cm" svg:viewBox="0 0 6200 6800" draw:points="0,6800 300,5200 500,5800 800,5200 1000,5800 1800,3300 2300,4000 2600,3300 2800,3700 3100,3000 3400,3800 3900,2600 4300,2900 5000,0 5200,1000 5600,800 5700,1800 6200,300">
            <text:p text:style-name="P3"/>
          </draw:polyline>
          <draw:line draw:style-name="gr3" draw:text-style-name="P1" draw:layer="layout" svg:x1="0.9cm" svg:y1="7.05cm" svg:x2="8.3cm" svg:y2="0.95cm">
            <text:p text:style-name="P3"/>
          </draw:line>
          <draw:line draw:style-name="gr3" draw:text-style-name="P1" draw:layer="layout" svg:x1="0.3cm" svg:y1="6.55cm" svg:x2="5.3cm" svg:y2="0.15cm">
            <text:p text:style-name="P3"/>
          </draw:line>
          <draw:frame draw:style-name="gr21" draw:text-style-name="P5" draw:layer="layout" svg:width="1cm" svg:height="0.65cm" svg:x="0.3cm" svg:y="5.3cm">
            <draw:text-box>
              <text:p text:style-name="P3"><text:span text:style-name="T3">(1)</text:span></text:p>
            </draw:text-box>
          </draw:frame>
          <draw:frame draw:style-name="gr21" draw:text-style-name="P5" draw:layer="layout" svg:width="1cm" svg:height="0.65cm" svg:x="1.5cm" svg:y="6.35cm">
            <draw:text-box>
              <text:p text:style-name="P3"><text:span text:style-name="T3">(2)</text:span></text:p>
            </draw:text-box>
          </draw:frame>
          <draw:frame draw:style-name="gr21" draw:text-style-name="P5" draw:layer="layout" svg:width="1cm" svg:height="0.65cm" svg:x="1.9cm" svg:y="3.4cm">
            <draw:text-box>
              <text:p text:style-name="P3"><text:span text:style-name="T3">(3)</text:span></text:p>
            </draw:text-box>
          </draw:frame>
          <draw:frame draw:style-name="gr21" draw:text-style-name="P5" draw:layer="layout" svg:width="1cm" svg:height="0.65cm" svg:x="3.9cm" svg:y="4.35cm">
            <draw:text-box>
              <text:p text:style-name="P3"><text:span text:style-name="T3">(4)</text:span></text:p>
            </draw:text-box>
          </draw:frame>
          <draw:frame draw:style-name="gr21" draw:text-style-name="P5" draw:layer="layout" svg:width="1.2cm" svg:height="0.65cm" svg:x="6.9cm" svg:y="0.15cm">
            <draw:text-box>
              <text:p text:style-name="P3"><text:span text:style-name="T7">sх</text:span><text:span text:style-name="T3">(5)</text:span></text:p>
            </draw:text-box>
          </draw:frame>
          <draw:frame draw:style-name="gr21" draw:text-style-name="P5" draw:layer="layout" svg:width="1cm" svg:height="0.65cm" svg:x="4.1cm" svg:y="2.65cm">
            <draw:text-box>
              <text:p text:style-name="P3"><text:span text:style-name="T3">1</text:span></text:p>
            </draw:text-box>
          </draw:frame>
          <draw:frame draw:style-name="gr21" draw:text-style-name="P5" draw:layer="layout" svg:width="1cm" svg:height="0.65cm" svg:x="4.8cm" svg:y="3.5cm">
            <draw:text-box>
              <text:p text:style-name="P3"><text:span text:style-name="T3">2</text:span></text:p>
            </draw:text-box>
          </draw:frame>
          <draw:frame draw:style-name="gr21" draw:text-style-name="P5" draw:layer="layout" svg:width="1cm" svg:height="0.65cm" svg:x="5.2cm" svg:y="0.1cm">
            <draw:text-box>
              <text:p text:style-name="P3"><text:span text:style-name="T7">x</text:span><text:span text:style-name="T3">3</text:span></text:p>
            </draw:text-box>
          </draw:frame>
          <draw:frame draw:style-name="gr21" draw:text-style-name="P5" draw:layer="layout" svg:width="1cm" svg:height="0.65cm" svg:x="6cm" svg:y="2.45cm">
            <draw:text-box>
              <text:p text:style-name="P3"><text:span text:style-name="T3">4</text:span></text:p>
            </draw:text-box>
          </draw:frame>
          <draw:frame draw:style-name="gr21" draw:text-style-name="P5" draw:layer="layout" svg:width="1cm" svg:height="0.65cm" svg:x="6.5cm" svg:y="0.4cm">
            <draw:text-box>
              <text:p text:style-name="P3"><text:span text:style-name="T3">5</text:span></text:p>
            </draw:text-box>
          </draw:frame>
          <draw:line draw:style-name="gr3" draw:text-style-name="P1" draw:layer="layout" svg:x1="7.1cm" svg:y1="3.1cm" svg:x2="6.8cm" svg:y2="1cm">
            <text:p text:style-name="P3"/>
          </draw:line>
        </draw:g>
        <draw:g>
          <draw:frame draw:style-name="gr21" draw:text-style-name="P5" draw:layer="layout" svg:width="1cm" svg:height="0.65cm" svg:x="8.2cm" svg:y="4.85cm">
            <draw:text-box>
              <text:p text:style-name="P3"><text:span text:style-name="T3">B</text:span></text:p>
            </draw:text-box>
          </draw:frame>
          <draw:polyline draw:style-name="gr20" draw:text-style-name="P1" draw:layer="layout" svg:width="3.599cm" svg:height="2.099cm" svg:x="6.9cm" svg:y="3.3cm" svg:viewBox="0 0 3600 2100" draw:points="0,2100 800,300 1200,1300 1500,800 2000,1900 2300,1200 2500,1600 3000,0 3300,1000 3600,200">
            <text:p text:style-name="P3"/>
          </draw:polyline>
          <draw:line draw:style-name="gr3" draw:text-style-name="P1" draw:layer="layout" svg:x1="9.1cm" svg:y1="5.2cm" svg:x2="11.7cm" svg:y2="3.2cm">
            <text:p text:style-name="P3"/>
          </draw:line>
          <draw:line draw:style-name="gr22" draw:text-style-name="P1" draw:layer="layout" svg:x1="10cm" svg:y1="2.1cm" svg:x2="9.9cm" svg:y2="3cm">
            <text:p text:style-name="P3"/>
          </draw:line>
          <draw:frame draw:style-name="gr23" draw:text-style-name="P5" draw:layer="layout" svg:width="3cm" svg:height="0.6cm" svg:x="9.2cm" svg:y="1.6cm">
            <draw:text-box>
              <text:p text:style-name="P3"><text:span text:style-name="T3">Максимална цена</text:span></text:p>
            </draw:text-box>
          </draw:frame>
          <draw:frame draw:style-name="gr21" draw:text-style-name="P5" draw:layer="layout" svg:width="1cm" svg:height="0.65cm" svg:x="7.3cm" svg:y="2.9cm">
            <draw:text-box>
              <text:p text:style-name="P3"><text:span text:style-name="T3">А</text:span></text:p>
            </draw:text-box>
          </draw:frame>
          <draw:frame draw:style-name="gr21" draw:text-style-name="P5" draw:layer="layout" svg:width="1cm" svg:height="0.65cm" svg:x="10.5cm" svg:y="2.8cm">
            <draw:text-box>
              <text:p text:style-name="P3"><text:span text:style-name="T3">C</text:span></text:p>
            </draw:text-box>
          </draw:frame>
          <draw:frame draw:style-name="gr21" draw:text-style-name="P5" draw:layer="layout" svg:width="1cm" svg:height="0.65cm" svg:x="8.8cm" svg:y="4cm">
            <draw:text-box>
              <text:p text:style-name="P3"><text:span text:style-name="T3">1</text:span></text:p>
            </draw:text-box>
          </draw:frame>
          <draw:frame draw:style-name="gr21" draw:text-style-name="P5" draw:layer="layout" svg:width="1cm" svg:height="0.65cm" svg:x="9.2cm" svg:y="4.8cm">
            <draw:text-box>
              <text:p text:style-name="P3"><text:span text:style-name="T3">2</text:span></text:p>
            </draw:text-box>
          </draw:frame>
          <draw:frame draw:style-name="gr21" draw:text-style-name="P5" draw:layer="layout" svg:width="1cm" svg:height="0.65cm" svg:x="9.5cm" svg:y="2.85cm">
            <draw:text-box>
              <text:p text:style-name="P3"><text:span text:style-name="T3">3</text:span></text:p>
            </draw:text-box>
          </draw:frame>
          <draw:frame draw:style-name="gr21" draw:text-style-name="P5" draw:layer="layout" svg:width="1cm" svg:height="0.65cm" svg:x="9.9cm" svg:y="4.25cm">
            <draw:text-box>
              <text:p text:style-name="P3"><text:span text:style-name="T3">4</text:span></text:p>
            </draw:text-box>
          </draw:frame>
          <draw:frame draw:style-name="gr21" draw:text-style-name="P5" draw:layer="layout" svg:width="1cm" svg:height="0.65cm" svg:x="10.2cm" svg:y="2.95cm">
            <draw:text-box>
              <text:p text:style-name="P3"><text:span text:style-name="T3">5</text:span></text:p>
            </draw:text-box>
          </draw:frame>
          <draw:line draw:style-name="gr24" draw:text-style-name="P1" draw:layer="layout" svg:x1="6.8cm" svg:y1="5.4cm" svg:x2="11.4cm" svg:y2="5.4cm">
            <text:p text:style-name="P3"/>
          </draw:line>
          <draw:line draw:style-name="gr24" draw:text-style-name="P1" draw:layer="layout" svg:x1="7.7cm" svg:y1="3.6cm" svg:x2="10.7cm" svg:y2="3.6cm">
            <text:p text:style-name="P3"/>
          </draw:line>
          <draw:line draw:style-name="gr3" draw:text-style-name="P1" draw:layer="layout" svg:x1="10.8cm" svg:y1="5.15cm" svg:x2="10.5cm" svg:y2="3.55cm">
            <text:p text:style-name="P3"/>
          </draw:line>
        </draw:g>
        <draw:frame draw:style-name="gr21" draw:text-style-name="P5" draw:layer="layout" svg:width="3.4cm" svg:height="0.887cm" svg:x="0.5cm" svg:y="1.7cm">
          <draw:text-box>
            <text:p text:style-name="P3"><text:span text:style-name="T3">Трендови импус с удължена 5-та</text:span></text:p>
          </draw:text-box>
        </draw:frame>
        <draw:frame draw:style-name="gr21" draw:text-style-name="P5" draw:layer="layout" svg:width="3.4cm" svg:height="0.65cm" svg:x="7.2cm" svg:y="5.513cm">
          <draw:text-box>
            <text:p text:style-name="P3"><text:span text:style-name="T3">Плоска корекция</text:span></text:p>
          </draw:text-box>
        </draw:frame>
      </draw:page>
      <draw:page draw:name="Неуспешна 5-та" draw:style-name="dp1" draw:master-page-name="Default">
        <office:forms form:automatic-focus="false" form:apply-design-mode="false"/>
        <draw:polyline draw:style-name="gr25" draw:text-style-name="P1" draw:layer="layout" svg:width="4.399cm" svg:height="3.699cm" svg:x="3.5cm" svg:y="1.7cm" svg:viewBox="0 0 4400 3700" draw:points="0,3700 693,968 1376,2061 1785,1515 2059,1651 2468,1105 2878,1924 3300,0 4000,800 4400,100">
          <text:p text:style-name="P3"/>
        </draw:polyline>
        <draw:line draw:style-name="gr3" draw:text-style-name="P1" draw:layer="layout" svg:x1="5.1cm" svg:y1="4.9cm" svg:x2="8.4cm" svg:y2="1.7cm">
          <text:p text:style-name="P3"/>
        </draw:line>
        <draw:line draw:style-name="gr3" draw:text-style-name="P1" draw:layer="layout" svg:x1="3cm" svg:y1="3.1cm" svg:x2="8.1cm" svg:y2="1.2cm">
          <text:p text:style-name="P3"/>
        </draw:line>
        <draw:frame draw:style-name="gr10" draw:text-style-name="P12" draw:layer="layout" svg:width="0.816cm" svg:height="0.581cm" svg:x="3.784cm" svg:y="2.1cm">
          <draw:text-box>
            <text:p text:style-name="P3"><text:span text:style-name="T7">х</text:span><text:span text:style-name="T3">1</text:span></text:p>
          </draw:text-box>
        </draw:frame>
        <draw:frame draw:style-name="gr10" draw:text-style-name="P12" draw:layer="layout" svg:width="0.659cm" svg:height="0.569cm" svg:x="6.341cm" svg:y="3.6cm">
          <draw:text-box>
            <text:p text:style-name="P3"><text:span text:style-name="T3">2</text:span></text:p>
          </draw:text-box>
        </draw:frame>
        <draw:frame draw:style-name="gr10" draw:text-style-name="P12" draw:layer="layout" svg:width="0.659cm" svg:height="0.569cm" svg:x="6.4cm" svg:y="1cm">
          <draw:text-box>
            <text:p text:style-name="P3"><text:span text:style-name="T3">3</text:span></text:p>
          </draw:text-box>
        </draw:frame>
        <draw:frame draw:style-name="gr10" draw:text-style-name="P12" draw:layer="layout" svg:width="0.659cm" svg:height="0.569cm" svg:x="7.341cm" svg:y="2.5cm">
          <draw:text-box>
            <text:p text:style-name="P3"><text:span text:style-name="T3">4</text:span></text:p>
          </draw:text-box>
        </draw:frame>
        <draw:frame draw:style-name="gr10" draw:text-style-name="P12" draw:layer="layout" svg:width="0.659cm" svg:height="0.569cm" svg:x="7.9cm" svg:y="1.131cm">
          <draw:text-box>
            <text:p text:style-name="P3"><text:span text:style-name="T3">5</text:span></text:p>
          </draw:text-box>
        </draw:frame>
        <draw:line draw:style-name="gr3" draw:text-style-name="P1" draw:layer="layout" svg:x1="7.9cm" svg:y1="1.8cm" svg:x2="8.5cm" svg:y2="5.3cm">
          <text:p text:style-name="P3"/>
        </draw:line>
      </draw:page>
      <draw:page draw:name="Трендови Импулс с Удължена 5-та" draw:style-name="dp1" draw:master-page-name="Default">
        <office:forms form:automatic-focus="false" form:apply-design-mode="false"/>
        <draw:polyline draw:style-name="gr20" draw:text-style-name="P1" draw:layer="layout" svg:width="5.299cm" svg:height="7.399cm" svg:x="2.7cm" svg:y="0.2cm" svg:viewBox="0 0 5300 7400" draw:points="0,7400 100,5850 800,6300 1600,3900 2100,4650 3100,3400 3500,4300 5300,0">
          <text:p text:style-name="P3"/>
        </draw:polyline>
        <draw:line draw:style-name="gr3" draw:text-style-name="P1" draw:layer="layout" svg:x1="2.7cm" svg:y1="7.2cm" svg:x2="10.5cm" svg:y2="1.3cm">
          <text:p text:style-name="P3"/>
        </draw:line>
        <draw:line draw:style-name="gr3" draw:text-style-name="P1" draw:layer="layout" svg:x1="2.2cm" svg:y1="6.75cm" svg:x2="7.2cm" svg:y2="0.35cm">
          <text:p text:style-name="P3"/>
        </draw:line>
        <draw:frame draw:style-name="gr21" draw:text-style-name="P5" draw:layer="layout" svg:width="1cm" svg:height="0.65cm" svg:x="2.2cm" svg:y="5.5cm">
          <draw:text-box>
            <text:p text:style-name="P3"><text:span text:style-name="T3">1:5</text:span></text:p>
          </draw:text-box>
        </draw:frame>
        <draw:frame draw:style-name="gr21" draw:text-style-name="P5" draw:layer="layout" svg:width="1cm" svg:height="0.65cm" svg:x="3.4cm" svg:y="6.55cm">
          <draw:text-box>
            <text:p text:style-name="P3"><text:span text:style-name="T3">2:3</text:span></text:p>
          </draw:text-box>
        </draw:frame>
        <draw:frame draw:style-name="gr21" draw:text-style-name="P5" draw:layer="layout" svg:width="1cm" svg:height="0.65cm" svg:x="3.6cm" svg:y="3.7cm">
          <draw:text-box>
            <text:p text:style-name="P3"><text:span text:style-name="T3">3:5</text:span></text:p>
          </draw:text-box>
        </draw:frame>
        <draw:frame draw:style-name="gr21" draw:text-style-name="P5" draw:layer="layout" svg:width="1cm" svg:height="0.65cm" svg:x="5.4cm" svg:y="4.2cm">
          <draw:text-box>
            <text:p text:style-name="P3"><text:span text:style-name="T3">4:3</text:span></text:p>
          </draw:text-box>
        </draw:frame>
        <draw:frame draw:style-name="gr21" draw:text-style-name="P5" draw:layer="layout" svg:width="1.2cm" svg:height="0.65cm" svg:x="7cm" svg:y="0.1cm">
          <draw:text-box>
            <text:p text:style-name="P3"><text:span text:style-name="T7">х</text:span><text:span text:style-name="T3">5:5</text:span></text:p>
          </draw:text-box>
        </draw:frame>
        <draw:line draw:style-name="gr26" draw:text-style-name="P1" draw:layer="layout" svg:x1="8.7cm" svg:y1="3.7cm" svg:x2="8cm" svg:y2="0.2cm">
          <text:p text:style-name="P3"/>
        </draw:line>
        <draw:polyline draw:style-name="gr5" draw:text-style-name="P1" draw:layer="layout" svg:width="0.599cm" svg:height="1.499cm" svg:x="1.8cm" svg:y="6.1cm" svg:viewBox="0 0 600 1500" draw:points="500,0 0,0 0,1500 600,1500">
          <svg:title>12</svg:title>
          <text:p text:style-name="P3"/>
        </draw:polyline>
        <draw:frame draw:style-name="gr6" draw:text-style-name="P4" draw:layer="layout" svg:width="2.1cm" svg:height="0.581cm" svg:x="7.4cm" svg:y="5.5cm">
          <draw:text-box>
            <text:p text:style-name="P3"><text:span text:style-name="T1">(0-3) </text:span><text:span text:style-name="T2">- </text:span><text:span text:style-name="T1">100%</text:span></text:p>
          </draw:text-box>
        </draw:frame>
        <draw:polyline draw:style-name="gr5" draw:text-style-name="P2" draw:layer="layout" svg:width="1.899cm" svg:height="2.399cm" svg:x="1.2cm" svg:y="4.1cm" svg:viewBox="0 0 1900 2400" draw:points="1900,0 0,0 0,2400 400,2400">
          <svg:title>12</svg:title>
          <text:p text:style-name="P3"/>
        </draw:polyline>
        <draw:rect draw:style-name="gr9" draw:text-style-name="P7" draw:layer="layout" svg:width="0.2cm" svg:height="0.4cm" svg:x="2.7cm" svg:y="7.9cm">
          <text:p text:style-name="P6"><text:span text:style-name="T3">1</text:span></text:p>
        </draw:rect>
        <draw:rect draw:style-name="gr9" draw:text-style-name="P7" draw:layer="layout" svg:width="0.7cm" svg:height="0.4cm" svg:x="3.6cm" svg:y="7.9cm">
          <text:p text:style-name="P6"><text:span text:style-name="T3">3</text:span></text:p>
        </draw:rect>
        <draw:rect draw:style-name="gr9" draw:text-style-name="P7" draw:layer="layout" svg:width="1.7cm" svg:height="0.4cm" svg:x="6.3cm" svg:y="7.9cm">
          <text:p text:style-name="P6"><text:span text:style-name="T3">5</text:span></text:p>
        </draw:rect>
        <draw:frame draw:style-name="gr10" draw:text-style-name="P8" draw:layer="layout" svg:width="1.577cm" svg:height="0.581cm" svg:x="1.023cm" svg:y="7.8cm">
          <draw:text-box>
            <text:p text:style-name="P3"><text:span text:style-name="T1">Време :</text:span></text:p>
          </draw:text-box>
        </draw:frame>
        <draw:frame draw:style-name="gr8" draw:text-style-name="P4" draw:layer="layout" svg:width="3.2cm" svg:height="0.899cm" svg:x="0.3cm" svg:y="3.213cm">
          <draw:text-box>
            <text:p text:style-name="P3"><text:span text:style-name="T2">От </text:span><text:span text:style-name="T1">100%</text:span><text:span text:style-name="T2"> до </text:span><text:span text:style-name="T1">161.8%</text:span><text:span text:style-name="T2"> от вълна 1</text:span></text:p>
          </draw:text-box>
        </draw:frame>
        <draw:rect draw:style-name="gr9" draw:text-style-name="P7" draw:layer="layout" svg:width="0.7cm" svg:height="0.4cm" svg:x="2.9cm" svg:y="7.9cm">
          <text:p text:style-name="P6"><text:span text:style-name="T3">2</text:span></text:p>
        </draw:rect>
        <draw:rect draw:style-name="gr9" draw:text-style-name="P7" draw:layer="layout" svg:width="2cm" svg:height="0.4cm" svg:x="4.3cm" svg:y="7.9cm">
          <text:p text:style-name="P6"><text:span text:style-name="T3">4</text:span></text:p>
        </draw:rect>
        <draw:frame draw:style-name="gr21" draw:text-style-name="P13" draw:layer="layout" svg:width="1.3cm" svg:height="0.65cm" svg:x="0.7cm" svg:y="6.6cm">
          <draw:text-box>
            <text:p text:style-name="P3"><text:span text:style-name="T7">100%</text:span></text:p>
          </draw:text-box>
        </draw:frame>
        <draw:polyline draw:style-name="gr5" draw:text-style-name="P2" draw:layer="layout" svg:width="2.799cm" svg:height="3.499cm" svg:x="4.8cm" svg:y="4.1cm" svg:viewBox="0 0 2800 3500" draw:points="2200,0 2800,0 2800,3500 0,3500">
          <svg:title>12</svg:title>
          <text:p text:style-name="P3"/>
        </draw:polyline>
        <draw:polyline draw:style-name="gr5" draw:text-style-name="P2" draw:layer="layout" svg:width="0.599cm" svg:height="4.299cm" svg:x="8.3cm" svg:y="0.2cm" svg:viewBox="0 0 600 4300" draw:points="300,0 600,0 600,4300 0,4300">
          <svg:title>12</svg:title>
          <text:p text:style-name="P3"/>
        </draw:polyline>
        <draw:frame draw:style-name="gr6" draw:text-style-name="P4" draw:layer="layout" svg:width="3.2cm" svg:height="0.911cm" svg:x="8.9cm" svg:y="2.5cm">
          <draw:text-box>
            <text:p text:style-name="P3"><text:span text:style-name="T2">От </text:span><text:span text:style-name="T1">100%</text:span><text:span text:style-name="T2"> до </text:span><text:span text:style-name="T1">261,8%</text:span><text:span text:style-name="T2"> от растоянието </text:span><text:span text:style-name="T1">(0-3)</text:span></text:p>
          </draw:text-box>
        </draw:frame>
        <draw:frame draw:style-name="gr8" draw:text-style-name="P5" draw:layer="layout" svg:width="1.5cm" svg:height="0.569cm" draw:transform="rotate (0.663399648682919) translate (4.268cm 5.452cm)">
          <draw:text-box>
            <text:p text:style-name="P3"><text:span text:style-name="T3">ТЛ 2-4</text:span></text:p>
          </draw:text-box>
        </draw:frame>
        <draw:polyline draw:style-name="gr11" draw:text-style-name="P2" draw:layer="layout" svg:width="1.799cm" svg:height="3.799cm" svg:x="6.2cm" svg:y="1.1cm" svg:viewBox="0 0 1800 3800" draw:points="1800,0 1800,3800 0,3800 0,3300">
          <svg:title>12</svg:title>
          <text:p text:style-name="P3"/>
        </draw:polyline>
        <draw:polyline draw:style-name="gr11" draw:text-style-name="P2" draw:layer="layout" svg:width="0.499cm" svg:height="1.999cm" svg:x="8cm" svg:y="2.3cm" svg:viewBox="0 0 500 2000" draw:points="500,0 500,2000 0,2000 0,1000">
          <svg:title>12</svg:title>
          <text:p text:style-name="P3"/>
        </draw:polyline>
        <draw:frame draw:style-name="gr4" draw:text-style-name="P4" draw:layer="layout" svg:width="1.5cm" svg:height="0.569cm" svg:x="7.5cm" svg:y="4.8cm">
          <draw:text-box>
            <text:p text:style-name="P3"><text:span text:style-name="T2">Етап 1</text:span></text:p>
          </draw:text-box>
        </draw:frame>
      </draw:page>
      <draw:page draw:name="Трендови Импулс с Удължена 5-та в терминал" draw:style-name="dp1" draw:master-page-name="Default">
        <office:forms form:automatic-focus="false" form:apply-design-mode="false"/>
        <draw:polyline draw:style-name="gr20" draw:text-style-name="P1" draw:layer="layout" svg:width="6.599cm" svg:height="7.1cm" svg:x="2.7cm" svg:y="0.5cm" svg:viewBox="0 0 6600 7101" draw:points="0,7101 100,5551 800,6001 1600,3601 2100,4351 3100,3101 3500,4001 4100,1300 5200,2600 5700,600 6400,1400 6600,0">
          <text:p text:style-name="P3"/>
        </draw:polyline>
        <draw:line draw:style-name="gr3" draw:text-style-name="P1" draw:layer="layout" svg:x1="2.7cm" svg:y1="7.201cm" svg:x2="10.5cm" svg:y2="1.301cm">
          <text:p text:style-name="P3"/>
        </draw:line>
        <draw:line draw:style-name="gr3" draw:text-style-name="P1" draw:layer="layout" svg:x1="2.2cm" svg:y1="6.751cm" svg:x2="7.2cm" svg:y2="0.351cm">
          <text:p text:style-name="P3"/>
        </draw:line>
        <draw:frame draw:style-name="gr21" draw:text-style-name="P5" draw:layer="layout" svg:width="1cm" svg:height="0.65cm" svg:x="2.2cm" svg:y="5.501cm">
          <draw:text-box>
            <text:p text:style-name="P3"><text:span text:style-name="T3">(1)</text:span></text:p>
          </draw:text-box>
        </draw:frame>
        <draw:frame draw:style-name="gr21" draw:text-style-name="P5" draw:layer="layout" svg:width="1cm" svg:height="0.65cm" svg:x="3.4cm" svg:y="6.551cm">
          <draw:text-box>
            <text:p text:style-name="P3"><text:span text:style-name="T3">(2)</text:span></text:p>
          </draw:text-box>
        </draw:frame>
        <draw:frame draw:style-name="gr21" draw:text-style-name="P5" draw:layer="layout" svg:width="1cm" svg:height="0.65cm" svg:x="6.416cm" svg:y="1.244cm">
          <draw:text-box>
            <text:p text:style-name="P3"><text:span text:style-name="T3">x1</text:span></text:p>
          </draw:text-box>
        </draw:frame>
        <draw:frame draw:style-name="gr21" draw:text-style-name="P5" draw:layer="layout" svg:width="1cm" svg:height="0.65cm" svg:x="6cm" svg:y="4.5cm">
          <draw:text-box>
            <text:p text:style-name="P3"><text:span text:style-name="T3">(4)</text:span></text:p>
          </draw:text-box>
        </draw:frame>
        <draw:frame draw:style-name="gr21" draw:text-style-name="P5" draw:layer="layout" svg:width="1.5cm" svg:height="0.65cm" svg:x="9.6cm" svg:y="0.15cm">
          <draw:text-box>
            <text:p text:style-name="P3"><text:span text:style-name="T7">sх</text:span><text:span text:style-name="T8">(</text:span><text:span text:style-name="T3">5)</text:span></text:p>
          </draw:text-box>
        </draw:frame>
        <draw:frame draw:style-name="gr8" draw:text-style-name="P5" draw:layer="layout" svg:width="1.5cm" svg:height="0.569cm" draw:transform="rotate (0.663399648682919) translate (4.268cm 5.453cm)">
          <draw:text-box>
            <text:p text:style-name="P3"><text:span text:style-name="T3">ТЛ 2-4</text:span></text:p>
          </draw:text-box>
        </draw:frame>
        <draw:line draw:style-name="gr3" draw:text-style-name="P1" draw:layer="layout" svg:x1="6.2cm" svg:y1="2cm" svg:x2="9.8cm" svg:y2="0.4cm">
          <text:p text:style-name="P3"/>
        </draw:line>
        <draw:line draw:style-name="gr3" draw:text-style-name="P1" draw:layer="layout" svg:x1="7.5cm" svg:y1="3.6cm" svg:x2="10.2cm" svg:y2="0.8cm">
          <text:p text:style-name="P3"/>
        </draw:line>
        <draw:frame draw:style-name="gr21" draw:text-style-name="P5" draw:layer="layout" svg:width="1cm" svg:height="0.65cm" svg:x="3.7cm" svg:y="3.55cm">
          <draw:text-box>
            <text:p text:style-name="P3"><text:span text:style-name="T3">(3)</text:span></text:p>
          </draw:text-box>
        </draw:frame>
        <draw:frame draw:style-name="gr21" draw:text-style-name="P5" draw:layer="layout" svg:width="1cm" svg:height="0.65cm" svg:x="7.3cm" svg:y="2.85cm">
          <draw:text-box>
            <text:p text:style-name="P3"><text:span text:style-name="T3">2</text:span></text:p>
          </draw:text-box>
        </draw:frame>
        <draw:frame draw:style-name="gr21" draw:text-style-name="P5" draw:layer="layout" svg:width="1cm" svg:height="0.65cm" svg:x="7.9cm" svg:y="0.55cm">
          <draw:text-box>
            <text:p text:style-name="P3"><text:span text:style-name="T3">3</text:span></text:p>
          </draw:text-box>
        </draw:frame>
        <draw:frame draw:style-name="gr21" draw:text-style-name="P5" draw:layer="layout" svg:width="1cm" svg:height="0.65cm" svg:x="8.4cm" svg:y="1.65cm">
          <draw:text-box>
            <text:p text:style-name="P3"><text:span text:style-name="T3">4</text:span></text:p>
          </draw:text-box>
        </draw:frame>
        <draw:frame draw:style-name="gr21" draw:text-style-name="P5" draw:layer="layout" svg:width="1cm" svg:height="0.65cm" svg:x="8.7cm" svg:y="0.15cm">
          <draw:text-box>
            <text:p text:style-name="P3"><text:span text:style-name="T3">5</text:span></text:p>
          </draw:text-box>
        </draw:frame>
      </draw:page>
      <draw:page draw:name="Терминален Импулс с Удължена 1-ва" draw:style-name="dp1" draw:master-page-name="Default">
        <office:forms form:automatic-focus="false" form:apply-design-mode="false"/>
        <draw:rect draw:style-name="gr27" draw:text-style-name="P1" draw:layer="layout" svg:width="3cm" svg:height="0.4cm" svg:x="4.7cm" svg:y="2cm">
          <text:p text:style-name="P3"/>
        </draw:rect>
        <draw:polyline draw:style-name="gr1" draw:text-style-name="P1" draw:layer="layout" svg:width="4.599cm" svg:height="4.499cm" svg:x="3.4cm" svg:y="0.8cm" svg:viewBox="0 0 4600 4500" draw:points="0,4500 300,2600 1000,2900 1300,1300 1600,3000 2400,1400 2700,3000 3400,600 4100,1600 4600,0">
          <text:p text:style-name="P3"/>
        </draw:polyline>
        <draw:line draw:style-name="gr2" draw:text-style-name="P1" draw:layer="layout" svg:x1="3.3cm" svg:y1="2.5cm" svg:x2="8.7cm" svg:y2="0.7cm">
          <text:p text:style-name="P3"/>
        </draw:line>
        <draw:line draw:style-name="gr3" draw:text-style-name="P2" draw:layer="layout" svg:x1="4.9cm" svg:y1="5.1cm" svg:x2="8.9cm" svg:y2="1cm">
          <text:p text:style-name="P3"/>
        </draw:line>
        <draw:frame draw:style-name="gr4" draw:text-style-name="P4" draw:layer="layout" svg:width="1.4cm" svg:height="0.581cm" svg:x="4cm" svg:y="1.419cm">
          <draw:text-box>
            <text:p text:style-name="P3"><text:span text:style-name="T1">sx1</text:span><text:span text:style-name="T2">:3</text:span></text:p>
          </draw:text-box>
        </draw:frame>
        <draw:polyline draw:style-name="gr5" draw:text-style-name="P1" draw:layer="layout" svg:width="0.299cm" svg:height="1.699cm" svg:x="8.9cm" svg:y="2.1cm" svg:viewBox="0 0 300 1700" draw:points="0,0 300,0 300,1700 100,1700">
          <svg:title>12</svg:title>
          <text:p text:style-name="P3"/>
        </draw:polyline>
        <draw:frame draw:style-name="gr4" draw:text-style-name="P4" draw:layer="layout" svg:width="0.9cm" svg:height="0.569cm" svg:x="5.8cm" svg:y="3.8cm">
          <draw:text-box>
            <text:p text:style-name="P3"><text:span text:style-name="T2">2:3</text:span></text:p>
          </draw:text-box>
        </draw:frame>
        <draw:frame draw:style-name="gr28" draw:text-style-name="P4" draw:layer="layout" svg:width="0.9cm" svg:height="0.569cm" svg:x="6.3cm" svg:y="0.8cm">
          <draw:text-box>
            <text:p text:style-name="P3"><text:span text:style-name="T2">3:3</text:span></text:p>
          </draw:text-box>
        </draw:frame>
        <draw:frame draw:style-name="gr4" draw:text-style-name="P4" draw:layer="layout" svg:width="0.9cm" svg:height="0.569cm" svg:x="6.7cm" svg:y="2.131cm">
          <draw:text-box>
            <text:p text:style-name="P3"><text:span text:style-name="T2">4:3</text:span></text:p>
          </draw:text-box>
        </draw:frame>
        <draw:frame draw:style-name="gr4" draw:text-style-name="P4" draw:layer="layout" svg:width="0.9cm" svg:height="0.569cm" svg:x="7.8cm" svg:y="0.231cm">
          <draw:text-box>
            <text:p text:style-name="P3"><text:span text:style-name="T2">5:3</text:span></text:p>
          </draw:text-box>
        </draw:frame>
        <draw:frame draw:style-name="gr8" draw:text-style-name="P4" draw:layer="layout" svg:width="3.1cm" svg:height="1.129cm" svg:x="9.1cm" svg:y="0.871cm">
          <draw:text-box>
            <text:p text:style-name="P3"><text:span text:style-name="T9">Вълна 5 - </text:span><text:span text:style-name="T10">д</text:span><text:span text:style-name="T2">о 99% от </text:span><text:span text:style-name="T11">Вълна 3</text:span><text:span text:style-name="T2"> </text:span><text:span text:style-name="T12">/най често 38,2% или 61,8%/</text:span></text:p>
          </draw:text-box>
        </draw:frame>
        <draw:polyline draw:style-name="gr5" draw:text-style-name="P2" draw:layer="layout" svg:width="0.499cm" svg:height="3.199cm" svg:x="2.8cm" svg:y="2.1cm" svg:viewBox="0 0 500 3200" draw:points="400,0 0,0 0,3200 500,3200">
          <svg:title>12</svg:title>
          <text:p text:style-name="P3"/>
        </draw:polyline>
        <draw:frame draw:style-name="gr8" draw:text-style-name="P5" draw:layer="layout" svg:width="1.5cm" svg:height="0.569cm" svg:x="5.3cm" svg:y="5.3cm">
          <draw:text-box>
            <text:p text:style-name="P3"><text:span text:style-name="T3">100%</text:span></text:p>
          </draw:text-box>
        </draw:frame>
        <draw:polyline draw:style-name="gr5" draw:text-style-name="P2" draw:layer="layout" svg:width="0.599cm" svg:height="1.599cm" svg:x="9cm" svg:y="0.8cm" svg:viewBox="0 0 600 1600" draw:points="0,0 600,0 600,1600 400,1600">
          <svg:title>12</svg:title>
          <text:p text:style-name="P3"/>
        </draw:polyline>
        <draw:frame draw:style-name="gr8" draw:text-style-name="P4" draw:layer="layout" svg:width="1.3cm" svg:height="0.569cm" svg:x="1.7cm" svg:y="3.931cm">
          <draw:text-box>
            <text:p text:style-name="P3"><text:span text:style-name="T2">100%</text:span></text:p>
          </draw:text-box>
        </draw:frame>
        <draw:polyline draw:style-name="gr11" draw:text-style-name="P2" draw:layer="layout" svg:width="0.499cm" svg:height="1.799cm" svg:x="7.5cm" svg:y="1.4cm" svg:viewBox="0 0 500 1800" draw:points="500,0 500,1800 0,1800 0,1300">
          <svg:title>12</svg:title>
          <text:p text:style-name="P3"/>
        </draw:polyline>
        <draw:line draw:style-name="gr3" draw:text-style-name="P2" draw:layer="layout" svg:x1="8cm" svg:y1="0.8cm" svg:x2="9.1cm" svg:y2="5.3cm">
          <text:p text:style-name="P3"/>
        </draw:line>
        <draw:polyline draw:style-name="gr11" draw:text-style-name="P2" draw:layer="layout" svg:width="0.199cm" svg:height="2.299cm" svg:x="8cm" svg:y="1.3cm" svg:viewBox="0 0 200 2300" draw:points="200,0 200,2300 0,2300 0,700">
          <svg:title>12</svg:title>
          <text:p text:style-name="P3"/>
        </draw:polyline>
        <draw:frame draw:style-name="gr4" draw:text-style-name="P14" draw:layer="layout" svg:width="1.5cm" svg:height="0.573cm" svg:x="7.2cm" svg:y="3.531cm">
          <draw:text-box>
            <text:p text:style-name="P3"><text:span text:style-name="T4">Етап 1</text:span></text:p>
          </draw:text-box>
        </draw:frame>
        <draw:frame draw:style-name="gr8" draw:text-style-name="P5" draw:layer="layout" svg:width="1.5cm" svg:height="0.569cm" draw:transform="rotate (0.755378500263003) translate (5.918cm 3.386cm)">
          <draw:text-box>
            <text:p text:style-name="P3"><text:span text:style-name="T3">ТЛ 2-4</text:span></text:p>
          </draw:text-box>
        </draw:frame>
        <draw:polyline draw:style-name="gr29" draw:text-style-name="P1" draw:layer="layout" svg:width="2.299cm" svg:height="0.499cm" svg:x="8cm" svg:y="5.3cm" svg:viewBox="0 0 2300 500" draw:points="0,200 0,500 2300,500 2300,0">
          <text:p text:style-name="P3"/>
        </draw:polyline>
        <draw:polyline draw:style-name="gr29" draw:text-style-name="P1" draw:layer="layout" svg:width="4.599cm" svg:height="0.499cm" svg:x="3.4cm" svg:y="5.3cm" svg:viewBox="0 0 4600 500" draw:points="0,0 0,500 4600,500 4600,0">
          <text:p text:style-name="P3"/>
        </draw:polyline>
        <draw:frame draw:style-name="gr8" draw:text-style-name="P5" draw:layer="layout" svg:width="3.8cm" svg:height="1.053cm" svg:x="8.7cm" svg:y="5.347cm">
          <draw:text-box>
            <text:p text:style-name="P3"><text:span text:style-name="T3">20%-50% </text:span></text:p>
            <text:p text:style-name="P3"><text:span text:style-name="T13">от времемто </text:span></text:p>
            <text:p text:style-name="P3"><text:span text:style-name="T13">на терминалния импулс</text:span></text:p>
          </draw:text-box>
        </draw:frame>
        <draw:line draw:style-name="gr3" draw:text-style-name="P1" draw:layer="layout" svg:x1="8.8cm" svg:y1="5.3cm" svg:x2="8.8cm" svg:y2="5.8cm">
          <text:p text:style-name="P3"/>
        </draw:line>
        <draw:line draw:style-name="gr26" draw:text-style-name="P1" draw:layer="layout" svg:x1="3.4cm" svg:y1="5.3cm" svg:x2="10.3cm" svg:y2="5.3cm">
          <text:p text:style-name="P3"/>
        </draw:line>
        <draw:frame draw:style-name="gr30" draw:text-style-name="P5" draw:layer="layout" svg:width="3.4cm" svg:height="1.516cm" svg:x="8.8cm" svg:y="4.084cm">
          <draw:text-box>
            <text:p text:style-name="P3"><text:span text:style-name="T14">Минмална цел след края на терминалния импулс е неговото начало</text:span></text:p>
          </draw:text-box>
        </draw:frame>
        <draw:frame draw:style-name="gr31" draw:text-style-name="P4" draw:layer="layout" svg:width="2.5cm" svg:height="0.887cm" svg:x="9.1cm" svg:y="2.9cm">
          <draw:text-box>
            <text:p text:style-name="P3"><text:span text:style-name="T9">Вълна 2 - </text:span><text:span text:style-name="T10">д</text:span><text:span text:style-name="T2">о 61,8% от 1</text:span></text:p>
          </draw:text-box>
        </draw:frame>
        <draw:polyline draw:style-name="gr5" draw:text-style-name="P2" draw:layer="layout" svg:width="0.499cm" svg:height="2.499cm" svg:x="2.4cm" svg:y="1.3cm" svg:viewBox="0 0 500 2500" draw:points="500,0 0,0 0,2500 200,2500">
          <svg:title>12</svg:title>
          <text:p text:style-name="P3"/>
        </draw:polyline>
        <draw:frame draw:style-name="gr8" draw:text-style-name="P4" draw:layer="layout" svg:width="2.6cm" svg:height="1.217cm" svg:x="0cm" svg:y="2.183cm">
          <draw:text-box>
            <text:p text:style-name="P3"><text:span text:style-name="T9">Вълна 3 - </text:span><text:span text:style-name="T2">До 61% о</text:span><text:span text:style-name="T10">т вълна 1</text:span><text:span text:style-name="T1"> </text:span><text:span text:style-name="T10">или малко повече</text:span></text:p>
          </draw:text-box>
        </draw:frame>
      </draw:page>
      <draw:page draw:name="Терминален Импулс с Удължена 1-ва 5-та в триъгълник" draw:style-name="dp1" draw:master-page-name="Default">
        <office:forms form:automatic-focus="false" form:apply-design-mode="false"/>
        <draw:frame draw:style-name="gr4" draw:text-style-name="P4" draw:layer="layout" svg:width="1.4cm" svg:height="0.581cm" svg:x="3.335cm" svg:y="1.5cm">
          <draw:text-box>
            <text:p text:style-name="P3"><text:span text:style-name="T1">sx</text:span><text:span text:style-name="T10">(1)</text:span></text:p>
          </draw:text-box>
        </draw:frame>
        <draw:frame draw:style-name="gr4" draw:text-style-name="P4" draw:layer="layout" svg:width="0.9cm" svg:height="0.569cm" svg:x="5.235cm" svg:y="3.8cm">
          <draw:text-box>
            <text:p text:style-name="P3"><text:span text:style-name="T2">(2)</text:span></text:p>
          </draw:text-box>
        </draw:frame>
        <draw:frame draw:style-name="gr28" draw:text-style-name="P4" draw:layer="layout" svg:width="1.2cm" svg:height="0.581cm" svg:x="5.635cm" svg:y="0.519cm">
          <draw:text-box>
            <text:p text:style-name="P3"><text:span text:style-name="T1">s</text:span><text:span text:style-name="T2">(3)</text:span></text:p>
          </draw:text-box>
        </draw:frame>
        <draw:frame draw:style-name="gr4" draw:text-style-name="P4" draw:layer="layout" svg:width="0.9cm" svg:height="0.569cm" svg:x="6.735cm" svg:y="2.3cm">
          <draw:text-box>
            <text:p text:style-name="P3"><text:span text:style-name="T2">(4)</text:span></text:p>
          </draw:text-box>
        </draw:frame>
        <draw:frame draw:style-name="gr4" draw:text-style-name="P4" draw:layer="layout" svg:width="1.2cm" svg:height="0.581cm" svg:x="9.635cm" svg:y="0.2cm">
          <draw:text-box>
            <text:p text:style-name="P3"><text:span text:style-name="T1">s</text:span><text:span text:style-name="T2">(5)</text:span></text:p>
          </draw:text-box>
        </draw:frame>
        <draw:polyline draw:style-name="gr32" draw:text-style-name="P1" draw:layer="layout" svg:width="6.899cm" svg:height="5.099cm" svg:x="2.335cm" svg:y="0.8cm" svg:viewBox="0 0 6900 5100" draw:points="0,5100 300,3900 600,4200 800,3100 900,3200 1100,2100 1400,2300 1600,1300 1800,3100 2100,2000 2400,2400 2600,1400 3100,3100 3400,1400 3700,1800 3900,300 4000,800 4200,800 4200,1200 4400,1100 4400,1400 4500,1400 4600,1600 5200,0 5300,700 5500,600 5500,1200 5900,200 6000,500 6100,500 6300,900 6500,500 6700,700 6900,500">
          <text:p text:style-name="P3"/>
        </draw:polyline>
        <draw:line draw:style-name="gr3" draw:text-style-name="P1" draw:layer="layout" svg:x1="4.335cm" svg:y1="5cm" svg:x2="7.335cm" svg:y2="2cm">
          <text:p text:style-name="P3"/>
        </draw:line>
        <draw:line draw:style-name="gr3" draw:text-style-name="P1" draw:layer="layout" svg:x1="2.135cm" svg:y1="2.9cm" svg:x2="7.035cm" svg:y2="0.7cm">
          <text:p text:style-name="P3"/>
        </draw:line>
        <draw:line draw:style-name="gr3" draw:text-style-name="P1" draw:layer="layout" svg:x1="7.635cm" svg:y1="2.1cm" svg:x2="9.535cm" svg:y2="1.4cm">
          <text:p text:style-name="P3"/>
        </draw:line>
        <draw:line draw:style-name="gr3" draw:text-style-name="P1" draw:layer="layout" svg:x1="7.235cm" svg:y1="0.7cm" svg:x2="9.535cm" svg:y2="1.4cm">
          <text:p text:style-name="P3"/>
        </draw:line>
        <draw:frame draw:style-name="gr4" draw:text-style-name="P4" draw:layer="layout" svg:width="0.9cm" svg:height="0.569cm" svg:x="7.235cm" svg:y="0.3cm">
          <draw:text-box>
            <text:p text:style-name="P3"><text:span text:style-name="T2">a</text:span></text:p>
          </draw:text-box>
        </draw:frame>
        <draw:frame draw:style-name="gr4" draw:text-style-name="P4" draw:layer="layout" svg:width="0.9cm" svg:height="0.569cm" svg:x="7.535cm" svg:y="1.931cm">
          <draw:text-box>
            <text:p text:style-name="P3"><text:span text:style-name="T2">b</text:span></text:p>
          </draw:text-box>
        </draw:frame>
        <draw:frame draw:style-name="gr4" draw:text-style-name="P4" draw:layer="layout" svg:width="0.9cm" svg:height="0.569cm" svg:x="7.935cm" svg:y="0.5cm">
          <draw:text-box>
            <text:p text:style-name="P3"><text:span text:style-name="T2">c</text:span></text:p>
          </draw:text-box>
        </draw:frame>
        <draw:frame draw:style-name="gr4" draw:text-style-name="P4" draw:layer="layout" svg:width="0.9cm" svg:height="0.569cm" svg:x="8.335cm" svg:y="1.6cm">
          <draw:text-box>
            <text:p text:style-name="P3"><text:span text:style-name="T2">d</text:span></text:p>
          </draw:text-box>
        </draw:frame>
        <draw:frame draw:style-name="gr4" draw:text-style-name="P4" draw:layer="layout" svg:width="0.9cm" svg:height="0.569cm" svg:x="9.035cm" svg:y="0.831cm">
          <draw:text-box>
            <text:p text:style-name="P3"><text:span text:style-name="T2">e</text:span></text:p>
          </draw:text-box>
        </draw:frame>
        <draw:frame draw:style-name="gr10" draw:text-style-name="P15" draw:layer="layout" svg:width="2.335cm" svg:height="0.573cm" svg:x="1.6cm" svg:y="1.827cm">
          <draw:text-box>
            <text:p text:style-name="P3"><text:span text:style-name="T15">Двоен ЗигЗаг</text:span></text:p>
          </draw:text-box>
        </draw:frame>
        <draw:frame draw:style-name="gr10" draw:text-style-name="P15" draw:layer="layout" svg:width="1.463cm" svg:height="0.573cm" svg:x="4.7cm" svg:y="4.3cm">
          <draw:text-box>
            <text:p text:style-name="P3"><text:span text:style-name="T15">Плоска</text:span></text:p>
          </draw:text-box>
        </draw:frame>
        <draw:frame draw:style-name="gr10" draw:text-style-name="P15" draw:layer="layout" svg:width="1.442cm" svg:height="0.573cm" svg:x="4.735cm" svg:y="0.7cm">
          <draw:text-box>
            <text:p text:style-name="P3"><text:span text:style-name="T15">ЗигЗаг</text:span></text:p>
          </draw:text-box>
        </draw:frame>
        <draw:frame draw:style-name="gr10" draw:text-style-name="P15" draw:layer="layout" svg:width="2.335cm" svg:height="0.573cm" svg:x="6.593cm" svg:y="2.727cm">
          <draw:text-box>
            <text:p text:style-name="P3"><text:span text:style-name="T15">Двоен ЗигЗаг</text:span></text:p>
          </draw:text-box>
        </draw:frame>
        <draw:frame draw:style-name="gr10" draw:text-style-name="P15" draw:layer="layout" svg:width="2.509cm" svg:height="0.573cm" svg:x="9.1cm" svg:y="0.527cm">
          <draw:text-box>
            <text:p text:style-name="P3"><text:span text:style-name="T15">Сходящ Триъг.</text:span></text:p>
          </draw:text-box>
        </draw:frame>
        <draw:line draw:style-name="gr33" draw:text-style-name="P1" draw:layer="layout" svg:x1="9.2cm" svg:y1="1.3cm" svg:x2="10.1cm" svg:y2="6.1cm">
          <text:p text:style-name="P3"/>
        </draw:line>
        <draw:line draw:style-name="gr33" draw:text-style-name="P1" draw:layer="layout" svg:x1="1.4cm" svg:y1="1.1cm" svg:x2="2.3cm" svg:y2="5.9cm">
          <text:p text:style-name="P3"/>
        </draw:line>
      </draw:page>
      <draw:page draw:name="Терминален Импулс с Удължена 1-ва 5-та - Плоска удъклжена" draw:style-name="dp1" draw:master-page-name="Default">
        <office:forms form:automatic-focus="false" form:apply-design-mode="false"/>
        <draw:frame draw:style-name="gr4" draw:text-style-name="P4" draw:layer="layout" svg:width="1.4cm" svg:height="0.581cm" svg:x="3.335cm" svg:y="1.5cm">
          <draw:text-box>
            <text:p text:style-name="P3"><text:span text:style-name="T1">sx</text:span><text:span text:style-name="T10">(1)</text:span></text:p>
          </draw:text-box>
        </draw:frame>
        <draw:frame draw:style-name="gr4" draw:text-style-name="P4" draw:layer="layout" svg:width="0.9cm" svg:height="0.569cm" svg:x="5.235cm" svg:y="3.8cm">
          <draw:text-box>
            <text:p text:style-name="P3"><text:span text:style-name="T2">(2)</text:span></text:p>
          </draw:text-box>
        </draw:frame>
        <draw:frame draw:style-name="gr28" draw:text-style-name="P4" draw:layer="layout" svg:width="1.2cm" svg:height="0.581cm" svg:x="5.635cm" svg:y="0.519cm">
          <draw:text-box>
            <text:p text:style-name="P3"><text:span text:style-name="T1">s</text:span><text:span text:style-name="T2">(3)</text:span></text:p>
          </draw:text-box>
        </draw:frame>
        <draw:frame draw:style-name="gr4" draw:text-style-name="P4" draw:layer="layout" svg:width="0.9cm" svg:height="0.569cm" svg:x="6.735cm" svg:y="2.3cm">
          <draw:text-box>
            <text:p text:style-name="P3"><text:span text:style-name="T2">(4)</text:span></text:p>
          </draw:text-box>
        </draw:frame>
        <draw:polyline draw:style-name="gr32" draw:text-style-name="P1" draw:layer="layout" svg:width="5.464cm" svg:height="5.599cm" svg:x="2.335cm" svg:y="0.3cm" svg:viewBox="0 0 5465 5600" draw:points="0,5600 300,4400 600,4700 800,3600 900,3700 1100,2600 1400,2800 1600,1800 1800,3600 2100,2500 2400,2900 2600,1900 3100,3600 3400,1900 3700,2300 3900,800 4000,1300 4200,1300 4200,1700 4400,1600 4400,1900 4500,1900 4600,2100 4865,1100 5165,1900 5465,0">
          <text:p text:style-name="P3"/>
        </draw:polyline>
        <draw:line draw:style-name="gr3" draw:text-style-name="P1" draw:layer="layout" svg:x1="4.335cm" svg:y1="5cm" svg:x2="8.2cm" svg:y2="1.2cm">
          <text:p text:style-name="P3"/>
        </draw:line>
        <draw:line draw:style-name="gr3" draw:text-style-name="P1" draw:layer="layout" svg:x1="2.135cm" svg:y1="2.9cm" svg:x2="8.2cm" svg:y2="0.2cm">
          <text:p text:style-name="P3"/>
        </draw:line>
        <draw:frame draw:style-name="gr4" draw:text-style-name="P4" draw:layer="layout" svg:width="0.9cm" svg:height="0.569cm" svg:x="6.8cm" svg:y="0.931cm">
          <draw:text-box>
            <text:p text:style-name="P3"><text:span text:style-name="T2">a</text:span></text:p>
          </draw:text-box>
        </draw:frame>
        <draw:frame draw:style-name="gr4" draw:text-style-name="P4" draw:layer="layout" svg:width="0.9cm" svg:height="0.569cm" svg:x="7.3cm" svg:y="2.031cm">
          <draw:text-box>
            <text:p text:style-name="P3"><text:span text:style-name="T2">b</text:span></text:p>
          </draw:text-box>
        </draw:frame>
        <draw:frame draw:style-name="gr4" draw:text-style-name="P4" draw:layer="layout" svg:width="0.9cm" svg:height="0.569cm" svg:x="7.2cm" svg:y="0.031cm">
          <draw:text-box>
            <text:p text:style-name="P3"><text:span text:style-name="T2">c</text:span></text:p>
          </draw:text-box>
        </draw:frame>
        <draw:frame draw:style-name="gr10" draw:text-style-name="P15" draw:layer="layout" svg:width="2.335cm" svg:height="0.573cm" svg:x="1.6cm" svg:y="1.827cm">
          <draw:text-box>
            <text:p text:style-name="P3"><text:span text:style-name="T15">Двоен ЗигЗаг</text:span></text:p>
          </draw:text-box>
        </draw:frame>
        <draw:frame draw:style-name="gr10" draw:text-style-name="P15" draw:layer="layout" svg:width="1.463cm" svg:height="0.573cm" svg:x="4.7cm" svg:y="4.3cm">
          <draw:text-box>
            <text:p text:style-name="P3"><text:span text:style-name="T15">Плоска</text:span></text:p>
          </draw:text-box>
        </draw:frame>
        <draw:frame draw:style-name="gr10" draw:text-style-name="P15" draw:layer="layout" svg:width="1.442cm" svg:height="0.573cm" svg:x="4.735cm" svg:y="0.7cm">
          <draw:text-box>
            <text:p text:style-name="P3"><text:span text:style-name="T15">ЗигЗаг</text:span></text:p>
          </draw:text-box>
        </draw:frame>
        <draw:frame draw:style-name="gr10" draw:text-style-name="P15" draw:layer="layout" svg:width="2.335cm" svg:height="0.573cm" svg:x="6.2cm" svg:y="2.7cm">
          <draw:text-box>
            <text:p text:style-name="P3"><text:span text:style-name="T15">Двоен ЗигЗаг</text:span></text:p>
          </draw:text-box>
        </draw:frame>
        <draw:line draw:style-name="gr33" draw:text-style-name="P1" draw:layer="layout" svg:x1="7.8cm" svg:y1="0.3cm" svg:x2="8.9cm" svg:y2="5.8cm">
          <text:p text:style-name="P3"/>
        </draw:line>
        <draw:line draw:style-name="gr33" draw:text-style-name="P1" draw:layer="layout" svg:x1="1.4cm" svg:y1="1.1cm" svg:x2="2.3cm" svg:y2="5.9cm">
          <text:p text:style-name="P3"/>
        </draw:line>
        <draw:frame draw:style-name="gr28" draw:text-style-name="P4" draw:layer="layout" svg:width="1.2cm" svg:height="0.581cm" svg:x="7.9cm" svg:y="0.3cm">
          <draw:text-box>
            <text:p text:style-name="P3"><text:span text:style-name="T1">s</text:span><text:span text:style-name="T2">(5)</text:span></text:p>
          </draw:text-box>
        </draw:frame>
        <draw:frame draw:style-name="gr10" draw:text-style-name="P15" draw:layer="layout" svg:width="2.847cm" svg:height="0.573cm" svg:x="8.165cm" svg:y="0.827cm">
          <draw:text-box>
            <text:p text:style-name="P3"><text:span text:style-name="T15">Плоска удължена</text:span></text:p>
          </draw:text-box>
        </draw:frame>
      </draw:page>
      <draw:page draw:name="Терминален Импулс с Удължена 3-та" draw:style-name="dp1" draw:master-page-name="Default">
        <office:forms form:automatic-focus="false" form:apply-design-mode="false"/>
        <draw:rect draw:style-name="gr27" draw:text-style-name="P1" draw:layer="layout" svg:width="3.1cm" svg:height="0.4cm" svg:x="4.4cm" svg:y="2.001cm">
          <text:p text:style-name="P3"/>
        </draw:rect>
        <draw:polyline draw:style-name="gr1" draw:text-style-name="P1" draw:layer="layout" svg:width="4.899cm" svg:height="4.8cm" svg:x="3.4cm" svg:y="0.5cm" svg:viewBox="0 0 4900 4801" draw:points="0,4801 1000,1500 1300,3900 2100,1700 2500,4000 3400,300 4100,1901 4900,0">
          <text:p text:style-name="P3"/>
        </draw:polyline>
        <draw:line draw:style-name="gr2" draw:text-style-name="P1" draw:layer="layout" svg:x1="3.3cm" svg:y1="2.4cm" svg:x2="8.7cm" svg:y2="0.3cm">
          <text:p text:style-name="P3"/>
        </draw:line>
        <draw:line draw:style-name="gr3" draw:text-style-name="P2" draw:layer="layout" svg:x1="5.5cm" svg:y1="5.1cm" svg:x2="9.1cm" svg:y2="0.4cm">
          <text:p text:style-name="P3"/>
        </draw:line>
        <draw:frame draw:style-name="gr4" draw:text-style-name="P4" draw:layer="layout" svg:width="1.4cm" svg:height="0.569cm" svg:x="3.8cm" svg:y="1.431cm">
          <draw:text-box>
            <text:p text:style-name="P3"><text:span text:style-name="T10">1</text:span><text:span text:style-name="T2">:3</text:span></text:p>
          </draw:text-box>
        </draw:frame>
        <draw:polyline draw:style-name="gr5" draw:text-style-name="P1" draw:layer="layout" svg:width="0.999cm" svg:height="2.398cm" svg:x="8.2cm" svg:y="2.101cm" svg:viewBox="0 0 1000 2399" draw:points="700,0 1000,0 1000,2399 0,2399">
          <svg:title>12</svg:title>
          <text:p text:style-name="P3"/>
        </draw:polyline>
        <draw:frame draw:style-name="gr4" draw:text-style-name="P4" draw:layer="layout" svg:width="0.9cm" svg:height="0.569cm" svg:x="5.8cm" svg:y="4.5cm">
          <draw:text-box>
            <text:p text:style-name="P3"><text:span text:style-name="T2">2:3</text:span></text:p>
          </draw:text-box>
        </draw:frame>
        <draw:frame draw:style-name="gr28" draw:text-style-name="P4" draw:layer="layout" svg:width="1.2cm" svg:height="0.581cm" svg:x="6.1cm" svg:y="0.3cm">
          <draw:text-box>
            <text:p text:style-name="P3"><text:span text:style-name="T1">х</text:span><text:span text:style-name="T2">3:3</text:span></text:p>
          </draw:text-box>
        </draw:frame>
        <draw:frame draw:style-name="gr4" draw:text-style-name="P4" draw:layer="layout" svg:width="0.9cm" svg:height="0.569cm" svg:x="6.7cm" svg:y="2.132cm">
          <draw:text-box>
            <text:p text:style-name="P3"><text:span text:style-name="T2">4:3</text:span></text:p>
          </draw:text-box>
        </draw:frame>
        <draw:frame draw:style-name="gr4" draw:text-style-name="P4" draw:layer="layout" svg:width="0.9cm" svg:height="0.569cm" svg:x="7.7cm" svg:y="0.031cm">
          <draw:text-box>
            <text:p text:style-name="P3"><text:span text:style-name="T2">5:3</text:span></text:p>
          </draw:text-box>
        </draw:frame>
        <draw:frame draw:style-name="gr8" draw:text-style-name="P4" draw:layer="layout" svg:width="3.1cm" svg:height="0.887cm" svg:x="9.1cm" svg:y="0.9cm">
          <draw:text-box>
            <text:p text:style-name="P3"><text:span text:style-name="T9">Вълна 5 - </text:span><text:span text:style-name="T2"><text:s/>не повече от 61% от </text:span><text:span text:style-name="T11">Вълна 3</text:span></text:p>
          </draw:text-box>
        </draw:frame>
        <draw:polyline draw:style-name="gr5" draw:text-style-name="P2" draw:layer="layout" svg:width="0.499cm" svg:height="3.199cm" svg:x="2.4cm" svg:y="2.1cm" svg:viewBox="0 0 500 3200" draw:points="400,0 0,0 0,3200 500,3200">
          <svg:title>12</svg:title>
          <text:p text:style-name="P3"/>
        </draw:polyline>
        <draw:frame draw:style-name="gr8" draw:text-style-name="P5" draw:layer="layout" svg:width="1.5cm" svg:height="0.569cm" svg:x="5.3cm" svg:y="5.301cm">
          <draw:text-box>
            <text:p text:style-name="P3"><text:span text:style-name="T3">100%</text:span></text:p>
          </draw:text-box>
        </draw:frame>
        <draw:polyline draw:style-name="gr5" draw:text-style-name="P2" draw:layer="layout" svg:width="0.599cm" svg:height="1.9cm" svg:x="9cm" svg:y="0.5cm" svg:viewBox="0 0 600 1901" draw:points="0,0 600,0 600,1901 400,1901">
          <svg:title>12</svg:title>
          <text:p text:style-name="P3"/>
        </draw:polyline>
        <draw:frame draw:style-name="gr8" draw:text-style-name="P4" draw:layer="layout" svg:width="2.6cm" svg:height="0.569cm" svg:x="0.3cm" svg:y="4.631cm">
          <draw:text-box>
            <text:p text:style-name="P3"><text:span text:style-name="T9">Вълна 1 - </text:span><text:span text:style-name="T2">100%</text:span></text:p>
          </draw:text-box>
        </draw:frame>
        <draw:polyline draw:style-name="gr11" draw:text-style-name="P2" draw:layer="layout" svg:width="0.799cm" svg:height="1.9cm" svg:x="7.5cm" svg:y="1.3cm" svg:viewBox="0 0 800 1901" draw:points="800,0 800,1900 0,1901 0,1401">
          <svg:title>12</svg:title>
          <text:p text:style-name="P3"/>
        </draw:polyline>
        <draw:line draw:style-name="gr3" draw:text-style-name="P2" draw:layer="layout" svg:x1="8.3cm" svg:y1="0.5cm" svg:x2="9.7cm" svg:y2="5.3cm">
          <text:p text:style-name="P3"/>
        </draw:line>
        <draw:polyline draw:style-name="gr11" draw:text-style-name="P2" draw:layer="layout" svg:width="0.199cm" svg:height="1.899cm" svg:x="8.3cm" svg:y="0.9cm" svg:viewBox="0 0 200 1900" draw:points="200,300 200,1900 0,1900 0,0">
          <svg:title>12</svg:title>
          <text:p text:style-name="P3"/>
        </draw:polyline>
        <draw:frame draw:style-name="gr4" draw:text-style-name="P14" draw:layer="layout" svg:width="1.5cm" svg:height="0.573cm" svg:x="7.2cm" svg:y="3.3cm">
          <draw:text-box>
            <text:p text:style-name="P3"><text:span text:style-name="T4">Етап 1</text:span></text:p>
          </draw:text-box>
        </draw:frame>
        <draw:frame draw:style-name="gr8" draw:text-style-name="P5" draw:layer="layout" svg:width="1.5cm" svg:height="0.569cm" draw:transform="rotate (0.755378500263003) translate (5.918cm 3.387cm)">
          <draw:text-box>
            <text:p text:style-name="P3"><text:span text:style-name="T3">ТЛ 2-4</text:span></text:p>
          </draw:text-box>
        </draw:frame>
        <draw:polyline draw:style-name="gr29" draw:text-style-name="P1" draw:layer="layout" svg:width="2.599cm" svg:height="0.499cm" svg:x="8.3cm" svg:y="5.3cm" svg:viewBox="0 0 2600 500" draw:points="0,200 0,500 2600,500 2600,0">
          <text:p text:style-name="P3"/>
        </draw:polyline>
        <draw:polyline draw:style-name="gr29" draw:text-style-name="P1" draw:layer="layout" svg:width="4.899cm" svg:height="0.5cm" svg:x="3.4cm" svg:y="5.3cm" svg:viewBox="0 0 4900 501" draw:points="0,1 0,501 4900,500 4900,0">
          <text:p text:style-name="P3"/>
        </draw:polyline>
        <draw:frame draw:style-name="gr8" draw:text-style-name="P5" draw:layer="layout" svg:width="3.8cm" svg:height="1.053cm" svg:x="9.1cm" svg:y="5.347cm">
          <draw:text-box>
            <text:p text:style-name="P3"><text:span text:style-name="T3">20%-50% </text:span></text:p>
            <text:p text:style-name="P3"><text:span text:style-name="T13">от времемто </text:span></text:p>
            <text:p text:style-name="P3"><text:span text:style-name="T13">на терминалния импулс</text:span></text:p>
          </draw:text-box>
        </draw:frame>
        <draw:line draw:style-name="gr3" draw:text-style-name="P1" draw:layer="layout" svg:x1="9.2cm" svg:y1="5.3cm" svg:x2="9.2cm" svg:y2="5.8cm">
          <text:p text:style-name="P3"/>
        </draw:line>
        <draw:line draw:style-name="gr26" draw:text-style-name="P1" draw:layer="layout" svg:x1="3.4cm" svg:y1="5.301cm" svg:x2="10.9cm" svg:y2="5.3cm">
          <text:p text:style-name="P3"/>
        </draw:line>
        <draw:frame draw:style-name="gr30" draw:text-style-name="P5" draw:layer="layout" svg:width="3.4cm" svg:height="1.516cm" svg:x="6.5cm" svg:y="4.4cm">
          <draw:text-box>
            <text:p text:style-name="P3"><text:span text:style-name="T14">Минмална цел след края на терминалния импулс е неговото начало</text:span></text:p>
          </draw:text-box>
        </draw:frame>
        <draw:frame draw:style-name="gr31" draw:text-style-name="P4" draw:layer="layout" svg:width="3cm" svg:height="0.887cm" svg:x="9.1cm" svg:y="2.901cm">
          <draw:text-box>
            <text:p text:style-name="P3"><text:span text:style-name="T9">Вълна 2 – </text:span><text:span text:style-name="T10">повече от</text:span><text:span text:style-name="T2"> 61,8% от вълна 1</text:span></text:p>
          </draw:text-box>
        </draw:frame>
        <draw:polyline draw:style-name="gr5" draw:text-style-name="P2" draw:layer="layout" svg:width="2.599cm" svg:height="3.699cm" svg:x="1.9cm" svg:y="0.8cm" svg:viewBox="0 0 2600 3700" draw:points="2600,0 0,0 0,3700 300,3700">
          <svg:title>12</svg:title>
          <text:p text:style-name="P3"/>
        </draw:polyline>
        <draw:frame draw:style-name="gr34" draw:text-style-name="P4" draw:layer="layout" svg:width="2cm" svg:height="1.216cm" svg:x="0cm" svg:y="2.184cm">
          <draw:text-box>
            <text:p text:style-name="P3"><text:span text:style-name="T9">Вълна 3 – </text:span><text:span text:style-name="T10">повече от вълна 1</text:span></text:p>
          </draw:text-box>
        </draw:frame>
      </draw:page>
      <draw:page draw:name="Терминален Импулс с Микро 1-ва - Удължена 3-та" draw:style-name="dp1" draw:master-page-name="Default">
        <office:forms form:automatic-focus="false" form:apply-design-mode="false"/>
        <draw:rect draw:style-name="gr27" draw:text-style-name="P1" draw:layer="layout" svg:width="3.2cm" svg:height="0.6cm" svg:x="3.8cm" svg:y="2.7cm">
          <text:p text:style-name="P3"/>
        </draw:rect>
        <draw:polyline draw:style-name="gr35" draw:text-style-name="P1" draw:layer="layout" svg:width="4.199cm" svg:height="4.199cm" svg:x="3.4cm" svg:y="0.2cm" svg:viewBox="0 0 4200 4200" draw:points="0,4200 400,2500 900,3500 1300,1600 1700,2100 2200,0 2700,2300 3200,1300 3600,3100 4200,1100">
          <text:p text:style-name="P3"/>
        </draw:polyline>
        <draw:line draw:style-name="gr2" draw:text-style-name="P1" draw:layer="layout" svg:x1="3cm" svg:y1="3cm" svg:x2="8.6cm" svg:y2="0.9cm">
          <text:p text:style-name="P3"/>
        </draw:line>
        <draw:line draw:style-name="gr3" draw:text-style-name="P2" draw:layer="layout" svg:x1="3.1cm" svg:y1="3.9cm" svg:x2="8.7cm" svg:y2="3cm">
          <text:p text:style-name="P3"/>
        </draw:line>
        <draw:frame draw:style-name="gr4" draw:text-style-name="P4" draw:layer="layout" svg:width="1.4cm" svg:height="0.569cm" svg:x="3.3cm" svg:y="2.131cm">
          <draw:text-box>
            <text:p text:style-name="P3"><text:span text:style-name="T10">1</text:span><text:span text:style-name="T2">:3</text:span></text:p>
          </draw:text-box>
        </draw:frame>
        <draw:frame draw:style-name="gr4" draw:text-style-name="P4" draw:layer="layout" svg:width="0.9cm" svg:height="0.569cm" svg:x="3.9cm" svg:y="3.7cm">
          <draw:text-box>
            <text:p text:style-name="P3"><text:span text:style-name="T2">2:3</text:span></text:p>
          </draw:text-box>
        </draw:frame>
        <draw:frame draw:style-name="gr28" draw:text-style-name="P4" draw:layer="layout" svg:width="1.2cm" svg:height="0.581cm" svg:x="5.6cm" svg:y="0cm">
          <draw:text-box>
            <text:p text:style-name="P3"><text:span text:style-name="T1">х</text:span><text:span text:style-name="T2">3:3</text:span></text:p>
          </draw:text-box>
        </draw:frame>
        <draw:frame draw:style-name="gr4" draw:text-style-name="P4" draw:layer="layout" svg:width="0.9cm" svg:height="0.569cm" svg:x="6.7cm" svg:y="3.3cm">
          <draw:text-box>
            <text:p text:style-name="P3"><text:span text:style-name="T2">4:3</text:span></text:p>
          </draw:text-box>
        </draw:frame>
        <draw:frame draw:style-name="gr4" draw:text-style-name="P4" draw:layer="layout" svg:width="0.9cm" svg:height="0.569cm" svg:x="7.3cm" svg:y="0.731cm">
          <draw:text-box>
            <text:p text:style-name="P3"><text:span text:style-name="T2">5:3</text:span></text:p>
          </draw:text-box>
        </draw:frame>
        <draw:polyline draw:style-name="gr5" draw:text-style-name="P2" draw:layer="layout" svg:width="0.699cm" svg:height="1.7cm" svg:x="2.7cm" svg:y="2.7cm" svg:viewBox="0 0 700 1701" draw:points="700,0 0,0 0,1701 500,1701">
          <svg:title>12</svg:title>
          <text:p text:style-name="P3"/>
        </draw:polyline>
        <draw:frame draw:style-name="gr8" draw:text-style-name="P4" draw:layer="layout" svg:width="2.6cm" svg:height="0.569cm" svg:x="0.3cm" svg:y="3.332cm">
          <draw:text-box>
            <text:p text:style-name="P3"><text:span text:style-name="T9">Вълна 1 - </text:span><text:span text:style-name="T2">100%</text:span></text:p>
          </draw:text-box>
        </draw:frame>
        <draw:polyline draw:style-name="gr5" draw:text-style-name="P2" draw:layer="layout" svg:width="2.599cm" svg:height="3.499cm" svg:x="2.5cm" svg:y="0.2cm" svg:viewBox="0 0 2600 3500" draw:points="2600,0 0,0 0,3500 200,3500">
          <svg:title>12</svg:title>
          <text:p text:style-name="P3"/>
        </draw:polyline>
        <draw:frame draw:style-name="gr34" draw:text-style-name="P4" draw:layer="layout" svg:width="2.6cm" svg:height="1.216cm" svg:x="0cm" svg:y="1.1cm">
          <draw:text-box>
            <text:p text:style-name="P3"><text:span text:style-name="T9">Вълна 3 – </text:span><text:span text:style-name="T10">е много повече от вълна 1</text:span></text:p>
          </draw:text-box>
        </draw:frame>
        <draw:line draw:style-name="gr33" draw:text-style-name="P1" draw:layer="layout" svg:x1="5.1cm" svg:y1="1.3cm" svg:x2="9.2cm" svg:y2="1.3cm">
          <text:p text:style-name="P3"/>
        </draw:line>
        <draw:frame draw:style-name="gr34" draw:text-style-name="P4" draw:layer="layout" svg:width="2.6cm" svg:height="1.216cm" svg:x="8cm" svg:y="1.4cm">
          <draw:text-box>
            <text:p text:style-name="P3"><text:span text:style-name="T9">Вълна 5 – </text:span><text:span text:style-name="T10">обикно завършва на фибоначи ниво</text:span></text:p>
          </draw:text-box>
        </draw:frame>
        <draw:frame draw:style-name="gr36" draw:text-style-name="P4" draw:layer="layout" svg:width="5.6cm" svg:height="1.3cm" svg:x="5.7cm" svg:y="3.7cm">
          <draw:text-box>
            <text:p text:style-name="P3"><text:span text:style-name="T10">Терминален импулс с удължена 3-та и микроскопична 1-ва</text:span></text:p>
          </draw:text-box>
        </draw:frame>
      </draw:page>
      <draw:page draw:name="Терминален Импулс с  Удължена 3-та, неуспешна 5-та" draw:style-name="dp1" draw:master-page-name="Default">
        <office:forms form:automatic-focus="false" form:apply-design-mode="false"/>
      </draw:page>
      <draw:page draw:name="Терминален Импулс с Удължена 5-та" draw:style-name="dp1" draw:master-page-name="Default">
        <office:forms form:automatic-focus="false" form:apply-design-mode="false"/>
        <draw:rect draw:style-name="gr27" draw:text-style-name="P1" draw:layer="layout" svg:width="3.1cm" svg:height="0.3cm" svg:x="2.7cm" svg:y="4.6cm">
          <text:p text:style-name="P3"/>
        </draw:rect>
        <draw:polyline draw:style-name="gr20" draw:text-style-name="P1" draw:layer="layout" svg:width="5.699cm" svg:height="6.399cm" svg:x="2.3cm" svg:y="0.2cm" svg:viewBox="0 0 5700 6400" draw:points="0,6400 500,4400 1200,5700 1600,3100 2200,4500 3000,3100 3500,4700 4400,2000 5100,2500 5700,0">
          <text:p text:style-name="P3"/>
        </draw:polyline>
        <draw:line draw:style-name="gr3" draw:text-style-name="P1" draw:layer="layout" svg:x1="2.9cm" svg:y1="6.2cm" svg:x2="10.5cm" svg:y2="2.9cm">
          <text:p text:style-name="P3"/>
        </draw:line>
        <draw:line draw:style-name="gr3" draw:text-style-name="P1" draw:layer="layout" svg:x1="2.1cm" svg:y1="5.3cm" svg:x2="6.5cm" svg:y2="0.35cm">
          <text:p text:style-name="P3"/>
        </draw:line>
        <draw:frame draw:style-name="gr21" draw:text-style-name="P5" draw:layer="layout" svg:width="1cm" svg:height="0.65cm" svg:x="2.3cm" svg:y="4cm">
          <draw:text-box>
            <text:p text:style-name="P3"><text:span text:style-name="T3">1:3</text:span></text:p>
          </draw:text-box>
        </draw:frame>
        <draw:frame draw:style-name="gr21" draw:text-style-name="P5" draw:layer="layout" svg:width="1cm" svg:height="0.65cm" svg:x="3.4cm" svg:y="5.75cm">
          <draw:text-box>
            <text:p text:style-name="P3"><text:span text:style-name="T3">2:3</text:span></text:p>
          </draw:text-box>
        </draw:frame>
        <draw:frame draw:style-name="gr21" draw:text-style-name="P5" draw:layer="layout" svg:width="1cm" svg:height="0.65cm" svg:x="3.4cm" svg:y="2.7cm">
          <draw:text-box>
            <text:p text:style-name="P3"><text:span text:style-name="T3">3:3</text:span></text:p>
          </draw:text-box>
        </draw:frame>
        <draw:frame draw:style-name="gr21" draw:text-style-name="P5" draw:layer="layout" svg:width="1cm" svg:height="0.65cm" svg:x="5.1cm" svg:y="5.35cm">
          <draw:text-box>
            <text:p text:style-name="P3"><text:span text:style-name="T3">4:3</text:span></text:p>
          </draw:text-box>
        </draw:frame>
        <draw:frame draw:style-name="gr21" draw:text-style-name="P5" draw:layer="layout" svg:width="1.5cm" svg:height="0.65cm" svg:x="6.8cm" svg:y="0cm">
          <draw:text-box>
            <text:p text:style-name="P3"><text:span text:style-name="T7">sх</text:span><text:span text:style-name="T3">5:3</text:span></text:p>
          </draw:text-box>
        </draw:frame>
        <draw:line draw:style-name="gr26" draw:text-style-name="P1" draw:layer="layout" svg:x1="10.2cm" svg:y1="6.6cm" svg:x2="8cm" svg:y2="0.3cm">
          <text:p text:style-name="P3"/>
        </draw:line>
        <draw:polyline draw:style-name="gr5" draw:text-style-name="P1" draw:layer="layout" svg:width="0.599cm" svg:height="1.999cm" svg:x="1.7cm" svg:y="4.6cm" svg:viewBox="0 0 600 2000" draw:points="500,0 0,0 0,2000 600,2000">
          <svg:title>12</svg:title>
          <text:p text:style-name="P3"/>
        </draw:polyline>
        <draw:frame draw:style-name="gr6" draw:text-style-name="P4" draw:layer="layout" svg:width="2.1cm" svg:height="0.581cm" svg:x="6.6cm" svg:y="5.719cm">
          <draw:text-box>
            <text:p text:style-name="P3"><text:span text:style-name="T1">(0-3) </text:span><text:span text:style-name="T2">- </text:span><text:span text:style-name="T1">100%</text:span></text:p>
          </draw:text-box>
        </draw:frame>
        <draw:polyline draw:style-name="gr5" draw:text-style-name="P2" draw:layer="layout" svg:width="1.899cm" svg:height="2.599cm" svg:x="1.2cm" svg:y="3.3cm" svg:viewBox="0 0 1900 2600" draw:points="1900,0 0,0 0,2600 400,2600">
          <svg:title>12</svg:title>
          <text:p text:style-name="P3"/>
        </draw:polyline>
        <draw:frame draw:style-name="gr8" draw:text-style-name="P4" draw:layer="layout" svg:width="3.2cm" svg:height="0.887cm" svg:x="0.2cm" svg:y="2.513cm">
          <draw:text-box>
            <text:p text:style-name="P3"><text:span text:style-name="T9">Вълна 3</text:span><text:span text:style-name="T2"> – не много по дълга от вълна 1</text:span></text:p>
          </draw:text-box>
        </draw:frame>
        <draw:frame draw:style-name="gr21" draw:text-style-name="P13" draw:layer="layout" svg:width="1.3cm" svg:height="0.65cm" svg:x="0.6cm" svg:y="6cm">
          <draw:text-box>
            <text:p text:style-name="P3"><text:span text:style-name="T7">100%</text:span></text:p>
          </draw:text-box>
        </draw:frame>
        <draw:polyline draw:style-name="gr5" draw:text-style-name="P2" draw:layer="layout" svg:width="0.799cm" svg:height="3.299cm" svg:x="5.8cm" svg:y="3.3cm" svg:viewBox="0 0 800 3300" draw:points="0,0 800,0 800,3300 300,3300">
          <svg:title>12</svg:title>
          <text:p text:style-name="P3"/>
        </draw:polyline>
        <draw:polyline draw:style-name="gr5" draw:text-style-name="P2" draw:layer="layout" svg:width="0.799cm" svg:height="4.699cm" svg:x="9.7cm" svg:y="0.2cm" svg:viewBox="0 0 800 4700" draw:points="500,0 800,0 800,4700 0,4700">
          <svg:title>12</svg:title>
          <text:p text:style-name="P3"/>
        </draw:polyline>
        <draw:frame draw:style-name="gr37" draw:text-style-name="P4" draw:layer="layout" svg:width="3.4cm" svg:height="1.711cm" svg:x="8.8cm" svg:y="0.389cm">
          <draw:text-box>
            <text:p text:style-name="P3"><text:span text:style-name="T2">От </text:span><text:span text:style-name="T1">100%</text:span><text:span text:style-name="T2"> до </text:span><text:span text:style-name="T1">261,8%</text:span><text:span text:style-name="T2"> от растоянието </text:span><text:span text:style-name="T1">(0-3), /</text:span><text:span text:style-name="T10">най често </text:span><text:span text:style-name="T1">161.8%</text:span><text:span text:style-name="T10">/</text:span></text:p>
          </draw:text-box>
        </draw:frame>
        <draw:frame draw:style-name="gr8" draw:text-style-name="P5" draw:layer="layout" svg:width="1.5cm" svg:height="0.569cm" draw:transform="rotate (0.299323966716971) translate (4cm 5.042cm)">
          <draw:text-box>
            <text:p text:style-name="P3"><text:span text:style-name="T3">ТЛ 2-4</text:span></text:p>
          </draw:text-box>
        </draw:frame>
        <draw:polyline draw:style-name="gr11" draw:text-style-name="P2" draw:layer="layout" svg:width="2.199cm" svg:height="5.199cm" svg:x="5.8cm" svg:y="0.2cm" svg:viewBox="0 0 2200 5200" draw:points="2200,0 2200,5200 0,5200 0,4700">
          <svg:title>12</svg:title>
          <text:p text:style-name="P3"/>
        </draw:polyline>
        <draw:polyline draw:style-name="gr11" draw:text-style-name="P2" draw:layer="layout" svg:width="1.099cm" svg:height="1.998cm" svg:x="8cm" svg:y="2.201cm" svg:viewBox="0 0 1100 1999" draw:points="1100,1299 1100,1999 0,1999 0,0">
          <svg:title>12</svg:title>
          <text:p text:style-name="P3"/>
        </draw:polyline>
        <draw:frame draw:style-name="gr4" draw:text-style-name="P4" draw:layer="layout" svg:width="1.5cm" svg:height="0.569cm" svg:x="6.8cm" svg:y="4.6cm">
          <draw:text-box>
            <text:p text:style-name="P3"><text:span text:style-name="T2">Етап 1</text:span></text:p>
          </draw:text-box>
        </draw:frame>
        <draw:frame draw:style-name="gr8" draw:text-style-name="P5" draw:layer="layout" svg:width="1.5cm" svg:height="0.569cm" svg:x="4.2cm" svg:y="6.601cm">
          <draw:text-box>
            <text:p text:style-name="P3"><text:span text:style-name="T3">100%</text:span></text:p>
          </draw:text-box>
        </draw:frame>
        <draw:polyline draw:style-name="gr29" draw:text-style-name="P1" draw:layer="layout" svg:width="2.899cm" svg:height="0.499cm" svg:x="8cm" svg:y="6.6cm" svg:viewBox="0 0 2900 500" draw:points="0,0 0,500 2900,500 2900,0">
          <text:p text:style-name="P3"/>
        </draw:polyline>
        <draw:polyline draw:style-name="gr29" draw:text-style-name="P1" draw:layer="layout" svg:width="5.699cm" svg:height="0.8cm" svg:x="2.3cm" svg:y="6.3cm" svg:viewBox="0 0 5700 801" draw:points="0,301 0,801 5700,800 5700,0">
          <text:p text:style-name="P3"/>
        </draw:polyline>
        <draw:frame draw:style-name="gr8" draw:text-style-name="P5" draw:layer="layout" svg:width="3.8cm" svg:height="1.053cm" svg:x="8.9cm" svg:y="6.647cm">
          <draw:text-box>
            <text:p text:style-name="P3"><text:span text:style-name="T3">20%-50% </text:span></text:p>
            <text:p text:style-name="P3"><text:span text:style-name="T13">от времемто </text:span></text:p>
            <text:p text:style-name="P3"><text:span text:style-name="T13">на терминалния импулс</text:span></text:p>
          </draw:text-box>
        </draw:frame>
        <draw:line draw:style-name="gr3" draw:text-style-name="P1" draw:layer="layout" svg:x1="9cm" svg:y1="6.6cm" svg:x2="9cm" svg:y2="7.1cm">
          <text:p text:style-name="P3"/>
        </draw:line>
        <draw:line draw:style-name="gr26" draw:text-style-name="P1" draw:layer="layout" svg:x1="2.3cm" svg:y1="6.601cm" svg:x2="10.9cm" svg:y2="6.6cm">
          <text:p text:style-name="P3"/>
        </draw:line>
        <draw:frame draw:style-name="gr30" draw:text-style-name="P5" draw:layer="layout" svg:width="3.4cm" svg:height="1.516cm" svg:x="8.4cm" svg:y="5.2cm">
          <draw:text-box>
            <text:p text:style-name="P3"><text:span text:style-name="T14">Минмална цел след края на терминалния импулс е неговото начало</text:span></text:p>
          </draw:text-box>
        </draw:frame>
      </draw:page>
      <draw:page draw:name="Плоска корекция" draw:style-name="dp1" draw:master-page-name="Default">
        <office:forms form:automatic-focus="false" form:apply-design-mode="false"/>
        <draw:g>
          <draw:frame draw:style-name="gr21" draw:text-style-name="P5" draw:layer="layout" svg:width="0.7cm" svg:height="0.65cm" svg:x="1.8cm" svg:y="3.15cm">
            <draw:text-box>
              <text:p text:style-name="P3"><text:span text:style-name="T3">А</text:span></text:p>
            </draw:text-box>
          </draw:frame>
          <draw:polyline draw:style-name="gr20" draw:text-style-name="P1" draw:layer="layout" svg:width="1.399cm" svg:height="2.399cm" svg:x="1.6cm" svg:y="0.7cm" svg:viewBox="0 0 1400 2400" draw:points="0,0 500,2400 1400,700">
            <text:p text:style-name="P3"/>
          </draw:polyline>
          <draw:line draw:style-name="gr26" draw:text-style-name="P1" draw:layer="layout" svg:x1="3.8cm" svg:y1="3.3cm" svg:x2="3cm" svg:y2="1.4cm">
            <text:p text:style-name="P3"/>
          </draw:line>
          <draw:line draw:style-name="gr5" draw:text-style-name="P2" draw:layer="layout" svg:x1="2.4cm" svg:y1="1.6cm" svg:x2="4.2cm" svg:y2="1.6cm">
            <svg:title>12</svg:title>
            <text:p text:style-name="P3"/>
          </draw:line>
          <draw:frame draw:style-name="gr21" draw:text-style-name="P5" draw:layer="layout" svg:width="2.5cm" svg:height="0.887cm" svg:x="3.6cm" svg:y="0.813cm">
            <draw:text-box>
              <text:p text:style-name="P3"><text:span text:style-name="T3">61,8% от края на вълна А</text:span></text:p>
            </draw:text-box>
          </draw:frame>
          <draw:frame draw:style-name="gr21" draw:text-style-name="P5" draw:layer="layout" svg:width="1cm" svg:height="0.65cm" svg:x="2.5cm" svg:y="0.75cm">
            <draw:text-box>
              <text:p text:style-name="P3"><text:span text:style-name="T3">B?</text:span></text:p>
            </draw:text-box>
          </draw:frame>
          <draw:polyline draw:style-name="gr5" draw:text-style-name="P2" draw:layer="layout" svg:width="0.799cm" svg:height="2.399cm" svg:x="1cm" svg:y="0.7cm" svg:viewBox="0 0 800 2400" draw:points="300,0 0,0 0,2400 800,2400">
            <svg:title>12</svg:title>
            <text:p text:style-name="P3"/>
          </draw:polyline>
          <draw:frame draw:style-name="gr21" draw:text-style-name="P5" draw:layer="layout" svg:width="3.6cm" svg:height="0.65cm" draw:transform="rotate (1.5707963267946) translate (0.5cm 3.4cm)">
            <draw:text-box>
              <text:p text:style-name="P3"><text:span text:style-name="T3">Дължина на <text:s/>вълна А</text:span></text:p>
            </draw:text-box>
          </draw:frame>
        </draw:g>
        <draw:g>
          <draw:frame draw:style-name="gr21" draw:text-style-name="P5" draw:layer="layout" svg:width="0.7cm" svg:height="0.65cm" svg:x="7.2cm" svg:y="3.15cm">
            <draw:text-box>
              <text:p text:style-name="P3"><text:span text:style-name="T3">А</text:span></text:p>
            </draw:text-box>
          </draw:frame>
          <draw:polyline draw:style-name="gr20" draw:text-style-name="P1" draw:layer="layout" svg:width="2.099cm" svg:height="2.399cm" svg:x="7cm" svg:y="0.7cm" svg:viewBox="0 0 2100 2400" draw:points="0,0 500,2400 1600,0 2100,900">
            <text:p text:style-name="P3"/>
          </draw:polyline>
          <draw:line draw:style-name="gr5" draw:text-style-name="P2" draw:layer="layout" svg:x1="9.1cm" svg:y1="1.6cm" svg:x2="9.6cm" svg:y2="1.6cm">
            <svg:title>12</svg:title>
            <text:p text:style-name="P3"/>
          </draw:line>
          <draw:frame draw:style-name="gr21" draw:text-style-name="P5" draw:layer="layout" svg:width="3.1cm" svg:height="0.65cm" svg:x="10cm" svg:y="0.9cm">
            <draw:text-box>
              <text:p text:style-name="P3"><text:span text:style-name="T3">38,2% от вълна А</text:span></text:p>
            </draw:text-box>
          </draw:frame>
          <draw:frame draw:style-name="gr21" draw:text-style-name="P5" draw:layer="layout" svg:width="1cm" svg:height="0.65cm" svg:x="8.4cm" svg:y="0.1cm">
            <draw:text-box>
              <text:p text:style-name="P3"><text:span text:style-name="T3">B</text:span></text:p>
            </draw:text-box>
          </draw:frame>
          <draw:polyline draw:style-name="gr5" draw:text-style-name="P2" draw:layer="layout" svg:width="3.199cm" svg:height="2.399cm" svg:x="6.4cm" svg:y="0.7cm" svg:viewBox="0 0 3200 2400" draw:points="3200,0 0,0 0,2400 800,2400">
            <svg:title>12</svg:title>
            <text:p text:style-name="P3"/>
          </draw:polyline>
          <draw:frame draw:style-name="gr21" draw:text-style-name="P5" draw:layer="layout" svg:width="1cm" svg:height="0.65cm" svg:x="8.8cm" svg:y="1.6cm">
            <draw:text-box>
              <text:p text:style-name="P3"><text:span text:style-name="T3">C</text:span></text:p>
            </draw:text-box>
          </draw:frame>
          <draw:custom-shape draw:style-name="gr15" draw:text-style-name="P1" draw:layer="layout" svg:width="0.5cm" svg:height="0.9cm" svg:x="9.6cm" svg:y="0.7cm">
            <text:p text:style-name="P3"/>
            <draw:enhanced-geometry svg:viewBox="0 0 21600 21600" draw:glue-points="0 0 0 21600 21600 10800" draw:text-areas="0 ?f9 7800 ?f10" draw:type="right-brace" draw:modifiers="2756.93673695893 11363.374028856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text-style-name="P5" draw:layer="layout" svg:width="3.6cm" svg:height="0.65cm" draw:transform="rotate (1.5707963267946) translate (5.9cm 3.4cm)">
            <draw:text-box>
              <text:p text:style-name="P3"><text:span text:style-name="T3">Дължина на <text:s/>вълна А</text:span></text:p>
            </draw:text-box>
          </draw:frame>
        </draw:g>
        <draw:g>
          <draw:frame draw:style-name="gr21" draw:text-style-name="P5" draw:layer="layout" svg:width="0.7cm" svg:height="0.65cm" svg:x="6.4cm" svg:y="7.1cm">
            <draw:text-box>
              <text:p text:style-name="P3"><text:span text:style-name="T3">А</text:span></text:p>
            </draw:text-box>
          </draw:frame>
          <draw:polyline draw:style-name="gr20" draw:text-style-name="P1" draw:layer="layout" svg:width="2.099cm" svg:height="2.399cm" svg:x="6.4cm" svg:y="4cm" svg:viewBox="0 0 2100 2400" draw:points="0,0 700,2400 1600,200 2100,1900">
            <text:p text:style-name="P3"/>
          </draw:polyline>
          <draw:frame draw:style-name="gr21" draw:text-style-name="P5" draw:layer="layout" svg:width="1cm" svg:height="0.65cm" svg:x="7.8cm" svg:y="3.65cm">
            <draw:text-box>
              <text:p text:style-name="P3"><text:span text:style-name="T3">B?</text:span></text:p>
            </draw:text-box>
          </draw:frame>
          <draw:polyline draw:style-name="gr5" draw:text-style-name="P2" draw:layer="layout" svg:width="0.799cm" svg:height="2.399cm" svg:x="5.8cm" svg:y="4cm" svg:viewBox="0 0 800 2400" draw:points="300,0 0,0 0,2400 800,2400">
            <svg:title>12</svg:title>
            <text:p text:style-name="P3"/>
          </draw:polyline>
          <draw:line draw:style-name="gr5" draw:text-style-name="P2" draw:layer="layout" svg:x1="6.4cm" svg:y1="4cm" svg:x2="6.4cm" svg:y2="6.7cm">
            <svg:title>12</svg:title>
            <text:p text:style-name="P3"/>
          </draw:line>
          <draw:line draw:style-name="gr5" draw:text-style-name="P2" draw:layer="layout" svg:x1="7.1cm" svg:y1="6.3cm" svg:x2="7.1cm" svg:y2="6.8cm">
            <svg:title>12</svg:title>
            <text:p text:style-name="P3"/>
          </draw:line>
          <draw:custom-shape draw:style-name="gr15" draw:text-style-name="P1" draw:layer="layout" svg:width="0.3cm" svg:height="0.7cm" draw:transform="rotate (-1.57079632679579) translate (7.1cm 6.8cm)">
            <text:p text:style-name="P3"/>
            <draw:enhanced-geometry svg:viewBox="0 0 21600 21600" draw:glue-points="0 0 0 21600 21600 10800" draw:text-areas="0 ?f9 7800 ?f10" draw:type="right-brace" draw:modifiers="5400 10568.901569186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 draw:layer="layout" svg:width="0.3cm" svg:height="0.9cm" draw:transform="rotate (-1.57079632679579) translate (8cm 6.8cm)">
            <text:p text:style-name="P3"/>
            <draw:enhanced-geometry svg:viewBox="0 0 21600 21600" draw:glue-points="0 0 0 21600 21600 10800" draw:text-areas="0 ?f9 7800 ?f10" draw:type="right-brace" draw:modifiers="5400 10568.901569186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text-style-name="P5" draw:layer="layout" svg:width="0.7cm" svg:height="0.65cm" svg:x="8.6cm" svg:y="5.8cm">
            <draw:text-box>
              <text:p text:style-name="P3"><text:span text:style-name="T3">C</text:span></text:p>
            </draw:text-box>
          </draw:frame>
          <draw:line draw:style-name="gr5" draw:text-style-name="P2" draw:layer="layout" svg:x1="8cm" svg:y1="4.1cm" svg:x2="8cm" svg:y2="6.8cm">
            <svg:title>12</svg:title>
            <text:p text:style-name="P3"/>
          </draw:line>
          <draw:frame draw:style-name="gr21" draw:text-style-name="P5" draw:layer="layout" svg:width="1.8cm" svg:height="0.65cm" svg:x="5.2cm" svg:y="7.1cm">
            <draw:text-box>
              <text:p text:style-name="P3"><text:span text:style-name="T3">Време:</text:span></text:p>
            </draw:text-box>
          </draw:frame>
          <draw:frame draw:style-name="gr21" draw:text-style-name="P5" draw:layer="layout" svg:width="4.4cm" svg:height="1.205cm" svg:x="7.1cm" svg:y="7.095cm">
            <draw:text-box>
              <text:p text:style-name="P3"><text:span text:style-name="T3">Вълна В - <text:s/>трябва да заема равно или по-голямо време от вълна А</text:span></text:p>
            </draw:text-box>
          </draw:frame>
          <draw:frame draw:style-name="gr21" draw:text-style-name="P5" draw:layer="layout" svg:width="3.6cm" svg:height="0.65cm" draw:transform="rotate (1.5707963267946) translate (5.3cm 6.646cm)">
            <draw:text-box>
              <text:p text:style-name="P3"><text:span text:style-name="T3">Дължина на <text:s/>вълна А</text:span></text:p>
            </draw:text-box>
          </draw:frame>
        </draw:g>
      </draw:page>
      <draw:page draw:name="Плоска обикновена" draw:style-name="dp1" draw:master-page-name="Default">
        <office:forms form:automatic-focus="false" form:apply-design-mode="false"/>
        <draw:frame draw:style-name="gr21" draw:text-style-name="P5" draw:layer="layout" svg:width="1cm" svg:height="0.65cm" svg:x="1.9cm" svg:y="4.023cm">
          <draw:text-box>
            <text:p text:style-name="P3"><text:span text:style-name="T3">a:3</text:span></text:p>
          </draw:text-box>
        </draw:frame>
        <draw:polyline draw:style-name="gr20" draw:text-style-name="P1" draw:layer="layout" svg:width="2.699cm" svg:height="2.399cm" svg:x="1.6cm" svg:y="1.673cm" svg:viewBox="0 0 2700 2400" draw:points="0,0 700,2400 1200,900 1800,1400 2200,0 2700,2400">
          <text:p text:style-name="P3"/>
        </draw:polyline>
        <draw:frame draw:style-name="gr21" draw:text-style-name="P5" draw:layer="layout" svg:width="1cm" svg:height="0.65cm" svg:x="2.8cm" svg:y="1.1cm">
          <draw:text-box>
            <text:p text:style-name="P3"><text:span text:style-name="T3">b:3</text:span></text:p>
          </draw:text-box>
        </draw:frame>
        <draw:frame draw:style-name="gr21" draw:text-style-name="P5" draw:layer="layout" svg:width="1.1cm" svg:height="0.65cm" svg:x="3.7cm" svg:y="3.973cm">
          <draw:text-box>
            <text:p text:style-name="P3"><text:span text:style-name="T3">c:5</text:span></text:p>
          </draw:text-box>
        </draw:frame>
        <draw:line draw:style-name="gr3" draw:text-style-name="P1" draw:layer="layout" svg:x1="1cm" svg:y1="1.673cm" svg:x2="5.2cm" svg:y2="1.673cm">
          <text:p text:style-name="P3"/>
        </draw:line>
        <draw:line draw:style-name="gr3" draw:text-style-name="P1" draw:layer="layout" svg:x1="1.1cm" svg:y1="4.073cm" svg:x2="4.7cm" svg:y2="4.069cm">
          <text:p text:style-name="P3"/>
        </draw:line>
        <draw:line draw:style-name="gr33" draw:text-style-name="P1" draw:layer="layout" svg:x1="4.3cm" svg:y1="4.073cm" svg:x2="4.8cm" svg:y2="0.673cm">
          <text:p text:style-name="P3"/>
        </draw:line>
        <draw:line draw:style-name="gr33" draw:text-style-name="P1" draw:layer="layout" svg:x1="1.6cm" svg:y1="1.673cm" svg:x2="0.5cm" svg:y2="4.773cm">
          <text:p text:style-name="P3"/>
        </draw:line>
        <draw:polyline draw:style-name="gr11" draw:text-style-name="P2" draw:layer="layout" svg:width="0.499cm" svg:height="2.199cm" svg:x="3.8cm" svg:y="1.173cm" svg:viewBox="0 0 500 2200" draw:points="500,2200 500,0 0,0 0,400">
          <svg:title>12</svg:title>
          <text:p text:style-name="P3"/>
        </draw:polyline>
        <draw:polyline draw:style-name="gr11" draw:text-style-name="P2" draw:layer="layout" svg:width="0.299cm" svg:height="0.799cm" svg:x="4.3cm" svg:y="0.873cm" svg:viewBox="0 0 300 800" draw:points="0,700 0,0 300,0 300,800">
          <svg:title>12</svg:title>
          <text:p text:style-name="P3"/>
        </draw:polyline>
        <draw:frame draw:style-name="gr4" draw:text-style-name="P14" draw:layer="layout" svg:width="1.8cm" svg:height="0.573cm" svg:x="3.3cm" svg:y="0.2cm">
          <draw:text-box>
            <text:p text:style-name="P3"><text:span text:style-name="T4">Етап 1,2</text:span></text:p>
          </draw:text-box>
        </draw:frame>
        <draw:rect draw:style-name="gr9" draw:text-style-name="P7" draw:layer="layout" svg:width="0.6cm" svg:height="0.4cm" svg:x="1.7cm" svg:y="4.673cm">
          <text:p text:style-name="P6"><text:span text:style-name="T3">a</text:span></text:p>
        </draw:rect>
        <draw:rect draw:style-name="gr9" draw:text-style-name="P7" draw:layer="layout" svg:width="0.5cm" svg:height="0.4cm" svg:x="3.8cm" svg:y="4.673cm">
          <text:p text:style-name="P6"><text:span text:style-name="T3">c</text:span></text:p>
        </draw:rect>
        <draw:frame draw:style-name="gr10" draw:text-style-name="P8" draw:layer="layout" svg:width="1.577cm" svg:height="0.581cm" svg:x="0.3cm" svg:y="4.592cm">
          <draw:text-box>
            <text:p text:style-name="P3"><text:span text:style-name="T1">Време :</text:span></text:p>
          </draw:text-box>
        </draw:frame>
        <draw:rect draw:style-name="gr9" draw:text-style-name="P7" draw:layer="layout" svg:width="1.5cm" svg:height="0.4cm" svg:x="2.3cm" svg:y="4.673cm">
          <text:p text:style-name="P6"><text:span text:style-name="T3">b</text:span></text:p>
        </draw:rect>
      </draw:page>
      <draw:page draw:name="Плоска обикновена - 1" draw:style-name="dp1" draw:master-page-name="Default">
        <office:forms form:automatic-focus="false" form:apply-design-mode="false"/>
        <draw:frame draw:style-name="gr21" draw:text-style-name="P5" draw:layer="layout" svg:width="1cm" svg:height="0.65cm" svg:x="4.1cm" svg:y="3.5cm">
          <draw:text-box>
            <text:p text:style-name="P3"><text:span text:style-name="T3">(a)</text:span></text:p>
          </draw:text-box>
        </draw:frame>
        <draw:polyline draw:style-name="gr38" draw:text-style-name="P1" draw:layer="layout" svg:width="7.399cm" svg:height="3.299cm" svg:x="1cm" svg:y="0.7cm" svg:viewBox="0 0 7400 3300" draw:points="0,0 500,1400 600,1000 900,1200 1000,900 1200,2100 1400,2000 1700,3300 1900,2700 2000,2900 2200,2200 2500,3200 2700,2400 2900,2800 3300,1100 3800,2200 4300,1600 4600,2200 4700,1500 5000,1700 5200,500 5400,800 5600,500 5800,800 5900,100 6100,1200 6400,1000 6800,2500 7100,1800 7400,2800">
          <text:p text:style-name="P3"/>
        </draw:polyline>
        <draw:line draw:style-name="gr3" draw:text-style-name="P1" draw:layer="layout" svg:x1="5.9cm" svg:y1="2.5cm" svg:x2="7.2cm" svg:y2="1.1cm">
          <text:p text:style-name="P3"/>
        </draw:line>
        <draw:line draw:style-name="gr3" draw:text-style-name="P1" draw:layer="layout" svg:x1="5.6cm" svg:y1="2.3cm" svg:x2="6.8cm" svg:y2="1cm">
          <text:p text:style-name="P3"/>
        </draw:line>
        <draw:line draw:style-name="gr3" draw:text-style-name="P1" draw:layer="layout" svg:x1="3.9cm" svg:y1="3.5cm" svg:x2="8.9cm" svg:y2="3.5cm">
          <text:p text:style-name="P3"/>
        </draw:line>
        <draw:line draw:style-name="gr3" draw:text-style-name="P1" draw:layer="layout" svg:x1="1cm" svg:y1="0.7cm" svg:x2="7.6cm" svg:y2="0.7cm">
          <text:p text:style-name="P3"/>
        </draw:line>
        <draw:line draw:style-name="gr3" draw:text-style-name="P1" draw:layer="layout" svg:x1="2.9cm" svg:y1="2.7cm" svg:x2="4.3cm" svg:y2="3.3cm">
          <text:p text:style-name="P3"/>
        </draw:line>
        <draw:line draw:style-name="gr3" draw:text-style-name="P1" draw:id="id2" draw:layer="layout" svg:x1="2.4cm" svg:y1="4.1cm" svg:x2="4.2cm" svg:y2="3.8cm">
          <text:p text:style-name="P3"/>
        </draw:line>
        <draw:line draw:style-name="gr3" draw:text-style-name="P1" draw:layer="layout" svg:x1="4.3cm" svg:y1="1.8cm" svg:x2="5.8cm" svg:y2="2.5cm">
          <text:p text:style-name="P3"/>
        </draw:line>
        <draw:line draw:style-name="gr3" draw:text-style-name="P1" draw:layer="layout" svg:x1="7.2cm" svg:y1="1.5cm" svg:x2="8.8cm" svg:y2="3.2cm">
          <text:p text:style-name="P3"/>
        </draw:line>
        <draw:line draw:style-name="gr3" draw:text-style-name="P1" draw:layer="layout" svg:x1="7cm" svg:y1="1.8cm" svg:x2="8.4cm" svg:y2="3.3cm">
          <text:p text:style-name="P3"/>
        </draw:line>
        <draw:custom-shape draw:style-name="gr39" draw:text-style-name="P1" draw:id="id3" draw:layer="layout" svg:width="0.2cm" svg:height="0.2cm" svg:x="3.8cm" svg:y="3.4cm">
          <text:p text:style-name="P3"/>
          <draw:enhanced-geometry svg:viewBox="0 0 21600 21600" draw:glue-points="10800 0 3160 3160 0 10800 3160 18440 10800 21600 18440 18440 21600 10800 18440 3160" draw:text-areas="3200 3200 18400 18400" draw:type="ellipse"/>
        </draw:custom-shape>
        <draw:frame draw:style-name="gr21" draw:text-style-name="P5" draw:layer="layout" svg:width="0.9cm" svg:height="0.65cm" svg:x="6.5cm" svg:y="0.3cm">
          <draw:text-box>
            <text:p text:style-name="P3"><text:span text:style-name="T3">(b)</text:span></text:p>
          </draw:text-box>
        </draw:frame>
        <draw:frame draw:style-name="gr21" draw:text-style-name="P5" draw:layer="layout" svg:width="1cm" svg:height="0.65cm" svg:x="7.9cm" svg:y="3.45cm">
          <draw:text-box>
            <text:p text:style-name="P3"><text:span text:style-name="T3">(c)</text:span></text:p>
          </draw:text-box>
        </draw:frame>
        <draw:line draw:style-name="gr3" draw:text-style-name="P1" draw:layer="layout" svg:x1="2.7cm" svg:y1="4cm" svg:x2="8.8cm" svg:y2="4cm">
          <text:p text:style-name="P3"/>
        </draw:line>
        <draw:line draw:style-name="gr33" draw:text-style-name="P1" draw:layer="layout" svg:x1="8.4cm" svg:y1="3.5cm" svg:x2="9.1cm" svg:y2="0cm">
          <text:p text:style-name="P3"/>
        </draw:line>
        <draw:frame draw:style-name="gr40" draw:text-style-name="P16" draw:id="id1" draw:layer="layout" svg:width="5.2cm" svg:height="1.7cm" svg:x="1.1cm" svg:y="4.3cm">
          <draw:text-box>
            <text:p text:style-name="P3"><text:span text:style-name="T16">Това е плоска обикновена. Ще допуснете грешка, ако приемете тази фигура за плоска неуспешна.</text:span></text:p>
          </draw:text-box>
        </draw:frame>
        <draw:connector draw:style-name="gr41" draw:text-style-name="P1" draw:layer="layout" draw:type="curve" svg:x1="1.1cm" svg:y1="5.15cm" svg:x2="2.4cm" svg:y2="3.95cm" draw:start-shape="id1" draw:start-glue-point="3" draw:end-shape="id2" draw:end-glue-point="3">
          <text:p text:style-name="P3"/>
        </draw:connector>
        <draw:connector draw:style-name="gr41" draw:text-style-name="P1" draw:layer="layout" draw:type="curve" svg:x1="6.3cm" svg:y1="5.15cm" svg:x2="3.999cm" svg:y2="3.499cm" draw:start-shape="id1" draw:start-glue-point="1" draw:end-shape="id3" draw:end-glue-point="10">
          <text:p text:style-name="P3"/>
        </draw:connector>
        <draw:frame draw:style-name="gr42" draw:text-style-name="P17" draw:id="id4" draw:layer="layout" svg:width="3.8cm" svg:height="1.45cm" svg:x="8.1cm" svg:y="4.15cm">
          <draw:text-box>
            <text:p text:style-name="P3"><text:span text:style-name="T5">Вълна – (с) достига до началото на вълна - (b)</text:span></text:p>
          </draw:text-box>
        </draw:frame>
        <draw:connector draw:style-name="gr41" draw:text-style-name="P1" draw:layer="layout" draw:type="curve" svg:x1="10cm" svg:y1="4.15cm" svg:x2="9.162cm" svg:y2="3.357cm" draw:start-shape="id4" draw:start-glue-point="0">
          <text:p text:style-name="P3"/>
        </draw:connector>
      </draw:page>
      <draw:page draw:name="Плоска с неуспешна В" draw:style-name="dp1" draw:master-page-name="Default">
        <office:forms form:automatic-focus="false" form:apply-design-mode="false"/>
        <draw:frame draw:style-name="gr21" draw:text-style-name="P5" draw:layer="layout" svg:width="1cm" svg:height="0.65cm" svg:x="1.9cm" svg:y="4.024cm">
          <draw:text-box>
            <text:p text:style-name="P3"><text:span text:style-name="T3">a:3</text:span></text:p>
          </draw:text-box>
        </draw:frame>
        <draw:polyline draw:style-name="gr20" draw:text-style-name="P1" draw:layer="layout" svg:width="2.699cm" svg:height="2.425cm" svg:x="1.6cm" svg:y="1.674cm" svg:viewBox="0 0 2700 2426" draw:points="0,0 700,2400 2200,626 2700,2426">
          <text:p text:style-name="P3"/>
        </draw:polyline>
        <draw:frame draw:style-name="gr21" draw:text-style-name="P5" draw:layer="layout" svg:width="1cm" svg:height="0.65cm" svg:x="2.8cm" svg:y="1.101cm">
          <draw:text-box>
            <text:p text:style-name="P3"><text:span text:style-name="T3">b:3</text:span></text:p>
          </draw:text-box>
        </draw:frame>
        <draw:frame draw:style-name="gr21" draw:text-style-name="P5" draw:layer="layout" svg:width="1.1cm" svg:height="0.65cm" svg:x="3.7cm" svg:y="3.974cm">
          <draw:text-box>
            <text:p text:style-name="P3"><text:span text:style-name="T3">c:5</text:span></text:p>
          </draw:text-box>
        </draw:frame>
        <draw:line draw:style-name="gr3" draw:text-style-name="P1" draw:layer="layout" svg:x1="1cm" svg:y1="1.674cm" svg:x2="5.2cm" svg:y2="1.674cm">
          <text:p text:style-name="P3"/>
        </draw:line>
        <draw:line draw:style-name="gr3" draw:text-style-name="P1" draw:layer="layout" svg:x1="1.1cm" svg:y1="4.1cm" svg:x2="5.2cm" svg:y2="4.1cm">
          <text:p text:style-name="P3"/>
        </draw:line>
        <draw:line draw:style-name="gr33" draw:text-style-name="P1" draw:layer="layout" svg:x1="4.3cm" svg:y1="4.074cm" svg:x2="4.8cm" svg:y2="0.674cm">
          <text:p text:style-name="P3"/>
        </draw:line>
        <draw:line draw:style-name="gr33" draw:text-style-name="P1" draw:layer="layout" svg:x1="1.6cm" svg:y1="1.674cm" svg:x2="0.5cm" svg:y2="4.774cm">
          <text:p text:style-name="P3"/>
        </draw:line>
        <draw:polyline draw:style-name="gr11" draw:text-style-name="P2" draw:layer="layout" svg:width="0.499cm" svg:height="2.199cm" svg:x="3.8cm" svg:y="1.174cm" svg:viewBox="0 0 500 2200" draw:points="500,2200 500,0 0,0 0,400">
          <svg:title>12</svg:title>
          <text:p text:style-name="P3"/>
        </draw:polyline>
        <draw:polyline draw:style-name="gr11" draw:text-style-name="P2" draw:layer="layout" svg:width="0.299cm" svg:height="0.799cm" svg:x="4.3cm" svg:y="0.874cm" svg:viewBox="0 0 300 800" draw:points="0,700 0,0 300,0 300,800">
          <svg:title>12</svg:title>
          <text:p text:style-name="P3"/>
        </draw:polyline>
        <draw:frame draw:style-name="gr4" draw:text-style-name="P14" draw:layer="layout" svg:width="1.8cm" svg:height="0.573cm" svg:x="3.3cm" svg:y="0.201cm">
          <draw:text-box>
            <text:p text:style-name="P3"><text:span text:style-name="T4">Етап 1,2</text:span></text:p>
          </draw:text-box>
        </draw:frame>
        <draw:rect draw:style-name="gr9" draw:text-style-name="P7" draw:layer="layout" svg:width="0.6cm" svg:height="0.4cm" svg:x="1.7cm" svg:y="4.674cm">
          <text:p text:style-name="P6"><text:span text:style-name="T3">a</text:span></text:p>
        </draw:rect>
        <draw:rect draw:style-name="gr9" draw:text-style-name="P7" draw:layer="layout" svg:width="0.5cm" svg:height="0.4cm" svg:x="3.8cm" svg:y="4.674cm">
          <text:p text:style-name="P6"><text:span text:style-name="T3">c</text:span></text:p>
        </draw:rect>
        <draw:frame draw:style-name="gr10" draw:text-style-name="P8" draw:layer="layout" svg:width="1.577cm" svg:height="0.581cm" svg:x="0.3cm" svg:y="4.593cm">
          <draw:text-box>
            <text:p text:style-name="P3"><text:span text:style-name="T1">Време :</text:span></text:p>
          </draw:text-box>
        </draw:frame>
        <draw:rect draw:style-name="gr9" draw:text-style-name="P7" draw:layer="layout" svg:width="1.5cm" svg:height="0.4cm" svg:x="2.3cm" svg:y="4.674cm">
          <text:p text:style-name="P6"><text:span text:style-name="T3">b</text:span></text:p>
        </draw:rect>
        <draw:line draw:style-name="gr33" draw:text-style-name="P1" draw:layer="layout" svg:x1="3cm" svg:y1="2.6cm" svg:x2="5.1cm" svg:y2="2.6cm">
          <text:p text:style-name="P3"/>
        </draw:line>
        <draw:line draw:style-name="gr33" draw:text-style-name="P1" draw:layer="layout" svg:x1="3cm" svg:y1="2.1cm" svg:x2="5.082cm" svg:y2="2.1cm">
          <text:p text:style-name="P3"/>
        </draw:line>
        <draw:custom-shape draw:style-name="gr15" draw:text-style-name="P1" draw:layer="layout" svg:width="0.4cm" svg:height="0.5cm" svg:x="5.1cm" svg:y="2.1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14" draw:layer="layout" svg:width="3.8cm" svg:height="0.848cm" svg:x="5.5cm" svg:y="1.9cm">
          <draw:text-box>
            <text:p text:style-name="P3"><text:span text:style-name="T17">Вълна В</text:span><text:span text:style-name="T4"> </text:span><text:span text:style-name="T18">се намира между 61,8% - 80%</text:span></text:p>
          </draw:text-box>
        </draw:frame>
        <draw:frame draw:style-name="gr43" draw:text-style-name="P18" draw:layer="layout" svg:width="1.2cm" svg:height="0.55cm" svg:x="2.1cm" svg:y="2.35cm">
          <draw:text-box>
            <text:p text:style-name="P3"><text:span text:style-name="T19">61,8%</text:span></text:p>
          </draw:text-box>
        </draw:frame>
        <draw:frame draw:style-name="gr43" draw:text-style-name="P18" draw:layer="layout" svg:width="1.2cm" svg:height="0.55cm" svg:x="2.1cm" svg:y="1.85cm">
          <draw:text-box>
            <text:p text:style-name="P3"><text:span text:style-name="T19">80%</text:span></text:p>
          </draw:text-box>
        </draw:frame>
      </draw:page>
      <draw:page draw:name="Плоска с неуспешна С" draw:style-name="dp1" draw:master-page-name="Default">
        <office:forms form:automatic-focus="false" form:apply-design-mode="false"/>
        <draw:frame draw:style-name="gr21" draw:text-style-name="P5" draw:layer="layout" svg:width="1cm" svg:height="0.65cm" svg:x="1.9cm" svg:y="4.025cm">
          <draw:text-box>
            <text:p text:style-name="P3"><text:span text:style-name="T3">a:3</text:span></text:p>
          </draw:text-box>
        </draw:frame>
        <draw:polyline draw:style-name="gr20" draw:text-style-name="P1" draw:layer="layout" svg:width="2.699cm" svg:height="2.399cm" svg:x="1.6cm" svg:y="1.675cm" svg:viewBox="0 0 2700 2400" draw:points="0,0 700,2400 2200,125 2700,1825">
          <text:p text:style-name="P3"/>
        </draw:polyline>
        <draw:frame draw:style-name="gr21" draw:text-style-name="P5" draw:layer="layout" svg:width="1cm" svg:height="0.65cm" svg:x="2.9cm" svg:y="1.1cm">
          <draw:text-box>
            <text:p text:style-name="P3"><text:span text:style-name="T3">b:3</text:span></text:p>
          </draw:text-box>
        </draw:frame>
        <draw:frame draw:style-name="gr21" draw:text-style-name="P5" draw:layer="layout" svg:width="1.1cm" svg:height="0.65cm" svg:x="4.1cm" svg:y="3.3cm">
          <draw:text-box>
            <text:p text:style-name="P3"><text:span text:style-name="T3">c:5</text:span></text:p>
          </draw:text-box>
        </draw:frame>
        <draw:line draw:style-name="gr3" draw:text-style-name="P1" draw:layer="layout" svg:x1="1cm" svg:y1="1.7cm" svg:x2="5.2cm" svg:y2="1.7cm">
          <text:p text:style-name="P3"/>
        </draw:line>
        <draw:line draw:style-name="gr3" draw:text-style-name="P1" draw:layer="layout" svg:x1="1.1cm" svg:y1="4.101cm" svg:x2="5.2cm" svg:y2="4.101cm">
          <text:p text:style-name="P3"/>
        </draw:line>
        <draw:line draw:style-name="gr33" draw:text-style-name="P1" draw:layer="layout" svg:x1="4.3cm" svg:y1="3.5cm" svg:x2="4.9cm" svg:y2="0.1cm">
          <text:p text:style-name="P3"/>
        </draw:line>
        <draw:line draw:style-name="gr33" draw:text-style-name="P1" draw:layer="layout" svg:x1="1.6cm" svg:y1="1.675cm" svg:x2="0.5cm" svg:y2="4.775cm">
          <text:p text:style-name="P3"/>
        </draw:line>
        <draw:polyline draw:style-name="gr11" draw:text-style-name="P2" draw:layer="layout" svg:width="0.499cm" svg:height="2.199cm" svg:x="3.8cm" svg:y="1.175cm" svg:viewBox="0 0 500 2200" draw:points="500,2200 500,0 0,0 0,400">
          <svg:title>12</svg:title>
          <text:p text:style-name="P3"/>
        </draw:polyline>
        <draw:polyline draw:style-name="gr11" draw:text-style-name="P2" draw:layer="layout" svg:width="0.299cm" svg:height="0.799cm" svg:x="4.3cm" svg:y="0.875cm" svg:viewBox="0 0 300 800" draw:points="0,700 0,0 300,0 300,800">
          <svg:title>12</svg:title>
          <text:p text:style-name="P3"/>
        </draw:polyline>
        <draw:frame draw:style-name="gr4" draw:text-style-name="P14" draw:layer="layout" svg:width="1.8cm" svg:height="0.573cm" svg:x="3.3cm" svg:y="0.202cm">
          <draw:text-box>
            <text:p text:style-name="P3"><text:span text:style-name="T4">Етап 1,2</text:span></text:p>
          </draw:text-box>
        </draw:frame>
        <draw:rect draw:style-name="gr9" draw:text-style-name="P7" draw:layer="layout" svg:width="0.6cm" svg:height="0.4cm" svg:x="1.7cm" svg:y="4.675cm">
          <text:p text:style-name="P6"><text:span text:style-name="T3">a</text:span></text:p>
        </draw:rect>
        <draw:rect draw:style-name="gr9" draw:text-style-name="P7" draw:layer="layout" svg:width="0.5cm" svg:height="0.4cm" svg:x="3.8cm" svg:y="4.675cm">
          <text:p text:style-name="P6"><text:span text:style-name="T3">c</text:span></text:p>
        </draw:rect>
        <draw:frame draw:style-name="gr10" draw:text-style-name="P8" draw:layer="layout" svg:width="1.577cm" svg:height="0.581cm" svg:x="0.3cm" svg:y="4.594cm">
          <draw:text-box>
            <text:p text:style-name="P3"><text:span text:style-name="T1">Време :</text:span></text:p>
          </draw:text-box>
        </draw:frame>
        <draw:rect draw:style-name="gr9" draw:text-style-name="P7" draw:layer="layout" svg:width="1.5cm" svg:height="0.4cm" svg:x="2.3cm" svg:y="4.675cm">
          <text:p text:style-name="P6"><text:span text:style-name="T3">b</text:span></text:p>
        </draw:rect>
        <draw:line draw:style-name="gr33" draw:text-style-name="P1" draw:layer="layout" svg:x1="3cm" svg:y1="2.101cm" svg:x2="5.082cm" svg:y2="2.101cm">
          <text:p text:style-name="P3"/>
        </draw:line>
        <draw:frame draw:style-name="gr43" draw:text-style-name="P18" draw:layer="layout" svg:width="1.2cm" svg:height="0.55cm" svg:x="2.1cm" svg:y="1.851cm">
          <draw:text-box>
            <text:p text:style-name="P3"><text:span text:style-name="T19">80%</text:span></text:p>
          </draw:text-box>
        </draw:frame>
        <draw:frame draw:style-name="gr21" draw:text-style-name="P5" draw:layer="layout" svg:width="1cm" svg:height="0.65cm" svg:x="7.4cm" svg:y="4.025cm">
          <draw:text-box>
            <text:p text:style-name="P3"><text:span text:style-name="T3">a</text:span></text:p>
          </draw:text-box>
        </draw:frame>
        <draw:polyline draw:style-name="gr20" draw:text-style-name="P1" draw:layer="layout" svg:width="4.199cm" svg:height="2.399cm" svg:x="7.1cm" svg:y="1.675cm" svg:viewBox="0 0 4200 2400" draw:points="0,0 700,2400 1100,1125 1700,1425 2200,125 2500,1825 2800,1125 3100,1325 3300,825 3500,1925 3600,1325 3900,1925 4000,1225 4200,2125">
          <text:p text:style-name="P3"/>
        </draw:polyline>
        <draw:frame draw:style-name="gr21" draw:text-style-name="P5" draw:layer="layout" svg:width="1cm" svg:height="0.65cm" svg:x="9cm" svg:y="1.15cm">
          <draw:text-box>
            <text:p text:style-name="P3"><text:span text:style-name="T3">b</text:span></text:p>
          </draw:text-box>
        </draw:frame>
        <draw:frame draw:style-name="gr21" draw:text-style-name="P5" draw:layer="layout" svg:width="1.1cm" svg:height="0.65cm" svg:x="11cm" svg:y="3.65cm">
          <draw:text-box>
            <text:p text:style-name="P3"><text:span text:style-name="T3">c</text:span></text:p>
          </draw:text-box>
        </draw:frame>
        <draw:line draw:style-name="gr3" draw:text-style-name="P1" draw:layer="layout" svg:x1="6.5cm" svg:y1="1.7cm" svg:x2="10.7cm" svg:y2="1.7cm">
          <text:p text:style-name="P3"/>
        </draw:line>
        <draw:line draw:style-name="gr3" draw:text-style-name="P1" draw:layer="layout" svg:x1="6.6cm" svg:y1="4.101cm" svg:x2="11.4cm" svg:y2="4.1cm">
          <text:p text:style-name="P3"/>
        </draw:line>
        <draw:line draw:style-name="gr33" draw:text-style-name="P1" draw:layer="layout" svg:x1="11.3cm" svg:y1="3.8cm" svg:x2="11.7cm" svg:y2="0.2cm">
          <text:p text:style-name="P3"/>
        </draw:line>
        <draw:line draw:style-name="gr33" draw:text-style-name="P1" draw:layer="layout" svg:x1="7.1cm" svg:y1="1.675cm" svg:x2="6cm" svg:y2="4.775cm">
          <text:p text:style-name="P3"/>
        </draw:line>
        <draw:line draw:style-name="gr33" draw:text-style-name="P1" draw:layer="layout" svg:x1="8.5cm" svg:y1="2.101cm" svg:x2="10.582cm" svg:y2="2.101cm">
          <text:p text:style-name="P3"/>
        </draw:line>
        <draw:frame draw:style-name="gr43" draw:text-style-name="P18" draw:layer="layout" svg:width="1.2cm" svg:height="0.55cm" svg:x="7.6cm" svg:y="1.851cm">
          <draw:text-box>
            <text:p text:style-name="P3"><text:span text:style-name="T19">80%</text:span></text:p>
          </draw:text-box>
        </draw:frame>
        <draw:line draw:style-name="gr3" draw:text-style-name="P1" draw:layer="layout" svg:x1="9cm" svg:y1="3.5cm" svg:x2="11.8cm" svg:y2="3.8cm">
          <text:p text:style-name="P3"/>
        </draw:line>
        <draw:line draw:style-name="gr3" draw:text-style-name="P1" draw:layer="layout" svg:x1="10cm" svg:y1="2.2cm" svg:x2="11.8cm" svg:y2="3.3cm">
          <text:p text:style-name="P3"/>
        </draw:line>
        <draw:frame draw:style-name="gr44" draw:text-style-name="P19" draw:layer="layout" svg:width="5.1cm" svg:height="1.75cm" svg:x="6.6cm" svg:y="4.7cm">
          <draw:text-box>
            <text:p text:style-name="P9"><text:span text:style-name="T20">Неуспешна вълна – с като терминален импулс. Продължителна и малка промяна в цената. Не достига до началото на вълна – </text:span><text:span text:style-name="T21">b</text:span><text:span text:style-name="T20">. </text:span></text:p>
          </draw:text-box>
        </draw:frame>
        <draw:custom-shape draw:style-name="gr15" draw:text-style-name="P1" draw:layer="layout" svg:width="0.6cm" svg:height="2.1cm" draw:transform="rotate (-1.57079632679579) translate (11.4cm 4.2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ge>
      <draw:page draw:name="Плоска сурова неуспешна С" draw:style-name="dp1" draw:master-page-name="Default">
        <office:forms form:automatic-focus="false" form:apply-design-mode="false"/>
        <draw:frame draw:style-name="gr21" draw:text-style-name="P5" draw:layer="layout" svg:width="1cm" svg:height="0.65cm" svg:x="2.4cm" svg:y="3.15cm">
          <draw:text-box>
            <text:p text:style-name="P3"><text:span text:style-name="T3">a</text:span></text:p>
          </draw:text-box>
        </draw:frame>
        <draw:polyline draw:style-name="gr20" draw:text-style-name="P1" draw:layer="layout" svg:width="2.699cm" svg:height="2.399cm" svg:x="2.1cm" svg:y="0.8cm" svg:viewBox="0 0 2700 2400" draw:points="0,0 700,2400 2200,24 2700,924">
          <text:p text:style-name="P3"/>
        </draw:polyline>
        <draw:frame draw:style-name="gr21" draw:text-style-name="P5" draw:layer="layout" svg:width="1cm" svg:height="0.65cm" svg:x="3.9cm" svg:y="0.224cm">
          <draw:text-box>
            <text:p text:style-name="P3"><text:span text:style-name="T3">b</text:span></text:p>
          </draw:text-box>
        </draw:frame>
        <draw:frame draw:style-name="gr21" draw:text-style-name="P5" draw:layer="layout" svg:width="1.1cm" svg:height="0.65cm" svg:x="4.5cm" svg:y="1.674cm">
          <draw:text-box>
            <text:p text:style-name="P3"><text:span text:style-name="T3">c</text:span></text:p>
          </draw:text-box>
        </draw:frame>
        <draw:line draw:style-name="gr3" draw:text-style-name="P1" draw:layer="layout" svg:x1="1.5cm" svg:y1="0.8cm" svg:x2="5.1cm" svg:y2="0.799cm">
          <text:p text:style-name="P3"/>
        </draw:line>
        <draw:line draw:style-name="gr3" draw:text-style-name="P1" draw:layer="layout" svg:x1="1.6cm" svg:y1="3.226cm" svg:x2="5.1cm" svg:y2="3.224cm">
          <text:p text:style-name="P3"/>
        </draw:line>
        <draw:line draw:style-name="gr33" draw:text-style-name="P1" draw:layer="layout" svg:x1="4.8cm" svg:y1="1.724cm" svg:x2="5cm" svg:y2="0.2cm">
          <text:p text:style-name="P3"/>
        </draw:line>
        <draw:line draw:style-name="gr33" draw:text-style-name="P1" draw:layer="layout" svg:x1="2.1cm" svg:y1="0.8cm" svg:x2="1cm" svg:y2="3.9cm">
          <text:p text:style-name="P3"/>
        </draw:line>
        <draw:rect draw:style-name="gr9" draw:text-style-name="P7" draw:layer="layout" svg:width="0.6cm" svg:height="0.4cm" svg:x="2.2cm" svg:y="3.8cm">
          <text:p text:style-name="P6"><text:span text:style-name="T3">a</text:span></text:p>
        </draw:rect>
        <draw:rect draw:style-name="gr9" draw:text-style-name="P7" draw:layer="layout" svg:width="0.5cm" svg:height="0.4cm" svg:x="4.3cm" svg:y="3.8cm">
          <text:p text:style-name="P6"><text:span text:style-name="T3">c</text:span></text:p>
        </draw:rect>
        <draw:frame draw:style-name="gr10" draw:text-style-name="P8" draw:layer="layout" svg:width="1.577cm" svg:height="0.581cm" svg:x="0.8cm" svg:y="3.719cm">
          <draw:text-box>
            <text:p text:style-name="P3"><text:span text:style-name="T1">Време :</text:span></text:p>
          </draw:text-box>
        </draw:frame>
        <draw:rect draw:style-name="gr9" draw:text-style-name="P7" draw:layer="layout" svg:width="1.5cm" svg:height="0.4cm" svg:x="2.8cm" svg:y="3.8cm">
          <text:p text:style-name="P6"><text:span text:style-name="T3">b</text:span></text:p>
        </draw:rect>
        <draw:line draw:style-name="gr33" draw:text-style-name="P1" draw:layer="layout" svg:x1="3.5cm" svg:y1="1.226cm" svg:x2="4.6cm" svg:y2="1.224cm">
          <text:p text:style-name="P3"/>
        </draw:line>
        <draw:frame draw:style-name="gr43" draw:text-style-name="P18" draw:layer="layout" svg:width="1.2cm" svg:height="0.55cm" svg:x="2.6cm" svg:y="0.976cm">
          <draw:text-box>
            <text:p text:style-name="P3"><text:span text:style-name="T19">80%</text:span></text:p>
          </draw:text-box>
        </draw:frame>
        <draw:custom-shape draw:style-name="gr15" draw:text-style-name="P1" draw:layer="layout" svg:width="0.5cm" svg:height="0.9cm" svg:x="5.2cm" svg:y="0.824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3" draw:text-style-name="P18" draw:layer="layout" svg:width="2.6cm" svg:height="0.55cm" svg:x="5.7cm" svg:y="1.024cm">
          <draw:text-box>
            <text:p text:style-name="P3"><text:span text:style-name="T19">38,2% от вълна -а</text:span></text:p>
          </draw:text-box>
        </draw:frame>
        <draw:line draw:style-name="gr33" draw:text-style-name="P1" draw:layer="layout" svg:x1="4.3cm" svg:y1="1.724cm" svg:x2="5.1cm" svg:y2="1.724cm">
          <text:p text:style-name="P3"/>
        </draw:line>
        <draw:frame draw:style-name="gr45" draw:text-style-name="P5" draw:layer="layout" svg:width="6cm" svg:height="1.6cm" svg:x="5.8cm" svg:y="1.7cm">
          <draw:text-box>
            <text:p text:style-name="P3"><text:span text:style-name="T3">Този случай се нарича </text:span><text:span text:style-name="T7">„сурова“ Несупешна С</text:span><text:span text:style-name="T3">. След края на </text:span><text:span text:style-name="T7">вълна С</text:span><text:span text:style-name="T3"> трябва да наблюдавате много бързо и мощно движение</text:span></text:p>
          </draw:text-box>
        </draw:frame>
        <draw:custom-shape draw:style-name="gr15" draw:text-style-name="P1" draw:layer="layout" svg:width="0.5cm" svg:height="2.4cm" svg:x="0.9cm" svg:y="0.8cm">
          <text:p text:style-name="P3"/>
          <draw:enhanced-geometry svg:viewBox="0 0 21600 21600" draw:glue-points="21600 0 0 10800 21600 21600" draw:text-areas="13800 ?f9 21600 ?f10" draw:type="left-brace" draw:modifiers="1933.7679269882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3" draw:text-style-name="P18" draw:layer="layout" svg:width="1.2cm" svg:height="0.55cm" svg:x="0cm" svg:y="1.75cm">
          <draw:text-box>
            <text:p text:style-name="P3"><text:span text:style-name="T19">100%</text:span></text:p>
          </draw:text-box>
        </draw:frame>
      </draw:page>
      <draw:page draw:name="Плоска двойно неуспешна" draw:style-name="dp1" draw:master-page-name="Default">
        <office:forms form:automatic-focus="false" form:apply-design-mode="false"/>
        <draw:frame draw:style-name="gr21" draw:text-style-name="P5" draw:layer="layout" svg:width="1cm" svg:height="0.65cm" svg:x="1.6cm" svg:y="4.025cm">
          <draw:text-box>
            <text:p text:style-name="P3"><text:span text:style-name="T3">a:3</text:span></text:p>
          </draw:text-box>
        </draw:frame>
        <draw:polyline draw:style-name="gr20" draw:text-style-name="P1" draw:layer="layout" svg:width="2.699cm" svg:height="2.399cm" svg:x="1.3cm" svg:y="1.675cm" svg:viewBox="0 0 2700 2400" draw:points="0,0 700,2400 2200,625 2700,2125">
          <text:p text:style-name="P3"/>
        </draw:polyline>
        <draw:frame draw:style-name="gr21" draw:text-style-name="P5" draw:layer="layout" svg:width="1cm" svg:height="0.65cm" svg:x="2.6cm" svg:y="1.1cm">
          <draw:text-box>
            <text:p text:style-name="P3"><text:span text:style-name="T3">b:3</text:span></text:p>
          </draw:text-box>
        </draw:frame>
        <draw:frame draw:style-name="gr21" draw:text-style-name="P5" draw:layer="layout" svg:width="1.1cm" svg:height="0.65cm" svg:x="3.2cm" svg:y="3.55cm">
          <draw:text-box>
            <text:p text:style-name="P3"><text:span text:style-name="T3">c:5</text:span></text:p>
          </draw:text-box>
        </draw:frame>
        <draw:line draw:style-name="gr3" draw:text-style-name="P1" draw:layer="layout" svg:x1="0.7cm" svg:y1="1.7cm" svg:x2="4.9cm" svg:y2="1.7cm">
          <text:p text:style-name="P3"/>
        </draw:line>
        <draw:line draw:style-name="gr3" draw:text-style-name="P1" draw:layer="layout" svg:x1="0.8cm" svg:y1="4.101cm" svg:x2="4.9cm" svg:y2="4.101cm">
          <text:p text:style-name="P3"/>
        </draw:line>
        <draw:line draw:style-name="gr33" draw:text-style-name="P1" draw:layer="layout" svg:x1="4cm" svg:y1="3.7cm" svg:x2="4.6cm" svg:y2="0.1cm">
          <text:p text:style-name="P3"/>
        </draw:line>
        <draw:line draw:style-name="gr33" draw:text-style-name="P1" draw:layer="layout" svg:x1="1.3cm" svg:y1="1.675cm" svg:x2="0.2cm" svg:y2="4.775cm">
          <text:p text:style-name="P3"/>
        </draw:line>
        <draw:polyline draw:style-name="gr11" draw:text-style-name="P2" draw:layer="layout" svg:width="0.499cm" svg:height="2.424cm" svg:x="3.5cm" svg:y="1.175cm" svg:viewBox="0 0 500 2425" draw:points="500,2425 500,0 0,0 0,400">
          <svg:title>12</svg:title>
          <text:p text:style-name="P3"/>
        </draw:polyline>
        <draw:polyline draw:style-name="gr11" draw:text-style-name="P2" draw:layer="layout" svg:width="0.299cm" svg:height="0.799cm" svg:x="4cm" svg:y="0.875cm" svg:viewBox="0 0 300 800" draw:points="0,700 0,0 300,0 300,800">
          <svg:title>12</svg:title>
          <text:p text:style-name="P3"/>
        </draw:polyline>
        <draw:frame draw:style-name="gr4" draw:text-style-name="P14" draw:layer="layout" svg:width="1.8cm" svg:height="0.573cm" svg:x="3cm" svg:y="0.202cm">
          <draw:text-box>
            <text:p text:style-name="P3"><text:span text:style-name="T4">Етап 1,2</text:span></text:p>
          </draw:text-box>
        </draw:frame>
        <draw:rect draw:style-name="gr9" draw:text-style-name="P7" draw:layer="layout" svg:width="0.6cm" svg:height="0.4cm" svg:x="1.4cm" svg:y="4.675cm">
          <text:p text:style-name="P6"><text:span text:style-name="T3">a</text:span></text:p>
        </draw:rect>
        <draw:rect draw:style-name="gr9" draw:text-style-name="P7" draw:layer="layout" svg:width="0.5cm" svg:height="0.4cm" svg:x="3.5cm" svg:y="4.675cm">
          <text:p text:style-name="P6"><text:span text:style-name="T3">c</text:span></text:p>
        </draw:rect>
        <draw:frame draw:style-name="gr10" draw:text-style-name="P8" draw:layer="layout" svg:width="1.577cm" svg:height="0.581cm" svg:x="0cm" svg:y="4.594cm">
          <draw:text-box>
            <text:p text:style-name="P3"><text:span text:style-name="T1">Време :</text:span></text:p>
          </draw:text-box>
        </draw:frame>
        <draw:rect draw:style-name="gr9" draw:text-style-name="P7" draw:layer="layout" svg:width="1.5cm" svg:height="0.4cm" svg:x="2cm" svg:y="4.675cm">
          <text:p text:style-name="P6"><text:span text:style-name="T3">b</text:span></text:p>
        </draw:rect>
        <draw:line draw:style-name="gr33" draw:text-style-name="P1" draw:layer="layout" svg:x1="2.7cm" svg:y1="2.101cm" svg:x2="4.782cm" svg:y2="2.101cm">
          <text:p text:style-name="P3"/>
        </draw:line>
        <draw:frame draw:style-name="gr43" draw:text-style-name="P18" draw:layer="layout" svg:width="1.2cm" svg:height="0.55cm" svg:x="1.8cm" svg:y="1.851cm">
          <draw:text-box>
            <text:p text:style-name="P3"><text:span text:style-name="T19">80%</text:span></text:p>
          </draw:text-box>
        </draw:frame>
        <draw:frame draw:style-name="gr46" draw:text-style-name="P21" draw:layer="layout" svg:width="8cm" svg:height="1cm" svg:x="4.3cm" svg:y="2.6cm">
          <draw:text-box>
            <text:list text:style-name="L1">
              <text:list-item>
                <text:p text:style-name="P20"><text:span text:style-name="T22">вълна В</text:span><text:span text:style-name="T23"> – се намира между </text:span><text:span text:style-name="T24">61,8% и 80%</text:span><text:span text:style-name="T23"> от </text:span><text:span text:style-name="T22">вълна А</text:span></text:p>
              </text:list-item>
            </text:list>
            <text:list text:style-name="L1">
              <text:list-item>
                <text:p text:style-name="P20"><text:span text:style-name="T22">вълна С</text:span><text:span text:style-name="T23"> – не достига началото на </text:span><text:span text:style-name="T22">вълна В</text:span></text:p>
              </text:list-item>
            </text:list>
          </draw:text-box>
        </draw:frame>
        <draw:line draw:style-name="gr33" draw:text-style-name="P1" draw:layer="layout" svg:x1="2.7cm" svg:y1="2.6cm" svg:x2="4.782cm" svg:y2="2.6cm">
          <text:p text:style-name="P3"/>
        </draw:line>
        <draw:frame draw:style-name="gr43" draw:text-style-name="P18" draw:layer="layout" svg:width="1.2cm" svg:height="0.55cm" svg:x="1.8cm" svg:y="2.35cm">
          <draw:text-box>
            <text:p text:style-name="P3"><text:span text:style-name="T19">61,8%</text:span></text:p>
          </draw:text-box>
        </draw:frame>
      </draw:page>
      <draw:page draw:name="Плоска двойно неуспешна - 1" draw:style-name="dp1" draw:master-page-name="Default">
        <office:forms form:automatic-focus="false" form:apply-design-mode="false"/>
        <draw:polyline draw:style-name="gr32" draw:text-style-name="P1" draw:layer="layout" svg:width="5.599cm" svg:height="3.699cm" svg:x="2.6cm" svg:y="1.4cm" svg:viewBox="0 0 5600 3700" draw:points="0,0 300,1400 800,1200 900,2700 1100,2400 1400,3700 1700,2100 2000,3200 2200,1700 2300,2100 2500,1600 2700,2000 2900,1000 3100,1200 3300,200 3600,1500 3800,600 4000,1300 4200,800 4400,1600 4700,1500 5000,2700 5100,2300 5300,2600 5400,2300 5600,2900">
          <text:p text:style-name="P3"/>
        </draw:polyline>
        <draw:line draw:style-name="gr3" draw:text-style-name="P1" draw:layer="layout" svg:x1="2.6cm" svg:y1="1.7cm" svg:x2="5.2cm" svg:y2="4.4cm">
          <text:p text:style-name="P3"/>
        </draw:line>
        <draw:line draw:style-name="gr3" draw:text-style-name="P1" draw:layer="layout" svg:x1="2.2cm" svg:y1="2.2cm" svg:x2="4.8cm" svg:y2="4.9cm">
          <text:p text:style-name="P3"/>
        </draw:line>
        <draw:frame draw:style-name="gr23" draw:text-style-name="P5" draw:layer="layout" svg:width="1.1cm" svg:height="0.6cm" svg:x="4.6cm" svg:y="4.5cm">
          <draw:text-box>
            <text:p text:style-name="P3"><text:span text:style-name="T3">(a)</text:span></text:p>
          </draw:text-box>
        </draw:frame>
        <draw:custom-shape draw:style-name="gr39" draw:text-style-name="P1" draw:layer="layout" svg:width="0.2cm" svg:height="0.2cm" svg:x="4.5cm" svg:y="4.5cm">
          <text:p text:style-name="P3"/>
          <draw:enhanced-geometry svg:viewBox="0 0 21600 21600" draw:glue-points="10800 0 3160 3160 0 10800 3160 18440 10800 21600 18440 18440 21600 10800 18440 3160" draw:text-areas="3200 3200 18400 18400" draw:type="ellipse"/>
        </draw:custom-shape>
        <draw:custom-shape draw:style-name="gr39" draw:text-style-name="P1" draw:layer="layout" svg:width="0.2cm" svg:height="0.2cm" svg:x="6.7cm" svg:y="2.1cm">
          <text:p text:style-name="P3"/>
          <draw:enhanced-geometry svg:viewBox="0 0 21600 21600" draw:glue-points="10800 0 3160 3160 0 10800 3160 18440 10800 21600 18440 18440 21600 10800 18440 3160" draw:text-areas="3200 3200 18400 18400" draw:type="ellipse"/>
        </draw:custom-shape>
        <draw:frame draw:style-name="gr23" draw:text-style-name="P5" draw:layer="layout" svg:width="1.1cm" svg:height="0.6cm" svg:x="6.7cm" svg:y="1.4cm">
          <draw:text-box>
            <text:p text:style-name="P3"><text:span text:style-name="T3">(b)</text:span></text:p>
          </draw:text-box>
        </draw:frame>
        <draw:line draw:style-name="gr3" draw:text-style-name="P1" draw:layer="layout" svg:x1="5.9cm" svg:y1="3.1cm" svg:x2="7.1cm" svg:y2="2.4cm">
          <text:p text:style-name="P3"/>
        </draw:line>
        <draw:line draw:style-name="gr3" draw:text-style-name="P1" draw:layer="layout" svg:x1="6.1cm" svg:y1="1.8cm" svg:x2="7cm" svg:y2="2.3cm">
          <text:p text:style-name="P3"/>
        </draw:line>
        <draw:frame draw:style-name="gr23" draw:text-style-name="P22" draw:layer="layout" svg:width="0.7cm" svg:height="0.6cm" svg:x="2.3cm" svg:y="2.7cm">
          <draw:text-box>
            <text:p text:style-name="P3"><text:span text:style-name="T14">a</text:span></text:p>
          </draw:text-box>
        </draw:frame>
        <draw:frame draw:style-name="gr23" draw:text-style-name="P22" draw:layer="layout" svg:width="0.7cm" svg:height="0.6cm" svg:x="3.3cm" svg:y="2.2cm">
          <draw:text-box>
            <text:p text:style-name="P3"><text:span text:style-name="T14">b</text:span></text:p>
          </draw:text-box>
        </draw:frame>
        <draw:frame draw:style-name="gr23" draw:text-style-name="P22" draw:layer="layout" svg:width="0.7cm" svg:height="0.6cm" svg:x="3cm" svg:y="4cm">
          <draw:text-box>
            <text:p text:style-name="P3"><text:span text:style-name="T14">c</text:span></text:p>
          </draw:text-box>
        </draw:frame>
        <draw:frame draw:style-name="gr23" draw:text-style-name="P22" draw:layer="layout" svg:width="0.7cm" svg:height="0.6cm" svg:x="3.5cm" svg:y="3.3cm">
          <draw:text-box>
            <text:p text:style-name="P3"><text:span text:style-name="T14">x</text:span></text:p>
          </draw:text-box>
        </draw:frame>
        <draw:frame draw:style-name="gr23" draw:text-style-name="P22" draw:layer="layout" svg:width="0.7cm" svg:height="0.6cm" svg:x="3.6cm" svg:y="5cm">
          <draw:text-box>
            <text:p text:style-name="P3"><text:span text:style-name="T14">a</text:span></text:p>
          </draw:text-box>
        </draw:frame>
        <draw:frame draw:style-name="gr23" draw:text-style-name="P22" draw:layer="layout" svg:width="0.7cm" svg:height="0.6cm" svg:x="4.2cm" svg:y="4.6cm">
          <draw:text-box>
            <text:p text:style-name="P3"><text:span text:style-name="T14">c</text:span></text:p>
          </draw:text-box>
        </draw:frame>
        <draw:frame draw:style-name="gr23" draw:text-style-name="P22" draw:layer="layout" svg:width="0.7cm" svg:height="0.6cm" svg:x="4cm" svg:y="3cm">
          <draw:text-box>
            <text:p text:style-name="P3"><text:span text:style-name="T14">b</text:span></text:p>
          </draw:text-box>
        </draw:frame>
        <draw:frame draw:style-name="gr23" draw:text-style-name="P22" draw:layer="layout" svg:width="0.7cm" svg:height="0.6cm" svg:x="4.5cm" svg:y="2.7cm">
          <draw:text-box>
            <text:p text:style-name="P3"><text:span text:style-name="T14">a</text:span></text:p>
          </draw:text-box>
        </draw:frame>
        <draw:frame draw:style-name="gr23" draw:text-style-name="P22" draw:layer="layout" svg:width="0.7cm" svg:height="0.6cm" svg:x="5cm" svg:y="3.3cm">
          <draw:text-box>
            <text:p text:style-name="P3"><text:span text:style-name="T14">b</text:span></text:p>
          </draw:text-box>
        </draw:frame>
        <draw:frame draw:style-name="gr23" draw:text-style-name="P22" draw:layer="layout" svg:width="0.7cm" svg:height="0.6cm" svg:x="5.9cm" svg:y="2.9cm">
          <draw:text-box>
            <text:p text:style-name="P3"><text:span text:style-name="T14">b</text:span></text:p>
          </draw:text-box>
        </draw:frame>
        <draw:frame draw:style-name="gr23" draw:text-style-name="P22" draw:layer="layout" svg:width="0.7cm" svg:height="0.6cm" svg:x="5.6cm" svg:y="1.2cm">
          <draw:text-box>
            <text:p text:style-name="P3"><text:span text:style-name="T14">a</text:span></text:p>
          </draw:text-box>
        </draw:frame>
        <draw:frame draw:style-name="gr23" draw:text-style-name="P22" draw:layer="layout" svg:width="0.7cm" svg:height="0.6cm" svg:x="5.1cm" svg:y="2cm">
          <draw:text-box>
            <text:p text:style-name="P3"><text:span text:style-name="T14">c</text:span></text:p>
          </draw:text-box>
        </draw:frame>
        <draw:frame draw:style-name="gr23" draw:text-style-name="P22" draw:layer="layout" svg:width="0.7cm" svg:height="0.6cm" svg:x="5.4cm" svg:y="2.5cm">
          <draw:text-box>
            <text:p text:style-name="P3"><text:span text:style-name="T14">x</text:span></text:p>
          </draw:text-box>
        </draw:frame>
        <draw:frame draw:style-name="gr23" draw:text-style-name="P22" draw:layer="layout" svg:width="0.7cm" svg:height="0.6cm" svg:x="6.1cm" svg:y="1.5cm">
          <draw:text-box>
            <text:p text:style-name="P3"><text:span text:style-name="T14">c</text:span></text:p>
          </draw:text-box>
        </draw:frame>
        <draw:frame draw:style-name="gr47" draw:text-style-name="P22" draw:layer="layout" svg:width="0.7cm" svg:height="0.5cm" svg:x="6.3cm" svg:y="2.6cm">
          <draw:text-box>
            <text:p text:style-name="P3"><text:span text:style-name="T14">d</text:span></text:p>
          </draw:text-box>
        </draw:frame>
        <draw:frame draw:style-name="gr47" draw:text-style-name="P22" draw:layer="layout" svg:width="0.7cm" svg:height="0.5cm" svg:x="6.6cm" svg:y="1.7cm">
          <draw:text-box>
            <text:p text:style-name="P3"><text:span text:style-name="T14">e</text:span></text:p>
          </draw:text-box>
        </draw:frame>
        <draw:frame draw:style-name="gr23" draw:text-style-name="P22" draw:layer="layout" svg:width="0.7cm" svg:height="0.6cm" svg:x="6.7cm" svg:y="2.9cm">
          <draw:text-box>
            <text:p text:style-name="P3"><text:span text:style-name="T14">1</text:span></text:p>
          </draw:text-box>
        </draw:frame>
        <draw:frame draw:style-name="gr23" draw:text-style-name="P22" draw:layer="layout" svg:width="0.7cm" svg:height="0.6cm" svg:x="7.1cm" svg:y="2.5cm">
          <draw:text-box>
            <text:p text:style-name="P3"><text:span text:style-name="T14">2</text:span></text:p>
          </draw:text-box>
        </draw:frame>
        <draw:frame draw:style-name="gr23" draw:text-style-name="P22" draw:layer="layout" svg:width="0.7cm" svg:height="0.6cm" svg:x="7.2cm" svg:y="4cm">
          <draw:text-box>
            <text:p text:style-name="P3"><text:span text:style-name="T14">3</text:span></text:p>
          </draw:text-box>
        </draw:frame>
        <draw:frame draw:style-name="gr23" draw:text-style-name="P22" draw:layer="layout" svg:width="0.7cm" svg:height="0.6cm" svg:x="7.8cm" svg:y="3.3cm">
          <draw:text-box>
            <text:p text:style-name="P3"><text:span text:style-name="T14">4</text:span></text:p>
          </draw:text-box>
        </draw:frame>
        <draw:frame draw:style-name="gr23" draw:text-style-name="P22" draw:layer="layout" svg:width="0.7cm" svg:height="0.6cm" svg:x="8.1cm" svg:y="3.9cm">
          <draw:text-box>
            <text:p text:style-name="P3"><text:span text:style-name="T14">5</text:span></text:p>
          </draw:text-box>
        </draw:frame>
        <draw:line draw:style-name="gr3" draw:text-style-name="P1" draw:layer="layout" svg:x1="4.6cm" svg:y1="4.6cm" svg:x2="9.4cm" svg:y2="4.6cm">
          <text:p text:style-name="P3"/>
        </draw:line>
        <draw:custom-shape draw:style-name="gr39" draw:text-style-name="P1" draw:layer="layout" svg:width="0.2cm" svg:height="0.2cm" svg:x="8.1cm" svg:y="4.2cm">
          <text:p text:style-name="P3"/>
          <draw:enhanced-geometry svg:viewBox="0 0 21600 21600" draw:glue-points="10800 0 3160 3160 0 10800 3160 18440 10800 21600 18440 18440 21600 10800 18440 3160" draw:text-areas="3200 3200 18400 18400" draw:type="ellipse"/>
        </draw:custom-shape>
        <draw:frame draw:style-name="gr23" draw:text-style-name="P5" draw:layer="layout" svg:width="1.1cm" svg:height="0.6cm" svg:x="8.3cm" svg:y="4cm">
          <draw:text-box>
            <text:p text:style-name="P3"><text:span text:style-name="T3">(c)</text:span></text:p>
          </draw:text-box>
        </draw:frame>
        <draw:line draw:style-name="gr33" draw:text-style-name="P1" draw:layer="layout" svg:x1="4.6cm" svg:y1="2.707cm" svg:x2="7.5cm" svg:y2="2.707cm">
          <text:p text:style-name="P3"/>
        </draw:line>
        <draw:line draw:style-name="gr33" draw:text-style-name="P1" draw:layer="layout" svg:x1="4.6cm" svg:y1="1.907cm" svg:x2="7.5cm" svg:y2="1.907cm">
          <text:p text:style-name="P3"/>
        </draw:line>
        <draw:frame draw:style-name="gr43" draw:text-style-name="P23" draw:layer="layout" svg:width="1cm" svg:height="0.55cm" svg:x="3.8cm" svg:y="1.657cm">
          <draw:text-box>
            <text:p text:style-name="P3"><text:span text:style-name="T25">80%</text:span></text:p>
          </draw:text-box>
        </draw:frame>
        <draw:frame draw:style-name="gr48" draw:text-style-name="P23" draw:layer="layout" svg:width="1.4cm" svg:height="0.493cm" svg:x="3.7cm" svg:y="2.507cm">
          <draw:text-box>
            <text:p text:style-name="P3"><text:span text:style-name="T25">61,8%</text:span></text:p>
          </draw:text-box>
        </draw:frame>
        <draw:line draw:style-name="gr3" draw:text-style-name="P1" draw:layer="layout" svg:x1="2.6cm" svg:y1="1.4cm" svg:x2="9.1cm" svg:y2="1.4cm">
          <text:p text:style-name="P3"/>
        </draw:line>
        <draw:custom-shape draw:style-name="gr15" draw:text-style-name="P1" draw:layer="layout" svg:width="0.5cm" svg:height="2cm" draw:transform="rotate (-1.57079632679579) translate (4.6cm 5.2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3" draw:text-style-name="P22" draw:layer="layout" svg:width="3.2cm" svg:height="0.6cm" svg:x="2.5cm" svg:y="5.6cm">
          <draw:text-box>
            <text:p text:style-name="P3"><text:span text:style-name="T14">Двойна комбинация</text:span></text:p>
          </draw:text-box>
        </draw:frame>
        <draw:frame draw:style-name="gr23" draw:text-style-name="P22" draw:layer="layout" svg:width="3.2cm" svg:height="0.6cm" svg:x="4.7cm" svg:y="5.6cm">
          <draw:text-box>
            <text:p text:style-name="P3"><text:span text:style-name="T14">Двойна комбинация</text:span></text:p>
          </draw:text-box>
        </draw:frame>
        <draw:custom-shape draw:style-name="gr15" draw:text-style-name="P1" draw:layer="layout" svg:width="0.5cm" svg:height="2.3cm" draw:transform="rotate (-1.57079632679579) translate (6.9cm 5.2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5" draw:layer="layout" svg:width="4.5cm" svg:height="1.85cm" svg:x="7.7cm" svg:y="1.5cm">
          <draw:text-box>
            <text:p text:style-name="P3"><text:span text:style-name="T3">За да определим типа на плсоката корекция отчитаме къде свършват вълните.</text:span></text:p>
          </draw:text-box>
        </draw:frame>
        <draw:frame draw:style-name="gr23" draw:text-style-name="P13" draw:layer="layout" svg:width="4.7cm" svg:height="0.6cm" svg:x="7.2cm" svg:y="4.7cm">
          <draw:text-box>
            <text:p text:style-name="P3"><text:span text:style-name="T7">Плоска двойно неуспешна</text:span></text:p>
          </draw:text-box>
        </draw:frame>
      </draw:page>
      <draw:page draw:name="Плоска двойно неуспешна - 3" draw:style-name="dp1" draw:master-page-name="Default">
        <office:forms form:automatic-focus="false" form:apply-design-mode="false"/>
        <draw:polyline draw:style-name="gr20" draw:text-style-name="P1" draw:layer="layout" svg:width="1.999cm" svg:height="1.599cm" svg:x="1.9cm" svg:y="1.5cm" svg:viewBox="0 0 2000 1600" draw:points="0,0 500,1600 1600,200 2000,900">
          <text:p text:style-name="P3"/>
        </draw:polyline>
        <draw:line draw:style-name="gr3" draw:text-style-name="P1" draw:layer="layout" svg:x1="1.3cm" svg:y1="1.4cm" svg:x2="4.6cm" svg:y2="1.8cm">
          <text:p text:style-name="P3"/>
        </draw:line>
        <draw:line draw:style-name="gr3" draw:text-style-name="P1" draw:layer="layout" svg:x1="1.3cm" svg:y1="3cm" svg:x2="4.6cm" svg:y2="3.4cm">
          <text:p text:style-name="P3"/>
        </draw:line>
        <draw:frame draw:style-name="gr23" draw:text-style-name="P5" draw:layer="layout" svg:width="1.1cm" svg:height="0.6cm" svg:x="2cm" svg:y="3.1cm">
          <draw:text-box>
            <text:p text:style-name="P3"><text:span text:style-name="T3">a</text:span></text:p>
          </draw:text-box>
        </draw:frame>
        <draw:frame draw:style-name="gr23" draw:text-style-name="P5" draw:layer="layout" svg:width="1.1cm" svg:height="0.6cm" svg:x="3.2cm" svg:y="1.1cm">
          <draw:text-box>
            <text:p text:style-name="P3"><text:span text:style-name="T3">b</text:span></text:p>
          </draw:text-box>
        </draw:frame>
        <draw:frame draw:style-name="gr23" draw:text-style-name="P5" draw:layer="layout" svg:width="1.1cm" svg:height="0.6cm" svg:x="3.6cm" svg:y="2.3cm">
          <draw:text-box>
            <text:p text:style-name="P3"><text:span text:style-name="T3">c</text:span></text:p>
          </draw:text-box>
        </draw:frame>
        <draw:line draw:style-name="gr33" draw:text-style-name="P1" draw:layer="layout" svg:x1="1.9cm" svg:y1="1.5cm" svg:x2="1.3cm" svg:y2="3.8cm">
          <text:p text:style-name="P3"/>
        </draw:line>
        <draw:line draw:style-name="gr33" draw:text-style-name="P1" draw:layer="layout" svg:x1="4.2cm" svg:y1="0.8cm" svg:x2="3.9cm" svg:y2="2.4cm">
          <text:p text:style-name="P3"/>
        </draw:line>
      </draw:page>
      <draw:page draw:name="Плоска двойно неуспешна - 2" draw:style-name="dp1" draw:master-page-name="Default">
        <office:forms form:automatic-focus="false" form:apply-design-mode="false"/>
        <draw:frame draw:style-name="gr21" draw:text-style-name="P5" draw:layer="layout" svg:width="1cm" svg:height="0.65cm" svg:x="4.101cm" svg:y="3.5cm">
          <draw:text-box>
            <text:p text:style-name="P3"><text:span text:style-name="T3">(a)</text:span></text:p>
          </draw:text-box>
        </draw:frame>
        <draw:polyline draw:style-name="gr38" draw:text-style-name="P1" draw:layer="layout" svg:width="7.399cm" svg:height="3.299cm" svg:x="1.001cm" svg:y="0.7cm" svg:viewBox="0 0 7400 3300" draw:points="0,0 500,1400 600,1000 900,1200 1000,900 1200,2100 1400,2000 1700,3300 1900,2700 2000,2900 2200,2200 2500,3200 2700,2400 2900,2800 3300,1100 3800,2200 4300,1600 4600,2200 4700,1500 5000,1700 5199,600 5399,1000 5599,800 5699,1200 5999,700 6100,1200 6400,1000 6800,2500 7100,1800 7400,2800">
          <text:p text:style-name="P3"/>
        </draw:polyline>
        <draw:line draw:style-name="gr3" draw:text-style-name="P1" draw:layer="layout" svg:x1="3.901cm" svg:y1="3.5cm" svg:x2="8.901cm" svg:y2="3.5cm">
          <text:p text:style-name="P3"/>
        </draw:line>
        <draw:line draw:style-name="gr3" draw:text-style-name="P1" draw:layer="layout" svg:x1="1.001cm" svg:y1="0.7cm" svg:x2="7.601cm" svg:y2="0.7cm">
          <text:p text:style-name="P3"/>
        </draw:line>
        <draw:line draw:style-name="gr3" draw:text-style-name="P1" draw:layer="layout" svg:x1="2.901cm" svg:y1="2.7cm" svg:x2="4.301cm" svg:y2="3.3cm">
          <text:p text:style-name="P3"/>
        </draw:line>
        <draw:line draw:style-name="gr3" draw:text-style-name="P1" draw:id="id6" draw:layer="layout" svg:x1="2.401cm" svg:y1="4.1cm" svg:x2="4.201cm" svg:y2="3.8cm">
          <text:p text:style-name="P3"/>
        </draw:line>
        <draw:line draw:style-name="gr3" draw:text-style-name="P1" draw:layer="layout" svg:x1="7.201cm" svg:y1="1.5cm" svg:x2="8.801cm" svg:y2="3.2cm">
          <text:p text:style-name="P3"/>
        </draw:line>
        <draw:line draw:style-name="gr3" draw:text-style-name="P1" draw:layer="layout" svg:x1="7.001cm" svg:y1="1.8cm" svg:x2="8.401cm" svg:y2="3.3cm">
          <text:p text:style-name="P3"/>
        </draw:line>
        <draw:custom-shape draw:style-name="gr39" draw:text-style-name="P1" draw:id="id7" draw:layer="layout" svg:width="0.2cm" svg:height="0.2cm" svg:x="3.801cm" svg:y="3.4cm">
          <text:p text:style-name="P3"/>
          <draw:enhanced-geometry svg:viewBox="0 0 21600 21600" draw:glue-points="10800 0 3160 3160 0 10800 3160 18440 10800 21600 18440 18440 21600 10800 18440 3160" draw:text-areas="3200 3200 18400 18400" draw:type="ellipse"/>
        </draw:custom-shape>
        <draw:frame draw:style-name="gr21" draw:text-style-name="P5" draw:layer="layout" svg:width="0.9cm" svg:height="0.65cm" svg:x="6.8cm" svg:y="0.55cm">
          <draw:text-box>
            <text:p text:style-name="P3"><text:span text:style-name="T3">(b)</text:span></text:p>
          </draw:text-box>
        </draw:frame>
        <draw:frame draw:style-name="gr21" draw:text-style-name="P5" draw:layer="layout" svg:width="1cm" svg:height="0.65cm" svg:x="8.3cm" svg:y="3.45cm">
          <draw:text-box>
            <text:p text:style-name="P3"><text:span text:style-name="T3">(c)</text:span></text:p>
          </draw:text-box>
        </draw:frame>
        <draw:line draw:style-name="gr3" draw:text-style-name="P1" draw:layer="layout" svg:x1="2.701cm" svg:y1="4cm" svg:x2="8.801cm" svg:y2="4cm">
          <text:p text:style-name="P3"/>
        </draw:line>
        <draw:line draw:style-name="gr33" draw:text-style-name="P1" draw:layer="layout" svg:x1="8.401cm" svg:y1="3.5cm" svg:x2="9.101cm" svg:y2="0cm">
          <text:p text:style-name="P3"/>
        </draw:line>
        <draw:frame draw:style-name="gr40" draw:text-style-name="P16" draw:id="id5" draw:layer="layout" svg:width="5.2cm" svg:height="1.7cm" svg:x="1.101cm" svg:y="4.3cm">
          <draw:text-box>
            <text:p text:style-name="P3"><text:span text:style-name="T26">Това е плоска с неуспешна “В”</text:span><text:span text:style-name="T16">. </text:span><text:span text:style-name="T27">Ще допуснете грешка, ако приемете тази фигура за плоска двойно неуспешна.</text:span></text:p>
          </draw:text-box>
        </draw:frame>
        <draw:connector draw:style-name="gr41" draw:text-style-name="P1" draw:layer="layout" draw:type="curve" svg:x1="1.101cm" svg:y1="5.15cm" svg:x2="2.401cm" svg:y2="3.95cm" draw:start-shape="id5" draw:start-glue-point="3" draw:end-shape="id6" draw:end-glue-point="3">
          <text:p text:style-name="P3"/>
        </draw:connector>
        <draw:connector draw:style-name="gr41" draw:text-style-name="P1" draw:layer="layout" draw:type="curve" svg:x1="6.301cm" svg:y1="5.15cm" svg:x2="4cm" svg:y2="3.499cm" draw:start-shape="id5" draw:start-glue-point="1" draw:end-shape="id7" draw:end-glue-point="10">
          <text:p text:style-name="P3"/>
        </draw:connector>
        <draw:frame draw:style-name="gr42" draw:text-style-name="P17" draw:id="id8" draw:layer="layout" svg:width="3.8cm" svg:height="1.45cm" svg:x="8.101cm" svg:y="4.15cm">
          <draw:text-box>
            <text:p text:style-name="P3"><text:span text:style-name="T5">Вълна – (с) достига до началото на вълна - (b)</text:span></text:p>
          </draw:text-box>
        </draw:frame>
        <draw:connector draw:style-name="gr41" draw:text-style-name="P1" draw:layer="layout" draw:type="curve" svg:x1="10.001cm" svg:y1="4.15cm" svg:x2="9.163cm" svg:y2="3.357cm" draw:start-shape="id8" draw:start-glue-point="0">
          <text:p text:style-name="P3"/>
        </draw:connector>
        <draw:line draw:style-name="gr33" draw:text-style-name="P1" draw:layer="layout" svg:x1="5.4cm" svg:y1="2cm" svg:x2="8.3cm" svg:y2="2cm">
          <text:p text:style-name="P3"/>
        </draw:line>
        <draw:line draw:style-name="gr33" draw:text-style-name="P1" draw:layer="layout" svg:x1="5.4cm" svg:y1="1.2cm" svg:x2="8.3cm" svg:y2="1.2cm">
          <text:p text:style-name="P3"/>
        </draw:line>
        <draw:frame draw:style-name="gr43" draw:text-style-name="P23" draw:layer="layout" svg:width="1cm" svg:height="0.55cm" svg:x="4.6cm" svg:y="0.95cm">
          <draw:text-box>
            <text:p text:style-name="P3"><text:span text:style-name="T25">80%</text:span></text:p>
          </draw:text-box>
        </draw:frame>
        <draw:frame draw:style-name="gr48" draw:text-style-name="P23" draw:layer="layout" svg:width="1.4cm" svg:height="0.493cm" svg:x="4.5cm" svg:y="1.8cm">
          <draw:text-box>
            <text:p text:style-name="P3"><text:span text:style-name="T25">61,8%</text:span></text:p>
          </draw:text-box>
        </draw:frame>
        <draw:custom-shape draw:style-name="gr39" draw:text-style-name="P1" draw:layer="layout" svg:width="0.2cm" svg:height="0.2cm" svg:x="6.901cm" svg:y="1.3cm">
          <text:p text:style-name="P3"/>
          <draw:enhanced-geometry svg:viewBox="0 0 21600 21600" draw:glue-points="10800 0 3160 3160 0 10800 3160 18440 10800 21600 18440 18440 21600 10800 18440 3160" draw:text-areas="3200 3200 18400 18400" draw:type="ellipse"/>
        </draw:custom-shape>
        <draw:frame draw:style-name="gr48" draw:text-style-name="P22" draw:layer="layout" svg:width="0.7cm" svg:height="0.493cm" svg:x="1.1cm" svg:y="2cm">
          <draw:text-box>
            <text:p text:style-name="P3"><text:span text:style-name="T14">a</text:span></text:p>
          </draw:text-box>
        </draw:frame>
        <draw:frame draw:style-name="gr48" draw:text-style-name="P22" draw:layer="layout" svg:width="0.7cm" svg:height="0.493cm" svg:x="1.7cm" svg:y="1.207cm">
          <draw:text-box>
            <text:p text:style-name="P3"><text:span text:style-name="T14">b</text:span></text:p>
          </draw:text-box>
        </draw:frame>
        <draw:frame draw:style-name="gr48" draw:text-style-name="P22" draw:layer="layout" svg:width="0.7cm" svg:height="0.493cm" svg:x="1.8cm" svg:y="2.707cm">
          <draw:text-box>
            <text:p text:style-name="P3"><text:span text:style-name="T14">c</text:span></text:p>
          </draw:text-box>
        </draw:frame>
        <draw:frame draw:style-name="gr48" draw:text-style-name="P22" draw:layer="layout" svg:width="0.7cm" svg:height="0.493cm" svg:x="2.2cm" svg:y="2.3cm">
          <draw:text-box>
            <text:p text:style-name="P3"><text:span text:style-name="T14">x</text:span></text:p>
          </draw:text-box>
        </draw:frame>
        <draw:frame draw:style-name="gr48" draw:text-style-name="P22" draw:layer="layout" svg:width="0.7cm" svg:height="0.493cm" svg:x="2.5cm" svg:y="3.9cm">
          <draw:text-box>
            <text:p text:style-name="P3"><text:span text:style-name="T14">a</text:span></text:p>
          </draw:text-box>
        </draw:frame>
        <draw:frame draw:style-name="gr48" draw:text-style-name="P22" draw:layer="layout" svg:width="0.7cm" svg:height="0.493cm" svg:x="2.9cm" svg:y="2.4cm">
          <draw:text-box>
            <text:p text:style-name="P3"><text:span text:style-name="T14">b</text:span></text:p>
          </draw:text-box>
        </draw:frame>
        <draw:frame draw:style-name="gr48" draw:text-style-name="P22" draw:layer="layout" svg:width="0.7cm" svg:height="0.493cm" svg:x="3.2cm" svg:y="3.9cm">
          <draw:text-box>
            <text:p text:style-name="P3"><text:span text:style-name="T14">c</text:span></text:p>
          </draw:text-box>
        </draw:frame>
        <draw:frame draw:style-name="gr48" draw:text-style-name="P22" draw:layer="layout" svg:width="0.7cm" svg:height="0.493cm" svg:x="3.4cm" svg:y="2.607cm">
          <draw:text-box>
            <text:p text:style-name="P3"><text:span text:style-name="T14">d</text:span></text:p>
          </draw:text-box>
        </draw:frame>
        <draw:frame draw:style-name="gr48" draw:text-style-name="P22" draw:layer="layout" svg:width="0.7cm" svg:height="0.493cm" svg:x="3.6cm" svg:y="3.507cm">
          <draw:text-box>
            <text:p text:style-name="P3"><text:span text:style-name="T14">e</text:span></text:p>
          </draw:text-box>
        </draw:frame>
        <draw:frame draw:style-name="gr48" draw:text-style-name="P22" draw:layer="layout" svg:width="0.7cm" svg:height="0.493cm" svg:x="3.9cm" svg:y="1.5cm">
          <draw:text-box>
            <text:p text:style-name="P3"><text:span text:style-name="T14">A</text:span></text:p>
          </draw:text-box>
        </draw:frame>
        <draw:frame draw:style-name="gr48" draw:text-style-name="P22" draw:layer="layout" svg:width="0.7cm" svg:height="0.493cm" svg:x="5.4cm" svg:y="2.8cm">
          <draw:text-box>
            <text:p text:style-name="P3"><text:span text:style-name="T14">B</text:span></text:p>
          </draw:text-box>
        </draw:frame>
        <draw:frame draw:style-name="gr47" draw:text-style-name="P22" draw:layer="layout" svg:width="0.6cm" svg:height="0.5cm" svg:x="6.6cm" svg:y="0.9cm">
          <draw:text-box>
            <text:p text:style-name="P3"><text:span text:style-name="T14">C</text:span></text:p>
          </draw:text-box>
        </draw:frame>
        <draw:frame draw:style-name="gr48" draw:text-style-name="P22" draw:layer="layout" svg:width="0.7cm" svg:height="0.493cm" svg:x="6.8cm" svg:y="2.007cm">
          <draw:text-box>
            <text:p text:style-name="P3"><text:span text:style-name="T14">1</text:span></text:p>
          </draw:text-box>
        </draw:frame>
        <draw:frame draw:style-name="gr48" draw:text-style-name="P22" draw:layer="layout" svg:width="0.7cm" svg:height="0.493cm" svg:x="7.3cm" svg:y="1.307cm">
          <draw:text-box>
            <text:p text:style-name="P3"><text:span text:style-name="T14">2</text:span></text:p>
          </draw:text-box>
        </draw:frame>
        <draw:frame draw:style-name="gr48" draw:text-style-name="P22" draw:layer="layout" svg:width="0.7cm" svg:height="0.493cm" svg:x="7.3cm" svg:y="2.907cm">
          <draw:text-box>
            <text:p text:style-name="P3"><text:span text:style-name="T14">3</text:span></text:p>
          </draw:text-box>
        </draw:frame>
        <draw:frame draw:style-name="gr48" draw:text-style-name="P22" draw:layer="layout" svg:width="0.7cm" svg:height="0.493cm" svg:x="7.9cm" svg:y="2.1cm">
          <draw:text-box>
            <text:p text:style-name="P3"><text:span text:style-name="T14">4</text:span></text:p>
          </draw:text-box>
        </draw:frame>
        <draw:frame draw:style-name="gr48" draw:text-style-name="P22" draw:layer="layout" svg:width="0.7cm" svg:height="0.493cm" svg:x="8cm" svg:y="3.4cm">
          <draw:text-box>
            <text:p text:style-name="P3"><text:span text:style-name="T14">5</text:span></text:p>
          </draw:text-box>
        </draw:frame>
      </draw:page>
      <draw:page draw:name="Плсока удължена" draw:style-name="dp1" draw:master-page-name="Default">
        <office:forms form:automatic-focus="false" form:apply-design-mode="false"/>
        <draw:frame draw:style-name="gr21" draw:text-style-name="P5" draw:layer="layout" svg:width="1cm" svg:height="0.65cm" svg:x="1.9cm" svg:y="3.95cm">
          <draw:text-box>
            <text:p text:style-name="P3"><text:span text:style-name="T3">a:3</text:span></text:p>
          </draw:text-box>
        </draw:frame>
        <draw:polyline draw:style-name="gr20" draw:text-style-name="P1" draw:layer="layout" svg:width="3.099cm" svg:height="3.699cm" svg:x="1.6cm" svg:y="1.6cm" svg:viewBox="0 0 3100 3700" draw:points="0,0 700,2400 1200,900 1800,1400 2200,26 3100,3700">
          <text:p text:style-name="P3"/>
        </draw:polyline>
        <draw:frame draw:style-name="gr21" draw:text-style-name="P5" draw:layer="layout" svg:width="1cm" svg:height="0.65cm" svg:x="2.8cm" svg:y="1.027cm">
          <draw:text-box>
            <text:p text:style-name="P3"><text:span text:style-name="T3">b:3</text:span></text:p>
          </draw:text-box>
        </draw:frame>
        <draw:frame draw:style-name="gr21" draw:text-style-name="P5" draw:layer="layout" svg:width="1.1cm" svg:height="0.65cm" svg:x="3.7cm" svg:y="3.9cm">
          <draw:text-box>
            <text:p text:style-name="P3"><text:span text:style-name="T3">c:5</text:span></text:p>
          </draw:text-box>
        </draw:frame>
        <draw:line draw:style-name="gr3" draw:text-style-name="P1" draw:layer="layout" svg:x1="1.5cm" svg:y1="1.6cm" svg:x2="5.2cm" svg:y2="1.6cm">
          <text:p text:style-name="P3"/>
        </draw:line>
        <draw:line draw:style-name="gr3" draw:text-style-name="P1" draw:layer="layout" svg:x1="1.5cm" svg:y1="4cm" svg:x2="4.7cm" svg:y2="4cm">
          <text:p text:style-name="P3"/>
        </draw:line>
        <draw:line draw:style-name="gr33" draw:text-style-name="P1" draw:layer="layout" svg:x1="4.7cm" svg:y1="5.3cm" svg:x2="5.3cm" svg:y2="2.9cm">
          <text:p text:style-name="P3"/>
        </draw:line>
        <draw:line draw:style-name="gr33" draw:text-style-name="P1" draw:layer="layout" svg:x1="1.6cm" svg:y1="1.6cm" svg:x2="0.5cm" svg:y2="4.7cm">
          <text:p text:style-name="P3"/>
        </draw:line>
        <draw:frame draw:style-name="gr4" draw:text-style-name="P14" draw:layer="layout" svg:width="3.2cm" svg:height="0.895cm" svg:x="4cm" svg:y="0.7cm">
          <draw:text-box>
            <text:p text:style-name="P3"><text:span text:style-name="T4">Няма потръждение на Етап 1,2</text:span></text:p>
          </draw:text-box>
        </draw:frame>
        <draw:rect draw:style-name="gr9" draw:text-style-name="P7" draw:layer="layout" svg:width="0.6cm" svg:height="0.4cm" svg:x="1.7cm" svg:y="5.4cm">
          <text:p text:style-name="P6"><text:span text:style-name="T3">a</text:span></text:p>
        </draw:rect>
        <draw:rect draw:style-name="gr9" draw:text-style-name="P7" draw:layer="layout" svg:width="0.9cm" svg:height="0.4cm" svg:x="3.8cm" svg:y="5.4cm">
          <text:p text:style-name="P6"><text:span text:style-name="T3">c</text:span></text:p>
        </draw:rect>
        <draw:frame draw:style-name="gr10" draw:text-style-name="P8" draw:layer="layout" svg:width="1.577cm" svg:height="0.581cm" svg:x="0.3cm" svg:y="5.319cm">
          <draw:text-box draw:corner-radius="0.1cm">
            <text:p text:style-name="P3"><text:span text:style-name="T1">Време :</text:span></text:p>
          </draw:text-box>
        </draw:frame>
        <draw:rect draw:style-name="gr9" draw:text-style-name="P7" draw:layer="layout" svg:width="1.5cm" svg:height="0.4cm" svg:x="2.3cm" svg:y="5.4cm">
          <text:p text:style-name="P6"><text:span text:style-name="T3">b</text:span></text:p>
        </draw:rect>
        <draw:line draw:style-name="gr33" draw:text-style-name="P1" draw:layer="layout" svg:x1="4.1cm" svg:y1="4.9cm" svg:x2="5.1cm" svg:y2="4.9cm">
          <text:p text:style-name="P3"/>
        </draw:line>
        <draw:custom-shape draw:style-name="gr15" draw:text-style-name="P1" draw:layer="layout" svg:width="0.5cm" svg:height="2.4cm" svg:x="0.9cm" svg:y="1.6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 draw:text-style-name="P1" draw:layer="layout" svg:width="0.6cm" svg:height="3.3cm" svg:x="5.3cm" svg:y="1.6cm">
          <text:p text:style-name="P3"/>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0" draw:text-style-name="P8" draw:layer="layout" svg:width="4.761cm" svg:height="1.5cm" svg:x="5.939cm" svg:y="2.5cm">
          <draw:text-box draw:corner-radius="0.1cm">
            <text:p text:style-name="P3"><text:span text:style-name="T1">Вълна-с </text:span><text:span text:style-name="T10">трябва да е по голяма </text:span></text:p>
            <text:p text:style-name="P3"><text:span text:style-name="T10">от </text:span><text:span text:style-name="T1">138,2% от Вълна-а</text:span></text:p>
          </draw:text-box>
        </draw:frame>
        <draw:frame draw:style-name="gr10" draw:text-style-name="P24" draw:layer="layout" svg:width="1.035cm" svg:height="0.501cm" svg:x="0.065cm" svg:y="2.599cm">
          <draw:text-box draw:corner-radius="0.1cm">
            <text:p text:style-name="P3"><text:span text:style-name="T9">100%</text:span></text:p>
          </draw:text-box>
        </draw:frame>
      </draw:page>
      <draw:page draw:name="Плоска удължена - 1" draw:style-name="dp1" draw:master-page-name="Default">
        <office:forms form:automatic-focus="false" form:apply-design-mode="false"/>
        <draw:polyline draw:style-name="gr51" draw:text-style-name="P1" draw:layer="layout" svg:width="4.199cm" svg:height="2.999cm" svg:x="1.2cm" svg:y="0.7cm" svg:viewBox="0 0 4200 3000" draw:points="0,3000 700,0 900,1000 1200,100 1400,1600 1600,1500 1700,2200 1900,1900 2000,2600 2300,1400 2600,1700 2800,500 3100,2100 3300,1000 3800,1700 4200,1100">
          <text:p text:style-name="P3"/>
        </draw:polyline>
        <draw:line draw:style-name="gr3" draw:text-style-name="P1" draw:layer="layout" svg:x1="1.7cm" svg:y1="3.9cm" svg:x2="6.1cm" svg:y2="2.1cm">
          <text:p text:style-name="P3"/>
        </draw:line>
        <draw:line draw:style-name="gr3" draw:text-style-name="P1" draw:layer="layout" svg:x1="1.2cm" svg:y1="0.5cm" svg:x2="6cm" svg:y2="1.7cm">
          <text:p text:style-name="P3"/>
        </draw:line>
        <draw:line draw:style-name="gr33" draw:text-style-name="P1" draw:layer="layout" svg:x1="5.4cm" svg:y1="1.8cm" svg:x2="5.8cm" svg:y2="3.9cm">
          <text:p text:style-name="P3"/>
        </draw:line>
        <draw:line draw:style-name="gr33" draw:text-style-name="P1" draw:layer="layout" svg:x1="0.6cm" svg:y1="0.3cm" svg:x2="1.2cm" svg:y2="3.7cm">
          <text:p text:style-name="P3"/>
        </draw:line>
        <draw:frame draw:style-name="gr43" draw:text-style-name="P13" draw:layer="layout" svg:width="1cm" svg:height="0.581cm" svg:x="1.6cm" svg:y="0.119cm">
          <draw:text-box>
            <text:p text:style-name="P3"><text:span text:style-name="T7">(а)</text:span></text:p>
          </draw:text-box>
        </draw:frame>
        <draw:frame draw:style-name="gr43" draw:text-style-name="P18" draw:id="id9" draw:layer="layout" svg:width="0.6cm" svg:height="0.55cm" svg:x="1.8cm" svg:y="1.55cm">
          <draw:text-box>
            <text:p text:style-name="P3"><text:span text:style-name="T19">a</text:span></text:p>
          </draw:text-box>
        </draw:frame>
        <draw:frame draw:style-name="gr43" draw:text-style-name="P13" draw:layer="layout" svg:width="1cm" svg:height="0.581cm" svg:x="3.6cm" svg:y="0.6cm">
          <draw:text-box>
            <text:p text:style-name="P3"><text:span text:style-name="T7">(c)</text:span></text:p>
          </draw:text-box>
        </draw:frame>
        <draw:frame draw:style-name="gr43" draw:text-style-name="P13" draw:layer="layout" svg:width="1cm" svg:height="0.581cm" svg:x="4cm" svg:y="2.719cm">
          <draw:text-box>
            <text:p text:style-name="P3"><text:span text:style-name="T7">(d)</text:span></text:p>
          </draw:text-box>
        </draw:frame>
        <draw:frame draw:style-name="gr43" draw:text-style-name="P13" draw:layer="layout" svg:width="1cm" svg:height="0.581cm" svg:x="5.4cm" svg:y="1.6cm">
          <draw:text-box>
            <text:p text:style-name="P3"><text:span text:style-name="T7">(e)</text:span></text:p>
          </draw:text-box>
        </draw:frame>
        <draw:frame draw:style-name="gr43" draw:text-style-name="P18" draw:layer="layout" svg:width="0.6cm" svg:height="0.55cm" svg:x="2.4cm" svg:y="0.8cm">
          <draw:text-box>
            <text:p text:style-name="P3"><text:span text:style-name="T19">b</text:span></text:p>
          </draw:text-box>
        </draw:frame>
        <draw:frame draw:style-name="gr43" draw:text-style-name="P18" draw:layer="layout" svg:width="0.6cm" svg:height="0.55cm" svg:x="2.2cm" svg:y="2.1cm">
          <draw:text-box>
            <text:p text:style-name="P3"><text:span text:style-name="T19">c</text:span></text:p>
          </draw:text-box>
        </draw:frame>
        <draw:frame draw:style-name="gr43" draw:text-style-name="P18" draw:layer="layout" svg:width="0.6cm" svg:height="0.55cm" svg:x="2.6cm" svg:y="1.8cm">
          <draw:text-box>
            <text:p text:style-name="P3"><text:span text:style-name="T19">x</text:span></text:p>
          </draw:text-box>
        </draw:frame>
        <draw:frame draw:style-name="gr43" draw:text-style-name="P18" draw:layer="layout" svg:width="0.6cm" svg:height="0.55cm" svg:x="2.5cm" svg:y="2.7cm">
          <draw:text-box>
            <text:p text:style-name="P3"><text:span text:style-name="T19">a</text:span></text:p>
          </draw:text-box>
        </draw:frame>
        <draw:frame draw:style-name="gr43" draw:text-style-name="P18" draw:layer="layout" svg:width="0.6cm" svg:height="0.55cm" svg:x="2.8cm" svg:y="2.25cm">
          <draw:text-box>
            <text:p text:style-name="P3"><text:span text:style-name="T19">b</text:span></text:p>
          </draw:text-box>
        </draw:frame>
        <draw:frame draw:style-name="gr43" draw:text-style-name="P18" draw:layer="layout" svg:width="0.6cm" svg:height="0.55cm" svg:x="3cm" svg:y="3.15cm">
          <draw:text-box>
            <text:p text:style-name="P3"><text:span text:style-name="T19">c</text:span></text:p>
          </draw:text-box>
        </draw:frame>
        <draw:frame draw:style-name="gr43" draw:text-style-name="P13" draw:layer="layout" svg:width="1cm" svg:height="0.581cm" svg:x="2.9cm" svg:y="3.4cm">
          <draw:text-box>
            <text:p text:style-name="P3"><text:span text:style-name="T7">(b)</text:span></text:p>
          </draw:text-box>
        </draw:frame>
        <draw:polyline draw:style-name="gr52" draw:text-style-name="P1" draw:layer="layout" svg:width="0.699cm" svg:height="1.599cm" svg:x="1.9cm" svg:y="0.7cm" svg:viewBox="0 0 700 1600" draw:points="0,0 200,1000 500,100 700,1600">
          <text:p text:style-name="P3"/>
        </draw:polyline>
        <draw:polyline draw:style-name="gr53" draw:text-style-name="P1" draw:layer="layout" svg:width="1.899cm" svg:height="2.018cm" svg:x="9.2cm" svg:y="1.181cm" svg:viewBox="0 0 1900 2019" draw:points="0,2019 100,1019 400,1119 500,0 800,1600 900,519 1300,1319 1500,619 1700,1119 1900,719">
          <text:p text:style-name="P3"/>
        </draw:polyline>
        <draw:line draw:style-name="gr3" draw:text-style-name="P1" draw:layer="layout" svg:x1="7.4cm" svg:y1="3.881cm" svg:x2="11.8cm" svg:y2="2.081cm">
          <text:p text:style-name="P3"/>
        </draw:line>
        <draw:line draw:style-name="gr3" draw:text-style-name="P1" draw:layer="layout" svg:x1="6.9cm" svg:y1="0.481cm" svg:x2="11.1cm" svg:y2="1.5cm">
          <text:p text:style-name="P3"/>
        </draw:line>
        <draw:line draw:style-name="gr33" draw:text-style-name="P1" draw:layer="layout" svg:x1="11.1cm" svg:y1="2cm" svg:x2="11.5cm" svg:y2="3.881cm">
          <text:p text:style-name="P3"/>
        </draw:line>
        <draw:line draw:style-name="gr33" draw:text-style-name="P1" draw:layer="layout" svg:x1="6.3cm" svg:y1="0.281cm" svg:x2="6.9cm" svg:y2="3.681cm">
          <text:p text:style-name="P3"/>
        </draw:line>
        <draw:frame draw:style-name="gr43" draw:text-style-name="P13" draw:layer="layout" svg:width="1cm" svg:height="0.581cm" svg:x="7.1cm" svg:y="0.1cm">
          <draw:text-box>
            <text:p text:style-name="P3"><text:span text:style-name="T7">(а)</text:span></text:p>
          </draw:text-box>
        </draw:frame>
        <draw:frame draw:style-name="gr43" draw:text-style-name="P18" draw:layer="layout" svg:width="0.6cm" svg:height="0.55cm" svg:x="7.3cm" svg:y="2cm">
          <draw:text-box>
            <text:p text:style-name="P3"><text:span text:style-name="T19">a</text:span></text:p>
          </draw:text-box>
        </draw:frame>
        <draw:frame draw:style-name="gr43" draw:text-style-name="P13" draw:layer="layout" svg:width="1cm" svg:height="0.581cm" svg:x="9.3cm" svg:y="0.581cm">
          <draw:text-box>
            <text:p text:style-name="P3"><text:span text:style-name="T7">(c)</text:span></text:p>
          </draw:text-box>
        </draw:frame>
        <draw:frame draw:style-name="gr43" draw:text-style-name="P13" draw:layer="layout" svg:width="1cm" svg:height="0.581cm" svg:x="9.7cm" svg:y="2.7cm">
          <draw:text-box>
            <text:p text:style-name="P3"><text:span text:style-name="T7">(d)</text:span></text:p>
          </draw:text-box>
        </draw:frame>
        <draw:frame draw:style-name="gr43" draw:text-style-name="P13" draw:layer="layout" svg:width="1cm" svg:height="0.581cm" svg:x="11cm" svg:y="1.219cm">
          <draw:text-box>
            <text:p text:style-name="P3"><text:span text:style-name="T7">(e)</text:span></text:p>
          </draw:text-box>
        </draw:frame>
        <draw:frame draw:style-name="gr43" draw:text-style-name="P18" draw:layer="layout" svg:width="0.6cm" svg:height="0.55cm" svg:x="8.1cm" svg:y="0.781cm">
          <draw:text-box draw:corner-radius="0.1cm">
            <text:p text:style-name="P3"><text:span text:style-name="T19">b</text:span></text:p>
          </draw:text-box>
        </draw:frame>
        <draw:frame draw:style-name="gr43" draw:text-style-name="P18" draw:layer="layout" svg:width="0.6cm" svg:height="0.55cm" svg:x="8.7cm" svg:y="2.85cm">
          <draw:text-box>
            <text:p text:style-name="P3"><text:span text:style-name="T19">c</text:span></text:p>
          </draw:text-box>
        </draw:frame>
        <draw:frame draw:style-name="gr43" draw:text-style-name="P13" draw:layer="layout" svg:width="1cm" svg:height="0.581cm" svg:x="8.9cm" svg:y="3.2cm">
          <draw:text-box>
            <text:p text:style-name="P3"><text:span text:style-name="T7">(b)</text:span></text:p>
          </draw:text-box>
        </draw:frame>
        <draw:polyline draw:style-name="gr52" draw:text-style-name="P1" draw:id="id11" draw:layer="layout" svg:width="1.899cm" svg:height="2.599cm" svg:x="7.3cm" svg:y="0.6cm" svg:viewBox="0 0 1900 2600" draw:points="0,0 300,1500 400,700 700,1000 800,400 900,1100 1100,900 1400,2200 1500,1900 1600,2100 1700,1700 1900,2600">
          <text:p text:style-name="P3"/>
        </draw:polyline>
        <draw:line draw:style-name="gr3" draw:text-style-name="P1" draw:layer="layout" svg:x1="10cm" svg:y1="1.7cm" svg:x2="11.5cm" svg:y2="1.9cm">
          <text:p text:style-name="P3"/>
        </draw:line>
        <draw:line draw:style-name="gr3" draw:text-style-name="P1" draw:layer="layout" svg:x1="10.4cm" svg:y1="2.6cm" svg:x2="11.5cm" svg:y2="2cm">
          <text:p text:style-name="P3"/>
        </draw:line>
        <draw:line draw:style-name="gr54" draw:text-style-name="P1" draw:layer="layout" svg:x1="6.9cm" svg:y1="3.7cm" svg:x2="7.3cm" svg:y2="0.7cm">
          <text:p text:style-name="P3"/>
        </draw:line>
        <draw:connector draw:style-name="gr55" draw:text-style-name="P1" draw:id="id10" draw:layer="layout" draw:type="curve" svg:x1="5.588cm" svg:y1="4.6cm" svg:x2="2.1cm" svg:y2="2.1cm" draw:end-shape="id9" draw:end-glue-point="2">
          <text:p text:style-name="P3"/>
        </draw:connector>
        <draw:connector draw:style-name="gr55" draw:text-style-name="P1" draw:layer="layout" draw:type="curve" svg:x1="5.588cm" svg:y1="4.6cm" svg:x2="8.25cm" svg:y2="3.2cm" draw:start-shape="id10" draw:start-glue-point="2" draw:end-shape="id11" draw:end-glue-point="2">
          <text:p text:style-name="P3"/>
        </draw:connector>
        <draw:frame draw:style-name="gr43" draw:text-style-name="P25" draw:layer="layout" svg:width="7.6cm" svg:height="0.569cm" svg:x="2cm" svg:y="4.5cm">
          <draw:text-box>
            <text:p text:style-name="P6"><text:span text:style-name="T8">Плоска удължена като сегмент на триъгълник</text:span></text:p>
          </draw:text-box>
        </draw:frame>
      </draw:page>
      <draw:page draw:name="Плоска неправилна" draw:style-name="dp1" draw:master-page-name="Default">
        <office:forms form:automatic-focus="false" form:apply-design-mode="false"/>
        <draw:frame draw:style-name="gr21" draw:text-style-name="P5" draw:layer="layout" svg:width="1cm" svg:height="0.65cm" svg:x="1.9cm" svg:y="4.024cm">
          <draw:text-box>
            <text:p text:style-name="P3"><text:span text:style-name="T3">a:3</text:span></text:p>
          </draw:text-box>
        </draw:frame>
        <draw:polyline draw:style-name="gr20" draw:text-style-name="P1" draw:layer="layout" svg:width="2.699cm" svg:height="3.099cm" svg:x="1.6cm" svg:y="1.2cm" svg:viewBox="0 0 2700 3100" draw:points="0,474 700,2874 1200,1374 1800,1874 2200,0 2700,3100">
          <text:p text:style-name="P3"/>
        </draw:polyline>
        <draw:frame draw:style-name="gr21" draw:text-style-name="P5" draw:layer="layout" svg:width="1cm" svg:height="0.65cm" svg:x="2.9cm" svg:y="1.2cm">
          <draw:text-box>
            <text:p text:style-name="P3"><text:span text:style-name="T3">b:3</text:span></text:p>
          </draw:text-box>
        </draw:frame>
        <draw:frame draw:style-name="gr21" draw:text-style-name="P5" draw:layer="layout" svg:width="1.1cm" svg:height="0.65cm" svg:x="3.9cm" svg:y="4.2cm">
          <draw:text-box>
            <text:p text:style-name="P3"><text:span text:style-name="T3">c:5</text:span></text:p>
          </draw:text-box>
        </draw:frame>
        <draw:line draw:style-name="gr3" draw:text-style-name="P1" draw:layer="layout" svg:x1="1cm" svg:y1="1.674cm" svg:x2="5.2cm" svg:y2="1.674cm">
          <text:p text:style-name="P3"/>
        </draw:line>
        <draw:line draw:style-name="gr3" draw:text-style-name="P1" draw:layer="layout" svg:x1="1.1cm" svg:y1="4.074cm" svg:x2="4.7cm" svg:y2="4.07cm">
          <text:p text:style-name="P3"/>
        </draw:line>
        <draw:line draw:style-name="gr33" draw:text-style-name="P1" draw:layer="layout" svg:x1="4.3cm" svg:y1="4.28cm" svg:x2="4.8cm" svg:y2="0.6cm">
          <text:p text:style-name="P3"/>
        </draw:line>
        <draw:line draw:style-name="gr33" draw:text-style-name="P1" draw:layer="layout" svg:x1="1.6cm" svg:y1="1.674cm" svg:x2="0.5cm" svg:y2="4.774cm">
          <text:p text:style-name="P3"/>
        </draw:line>
        <draw:polyline draw:style-name="gr11" draw:text-style-name="P2" draw:layer="layout" svg:width="0.499cm" svg:height="1.599cm" svg:x="3.8cm" svg:y="1cm" svg:viewBox="0 0 500 1600" draw:points="500,1600 500,0 0,0 0,200">
          <svg:title>12</svg:title>
          <text:p text:style-name="P3"/>
        </draw:polyline>
        <draw:polyline draw:style-name="gr11" draw:text-style-name="P2" draw:layer="layout" svg:width="0.399cm" svg:height="0.773cm" svg:x="4.3cm" svg:y="0.8cm" svg:viewBox="0 0 400 774" draw:points="0,774 0,0 400,0 400,400">
          <svg:title>12</svg:title>
          <text:p text:style-name="P3"/>
        </draw:polyline>
        <draw:frame draw:style-name="gr4" draw:text-style-name="P14" draw:layer="layout" svg:width="1.8cm" svg:height="0.573cm" svg:x="3.6cm" svg:y="0.2cm">
          <draw:text-box>
            <text:p text:style-name="P3"><text:span text:style-name="T4">Етап 2</text:span></text:p>
          </draw:text-box>
        </draw:frame>
        <draw:rect draw:style-name="gr9" draw:text-style-name="P7" draw:layer="layout" svg:width="0.6cm" svg:height="0.4cm" svg:x="1.7cm" svg:y="4.674cm">
          <text:p text:style-name="P6"><text:span text:style-name="T3">a</text:span></text:p>
        </draw:rect>
        <draw:rect draw:style-name="gr9" draw:text-style-name="P7" draw:layer="layout" svg:width="0.5cm" svg:height="0.4cm" svg:x="3.8cm" svg:y="4.674cm">
          <text:p text:style-name="P6"><text:span text:style-name="T3">c</text:span></text:p>
        </draw:rect>
        <draw:frame draw:style-name="gr10" draw:text-style-name="P8" draw:layer="layout" svg:width="1.577cm" svg:height="0.581cm" svg:x="0.3cm" svg:y="4.593cm">
          <draw:text-box>
            <text:p text:style-name="P3"><text:span text:style-name="T1">Време :</text:span></text:p>
          </draw:text-box>
        </draw:frame>
        <draw:rect draw:style-name="gr9" draw:text-style-name="P7" draw:layer="layout" svg:width="1.5cm" svg:height="0.4cm" svg:x="2.3cm" svg:y="4.674cm">
          <text:p text:style-name="P6"><text:span text:style-name="T3">b</text:span></text:p>
        </draw:rect>
        <draw:frame draw:style-name="gr21" draw:text-style-name="P5" draw:layer="layout" svg:width="4cm" svg:height="0.911cm" svg:x="5.2cm" svg:y="0.6cm">
          <draw:text-box>
            <text:p text:style-name="P3"><text:span text:style-name="T7">Вълна – b</text:span><text:span text:style-name="T3"> не по-малка от 101% от </text:span><text:span text:style-name="T7">вълна-а</text:span></text:p>
          </draw:text-box>
        </draw:frame>
        <draw:frame draw:style-name="gr21" draw:text-style-name="P5" draw:layer="layout" svg:width="4cm" svg:height="0.911cm" svg:x="5.3cm" svg:y="1.489cm">
          <draw:text-box>
            <text:p text:style-name="P3"><text:span text:style-name="T7">Вълна – с</text:span><text:span text:style-name="T3"> не по-малка от 101% от </text:span><text:span text:style-name="T7">вълна-b</text:span></text:p>
          </draw:text-box>
        </draw:frame>
        <draw:polyline draw:style-name="gr20" draw:text-style-name="P1" draw:layer="layout" svg:width="2.199cm" svg:height="2.099cm" svg:x="8.3cm" svg:y="2.5cm" svg:viewBox="0 0 2200 2100" draw:points="0,400 500,2000 1600,0 2200,2100">
          <text:p text:style-name="P3"/>
        </draw:polyline>
        <draw:line draw:style-name="gr3" draw:text-style-name="P1" draw:layer="layout" svg:x1="7.7cm" svg:y1="3.1cm" svg:x2="10.4cm" svg:y2="2.3cm">
          <text:p text:style-name="P3"/>
        </draw:line>
        <draw:frame draw:style-name="gr23" draw:text-style-name="P5" draw:layer="layout" svg:width="1.1cm" svg:height="0.6cm" svg:x="8.4cm" svg:y="4.5cm">
          <draw:text-box>
            <text:p text:style-name="P3"><text:span text:style-name="T3">a</text:span></text:p>
          </draw:text-box>
        </draw:frame>
        <draw:frame draw:style-name="gr23" draw:text-style-name="P5" draw:layer="layout" svg:width="1.1cm" svg:height="0.6cm" svg:x="9.5cm" svg:y="1.9cm">
          <draw:text-box>
            <text:p text:style-name="P3"><text:span text:style-name="T3">b</text:span></text:p>
          </draw:text-box>
        </draw:frame>
        <draw:frame draw:style-name="gr23" draw:text-style-name="P5" draw:layer="layout" svg:width="1.1cm" svg:height="0.6cm" svg:x="10cm" svg:y="4.4cm">
          <draw:text-box>
            <text:p text:style-name="P3"><text:span text:style-name="T3">c</text:span></text:p>
          </draw:text-box>
        </draw:frame>
        <draw:line draw:style-name="gr33" draw:text-style-name="P1" draw:layer="layout" svg:x1="8.3cm" svg:y1="2.9cm" svg:x2="7.7cm" svg:y2="5.2cm">
          <text:p text:style-name="P3"/>
        </draw:line>
        <draw:line draw:style-name="gr33" draw:text-style-name="P1" draw:layer="layout" svg:x1="11cm" svg:y1="1.5cm" svg:x2="10.5cm" svg:y2="4.6cm">
          <text:p text:style-name="P3"/>
        </draw:line>
        <draw:line draw:style-name="gr3" draw:text-style-name="P1" draw:layer="layout" svg:x1="8.4cm" svg:y1="4.6cm" svg:x2="10.9cm" svg:y2="3.9cm">
          <text:p text:style-name="P3"/>
        </draw:line>
        <draw:line draw:style-name="gr33" draw:text-style-name="P1" draw:layer="layout" svg:x1="3.8cm" svg:y1="1.2cm" svg:x2="4.9cm" svg:y2="1.2cm">
          <text:p text:style-name="P3"/>
        </draw:line>
      </draw:page>
      <draw:page draw:name="Плоска неправилна с неуспешна С" draw:style-name="dp1" draw:master-page-name="Default">
        <office:forms form:automatic-focus="false" form:apply-design-mode="false"/>
        <draw:frame draw:style-name="gr21" draw:text-style-name="P5" draw:layer="layout" svg:width="1cm" svg:height="0.65cm" svg:x="3.4cm" svg:y="4.55cm">
          <draw:text-box>
            <text:p text:style-name="P3"><text:span text:style-name="T3">a:3</text:span></text:p>
          </draw:text-box>
        </draw:frame>
        <draw:polyline draw:style-name="gr20" draw:text-style-name="P1" draw:layer="layout" svg:width="3.199cm" svg:height="3.699cm" svg:x="3.1cm" svg:y="0.9cm" svg:viewBox="0 0 3200 3700" draw:points="0,1300 700,3700 1100,1700 1800,2300 2300,0 3200,3200">
          <text:p text:style-name="P3"/>
        </draw:polyline>
        <draw:frame draw:style-name="gr21" draw:text-style-name="P5" draw:layer="layout" svg:width="1cm" svg:height="0.65cm" svg:x="4.3cm" svg:y="0.45cm">
          <draw:text-box>
            <text:p text:style-name="P3"><text:span text:style-name="T3">b:3</text:span></text:p>
          </draw:text-box>
        </draw:frame>
        <draw:frame draw:style-name="gr21" draw:text-style-name="P5" draw:layer="layout" svg:width="1.1cm" svg:height="0.65cm" svg:x="6.1cm" svg:y="3.95cm">
          <draw:text-box>
            <text:p text:style-name="P3"><text:span text:style-name="T3">c:5</text:span></text:p>
          </draw:text-box>
        </draw:frame>
        <draw:line draw:style-name="gr3" draw:text-style-name="P1" draw:layer="layout" svg:x1="2.5cm" svg:y1="2.2cm" svg:x2="6.7cm" svg:y2="2.2cm">
          <text:p text:style-name="P3"/>
        </draw:line>
        <draw:line draw:style-name="gr3" draw:text-style-name="P1" draw:layer="layout" svg:x1="2.6cm" svg:y1="4.6cm" svg:x2="6.2cm" svg:y2="4.596cm">
          <text:p text:style-name="P3"/>
        </draw:line>
        <draw:line draw:style-name="gr33" draw:text-style-name="P1" draw:layer="layout" svg:x1="6.3cm" svg:y1="4cm" svg:x2="6.9cm" svg:y2="0.2cm">
          <text:p text:style-name="P3"/>
        </draw:line>
        <draw:line draw:style-name="gr33" draw:text-style-name="P1" draw:layer="layout" svg:x1="3.1cm" svg:y1="2.2cm" svg:x2="2cm" svg:y2="5.3cm">
          <text:p text:style-name="P3"/>
        </draw:line>
        <draw:polyline draw:style-name="gr11" draw:text-style-name="P2" draw:layer="layout" svg:width="0.499cm" svg:height="0.299cm" svg:x="6.3cm" svg:y="0.6cm" svg:viewBox="0 0 500 300" draw:points="500,300 500,0 0,0 0,300">
          <svg:title>12</svg:title>
          <text:p text:style-name="P3"/>
        </draw:polyline>
        <draw:polyline draw:style-name="gr11" draw:text-style-name="P2" draw:layer="layout" svg:width="0.899cm" svg:height="3.699cm" svg:x="5.4cm" svg:y="0.3cm" svg:viewBox="0 0 900 3700" draw:points="0,774 0,0 900,0 900,3700">
          <svg:title>12</svg:title>
          <text:p text:style-name="P3"/>
        </draw:polyline>
        <draw:frame draw:style-name="gr4" draw:text-style-name="P14" draw:layer="layout" svg:width="1.8cm" svg:height="0.573cm" svg:x="6.9cm" svg:y="0.1cm">
          <draw:text-box>
            <text:p text:style-name="P3"><text:span text:style-name="T4">Етап 2</text:span></text:p>
          </draw:text-box>
        </draw:frame>
        <draw:rect draw:style-name="gr9" draw:text-style-name="P7" draw:layer="layout" svg:width="0.6cm" svg:height="0.4cm" svg:x="3.2cm" svg:y="5.2cm">
          <text:p text:style-name="P6"><text:span text:style-name="T3">a</text:span></text:p>
        </draw:rect>
        <draw:rect draw:style-name="gr9" draw:text-style-name="P7" draw:layer="layout" svg:width="0.9cm" svg:height="0.4cm" svg:x="5.4cm" svg:y="5.2cm">
          <text:p text:style-name="P6"><text:span text:style-name="T3">c</text:span></text:p>
        </draw:rect>
        <draw:frame draw:style-name="gr10" draw:text-style-name="P8" draw:layer="layout" svg:width="1.577cm" svg:height="0.581cm" svg:x="1.8cm" svg:y="5.119cm">
          <draw:text-box>
            <text:p text:style-name="P3"><text:span text:style-name="T1">Време :</text:span></text:p>
          </draw:text-box>
        </draw:frame>
        <draw:rect draw:style-name="gr9" draw:text-style-name="P7" draw:layer="layout" svg:width="1.6cm" svg:height="0.4cm" svg:x="3.8cm" svg:y="5.2cm">
          <text:p text:style-name="P6"><text:span text:style-name="T3">b</text:span></text:p>
        </draw:rect>
        <draw:frame draw:style-name="gr21" draw:text-style-name="P5" draw:layer="layout" svg:width="5cm" svg:height="1.241cm" svg:x="6.8cm" svg:y="1.259cm">
          <draw:text-box>
            <text:p text:style-name="P3"><text:span text:style-name="T7">Вълна – b</text:span><text:span text:style-name="T3"> не по-малка от 138,2% от </text:span><text:span text:style-name="T7">вълна-а, </text:span><text:span text:style-name="T8">то </text:span><text:span text:style-name="T7">вълна -с</text:span><text:span text:style-name="T8"> не достига началото на </text:span><text:span text:style-name="T7">вълна-b</text:span></text:p>
          </draw:text-box>
        </draw:frame>
        <draw:line draw:style-name="gr33" draw:text-style-name="P1" draw:layer="layout" svg:x1="5.4cm" svg:y1="0.9cm" svg:x2="7cm" svg:y2="0.9cm">
          <text:p text:style-name="P3"/>
        </draw:line>
        <draw:custom-shape draw:style-name="gr15" draw:text-style-name="P1" draw:layer="layout" svg:width="0.5cm" svg:height="2.4cm" svg:x="2cm" svg:y="2.2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 draw:text-style-name="P1" draw:layer="layout" svg:width="0.5cm" svg:height="3.3cm" svg:x="1.1cm" svg:y="1.3cm">
          <text:p text:style-name="P3"/>
          <draw:enhanced-geometry svg:viewBox="0 0 21600 21600" draw:glue-points="21600 0 0 10800 21600 21600" draw:text-areas="13800 ?f9 21600 ?f10" draw:type="left-brace" draw:modifiers="1800 5496.5162072099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33" draw:text-style-name="P1" draw:layer="layout" svg:x1="2cm" svg:y1="1.3cm" svg:x2="5.3cm" svg:y2="1.3cm">
          <text:p text:style-name="P3"/>
        </draw:line>
        <draw:frame draw:style-name="gr21" draw:text-style-name="P18" draw:layer="layout" svg:width="1.2cm" svg:height="0.65cm" svg:x="1.2cm" svg:y="3.15cm">
          <draw:text-box>
            <text:p text:style-name="P3"><text:span text:style-name="T19">100%</text:span></text:p>
          </draw:text-box>
        </draw:frame>
        <draw:frame draw:style-name="gr21" draw:text-style-name="P18" draw:layer="layout" svg:width="1.4cm" svg:height="0.65cm" svg:x="0.1cm" svg:y="1.9cm">
          <draw:text-box>
            <text:p text:style-name="P3"><text:span text:style-name="T19">138,2%</text:span></text:p>
          </draw:text-box>
        </draw:frame>
      </draw:page>
      <draw:page draw:name="Плоска неправилна с неуспешна С - 1" draw:style-name="dp1" draw:master-page-name="Default">
        <office:forms form:automatic-focus="false" form:apply-design-mode="false"/>
        <draw:polyline draw:style-name="gr20" draw:text-style-name="P1" draw:layer="layout" svg:width="2.199cm" svg:height="2.399cm" svg:x="1cm" svg:y="1.2cm" svg:viewBox="0 0 2200 2400" draw:points="0,800 500,2400 800,1000 1400,1400 1700,0 2200,1600">
          <text:p text:style-name="P3"/>
        </draw:polyline>
        <draw:line draw:style-name="gr3" draw:text-style-name="P1" draw:layer="layout" svg:x1="0.3cm" svg:y1="2.3cm" svg:x2="4cm" svg:y2="0.5cm">
          <text:p text:style-name="P3"/>
        </draw:line>
        <draw:frame draw:style-name="gr23" draw:text-style-name="P5" draw:layer="layout" svg:width="1.1cm" svg:height="0.6cm" svg:x="1.1cm" svg:y="3.6cm">
          <draw:text-box>
            <text:p text:style-name="P3"><text:span text:style-name="T3">a</text:span></text:p>
          </draw:text-box>
        </draw:frame>
        <draw:frame draw:style-name="gr23" draw:text-style-name="P5" draw:layer="layout" svg:width="1.1cm" svg:height="0.6cm" svg:x="2.3cm" svg:y="0.6cm">
          <draw:text-box>
            <text:p text:style-name="P3"><text:span text:style-name="T3">b</text:span></text:p>
          </draw:text-box>
        </draw:frame>
        <draw:frame draw:style-name="gr23" draw:text-style-name="P5" draw:layer="layout" svg:width="1.1cm" svg:height="0.6cm" svg:x="3.1cm" svg:y="2.7cm">
          <draw:text-box>
            <text:p text:style-name="P3"><text:span text:style-name="T3">c</text:span></text:p>
          </draw:text-box>
        </draw:frame>
        <draw:line draw:style-name="gr33" draw:text-style-name="P1" draw:layer="layout" svg:x1="1cm" svg:y1="2cm" svg:x2="0.4cm" svg:y2="4.3cm">
          <text:p text:style-name="P3"/>
        </draw:line>
        <draw:line draw:style-name="gr33" draw:text-style-name="P1" draw:layer="layout" svg:x1="3.7cm" svg:y1="-0.3cm" svg:x2="3.2cm" svg:y2="2.8cm">
          <text:p text:style-name="P3"/>
        </draw:line>
        <draw:line draw:style-name="gr3" draw:text-style-name="P1" draw:layer="layout" svg:x1="1cm" svg:y1="3.9cm" svg:x2="4.7cm" svg:y2="2.1cm">
          <text:p text:style-name="P3"/>
        </draw:line>
        <draw:polyline draw:style-name="gr20" draw:text-style-name="P1" draw:layer="layout" svg:width="2.199cm" svg:height="2.399cm" svg:x="7.2cm" svg:y="1.2cm" svg:viewBox="0 0 2200 2400" draw:points="0,800 500,2400 800,1000 1400,1400 1700,0 2200,1600">
          <text:p text:style-name="P3"/>
        </draw:polyline>
        <draw:line draw:style-name="gr3" draw:text-style-name="P1" draw:layer="layout" svg:x1="6.6cm" svg:y1="2cm" svg:x2="10.3cm" svg:y2="2cm">
          <text:p text:style-name="P3"/>
        </draw:line>
        <draw:frame draw:style-name="gr23" draw:text-style-name="P5" draw:layer="layout" svg:width="1.1cm" svg:height="0.6cm" svg:x="7.3cm" svg:y="3.6cm">
          <draw:text-box>
            <text:p text:style-name="P3"><text:span text:style-name="T3">a</text:span></text:p>
          </draw:text-box>
        </draw:frame>
        <draw:frame draw:style-name="gr23" draw:text-style-name="P5" draw:layer="layout" svg:width="1.1cm" svg:height="0.6cm" svg:x="8.5cm" svg:y="0.6cm">
          <draw:text-box>
            <text:p text:style-name="P3"><text:span text:style-name="T3">b</text:span></text:p>
          </draw:text-box>
        </draw:frame>
        <draw:frame draw:style-name="gr23" draw:text-style-name="P5" draw:layer="layout" svg:width="1.1cm" svg:height="0.6cm" svg:x="9.3cm" svg:y="2.7cm">
          <draw:text-box>
            <text:p text:style-name="P3"><text:span text:style-name="T3">c</text:span></text:p>
          </draw:text-box>
        </draw:frame>
        <draw:line draw:style-name="gr33" draw:text-style-name="P1" draw:layer="layout" svg:x1="7.2cm" svg:y1="2cm" svg:x2="6.6cm" svg:y2="4.3cm">
          <text:p text:style-name="P3"/>
        </draw:line>
        <draw:line draw:style-name="gr33" draw:text-style-name="P1" draw:layer="layout" svg:x1="9.9cm" svg:y1="-0.3cm" svg:x2="9.4cm" svg:y2="2.8cm">
          <text:p text:style-name="P3"/>
        </draw:line>
        <draw:line draw:style-name="gr3" draw:text-style-name="P1" draw:layer="layout" svg:x1="6.6cm" svg:y1="3.6cm" svg:x2="10.3cm" svg:y2="3.6cm">
          <text:p text:style-name="P3"/>
        </draw:line>
        <draw:frame draw:style-name="gr56" draw:text-style-name="P26" draw:layer="layout" svg:width="3.9cm" svg:height="1.761cm" svg:x="4.5cm" svg:y="0.3cm">
          <draw:text-box>
            <text:p text:style-name="P3"><text:span text:style-name="T28">Вълна – b</text:span><text:span text:style-name="T29"> е много силна и голяма. </text:span><text:span text:style-name="T28">Вълна – с </text:span><text:span text:style-name="T30">много напомня за </text:span><text:span text:style-name="T28">вълна–а </text:span><text:span text:style-name="T30"><text:s/></text:span></text:p>
          </draw:text-box>
        </draw:frame>
        <draw:frame draw:style-name="gr57" draw:text-style-name="P27" draw:layer="layout" svg:width="1.2cm" svg:height="0.6cm" svg:x="2.4cm" svg:y="3.5cm">
          <draw:text-box>
            <text:p text:style-name="P3"><text:span text:style-name="T28">Канал</text:span></text:p>
          </draw:text-box>
        </draw:frame>
      </draw:page>
      <draw:page draw:name="Плоска неправилна с неуспешна С - 2" draw:style-name="dp1" draw:master-page-name="Default">
        <office:forms form:automatic-focus="false" form:apply-design-mode="false"/>
        <draw:polyline draw:style-name="gr58" draw:text-style-name="P1" draw:layer="layout" svg:width="3.699cm" svg:height="2.599cm" svg:x="1.5cm" svg:y="0.5cm" svg:viewBox="0 0 3700 2600" draw:points="0,1100 700,2600 1100,1300 1700,1600 2200,0 2400,900 2700,300 3000,2000 3100,1300 3300,1800 3400,1200 3700,2100">
          <text:p text:style-name="P3"/>
        </draw:polyline>
        <draw:line draw:style-name="gr3" draw:text-style-name="P1" draw:layer="layout" svg:x1="1.3cm" svg:y1="1.8cm" svg:x2="4.3cm" svg:y2="0.2cm">
          <text:p text:style-name="P3"/>
        </draw:line>
        <draw:line draw:style-name="gr3" draw:text-style-name="P1" draw:layer="layout" svg:x1="1.9cm" svg:y1="3.3cm" svg:x2="4.9cm" svg:y2="1.6cm">
          <text:p text:style-name="P3"/>
        </draw:line>
        <draw:line draw:style-name="gr33" draw:text-style-name="P1" draw:layer="layout" svg:x1="2.2cm" svg:y1="3.1cm" svg:x2="5.2cm" svg:y2="3.1cm">
          <text:p text:style-name="P3"/>
        </draw:line>
        <draw:frame draw:style-name="gr59" draw:text-style-name="P5" draw:layer="layout" svg:width="1.1cm" svg:height="0.7cm" svg:x="1.9cm" svg:y="3cm">
          <draw:text-box>
            <text:p text:style-name="P3"><text:span text:style-name="T3">a</text:span></text:p>
          </draw:text-box>
        </draw:frame>
        <draw:frame draw:style-name="gr23" draw:text-style-name="P5" draw:layer="layout" svg:width="1.1cm" svg:height="0.6cm" svg:x="3.3cm" svg:y="0cm">
          <draw:text-box>
            <text:p text:style-name="P3"><text:span text:style-name="T3">b</text:span></text:p>
          </draw:text-box>
        </draw:frame>
        <draw:frame draw:style-name="gr23" draw:text-style-name="P5" draw:layer="layout" svg:width="1.1cm" svg:height="0.6cm" svg:x="5.2cm" svg:y="2.4cm">
          <draw:text-box>
            <text:p text:style-name="P3"><text:span text:style-name="T3">c</text:span></text:p>
          </draw:text-box>
        </draw:frame>
        <draw:line draw:style-name="gr33" draw:text-style-name="P1" draw:layer="layout" svg:x1="5.2cm" svg:y1="2.5cm" svg:x2="5.9cm" svg:y2="-0.6cm">
          <text:p text:style-name="P3"/>
        </draw:line>
        <draw:line draw:style-name="gr33" draw:text-style-name="P1" draw:layer="layout" svg:x1="1.5cm" svg:y1="1.6cm" svg:x2="1.1cm" svg:y2="4cm">
          <text:p text:style-name="P3"/>
        </draw:line>
        <draw:line draw:style-name="gr33" draw:text-style-name="P1" draw:layer="layout" svg:x1="1.5cm" svg:y1="1.6cm" svg:x2="4.5cm" svg:y2="1.6cm">
          <text:p text:style-name="P3"/>
        </draw:line>
        <draw:frame draw:style-name="gr23" draw:text-style-name="P13" draw:layer="layout" svg:width="4.9cm" svg:height="0.6cm" svg:x="5.8cm" svg:y="1.2cm">
          <draw:text-box>
            <text:p text:style-name="P3"><text:span text:style-name="T7">Вълна-с </text:span><text:span text:style-name="T8">е по-дълга от </text:span><text:span text:style-name="T7">вълна-а.</text:span></text:p>
          </draw:text-box>
        </draw:frame>
      </draw:page>
      <draw:page draw:name="Плоска подвижна" draw:style-name="dp1" draw:master-page-name="Default">
        <office:forms form:automatic-focus="false" form:apply-design-mode="false"/>
        <draw:frame draw:style-name="gr21" draw:text-style-name="P5" draw:layer="layout" svg:width="1.2cm" svg:height="0.65cm" svg:x="3.2cm" svg:y="3.75cm">
          <draw:text-box>
            <text:p text:style-name="P3"><text:span text:style-name="T3">(a):3</text:span></text:p>
          </draw:text-box>
        </draw:frame>
        <draw:polyline draw:style-name="gr60" draw:text-style-name="P1" draw:layer="layout" svg:width="2.799cm" svg:height="2.799cm" svg:x="3.3cm" svg:y="1cm" svg:viewBox="0 0 2800 2800" draw:points="0,1600 400,2800 600,1900 1100,2200 1300,1300 1500,1400 1700,600 2100,900 2400,0 2800,1400">
          <text:p text:style-name="P3"/>
        </draw:polyline>
        <draw:frame draw:style-name="gr21" draw:text-style-name="P5" draw:layer="layout" svg:width="1.3cm" svg:height="0.65cm" svg:x="4.6cm" svg:y="0.3cm">
          <draw:text-box>
            <text:p text:style-name="P3"><text:span text:style-name="T3">(b):3</text:span></text:p>
          </draw:text-box>
        </draw:frame>
        <draw:frame draw:style-name="gr21" draw:text-style-name="P5" draw:layer="layout" svg:width="1.2cm" svg:height="0.65cm" svg:x="6.2cm" svg:y="2cm">
          <draw:text-box>
            <text:p text:style-name="P3"><text:span text:style-name="T3">(c):5</text:span></text:p>
          </draw:text-box>
        </draw:frame>
        <draw:line draw:style-name="gr3" draw:text-style-name="P1" draw:layer="layout" svg:x1="3cm" svg:y1="2.6cm" svg:x2="6.2cm" svg:y2="2.6cm">
          <text:p text:style-name="P3"/>
        </draw:line>
        <draw:line draw:style-name="gr3" draw:text-style-name="P1" draw:layer="layout" svg:x1="3.1cm" svg:y1="3.8cm" svg:x2="6.2cm" svg:y2="3.8cm">
          <text:p text:style-name="P3"/>
        </draw:line>
        <draw:line draw:style-name="gr33" draw:text-style-name="P1" draw:layer="layout" svg:x1="6.1cm" svg:y1="2.3cm" svg:x2="6.7cm" svg:y2="-1.5cm">
          <text:p text:style-name="P3"/>
        </draw:line>
        <draw:line draw:style-name="gr33" draw:text-style-name="P1" draw:layer="layout" svg:x1="3.3cm" svg:y1="2.6cm" svg:x2="2.8cm" svg:y2="4.3cm">
          <text:p text:style-name="P3"/>
        </draw:line>
        <draw:polyline draw:style-name="gr11" draw:text-style-name="P2" draw:layer="layout" svg:width="0.199cm" svg:height="0.599cm" svg:x="6.1cm" svg:y="0.4cm" svg:viewBox="0 0 200 600" draw:points="200,600 200,0 0,0 0,300">
          <svg:title>12</svg:title>
          <text:p text:style-name="P3"/>
        </draw:polyline>
        <draw:polyline draw:style-name="gr11" draw:text-style-name="P2" draw:layer="layout" svg:width="0.399cm" svg:height="2.099cm" svg:x="5.7cm" svg:y="0.2cm" svg:viewBox="0 0 400 2100" draw:points="0,774 0,0 400,0 400,2100">
          <svg:title>12</svg:title>
          <text:p text:style-name="P3"/>
        </draw:polyline>
        <draw:frame draw:style-name="gr4" draw:text-style-name="P14" draw:layer="layout" svg:width="1.8cm" svg:height="0.573cm" svg:x="6.6cm" svg:y="0.627cm">
          <draw:text-box>
            <text:p text:style-name="P3"><text:span text:style-name="T4">Етап 2</text:span></text:p>
          </draw:text-box>
        </draw:frame>
        <draw:rect draw:style-name="gr9" draw:text-style-name="P7" draw:layer="layout" svg:width="0.4cm" svg:height="0.4cm" svg:x="3.3cm" svg:y="4.3cm">
          <text:p text:style-name="P6"><text:span text:style-name="T3">a</text:span></text:p>
        </draw:rect>
        <draw:rect draw:style-name="gr9" draw:text-style-name="P7" draw:layer="layout" svg:width="0.4cm" svg:height="0.4cm" svg:x="5.7cm" svg:y="4.3cm">
          <text:p text:style-name="P6"><text:span text:style-name="T3">c</text:span></text:p>
        </draw:rect>
        <draw:frame draw:style-name="gr10" draw:text-style-name="P8" draw:layer="layout" svg:width="1.577cm" svg:height="0.581cm" svg:x="1.7cm" svg:y="4.219cm">
          <draw:text-box>
            <text:p text:style-name="P3"><text:span text:style-name="T1">Време :</text:span></text:p>
          </draw:text-box>
        </draw:frame>
        <draw:rect draw:style-name="gr9" draw:text-style-name="P7" draw:layer="layout" svg:width="2cm" svg:height="0.4cm" svg:x="3.7cm" svg:y="4.3cm">
          <text:p text:style-name="P6"><text:span text:style-name="T3">b</text:span></text:p>
        </draw:rect>
        <draw:frame draw:style-name="gr21" draw:text-style-name="P5" draw:layer="layout" svg:width="5cm" svg:height="0.65cm" svg:x="6.5cm" svg:y="2.55cm">
          <draw:text-box>
            <text:p text:style-name="P3"><text:span text:style-name="T7">Вълна – b</text:span><text:span text:style-name="T3"> мощна и голяма</text:span></text:p>
          </draw:text-box>
        </draw:frame>
        <draw:line draw:style-name="gr33" draw:text-style-name="P1" draw:layer="layout" svg:x1="5.7cm" svg:y1="1cm" svg:x2="6.6cm" svg:y2="1cm">
          <text:p text:style-name="P3"/>
        </draw:line>
        <draw:frame draw:style-name="gr21" draw:text-style-name="P5" draw:layer="layout" svg:width="5cm" svg:height="1.547cm" svg:x="6.5cm" svg:y="3cm">
          <draw:text-box>
            <text:p text:style-name="P3"><text:span text:style-name="T8">Края на </text:span><text:span text:style-name="T7">Вълна – с</text:span><text:span text:style-name="T3"> не трябва да се намира между двете хоризонтални линии <text:s/>прекарана през </text:span><text:span text:style-name="T7">вълна - а</text:span></text:p>
          </draw:text-box>
        </draw:frame>
        <draw:frame draw:style-name="gr21" draw:text-style-name="P18" draw:layer="layout" svg:width="0.8cm" svg:height="0.65cm" svg:x="3.5cm" svg:y="2.5cm">
          <draw:text-box>
            <text:p text:style-name="P3"><text:span text:style-name="T19">а</text:span></text:p>
          </draw:text-box>
        </draw:frame>
        <draw:frame draw:style-name="gr21" draw:text-style-name="P18" draw:layer="layout" svg:width="0.8cm" svg:height="0.65cm" svg:x="4.1cm" svg:y="3.1cm">
          <draw:text-box>
            <text:p text:style-name="P3"><text:span text:style-name="T19">b</text:span></text:p>
          </draw:text-box>
        </draw:frame>
        <draw:frame draw:style-name="gr21" draw:text-style-name="P18" draw:layer="layout" svg:width="0.8cm" svg:height="0.65cm" svg:x="4.2cm" svg:y="1.9cm">
          <draw:text-box>
            <text:p text:style-name="P3"><text:span text:style-name="T19">c</text:span></text:p>
          </draw:text-box>
        </draw:frame>
        <draw:frame draw:style-name="gr21" draw:text-style-name="P18" draw:layer="layout" svg:width="0.8cm" svg:height="0.65cm" svg:x="4.7cm" svg:y="2.2cm">
          <draw:text-box>
            <text:p text:style-name="P3"><text:span text:style-name="T19">x</text:span></text:p>
          </draw:text-box>
        </draw:frame>
        <draw:frame draw:style-name="gr21" draw:text-style-name="P18" draw:layer="layout" svg:width="0.8cm" svg:height="0.65cm" svg:x="4.6cm" svg:y="1.1cm">
          <draw:text-box>
            <text:p text:style-name="P3"><text:span text:style-name="T19">а</text:span></text:p>
          </draw:text-box>
        </draw:frame>
        <draw:frame draw:style-name="gr21" draw:text-style-name="P18" draw:layer="layout" svg:width="0.8cm" svg:height="0.65cm" svg:x="5.1cm" svg:y="1.8cm">
          <draw:text-box>
            <text:p text:style-name="P3"><text:span text:style-name="T19">b</text:span></text:p>
          </draw:text-box>
        </draw:frame>
        <draw:frame draw:style-name="gr21" draw:text-style-name="P18" draw:layer="layout" svg:width="0.8cm" svg:height="0.65cm" svg:x="5.2cm" svg:y="0.7cm">
          <draw:text-box>
            <text:p text:style-name="P3"><text:span text:style-name="T19">c</text:span></text:p>
          </draw:text-box>
        </draw:frame>
      </draw:page>
      <draw:page draw:name="Плоска подвижна - 1" draw:style-name="dp1" draw:master-page-name="Default">
        <office:forms form:automatic-focus="false" form:apply-design-mode="false"/>
        <draw:polyline draw:style-name="gr61" draw:text-style-name="P1" draw:layer="layout" svg:width="2.899cm" svg:height="2.599cm" svg:x="3.6cm" svg:y="1cm" svg:viewBox="0 0 2900 2600" draw:points="0,1400 600,2600 900,1300 1200,1800 1600,1000 1900,1600 2300,0 2900,1200">
          <text:p text:style-name="P3"/>
        </draw:polyline>
        <draw:line draw:style-name="gr3" draw:text-style-name="P1" draw:layer="layout" svg:x1="3.9cm" svg:y1="3.8cm" svg:x2="7.5cm" svg:y2="1.5cm">
          <text:p text:style-name="P3"/>
        </draw:line>
        <draw:line draw:style-name="gr3" draw:text-style-name="P1" draw:layer="layout" svg:x1="3.3cm" svg:y1="2.6cm" svg:x2="6.6cm" svg:y2="0.5cm">
          <text:p text:style-name="P3"/>
        </draw:line>
        <draw:line draw:style-name="gr33" draw:text-style-name="P1" draw:layer="layout" svg:x1="6.5cm" svg:y1="2.1cm" svg:x2="6.9cm" svg:y2="-0.2cm">
          <text:p text:style-name="P3"/>
        </draw:line>
        <draw:line draw:style-name="gr33" draw:text-style-name="P1" draw:layer="layout" svg:x1="3.6cm" svg:y1="2.4cm" svg:x2="3.2cm" svg:y2="4.4cm">
          <text:p text:style-name="P3"/>
        </draw:line>
        <draw:frame draw:style-name="gr21" draw:text-style-name="P5" draw:layer="layout" svg:width="1.2cm" svg:height="0.65cm" svg:x="4cm" svg:y="3.45cm">
          <draw:text-box>
            <text:p text:style-name="P3"><text:span text:style-name="T3">(a)</text:span></text:p>
          </draw:text-box>
        </draw:frame>
        <draw:frame draw:style-name="gr21" draw:text-style-name="P5" draw:layer="layout" svg:width="1.3cm" svg:height="0.65cm" svg:x="5.4cm" svg:y="0.4cm">
          <draw:text-box>
            <text:p text:style-name="P3"><text:span text:style-name="T3">(b)</text:span></text:p>
          </draw:text-box>
        </draw:frame>
        <draw:frame draw:style-name="gr21" draw:text-style-name="P5" draw:layer="layout" svg:width="1.2cm" svg:height="0.65cm" svg:x="6.3cm" svg:y="2.1cm">
          <draw:text-box>
            <text:p text:style-name="P3"><text:span text:style-name="T3">(c)</text:span></text:p>
          </draw:text-box>
        </draw:frame>
        <draw:frame draw:style-name="gr21" draw:text-style-name="P28" draw:layer="layout" svg:width="2cm" svg:height="0.65cm" svg:x="5.7cm" svg:y="2.9cm">
          <draw:text-box>
            <text:p text:style-name="P3"><text:span text:style-name="T31">Канал</text:span></text:p>
          </draw:text-box>
        </draw:frame>
      </draw:page>
      <draw:page draw:name="ЗигЗаг - общо положение" draw:style-name="dp1" draw:master-page-name="Default">
        <office:forms form:automatic-focus="false" form:apply-design-mode="false"/>
        <draw:polyline draw:style-name="gr20" draw:text-style-name="P1" draw:layer="layout" svg:width="2.199cm" svg:height="2.799cm" svg:x="1.6cm" svg:y="0.3cm" svg:viewBox="0 0 2200 2800" draw:points="0,0 700,2000 1600,1100 2200,2800">
          <text:p text:style-name="P3"/>
        </draw:polyline>
        <draw:polyline draw:style-name="gr20" draw:text-style-name="P1" draw:layer="layout" svg:width="2.499cm" svg:height="2.699cm" svg:x="7.8cm" svg:y="0.3cm" svg:viewBox="0 0 2500 2700" draw:points="0,0 600,1900 900,900 1400,1300 1600,300 2500,2700">
          <text:p text:style-name="P3"/>
        </draw:polyline>
        <draw:polyline draw:style-name="gr20" draw:text-style-name="P1" draw:layer="layout" svg:width="2.699cm" svg:height="3.199cm" svg:x="12.1cm" svg:y="0.3cm" svg:viewBox="0 0 2700 3200" draw:points="0,0 700,1900 1000,400 1800,1900 2200,800 2700,3200">
          <text:p text:style-name="P3"/>
        </draw:polyline>
        <draw:line draw:style-name="gr33" draw:text-style-name="P1" draw:layer="layout" svg:x1="2.4cm" svg:y1="1cm" svg:x2="3.5cm" svg:y2="1cm">
          <text:p text:style-name="P3"/>
        </draw:line>
        <draw:frame draw:style-name="gr62" draw:text-style-name="P29" draw:layer="layout" svg:width="3.3cm" svg:height="0.75cm" svg:x="3.405cm" svg:y="0.7cm">
          <draw:text-box>
            <text:p text:style-name="P3"><text:span text:style-name="T32">61,8% от вълна А</text:span></text:p>
          </draw:text-box>
        </draw:frame>
        <draw:line draw:style-name="gr33" draw:text-style-name="P1" draw:layer="layout" svg:x1="8.2cm" svg:y1="0.9cm" svg:x2="10cm" svg:y2="0.9cm">
          <text:p text:style-name="P3"/>
        </draw:line>
        <draw:frame draw:style-name="gr62" draw:text-style-name="P29" draw:layer="layout" svg:width="1.7cm" svg:height="0.75cm" svg:x="9.9cm" svg:y="0.6cm">
          <draw:text-box>
            <text:p text:style-name="P3"><text:span text:style-name="T32">61,8%</text:span></text:p>
          </draw:text-box>
        </draw:frame>
        <draw:line draw:style-name="gr33" draw:text-style-name="P1" draw:layer="layout" svg:x1="12.6cm" svg:y1="1cm" svg:x2="14.6cm" svg:y2="1cm">
          <text:p text:style-name="P3"/>
        </draw:line>
        <draw:frame draw:style-name="gr62" draw:text-style-name="P29" draw:layer="layout" svg:width="1.6cm" svg:height="0.75cm" svg:x="14.7cm" svg:y="0.65cm">
          <draw:text-box>
            <text:p text:style-name="P3"><text:span text:style-name="T32">61,8%</text:span></text:p>
          </draw:text-box>
        </draw:frame>
        <draw:frame draw:style-name="gr21" draw:text-style-name="P5" draw:layer="layout" svg:width="0.7cm" svg:height="0.65cm" svg:x="1.8cm" svg:y="2.1cm">
          <draw:text-box>
            <text:p text:style-name="P3"><text:span text:style-name="T3">А</text:span></text:p>
          </draw:text-box>
        </draw:frame>
        <draw:frame draw:style-name="gr21" draw:text-style-name="P5" draw:layer="layout" svg:width="1cm" svg:height="0.65cm" svg:x="2.5cm" svg:y="1cm">
          <draw:text-box>
            <text:p text:style-name="P3"><text:span text:style-name="T3">B</text:span></text:p>
          </draw:text-box>
        </draw:frame>
        <draw:polyline draw:style-name="gr5" draw:text-style-name="P2" draw:layer="layout" svg:width="0.299cm" svg:height="1.999cm" svg:x="1cm" svg:y="0.3cm" svg:viewBox="0 0 300 2000" draw:points="300,0 0,0 0,2000 300,2000">
          <svg:title>12</svg:title>
          <text:p text:style-name="P3"/>
        </draw:polyline>
        <draw:line draw:style-name="gr5" draw:text-style-name="P2" draw:layer="layout" svg:x1="1.6cm" svg:y1="0.4cm" svg:x2="1.6cm" svg:y2="3.6cm">
          <svg:title>12</svg:title>
          <text:p text:style-name="P3"/>
        </draw:line>
        <draw:line draw:style-name="gr5" draw:text-style-name="P2" draw:layer="layout" svg:x1="3.2cm" svg:y1="2.3cm" svg:x2="3.2cm" svg:y2="3.6cm">
          <svg:title>12</svg:title>
          <text:p text:style-name="P3"/>
        </draw:line>
        <draw:custom-shape draw:style-name="gr15" draw:text-style-name="P1" draw:layer="layout" svg:width="0.3cm" svg:height="0.7cm" draw:transform="rotate (-1.57079632679579) translate (2.3cm 3.554cm)">
          <text:p text:style-name="P3"/>
          <draw:enhanced-geometry svg:viewBox="0 0 21600 21600" draw:glue-points="0 0 0 21600 21600 10800" draw:text-areas="0 ?f9 7800 ?f10" draw:type="right-brace" draw:modifiers="5400 10568.901569186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 draw:layer="layout" svg:width="0.4cm" svg:height="0.9cm" draw:transform="rotate (-1.57079632679579) translate (3.2cm 3.5cm)">
          <text:p text:style-name="P3"/>
          <draw:enhanced-geometry svg:viewBox="0 0 21600 21600" draw:glue-points="0 0 0 21600 21600 10800" draw:text-areas="0 ?f9 7800 ?f10" draw:type="right-brace" draw:modifiers="5400 10568.901569186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text-style-name="P5" draw:layer="layout" svg:width="0.7cm" svg:height="0.65cm" svg:x="2.5cm" svg:y="3.8cm">
          <draw:text-box>
            <text:p text:style-name="P3"><text:span text:style-name="T3">В</text:span></text:p>
          </draw:text-box>
        </draw:frame>
        <draw:frame draw:style-name="gr21" draw:text-style-name="P30" draw:layer="layout" svg:width="1.8cm" svg:height="0.65cm" svg:x="0.5cm" svg:y="3.75cm">
          <draw:text-box>
            <text:p text:style-name="P3"><text:span text:style-name="T15">Време:</text:span></text:p>
          </draw:text-box>
        </draw:frame>
        <draw:frame draw:style-name="gr21" draw:text-style-name="P5" draw:layer="layout" svg:width="4.4cm" svg:height="1.229cm" svg:x="0.3cm" svg:y="4.3cm">
          <draw:text-box>
            <text:p text:style-name="P3"><text:span text:style-name="T7">Вълна В</text:span><text:span text:style-name="T3"> - <text:s/>трябва да заема равно или по-голямо време от </text:span><text:span text:style-name="T7">вълна А</text:span></text:p>
          </draw:text-box>
        </draw:frame>
        <draw:frame draw:style-name="gr21" draw:text-style-name="P5" draw:layer="layout" svg:width="3.6cm" svg:height="0.65cm" draw:transform="rotate (1.5707963267946) translate (0.35cm 3.4cm)">
          <draw:text-box>
            <text:p text:style-name="P3"><text:span text:style-name="T3">Дължина на <text:s/>вълна А</text:span></text:p>
          </draw:text-box>
        </draw:frame>
        <draw:frame draw:style-name="gr21" draw:text-style-name="P5" draw:layer="layout" svg:width="0.7cm" svg:height="0.65cm" svg:x="3.6cm" svg:y="3cm">
          <draw:text-box>
            <text:p text:style-name="P3"><text:span text:style-name="T3">C</text:span></text:p>
          </draw:text-box>
        </draw:frame>
        <draw:line draw:style-name="gr5" draw:text-style-name="P2" draw:layer="layout" svg:x1="2.3cm" svg:y1="2.3cm" svg:x2="2.3cm" svg:y2="3.6cm">
          <svg:title>12</svg:title>
          <text:p text:style-name="P3"/>
        </draw:line>
        <draw:frame draw:style-name="gr21" draw:text-style-name="P5" draw:layer="layout" svg:width="0.7cm" svg:height="0.65cm" svg:x="1.6cm" svg:y="3.75cm">
          <draw:text-box>
            <text:p text:style-name="P3"><text:span text:style-name="T3">А</text:span></text:p>
          </draw:text-box>
        </draw:frame>
        <draw:line draw:style-name="gr63" draw:text-style-name="P1" draw:layer="layout" svg:x1="8cm" svg:y1="3.2cm" svg:x2="10.4cm" svg:y2="3.2cm">
          <text:p text:style-name="P3"/>
        </draw:line>
        <draw:frame draw:style-name="gr64" draw:text-style-name="P31" draw:layer="layout" svg:width="3.3cm" svg:height="0.887cm" svg:x="7.8cm" svg:y="3.2cm">
          <draw:text-box>
            <text:p text:style-name="P3"><text:span text:style-name="T33">Неодопустим вариант</text:span></text:p>
          </draw:text-box>
        </draw:frame>
        <draw:frame draw:style-name="gr21" draw:text-style-name="P5" draw:layer="layout" svg:width="1cm" svg:height="0.65cm" svg:x="9.2cm" svg:y="0.1cm">
          <draw:text-box>
            <text:p text:style-name="P3"><text:span text:style-name="T3">B</text:span></text:p>
          </draw:text-box>
        </draw:frame>
        <draw:frame draw:style-name="gr21" draw:text-style-name="P5" draw:layer="layout" svg:width="1cm" svg:height="0.65cm" svg:x="9.5cm" svg:y="2.55cm">
          <draw:text-box>
            <text:p text:style-name="P3"><text:span text:style-name="T3">С</text:span></text:p>
          </draw:text-box>
        </draw:frame>
        <draw:frame draw:style-name="gr21" draw:text-style-name="P5" draw:layer="layout" svg:width="0.7cm" svg:height="0.65cm" svg:x="7.8cm" svg:y="2cm">
          <draw:text-box>
            <text:p text:style-name="P3"><text:span text:style-name="T3">А</text:span></text:p>
          </draw:text-box>
        </draw:frame>
        <draw:frame draw:style-name="gr21" draw:text-style-name="P5" draw:layer="layout" svg:width="1cm" svg:height="0.65cm" svg:x="14cm" svg:y="0.55cm">
          <draw:text-box>
            <text:p text:style-name="P3"><text:span text:style-name="T3">B</text:span></text:p>
          </draw:text-box>
        </draw:frame>
        <draw:frame draw:style-name="gr21" draw:text-style-name="P5" draw:layer="layout" svg:width="1cm" svg:height="0.65cm" svg:x="14.3cm" svg:y="3.45cm">
          <draw:text-box>
            <text:p text:style-name="P3"><text:span text:style-name="T3">С</text:span></text:p>
          </draw:text-box>
        </draw:frame>
        <draw:frame draw:style-name="gr21" draw:text-style-name="P5" draw:layer="layout" svg:width="0.7cm" svg:height="0.65cm" svg:x="12.1cm" svg:y="1.95cm">
          <draw:text-box>
            <text:p text:style-name="P3"><text:span text:style-name="T3">А</text:span></text:p>
          </draw:text-box>
        </draw:frame>
        <draw:frame draw:style-name="gr64" draw:text-style-name="P32" draw:layer="layout" svg:width="5cm" svg:height="0.65cm" svg:x="11.6cm" svg:y="3.9cm">
          <draw:text-box>
            <text:p text:style-name="P3"><text:span text:style-name="T34">Понякога този случай се среща</text:span></text:p>
          </draw:text-box>
        </draw:frame>
        <draw:line draw:style-name="gr3" draw:text-style-name="P1" draw:layer="layout" svg:x1="12cm" svg:y1="3.9cm" svg:x2="15.7cm" svg:y2="3.9cm">
          <text:p text:style-name="P3"/>
        </draw:line>
        <draw:line draw:style-name="gr33" draw:text-style-name="P1" draw:layer="layout" svg:x1="3.1cm" svg:y1="2.1cm" svg:x2="4.1cm" svg:y2="2.1cm">
          <text:p text:style-name="P3"/>
        </draw:line>
        <draw:frame draw:style-name="gr14" draw:text-style-name="P33" draw:layer="layout" svg:width="3.4cm" svg:height="1.229cm" svg:x="4cm" svg:y="1.6cm">
          <draw:text-box>
            <text:p text:style-name="P3"><text:span text:style-name="T35">38,2% от вълна А – </text:span><text:span text:style-name="T36">Минимална дължина за </text:span><text:span text:style-name="T35">вълна С</text:span></text:p>
          </draw:text-box>
        </draw:frame>
      </draw:page>
      <draw:page draw:name="ЗигЗаг - Нормален" draw:style-name="dp1" draw:master-page-name="Default">
        <office:forms form:automatic-focus="false" form:apply-design-mode="false"/>
        <draw:polyline draw:style-name="gr65" draw:text-style-name="P1" draw:layer="layout" svg:width="1.899cm" svg:height="2.999cm" svg:x="3.877cm" svg:y="0.6cm" svg:viewBox="0 0 1900 3000" draw:points="0,0 500,1600 700,1000 1100,1500 1400,900 1900,3000">
          <text:p text:style-name="P3"/>
        </draw:polyline>
        <draw:line draw:style-name="gr33" draw:text-style-name="P1" draw:layer="layout" svg:x1="4.877cm" svg:y1="1.3cm" svg:x2="5.977cm" svg:y2="1.3cm">
          <text:p text:style-name="P3"/>
        </draw:line>
        <draw:frame draw:style-name="gr47" draw:text-style-name="P23" draw:layer="layout" svg:width="3.1cm" svg:height="0.5cm" svg:x="5.897cm" svg:y="1.06cm">
          <draw:text-box>
            <text:p text:style-name="P3"><text:span text:style-name="T25">61,8% от вълна - (а)</text:span></text:p>
          </draw:text-box>
        </draw:frame>
        <draw:frame draw:style-name="gr21" draw:text-style-name="P5" draw:layer="layout" svg:width="1.5cm" svg:height="0.65cm" svg:x="3.577cm" svg:y="2.2cm">
          <draw:text-box>
            <text:p text:style-name="P3"><text:span text:style-name="T3">(а):5</text:span></text:p>
          </draw:text-box>
        </draw:frame>
        <draw:frame draw:style-name="gr21" draw:text-style-name="P5" draw:layer="layout" svg:width="1.3cm" svg:height="0.65cm" svg:x="4.777cm" svg:y="0.75cm">
          <draw:text-box>
            <text:p text:style-name="P3"><text:span text:style-name="T3">(b):3</text:span></text:p>
          </draw:text-box>
        </draw:frame>
        <draw:frame draw:style-name="gr21" draw:text-style-name="P5" draw:layer="layout" svg:width="1.3cm" svg:height="0.65cm" svg:x="5.677cm" svg:y="3.25cm">
          <draw:text-box>
            <text:p text:style-name="P3"><text:span text:style-name="T3">(c):5</text:span></text:p>
          </draw:text-box>
        </draw:frame>
        <draw:line draw:style-name="gr33" draw:text-style-name="P1" draw:layer="layout" svg:x1="5.377cm" svg:y1="3.9cm" svg:x2="6.577cm" svg:y2="3.9cm">
          <text:p text:style-name="P3"/>
        </draw:line>
        <draw:frame draw:style-name="gr47" draw:text-style-name="P29" draw:layer="layout" svg:width="3.6cm" svg:height="1.217cm" svg:x="7.177cm" svg:y="2.783cm">
          <draw:text-box>
            <text:p text:style-name="P3"><text:span text:style-name="T32">Вълна (с) –</text:span><text:span text:style-name="T37"> се намира </text:span></text:p>
            <text:p text:style-name="P3"><text:span text:style-name="T37">от </text:span><text:span text:style-name="T32">61,8% </text:span><text:span text:style-name="T37">до</text:span><text:span text:style-name="T32"> 161,8 % </text:span></text:p>
            <text:p text:style-name="P3"><text:span text:style-name="T37">от</text:span><text:span text:style-name="T32"> вълна - (а)</text:span></text:p>
          </draw:text-box>
        </draw:frame>
        <draw:line draw:style-name="gr33" draw:text-style-name="P1" draw:layer="layout" svg:x1="5.377cm" svg:y1="2.5cm" svg:x2="6.577cm" svg:y2="2.5cm">
          <text:p text:style-name="P3"/>
        </draw:line>
        <draw:custom-shape draw:style-name="gr15" draw:text-style-name="P1" draw:layer="layout" svg:width="0.4cm" svg:height="1.4cm" svg:x="6.677cm" svg:y="2.5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9" draw:text-style-name="P7" draw:layer="layout" svg:width="0.5cm" svg:height="0.4cm" svg:x="3.877cm" svg:y="4cm">
          <text:p text:style-name="P6"><text:span text:style-name="T3">a</text:span></text:p>
        </draw:rect>
        <draw:rect draw:style-name="gr9" draw:text-style-name="P7" draw:layer="layout" svg:width="0.4cm" svg:height="0.4cm" svg:x="5.277cm" svg:y="4cm">
          <text:p text:style-name="P6"><text:span text:style-name="T3">c</text:span></text:p>
        </draw:rect>
        <draw:frame draw:style-name="gr10" draw:text-style-name="P8" draw:layer="layout" svg:width="1.577cm" svg:height="0.581cm" svg:x="2.3cm" svg:y="3.919cm">
          <draw:text-box>
            <text:p text:style-name="P3"><text:span text:style-name="T1">Време :</text:span></text:p>
          </draw:text-box>
        </draw:frame>
        <draw:rect draw:style-name="gr9" draw:text-style-name="P7" draw:layer="layout" svg:width="0.9cm" svg:height="0.4cm" svg:x="4.377cm" svg:y="4cm">
          <text:p text:style-name="P6"><text:span text:style-name="T3">b</text:span></text:p>
        </draw:rect>
        <draw:line draw:style-name="gr33" draw:text-style-name="P1" draw:layer="layout" svg:x1="3.877cm" svg:y1="0.7cm" svg:x2="3.277cm" svg:y2="2.7cm">
          <text:p text:style-name="P3"/>
        </draw:line>
        <draw:line draw:style-name="gr33" draw:text-style-name="P1" draw:layer="layout" svg:x1="6.077cm" svg:y1="1cm" svg:x2="5.777cm" svg:y2="3.5cm">
          <text:p text:style-name="P3"/>
        </draw:line>
        <draw:line draw:style-name="gr3" draw:text-style-name="P1" draw:layer="layout" svg:x1="3.877cm" svg:y1="0.7cm" svg:x2="6.177cm" svg:y2="2cm">
          <text:p text:style-name="P3"/>
        </draw:line>
        <draw:polyline draw:style-name="gr11" draw:text-style-name="P2" draw:layer="layout" svg:width="0.499cm" svg:height="2.999cm" svg:x="5.277cm" svg:y="0.4cm" svg:viewBox="0 0 500 3000" draw:points="500,3000 500,0 0,0 0,400">
          <svg:title>12</svg:title>
          <text:p text:style-name="P3"/>
        </draw:polyline>
        <draw:polyline draw:style-name="gr11" draw:text-style-name="P2" draw:layer="layout" svg:width="0.199cm" svg:height="1.699cm" svg:x="5.777cm" svg:y="0.2cm" svg:viewBox="0 0 200 1700" draw:points="0,700 0,0 200,0 200,1700">
          <svg:title>12</svg:title>
          <text:p text:style-name="P3"/>
        </draw:polyline>
        <draw:frame draw:style-name="gr4" draw:text-style-name="P14" draw:layer="layout" svg:width="1.8cm" svg:height="0.573cm" svg:x="5.877cm" svg:y="0.127cm">
          <draw:text-box>
            <text:p text:style-name="P3"><text:span text:style-name="T4">Етап 1</text:span></text:p>
          </draw:text-box>
        </draw:frame>
        <draw:line draw:style-name="gr3" draw:text-style-name="P1" draw:layer="layout" svg:x1="3.377cm" svg:y1="1.7cm" svg:x2="6.077cm" svg:y2="3.2cm">
          <text:p text:style-name="P3"/>
        </draw:line>
      </draw:page>
      <draw:page draw:name="ЗигЗаг - Нормален - 1" draw:style-name="dp1" draw:master-page-name="Default">
        <office:forms form:automatic-focus="false" form:apply-design-mode="false"/>
        <draw:polyline draw:style-name="gr65" draw:text-style-name="P1" draw:layer="layout" svg:width="1.699cm" svg:height="2.098cm" svg:x="2.3cm" svg:y="0.401cm" svg:viewBox="0 0 1700 2099" draw:points="0,0 500,1600 700,1000 1100,1500 1400,900 1700,2099">
          <text:p text:style-name="P3"/>
        </draw:polyline>
        <draw:frame draw:style-name="gr21" draw:text-style-name="P5" draw:layer="layout" svg:width="0.8cm" svg:height="0.65cm" svg:x="2.3cm" svg:y="2cm">
          <draw:text-box>
            <text:p text:style-name="P3"><text:span text:style-name="T3">а</text:span></text:p>
          </draw:text-box>
        </draw:frame>
        <draw:frame draw:style-name="gr21" draw:text-style-name="P5" draw:layer="layout" svg:width="0.7cm" svg:height="0.65cm" svg:x="3.4cm" svg:y="0.7cm">
          <draw:text-box>
            <text:p text:style-name="P3"><text:span text:style-name="T3">b</text:span></text:p>
          </draw:text-box>
        </draw:frame>
        <draw:frame draw:style-name="gr21" draw:text-style-name="P5" draw:layer="layout" svg:width="0.9cm" svg:height="0.65cm" svg:x="4.1cm" svg:y="2.1cm">
          <draw:text-box>
            <text:p text:style-name="P3"><text:span text:style-name="T3">c</text:span></text:p>
          </draw:text-box>
        </draw:frame>
        <draw:line draw:style-name="gr33" draw:text-style-name="P1" draw:layer="layout" svg:x1="2.3cm" svg:y1="0.501cm" svg:x2="1.7cm" svg:y2="2.501cm">
          <text:p text:style-name="P3"/>
        </draw:line>
        <draw:line draw:style-name="gr33" draw:text-style-name="P1" draw:layer="layout" svg:x1="4.5cm" svg:y1="0.2cm" svg:x2="4cm" svg:y2="2.4cm">
          <text:p text:style-name="P3"/>
        </draw:line>
        <draw:line draw:style-name="gr3" draw:text-style-name="P1" draw:layer="layout" svg:x1="2.3cm" svg:y1="0.501cm" svg:x2="4.6cm" svg:y2="1.801cm">
          <text:p text:style-name="P3"/>
        </draw:line>
        <draw:line draw:style-name="gr3" draw:text-style-name="P1" draw:layer="layout" svg:x1="1.8cm" svg:y1="1.501cm" svg:x2="4.5cm" svg:y2="3.001cm">
          <text:p text:style-name="P3"/>
        </draw:line>
        <draw:polyline draw:style-name="gr65" draw:text-style-name="P1" draw:layer="layout" svg:width="1.699cm" svg:height="2.797cm" svg:x="6.4cm" svg:y="0.402cm" svg:viewBox="0 0 1700 2798" draw:points="0,0 500,1600 700,1000 1100,1500 1400,900 1700,2798">
          <text:p text:style-name="P3"/>
        </draw:polyline>
        <draw:frame draw:style-name="gr21" draw:text-style-name="P5" draw:layer="layout" svg:width="0.8cm" svg:height="0.65cm" svg:x="6.4cm" svg:y="2.001cm">
          <draw:text-box>
            <text:p text:style-name="P3"><text:span text:style-name="T3">а</text:span></text:p>
          </draw:text-box>
        </draw:frame>
        <draw:frame draw:style-name="gr21" draw:text-style-name="P5" draw:layer="layout" svg:width="0.7cm" svg:height="0.65cm" svg:x="7.5cm" svg:y="0.701cm">
          <draw:text-box>
            <text:p text:style-name="P3"><text:span text:style-name="T3">b</text:span></text:p>
          </draw:text-box>
        </draw:frame>
        <draw:frame draw:style-name="gr21" draw:text-style-name="P5" draw:layer="layout" svg:width="0.9cm" svg:height="0.65cm" svg:x="7.7cm" svg:y="3.1cm">
          <draw:text-box>
            <text:p text:style-name="P3"><text:span text:style-name="T3">c</text:span></text:p>
          </draw:text-box>
        </draw:frame>
        <draw:line draw:style-name="gr33" draw:text-style-name="P1" draw:layer="layout" svg:x1="6.4cm" svg:y1="0.502cm" svg:x2="5.8cm" svg:y2="2.502cm">
          <text:p text:style-name="P3"/>
        </draw:line>
        <draw:line draw:style-name="gr33" draw:text-style-name="P1" draw:layer="layout" svg:x1="8.5cm" svg:y1="0.4cm" svg:x2="8.1cm" svg:y2="3cm">
          <text:p text:style-name="P3"/>
        </draw:line>
        <draw:line draw:style-name="gr3" draw:text-style-name="P1" draw:layer="layout" svg:x1="6.4cm" svg:y1="0.502cm" svg:x2="8.7cm" svg:y2="1.802cm">
          <text:p text:style-name="P3"/>
        </draw:line>
        <draw:line draw:style-name="gr3" draw:text-style-name="P1" draw:layer="layout" svg:x1="5.9cm" svg:y1="1.502cm" svg:x2="8.6cm" svg:y2="3.002cm">
          <text:p text:style-name="P3"/>
        </draw:line>
        <draw:frame draw:style-name="gr66" draw:text-style-name="P5" draw:layer="layout" svg:width="3.3cm" svg:height="1.205cm" svg:x="1.2cm" svg:y="2.795cm">
          <draw:text-box>
            <text:p text:style-name="P3"><text:span text:style-name="T3">Вълна - с завършва над(под) линията на канала</text:span></text:p>
          </draw:text-box>
        </draw:frame>
        <draw:frame draw:style-name="gr66" draw:text-style-name="P5" draw:layer="layout" svg:width="3.3cm" svg:height="1.205cm" svg:x="8.6cm" svg:y="2.395cm">
          <draw:text-box>
            <text:p text:style-name="P3"><text:span text:style-name="T3">Вълна - с завършва под (над) линията на канала</text:span></text:p>
          </draw:text-box>
        </draw:frame>
      </draw:page>
      <draw:page draw:name="ЗигЗаг - Нормален - 2" draw:style-name="dp1" draw:master-page-name="Default">
        <office:forms form:automatic-focus="false" form:apply-design-mode="false"/>
        <draw:frame draw:style-name="gr67" draw:text-style-name="P35" draw:layer="layout" svg:width="6.8cm" svg:height="3.477cm" svg:x="5.1cm" svg:y="0.723cm">
          <draw:text-box>
            <text:p text:style-name="P34"><text:span text:style-name="T23">Когато канала на зиг-заг се развива съвършено </text:span><text:span text:style-name="T38">(т. е. краят на вълна – с е върху линията на канала),</text:span><text:span text:style-name="T23"> то най-вероятно ще последва </text:span><text:span text:style-name="T22">вълна – х</text:span><text:span text:style-name="T23"> и този </text:span><text:span text:style-name="T22">зиг-заг </text:span><text:span text:style-name="T23">ще стане част от нестандартна фигура.</text:span></text:p>
            <text:p text:style-name="P34"><text:span text:style-name="T23"/></text:p>
            <text:p text:style-name="P34"><text:span text:style-name="T39">Ако вълната след модела корегира не повече от </text:span><text:span text:style-name="T40">61.8%</text:span><text:span text:style-name="T39"> от общата дължина на зиг-заг модела най-вероятно това е </text:span><text:span text:style-name="T40">вълна – х</text:span><text:span text:style-name="T39">.</text:span></text:p>
          </draw:text-box>
        </draw:frame>
        <draw:polyline draw:style-name="gr65" draw:text-style-name="P1" draw:layer="layout" svg:width="2.269cm" svg:height="3.201cm" svg:x="0.867cm" svg:y="0.503cm" svg:viewBox="0 0 2270 3202" draw:points="0,0 668,2136 935,1335 1469,2003 1869,1202 2270,3202">
          <text:p text:style-name="P3"/>
        </draw:polyline>
        <draw:frame draw:style-name="gr68" draw:text-style-name="P5" draw:layer="layout" svg:width="0.671cm" svg:height="0.569cm" svg:x="1.038cm" svg:y="2.631cm">
          <draw:text-box>
            <text:p text:style-name="P3"><text:span text:style-name="T3">а</text:span></text:p>
          </draw:text-box>
        </draw:frame>
        <draw:frame draw:style-name="gr69" draw:text-style-name="P5" draw:layer="layout" svg:width="0.802cm" svg:height="0.598cm" svg:x="2.536cm" svg:y="1.1cm">
          <draw:text-box>
            <text:p text:style-name="P3"><text:span text:style-name="T3">b</text:span></text:p>
          </draw:text-box>
        </draw:frame>
        <draw:frame draw:style-name="gr70" draw:text-style-name="P5" draw:layer="layout" svg:width="0.735cm" svg:height="0.595cm" svg:x="2.638cm" svg:y="3.505cm">
          <draw:text-box>
            <text:p text:style-name="P3"><text:span text:style-name="T3">c</text:span></text:p>
          </draw:text-box>
        </draw:frame>
        <draw:line draw:style-name="gr33" draw:text-style-name="P1" draw:layer="layout" svg:x1="0.867cm" svg:y1="0.637cm" svg:x2="0.338cm" svg:y2="2.3cm">
          <text:p text:style-name="P3"/>
        </draw:line>
        <draw:line draw:style-name="gr33" draw:text-style-name="P1" draw:layer="layout" svg:x1="3.838cm" svg:y1="2.1cm" svg:x2="3.137cm" svg:y2="3.571cm">
          <text:p text:style-name="P3"/>
        </draw:line>
        <draw:line draw:style-name="gr3" draw:text-style-name="P1" draw:layer="layout" svg:x1="0.867cm" svg:y1="0.637cm" svg:x2="3.938cm" svg:y2="2.373cm">
          <text:p text:style-name="P3"/>
        </draw:line>
        <draw:line draw:style-name="gr3" draw:text-style-name="P1" draw:layer="layout" svg:x1="0.2cm" svg:y1="1.972cm" svg:x2="3.805cm" svg:y2="3.975cm">
          <text:p text:style-name="P3"/>
        </draw:line>
        <draw:line draw:style-name="gr33" draw:text-style-name="P1" draw:layer="layout" svg:x1="1.338cm" svg:y1="0.6cm" svg:x2="4.5cm" svg:y2="0.6cm">
          <text:p text:style-name="P3"/>
        </draw:line>
        <draw:line draw:style-name="gr33" draw:text-style-name="P1" draw:layer="layout" svg:x1="3.138cm" svg:y1="3.6cm" svg:x2="4.5cm" svg:y2="3.6cm">
          <text:p text:style-name="P3"/>
        </draw:line>
        <draw:custom-shape draw:style-name="gr15" draw:text-style-name="P1" draw:layer="layout" svg:width="0.6cm" svg:height="3cm" svg:x="4.6cm" svg:y="0.6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3" draw:text-style-name="P1" draw:layer="layout" svg:x1="3.538cm" svg:y1="1.8cm" svg:x2="4.9cm" svg:y2="1.8cm">
          <text:p text:style-name="P3"/>
        </draw:line>
        <draw:frame draw:style-name="gr69" draw:text-style-name="P18" draw:layer="layout" svg:width="1.402cm" svg:height="0.598cm" svg:x="3.998cm" svg:y="1.4cm">
          <draw:text-box>
            <text:p text:style-name="P3"><text:span text:style-name="T19">61,8%</text:span></text:p>
          </draw:text-box>
        </draw:frame>
      </draw:page>
      <draw:page draw:name="ЗигЗаг - Нормален - 3" draw:style-name="dp1" draw:master-page-name="Default">
        <office:forms form:automatic-focus="false" form:apply-design-mode="false"/>
        <draw:g>
          <draw:polyline draw:style-name="gr65" draw:text-style-name="P1" draw:layer="layout" svg:width="2.099cm" svg:height="3.299cm" svg:x="2.6cm" svg:y="0.2cm" svg:viewBox="0 0 2100 3300" draw:points="0,3300 500,700 700,1800 1200,900 1500,1600 1600,1000 1800,1200 2100,0">
            <text:p text:style-name="P3"/>
          </draw:polyline>
          <draw:line draw:style-name="gr3" draw:text-style-name="P1" draw:layer="layout" svg:x1="2.6cm" svg:y1="3.5cm" svg:x2="5.5cm" svg:y2="0.3cm">
            <text:p text:style-name="P3"/>
          </draw:line>
          <draw:line draw:style-name="gr3" draw:text-style-name="P1" draw:layer="layout" svg:x1="3.4cm" svg:y1="1cm" svg:x2="4.7cm" svg:y2="1.3cm">
            <text:p text:style-name="P3"/>
          </draw:line>
          <draw:line draw:style-name="gr3" draw:text-style-name="P1" draw:layer="layout" svg:x1="3cm" svg:y1="2.1cm" svg:x2="4.8cm" svg:y2="1.7cm">
            <text:p text:style-name="P3"/>
          </draw:line>
          <draw:frame draw:style-name="gr21" draw:text-style-name="P5" draw:layer="layout" svg:width="1.1cm" svg:height="0.65cm" svg:x="2.6cm" svg:y="0.35cm">
            <draw:text-box>
              <text:p text:style-name="P3"><text:span text:style-name="T3">(а)</text:span></text:p>
            </draw:text-box>
          </draw:frame>
          <draw:frame draw:style-name="gr21" draw:text-style-name="P5" draw:layer="layout" svg:width="0.9cm" svg:height="0.65cm" svg:x="4.6cm" svg:y="1.15cm">
            <draw:text-box>
              <text:p text:style-name="P3"><text:span text:style-name="T3">(b)</text:span></text:p>
            </draw:text-box>
          </draw:frame>
          <draw:frame draw:style-name="gr21" draw:text-style-name="P5" draw:layer="layout" svg:width="0.9cm" svg:height="0.65cm" svg:x="4.7cm" svg:y="-0.05cm">
            <draw:text-box>
              <text:p text:style-name="P3"><text:span text:style-name="T3">(c)</text:span></text:p>
            </draw:text-box>
          </draw:frame>
          <draw:frame draw:style-name="gr47" draw:text-style-name="P22" draw:layer="layout" svg:width="0.6cm" svg:height="0.5cm" svg:x="3cm" svg:y="2cm">
            <draw:text-box>
              <text:p text:style-name="P3"><text:span text:style-name="T14">а</text:span></text:p>
            </draw:text-box>
          </draw:frame>
          <draw:frame draw:style-name="gr47" draw:text-style-name="P22" draw:layer="layout" svg:width="0.6cm" svg:height="0.5cm" svg:x="3.5cm" svg:y="0.7cm">
            <draw:text-box>
              <text:p text:style-name="P3"><text:span text:style-name="T14">b</text:span></text:p>
            </draw:text-box>
          </draw:frame>
          <draw:frame draw:style-name="gr47" draw:text-style-name="P22" draw:layer="layout" svg:width="0.6cm" svg:height="0.5cm" svg:x="3.9cm" svg:y="1.8cm">
            <draw:text-box>
              <text:p text:style-name="P3"><text:span text:style-name="T14">c</text:span></text:p>
            </draw:text-box>
          </draw:frame>
          <draw:frame draw:style-name="gr47" draw:text-style-name="P22" draw:layer="layout" svg:width="0.6cm" svg:height="0.5cm" svg:x="4cm" svg:y="0.8cm">
            <draw:text-box>
              <text:p text:style-name="P3"><text:span text:style-name="T14">d</text:span></text:p>
            </draw:text-box>
          </draw:frame>
          <draw:frame draw:style-name="gr47" draw:text-style-name="P22" draw:layer="layout" svg:width="0.6cm" svg:height="0.5cm" svg:x="4.3cm" svg:y="1.3cm">
            <draw:text-box>
              <text:p text:style-name="P3"><text:span text:style-name="T14">e</text:span></text:p>
            </draw:text-box>
          </draw:frame>
          <draw:frame draw:style-name="gr47" draw:text-style-name="P22" draw:layer="layout" svg:width="2.5cm" svg:height="0.5cm" draw:transform="rotate (0.853989603000664) translate (2.581cm 3.472cm)">
            <draw:text-box>
              <text:p text:style-name="P3"><text:span text:style-name="T14">Тренд линия 0-B</text:span></text:p>
            </draw:text-box>
          </draw:frame>
          <draw:frame draw:style-name="gr21" draw:text-style-name="P29" draw:layer="layout" svg:width="2.9cm" svg:height="0.65cm" svg:x="3.5cm" svg:y="3cm">
            <draw:text-box>
              <text:p text:style-name="P3"><text:span text:style-name="T32">Диаграма А</text:span></text:p>
            </draw:text-box>
          </draw:frame>
        </draw:g>
        <draw:g>
          <draw:polyline draw:style-name="gr65" draw:text-style-name="P1" draw:layer="layout" svg:width="2.099cm" svg:height="3.299cm" svg:x="8.2cm" svg:y="0.2cm" svg:viewBox="0 0 2100 3300" draw:points="0,3300 500,700 700,1800 1200,900 1400,1500 1600,1000 1900,1300 2100,0">
            <text:p text:style-name="P3"/>
          </draw:polyline>
          <draw:line draw:style-name="gr3" draw:text-style-name="P1" draw:layer="layout" svg:x1="8.2cm" svg:y1="3.5cm" svg:x2="10.8cm" svg:y2="0.2cm">
            <text:p text:style-name="P3"/>
          </draw:line>
          <draw:line draw:style-name="gr3" draw:text-style-name="P1" draw:layer="layout" svg:x1="9cm" svg:y1="1cm" svg:x2="10.3cm" svg:y2="1.3cm">
            <text:p text:style-name="P3"/>
          </draw:line>
          <draw:line draw:style-name="gr3" draw:text-style-name="P1" draw:layer="layout" svg:x1="8.6cm" svg:y1="2.1cm" svg:x2="10.3cm" svg:y2="1.5cm">
            <text:p text:style-name="P3"/>
          </draw:line>
          <draw:frame draw:style-name="gr21" draw:text-style-name="P5" draw:layer="layout" svg:width="1.1cm" svg:height="0.65cm" svg:x="8.2cm" svg:y="0.35cm">
            <draw:text-box>
              <text:p text:style-name="P3"><text:span text:style-name="T3">(а)</text:span></text:p>
            </draw:text-box>
          </draw:frame>
          <draw:frame draw:style-name="gr21" draw:text-style-name="P5" draw:layer="layout" svg:width="0.9cm" svg:height="0.65cm" svg:x="10.2cm" svg:y="1.05cm">
            <draw:text-box>
              <text:p text:style-name="P3"><text:span text:style-name="T3">(b)</text:span></text:p>
            </draw:text-box>
          </draw:frame>
          <draw:frame draw:style-name="gr21" draw:text-style-name="P5" draw:layer="layout" svg:width="0.9cm" svg:height="0.65cm" svg:x="9.5cm" svg:y="-0.05cm">
            <draw:text-box>
              <text:p text:style-name="P3"><text:span text:style-name="T3">(c)</text:span></text:p>
            </draw:text-box>
          </draw:frame>
          <draw:frame draw:style-name="gr47" draw:text-style-name="P22" draw:layer="layout" svg:width="0.6cm" svg:height="0.5cm" svg:x="8.6cm" svg:y="2cm">
            <draw:text-box>
              <text:p text:style-name="P3"><text:span text:style-name="T14">а</text:span></text:p>
            </draw:text-box>
          </draw:frame>
          <draw:frame draw:style-name="gr47" draw:text-style-name="P22" draw:layer="layout" svg:width="0.6cm" svg:height="0.5cm" svg:x="9.1cm" svg:y="0.7cm">
            <draw:text-box>
              <text:p text:style-name="P3"><text:span text:style-name="T14">b</text:span></text:p>
            </draw:text-box>
          </draw:frame>
          <draw:frame draw:style-name="gr47" draw:text-style-name="P22" draw:layer="layout" svg:width="0.6cm" svg:height="0.5cm" svg:x="9.4cm" svg:y="1.6cm">
            <draw:text-box>
              <text:p text:style-name="P3"><text:span text:style-name="T14">c</text:span></text:p>
            </draw:text-box>
          </draw:frame>
          <draw:frame draw:style-name="gr47" draw:text-style-name="P22" draw:layer="layout" svg:width="0.6cm" svg:height="0.5cm" svg:x="9.6cm" svg:y="0.8cm">
            <draw:text-box>
              <text:p text:style-name="P3"><text:span text:style-name="T14">d</text:span></text:p>
            </draw:text-box>
          </draw:frame>
          <draw:frame draw:style-name="gr47" draw:text-style-name="P22" draw:id="id13" draw:layer="layout" svg:width="0.6cm" svg:height="0.5cm" svg:x="9.8cm" svg:y="1.4cm">
            <draw:text-box>
              <text:p text:style-name="P3"><text:span text:style-name="T14">e</text:span></text:p>
            </draw:text-box>
          </draw:frame>
          <draw:frame draw:style-name="gr47" draw:text-style-name="P22" draw:layer="layout" svg:width="2.5cm" svg:height="0.5cm" draw:transform="rotate (0.892561379469731) translate (8.231cm 3.41cm)">
            <draw:text-box>
              <text:p text:style-name="P3"><text:span text:style-name="T14">Тренд линия 0-B</text:span></text:p>
            </draw:text-box>
          </draw:frame>
          <draw:frame draw:style-name="gr21" draw:text-style-name="P29" draw:layer="layout" svg:width="2.9cm" svg:height="0.65cm" svg:x="9.1cm" svg:y="3cm">
            <draw:text-box>
              <text:p text:style-name="P3"><text:span text:style-name="T32">Диаграма Б</text:span></text:p>
            </draw:text-box>
          </draw:frame>
          <draw:frame draw:style-name="gr43" draw:text-style-name="P36" draw:id="id12" draw:layer="layout" svg:width="2.7cm" svg:height="0.569cm" svg:x="9.6cm" svg:y="2.2cm">
            <draw:text-box>
              <text:p text:style-name="P3"><text:span text:style-name="T41">Лъжлив пробив</text:span></text:p>
            </draw:text-box>
          </draw:frame>
          <draw:connector draw:style-name="gr71" draw:text-style-name="P1" draw:layer="layout" draw:type="curve" svg:x1="10.95cm" svg:y1="2.2cm" svg:x2="10.4cm" svg:y2="1.65cm" draw:start-shape="id12" draw:start-glue-point="0" draw:end-shape="id13" draw:end-glue-point="1">
            <text:p text:style-name="P3"/>
          </draw:connector>
        </draw:g>
        <draw:frame draw:style-name="gr72" draw:text-style-name="P10" draw:layer="layout" svg:width="15cm" svg:height="1.571cm" svg:x="0cm" svg:y="3.65cm">
          <draw:text-box>
            <text:p text:style-name="P9"><text:span text:style-name="T42">Вариант</text:span><text:span text:style-name="T43">:</text:span><text:span text:style-name="T39"> Зиг-заг, когато </text:span><text:span text:style-name="T40">вълна – (</text:span><text:span text:style-name="T44">b)</text:span><text:span text:style-name="T39"> е триъгълник.</text:span></text:p>
            <text:p text:style-name="P3"><text:span text:style-name="T45">Диаграма А</text:span><text:span text:style-name="T39"> и </text:span><text:span text:style-name="T45">Диаграма В</text:span><text:span text:style-name="T39"> ни указват как трябва да бъде построена трендлинията 0 – </text:span><text:span text:style-name="T46">b</text:span><text:span text:style-name="T39">, когато </text:span><text:span text:style-name="T40">вълна – (</text:span><text:span text:style-name="T44">b</text:span><text:span text:style-name="T40">)</text:span><text:span text:style-name="T39"> е триъгълник. И в двата случая построяваме трендлинията 0 – </text:span><text:span text:style-name="T46">b</text:span><text:span text:style-name="T39"> през края на </text:span><text:span text:style-name="T40">вълна – с</text:span><text:span text:style-name="T39">. Когато</text:span><text:span text:style-name="T40"> вълна – е</text:span><text:span text:style-name="T39"> е по-дълга се наблюдава лъжлив пробив </text:span><text:span text:style-name="T40">(диаграма В)</text:span><text:span text:style-name="T39">. </text:span></text:p>
          </draw:text-box>
        </draw:frame>
      </draw:page>
      <draw:page draw:name="ЗигЗаг - Отсечен" draw:style-name="dp1" draw:master-page-name="Default">
        <office:forms form:automatic-focus="false" form:apply-design-mode="false"/>
        <draw:polyline draw:style-name="gr65" draw:text-style-name="P1" draw:layer="layout" svg:width="1.877cm" svg:height="2.3cm" svg:x="1.722cm" svg:y="0.399cm" svg:viewBox="0 0 1878 2301" draw:points="0,0 478,2001 678,1401 1078,1901 1378,1301 1878,2301">
          <text:p text:style-name="P3"/>
        </draw:polyline>
        <draw:line draw:style-name="gr33" draw:text-style-name="P1" draw:layer="layout" svg:x1="2.7cm" svg:y1="1.5cm" svg:x2="3.8cm" svg:y2="1.5cm">
          <text:p text:style-name="P3"/>
        </draw:line>
        <draw:frame draw:style-name="gr47" draw:text-style-name="P23" draw:layer="layout" svg:width="3.1cm" svg:height="0.5cm" svg:x="3.72cm" svg:y="1.26cm">
          <draw:text-box>
            <text:p text:style-name="P3"><text:span text:style-name="T25">61,8% от вълна - (а)</text:span></text:p>
          </draw:text-box>
        </draw:frame>
        <draw:frame draw:style-name="gr21" draw:text-style-name="P5" draw:layer="layout" svg:width="1.5cm" svg:height="0.65cm" svg:x="1.4cm" svg:y="2.4cm">
          <draw:text-box>
            <text:p text:style-name="P3"><text:span text:style-name="T3">(а):5</text:span></text:p>
          </draw:text-box>
        </draw:frame>
        <draw:frame draw:style-name="gr21" draw:text-style-name="P5" draw:layer="layout" svg:width="1.3cm" svg:height="0.65cm" svg:x="2.6cm" svg:y="0.95cm">
          <draw:text-box>
            <text:p text:style-name="P3"><text:span text:style-name="T3">(b):3</text:span></text:p>
          </draw:text-box>
        </draw:frame>
        <draw:frame draw:style-name="gr21" draw:text-style-name="P5" draw:layer="layout" svg:width="1.3cm" svg:height="0.65cm" svg:x="2.6cm" svg:y="2.35cm">
          <draw:text-box>
            <text:p text:style-name="P3"><text:span text:style-name="T3">(c):5</text:span></text:p>
          </draw:text-box>
        </draw:frame>
        <draw:line draw:style-name="gr33" draw:text-style-name="P1" draw:layer="layout" svg:x1="3.222cm" svg:y1="2.999cm" svg:x2="4.422cm" svg:y2="2.999cm">
          <text:p text:style-name="P3"/>
        </draw:line>
        <draw:frame draw:style-name="gr47" draw:text-style-name="P29" draw:layer="layout" svg:width="3.6cm" svg:height="1.217cm" svg:x="4.9cm" svg:y="1.983cm">
          <draw:text-box>
            <text:p text:style-name="P3"><text:span text:style-name="T32">Вълна (с) –</text:span><text:span text:style-name="T37"> се намира </text:span></text:p>
            <text:p text:style-name="P3"><text:span text:style-name="T37">от </text:span><text:span text:style-name="T32">38,2% </text:span><text:span text:style-name="T37">до</text:span><text:span text:style-name="T32"> 61,8 % </text:span></text:p>
            <text:p text:style-name="P3"><text:span text:style-name="T37">от</text:span><text:span text:style-name="T32"> вълна - (а)</text:span></text:p>
          </draw:text-box>
        </draw:frame>
        <draw:line draw:style-name="gr33" draw:text-style-name="P1" draw:layer="layout" svg:x1="3.222cm" svg:y1="2.199cm" svg:x2="4.422cm" svg:y2="2.199cm">
          <text:p text:style-name="P3"/>
        </draw:line>
        <draw:custom-shape draw:style-name="gr15" draw:text-style-name="P1" draw:layer="layout" svg:width="0.3cm" svg:height="0.8cm" svg:x="4.532cm" svg:y="2.2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9" draw:text-style-name="P7" draw:layer="layout" svg:width="0.5cm" svg:height="0.4cm" svg:x="1.8cm" svg:y="3.5cm">
          <text:p text:style-name="P6"><text:span text:style-name="T3">a</text:span></text:p>
        </draw:rect>
        <draw:rect draw:style-name="gr9" draw:text-style-name="P7" draw:layer="layout" svg:width="0.4cm" svg:height="0.4cm" svg:x="3.2cm" svg:y="3.5cm">
          <text:p text:style-name="P6"><text:span text:style-name="T3">c</text:span></text:p>
        </draw:rect>
        <draw:frame draw:style-name="gr73" draw:text-style-name="P8" draw:layer="layout" svg:width="2.3cm" svg:height="0.581cm" svg:x="0.223cm" svg:y="3.419cm">
          <draw:text-box>
            <text:p text:style-name="P3"><text:span text:style-name="T1">Време :</text:span></text:p>
          </draw:text-box>
        </draw:frame>
        <draw:rect draw:style-name="gr9" draw:text-style-name="P7" draw:layer="layout" svg:width="0.9cm" svg:height="0.4cm" svg:x="2.3cm" svg:y="3.5cm">
          <text:p text:style-name="P6"><text:span text:style-name="T3">b</text:span></text:p>
        </draw:rect>
        <draw:line draw:style-name="gr33" draw:text-style-name="P1" draw:layer="layout" svg:x1="1.7cm" svg:y1="0.5cm" svg:x2="1.1cm" svg:y2="2.5cm">
          <text:p text:style-name="P3"/>
        </draw:line>
        <draw:line draw:style-name="gr74" draw:text-style-name="P1" draw:layer="layout" svg:x1="4.3cm" svg:y1="0.3cm" svg:x2="3.6cm" svg:y2="2.6cm">
          <text:p text:style-name="P3"/>
        </draw:line>
        <draw:line draw:style-name="gr3" draw:text-style-name="P1" draw:layer="layout" svg:x1="1.8cm" svg:y1="0.5cm" svg:x2="4cm" svg:y2="2.5cm">
          <text:p text:style-name="P3"/>
        </draw:line>
        <draw:polyline draw:style-name="gr11" draw:text-style-name="P2" draw:layer="layout" svg:width="0.499cm" svg:height="1.999cm" svg:x="3.1cm" svg:y="0.6cm" svg:viewBox="0 0 500 2000" draw:points="500,2000 500,0 0,0 0,400">
          <svg:title>12</svg:title>
          <text:p text:style-name="P3"/>
        </draw:polyline>
        <draw:polyline draw:style-name="gr11" draw:text-style-name="P2" draw:layer="layout" svg:width="0.099cm" svg:height="1.799cm" svg:x="3.6cm" svg:y="0.4cm" svg:viewBox="0 0 100 1800" draw:points="0,700 0,0 100,0 100,1800">
          <svg:title>12</svg:title>
          <text:p text:style-name="P3"/>
        </draw:polyline>
        <draw:frame draw:style-name="gr4" draw:text-style-name="P14" draw:layer="layout" svg:width="1.8cm" svg:height="0.573cm" svg:x="2.3cm" svg:y="0.127cm">
          <draw:text-box>
            <text:p text:style-name="P3"><text:span text:style-name="T4">Етап 1</text:span></text:p>
          </draw:text-box>
        </draw:frame>
        <draw:frame draw:style-name="gr75" draw:text-style-name="P37" draw:layer="layout" svg:width="4.8cm" svg:height="1.539cm" svg:x="6.9cm" svg:y="0.2cm">
          <draw:text-box>
            <text:p text:style-name="P9"><text:span text:style-name="T47">Вълната след отсечен зиг-заг </text:span><text:span text:style-name="T48">корегира не по-малко от 81%</text:span><text:span text:style-name="T47"> от общата дължина на зиг-заг модела.</text:span></text:p>
          </draw:text-box>
        </draw:frame>
        <draw:line draw:style-name="gr33" draw:text-style-name="P1" draw:layer="layout" svg:x1="4cm" svg:y1="1cm" svg:x2="5.9cm" svg:y2="1cm">
          <text:p text:style-name="P3"/>
        </draw:line>
        <draw:frame draw:style-name="gr47" draw:text-style-name="P23" draw:layer="layout" svg:width="2.3cm" svg:height="0.5cm" svg:x="4.1cm" svg:y="0.6cm">
          <draw:text-box>
            <text:p text:style-name="P3"><text:span text:style-name="T25">81% от модела</text:span></text:p>
          </draw:text-box>
        </draw:frame>
        <draw:line draw:style-name="gr3" draw:text-style-name="P1" draw:layer="layout" svg:x1="1.1cm" svg:y1="1.4cm" svg:x2="3.3cm" svg:y2="3.4cm">
          <text:p text:style-name="P3"/>
        </draw:line>
      </draw:page>
      <draw:page draw:name="ЗигЗаг - Удължен" draw:style-name="dp1" draw:master-page-name="Default">
        <office:forms form:automatic-focus="false" form:apply-design-mode="false"/>
        <draw:polyline draw:style-name="gr65" draw:text-style-name="P1" draw:layer="layout" svg:width="1.921cm" svg:height="3.698cm" svg:x="1.377cm" svg:y="0.3cm" svg:viewBox="0 0 1922 3699" draw:points="0,0 500,1600 700,1000 1122,1699 1422,1099 1922,3699">
          <text:p text:style-name="P3"/>
        </draw:polyline>
        <draw:frame draw:style-name="gr21" draw:text-style-name="P5" draw:layer="layout" svg:width="1.5cm" svg:height="0.65cm" svg:x="1.077cm" svg:y="1.9cm">
          <draw:text-box>
            <text:p text:style-name="P3"><text:span text:style-name="T3">(а):5</text:span></text:p>
          </draw:text-box>
        </draw:frame>
        <draw:frame draw:style-name="gr21" draw:text-style-name="P5" draw:layer="layout" svg:width="1.3cm" svg:height="0.65cm" svg:x="2.4cm" svg:y="0.75cm">
          <draw:text-box>
            <text:p text:style-name="P3"><text:span text:style-name="T3">(b):3</text:span></text:p>
          </draw:text-box>
        </draw:frame>
        <draw:frame draw:style-name="gr21" draw:text-style-name="P5" draw:layer="layout" svg:width="1.3cm" svg:height="0.65cm" svg:x="2.299cm" svg:y="3.649cm">
          <draw:text-box>
            <text:p text:style-name="P3"><text:span text:style-name="T3">(c):5</text:span></text:p>
          </draw:text-box>
        </draw:frame>
        <draw:line draw:style-name="gr33" draw:text-style-name="P1" draw:layer="layout" svg:x1="2.8cm" svg:y1="3.6cm" svg:x2="3.7cm" svg:y2="3.6cm">
          <text:p text:style-name="P3"/>
        </draw:line>
        <draw:frame draw:style-name="gr47" draw:text-style-name="P29" draw:layer="layout" svg:width="4.2cm" svg:height="1.217cm" svg:x="3.8cm" svg:y="2.983cm">
          <draw:text-box>
            <text:p text:style-name="P3"><text:span text:style-name="T32">Вълна (с) –</text:span><text:span text:style-name="T37"> трябва да е по голяма от <text:s/></text:span><text:span text:style-name="T32">161,8 % <text:s/></text:span><text:span text:style-name="T37">от</text:span><text:span text:style-name="T32"> вълна - (а)</text:span></text:p>
          </draw:text-box>
        </draw:frame>
        <draw:rect draw:style-name="gr9" draw:text-style-name="P7" draw:layer="layout" svg:width="0.5cm" svg:height="0.4cm" svg:x="1.377cm" svg:y="4.28cm">
          <text:p text:style-name="P6"><text:span text:style-name="T3">a</text:span></text:p>
        </draw:rect>
        <draw:rect draw:style-name="gr9" draw:text-style-name="P7" draw:layer="layout" svg:width="0.522cm" svg:height="0.4cm" svg:x="2.777cm" svg:y="4.28cm">
          <text:p text:style-name="P6"><text:span text:style-name="T3">c</text:span></text:p>
        </draw:rect>
        <draw:frame draw:style-name="gr10" draw:text-style-name="P8" draw:layer="layout" svg:width="1.577cm" svg:height="0.581cm" svg:x="0cm" svg:y="4.2cm">
          <draw:text-box>
            <text:p text:style-name="P3"><text:span text:style-name="T1">Време :</text:span></text:p>
          </draw:text-box>
        </draw:frame>
        <draw:rect draw:style-name="gr9" draw:text-style-name="P7" draw:layer="layout" svg:width="0.9cm" svg:height="0.4cm" svg:x="1.877cm" svg:y="4.28cm">
          <text:p text:style-name="P6"><text:span text:style-name="T3">b</text:span></text:p>
        </draw:rect>
        <draw:line draw:style-name="gr33" draw:text-style-name="P1" draw:layer="layout" svg:x1="1.377cm" svg:y1="0.4cm" svg:x2="0.777cm" svg:y2="2.4cm">
          <text:p text:style-name="P3"/>
        </draw:line>
        <draw:line draw:style-name="gr74" draw:text-style-name="P1" draw:layer="layout" svg:x1="3.6cm" svg:y1="2.1cm" svg:x2="3.3cm" svg:y2="3.9cm">
          <text:p text:style-name="P3"/>
        </draw:line>
        <draw:line draw:style-name="gr3" draw:text-style-name="P1" draw:layer="layout" svg:x1="1.399cm" svg:y1="0.399cm" svg:x2="3.899cm" svg:y2="2.099cm">
          <text:p text:style-name="P3"/>
        </draw:line>
        <draw:custom-shape draw:style-name="gr15" draw:text-style-name="P1" draw:layer="layout" svg:width="0.3cm" svg:height="1cm" svg:x="3.7cm" svg:y="3.1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6" draw:text-style-name="P38" draw:layer="layout" svg:width="3.9cm" svg:height="1.853cm" svg:x="3.5cm" svg:y="0.1cm">
          <draw:text-box>
            <text:p text:style-name="P9"><text:span text:style-name="T26">Вълна-(b) </text:span><text:span text:style-name="T49">Оо</text:span><text:span text:style-name="T16">бикновено се проявява като плоска неправилна с неуспешна вълна – с или подвижна корекция.</text:span></text:p>
          </draw:text-box>
        </draw:frame>
        <draw:line draw:style-name="gr3" draw:text-style-name="P1" draw:layer="layout" svg:x1="1.199cm" svg:y1="1.499cm" svg:x2="3.699cm" svg:y2="3.199cm">
          <text:p text:style-name="P3"/>
        </draw:line>
        <draw:frame draw:style-name="gr75" draw:text-style-name="P39" draw:layer="layout" svg:width="5.5cm" svg:height="1.523cm" svg:x="6.3cm" svg:y="1.5cm">
          <draw:text-box>
            <text:p text:style-name="P34"><text:span text:style-name="T30">Вълната след модела трябва да корегира вълна – с не по-малко от 61.8%. Ако това условие е изпълнено най-вероятно това е удължен зиг-заг.</text:span></text:p>
          </draw:text-box>
        </draw:frame>
        <draw:line draw:style-name="gr33" draw:text-style-name="P1" draw:layer="layout" svg:x1="3.4cm" svg:y1="2.301cm" svg:x2="4.522cm" svg:y2="2.3cm">
          <text:p text:style-name="P3"/>
        </draw:line>
        <draw:custom-shape draw:style-name="gr15" draw:text-style-name="P1" draw:layer="layout" svg:width="0.2cm" svg:height="1.7cm" svg:x="3.5cm" svg:y="0.153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3" draw:layer="layout" svg:width="2.1cm" svg:height="0.735cm" svg:x="4.3cm" svg:y="1.965cm">
          <draw:text-box>
            <text:p text:style-name="P3"><text:span text:style-name="T25">61,8% от вълна (с)</text:span></text:p>
          </draw:text-box>
        </draw:frame>
        <draw:custom-shape draw:style-name="gr15" draw:text-style-name="P1" draw:layer="layout" svg:width="1cm" svg:height="1.3cm" svg:x="5.9cm" svg:y="1.6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draw:page draw:name="Триъгълник - Сходящ" draw:style-name="dp1" draw:master-page-name="Default">
        <office:forms form:automatic-focus="false" form:apply-design-mode="false"/>
        <draw:line draw:style-name="gr77" draw:text-style-name="P1" draw:layer="layout" svg:x1="0.3cm" svg:y1="2.5cm" svg:x2="3.6cm" svg:y2="1.7cm">
          <text:p text:style-name="P3"/>
        </draw:line>
        <draw:line draw:style-name="gr77" draw:text-style-name="P1" draw:layer="layout" svg:x1="0.4cm" svg:y1="0.7cm" svg:x2="3.6cm" svg:y2="1.7cm">
          <text:p text:style-name="P3"/>
        </draw:line>
        <draw:custom-shape draw:style-name="gr39" draw:text-style-name="P1" draw:layer="layout" svg:width="0.2cm" svg:height="0.2cm" svg:x="0.4cm" svg:y="1.5cm">
          <text:p text:style-name="P3"/>
          <draw:enhanced-geometry svg:viewBox="0 0 21600 21600" draw:glue-points="10800 0 3160 3160 0 10800 3160 18440 10800 21600 18440 18440 21600 10800 18440 3160" draw:text-areas="3200 3200 18400 18400" draw:type="ellipse"/>
        </draw:custom-shape>
        <draw:custom-shape draw:style-name="gr39" draw:text-style-name="P1" draw:layer="layout" svg:width="0.2cm" svg:height="0.2cm" svg:x="3.5cm" svg:y="1.6cm">
          <text:p text:style-name="P3"/>
          <draw:enhanced-geometry svg:viewBox="0 0 21600 21600" draw:glue-points="10800 0 3160 3160 0 10800 3160 18440 10800 21600 18440 18440 21600 10800 18440 3160" draw:text-areas="3200 3200 18400 18400" draw:type="ellipse"/>
        </draw:custom-shape>
        <draw:polyline draw:style-name="gr32" draw:text-style-name="P1" draw:layer="layout" svg:width="1.799cm" svg:height="1.299cm" svg:x="0.8cm" svg:y="0.9cm" svg:viewBox="0 0 1800 1300" draw:points="0,1000 300,0 800,1300 1200,300 1600,1100 1800,600">
          <text:p text:style-name="P3"/>
        </draw:polyline>
        <draw:line draw:style-name="gr33" draw:text-style-name="P1" draw:layer="layout" svg:x1="0.7cm" svg:y1="2.4cm" svg:x2="4.1cm" svg:y2="2.4cm">
          <text:p text:style-name="P3"/>
        </draw:line>
        <draw:line draw:style-name="gr33" draw:text-style-name="P1" draw:layer="layout" svg:x1="1.1cm" svg:y1="0.9cm" svg:x2="4.2cm" svg:y2="0.9cm">
          <text:p text:style-name="P3"/>
        </draw:line>
        <draw:custom-shape draw:style-name="gr78" draw:text-style-name="P1" draw:layer="layout" svg:width="0.3cm" svg:height="1.5cm" svg:x="3.3cm" svg:y="0.9cm">
          <text:p text:style-name="P3"/>
          <draw:enhanced-geometry svg:viewBox="0 0 21600 21600" draw:glue-points="0 0 0 21600 21600 10800" draw:text-areas="0 ?f3 15150 ?f4" draw:type="right-bracket" draw:modifiers="10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g>
          <draw:line draw:style-name="gr77" draw:text-style-name="P1" draw:layer="layout" svg:x1="5cm" svg:y1="2.5cm" svg:x2="7.9cm" svg:y2="1cm">
            <text:p text:style-name="P3"/>
          </draw:line>
          <draw:line draw:style-name="gr77" draw:text-style-name="P1" draw:layer="layout" svg:x1="4.9cm" svg:y1="1cm" svg:x2="7.9cm" svg:y2="1cm">
            <text:p text:style-name="P3"/>
          </draw:line>
          <draw:line draw:style-name="gr79" draw:text-style-name="P1" draw:layer="layout" svg:x1="4.7cm" svg:y1="2.8cm" svg:x2="5.1cm" svg:y2="1.7cm">
            <text:p text:style-name="P3"/>
          </draw:line>
          <draw:line draw:style-name="gr79" draw:text-style-name="P1" draw:layer="layout" svg:x1="5.2cm" svg:y1="1cm" svg:x2="5.7cm" svg:y2="2.1cm">
            <text:p text:style-name="P3"/>
          </draw:line>
          <draw:line draw:style-name="gr79" draw:text-style-name="P1" draw:layer="layout" svg:x1="5.7cm" svg:y1="2cm" svg:x2="6.1cm" svg:y2="1cm">
            <text:p text:style-name="P3"/>
          </draw:line>
          <draw:line draw:style-name="gr79" draw:text-style-name="P1" draw:layer="layout" svg:x1="6.1cm" svg:y1="1cm" svg:x2="6.5cm" svg:y2="1.7cm">
            <text:p text:style-name="P3"/>
          </draw:line>
          <draw:line draw:style-name="gr79" draw:text-style-name="P1" draw:layer="layout" svg:x1="6.5cm" svg:y1="1.7cm" svg:x2="6.8cm" svg:y2="1cm">
            <text:p text:style-name="P3"/>
          </draw:line>
          <draw:line draw:style-name="gr79" draw:text-style-name="P1" draw:layer="layout" svg:x1="6.8cm" svg:y1="1cm" svg:x2="7.2cm" svg:y2="1.3cm">
            <text:p text:style-name="P3"/>
          </draw:line>
          <draw:custom-shape draw:style-name="gr39" draw:text-style-name="P1" draw:layer="layout" svg:width="0.2cm" svg:height="0.2cm" svg:x="5cm" svg:y="1.5cm">
            <text:p text:style-name="P3"/>
            <draw:enhanced-geometry svg:viewBox="0 0 21600 21600" draw:glue-points="10800 0 3160 3160 0 10800 3160 18440 10800 21600 18440 18440 21600 10800 18440 3160" draw:text-areas="3200 3200 18400 18400" draw:type="ellipse"/>
          </draw:custom-shape>
          <draw:line draw:style-name="gr79" draw:text-style-name="P1" draw:layer="layout" svg:x1="6.6cm" svg:y1="2.9cm" svg:x2="6.6cm" svg:y2="1.8cm">
            <text:p text:style-name="P3"/>
          </draw:line>
          <draw:line draw:style-name="gr79" draw:text-style-name="P1" draw:layer="layout" svg:x1="7.2cm" svg:y1="2.7cm" svg:x2="7.2cm" svg:y2="1.5cm">
            <text:p text:style-name="P3"/>
          </draw:line>
          <draw:line draw:style-name="gr79" draw:text-style-name="P1" draw:layer="layout" svg:x1="7.7cm" svg:y1="2.2cm" svg:x2="7.7cm" svg:y2="1.2cm">
            <text:p text:style-name="P3"/>
          </draw:line>
          <draw:line draw:style-name="gr79" draw:text-style-name="P1" draw:layer="layout" svg:x1="7.9cm" svg:y1="1cm" svg:x2="7.9cm" svg:y2="0.3cm">
            <text:p text:style-name="P3"/>
          </draw:line>
        </draw:g>
        <draw:g>
          <draw:line draw:style-name="gr77" draw:text-style-name="P1" draw:layer="layout" svg:x1="8.8cm" svg:y1="0.7cm" svg:x2="11.7cm" svg:y2="2.2cm">
            <text:p text:style-name="P3"/>
          </draw:line>
          <draw:line draw:style-name="gr77" draw:text-style-name="P1" draw:layer="layout" svg:x1="8.7cm" svg:y1="2.2cm" svg:x2="11.7cm" svg:y2="2.2cm">
            <text:p text:style-name="P3"/>
          </draw:line>
          <draw:line draw:style-name="gr79" draw:text-style-name="P1" draw:layer="layout" svg:x1="8.5cm" svg:y1="0.4cm" svg:x2="8.9cm" svg:y2="1.5cm">
            <text:p text:style-name="P3"/>
          </draw:line>
          <draw:line draw:style-name="gr79" draw:text-style-name="P1" draw:layer="layout" svg:x1="9cm" svg:y1="2.2cm" svg:x2="9.5cm" svg:y2="1.1cm">
            <text:p text:style-name="P3"/>
          </draw:line>
          <draw:line draw:style-name="gr79" draw:text-style-name="P1" draw:layer="layout" svg:x1="9.5cm" svg:y1="1.2cm" svg:x2="9.9cm" svg:y2="2.2cm">
            <text:p text:style-name="P3"/>
          </draw:line>
          <draw:line draw:style-name="gr79" draw:text-style-name="P1" draw:layer="layout" svg:x1="9.9cm" svg:y1="2.2cm" svg:x2="10.3cm" svg:y2="1.5cm">
            <text:p text:style-name="P3"/>
          </draw:line>
          <draw:line draw:style-name="gr79" draw:text-style-name="P1" draw:layer="layout" svg:x1="10.3cm" svg:y1="1.5cm" svg:x2="10.6cm" svg:y2="2.2cm">
            <text:p text:style-name="P3"/>
          </draw:line>
          <draw:line draw:style-name="gr79" draw:text-style-name="P1" draw:layer="layout" svg:x1="10.6cm" svg:y1="2.2cm" svg:x2="11cm" svg:y2="1.9cm">
            <text:p text:style-name="P3"/>
          </draw:line>
          <draw:custom-shape draw:style-name="gr39" draw:text-style-name="P1" draw:layer="layout" svg:width="0.2cm" svg:height="0.2cm" svg:x="8.8cm" svg:y="1.5cm">
            <text:p text:style-name="P3"/>
            <draw:enhanced-geometry svg:viewBox="0 0 21600 21600" draw:mirror-horizontal="false" draw:mirror-vertical="true" draw:glue-points="10800 0 3160 3160 0 10800 3160 18440 10800 21600 18440 18440 21600 10800 18440 3160" draw:text-areas="3200 3200 18400 18400" draw:type="ellipse"/>
          </draw:custom-shape>
          <draw:line draw:style-name="gr79" draw:text-style-name="P1" draw:layer="layout" svg:x1="10.4cm" svg:y1="0.3cm" svg:x2="10.4cm" svg:y2="1.4cm">
            <text:p text:style-name="P3"/>
          </draw:line>
          <draw:line draw:style-name="gr79" draw:text-style-name="P1" draw:layer="layout" svg:x1="11cm" svg:y1="0.5cm" svg:x2="11cm" svg:y2="1.7cm">
            <text:p text:style-name="P3"/>
          </draw:line>
          <draw:line draw:style-name="gr79" draw:text-style-name="P1" draw:layer="layout" svg:x1="11.5cm" svg:y1="1cm" svg:x2="11.5cm" svg:y2="2cm">
            <text:p text:style-name="P3"/>
          </draw:line>
          <draw:line draw:style-name="gr79" draw:text-style-name="P1" draw:layer="layout" svg:x1="11.7cm" svg:y1="2.2cm" svg:x2="11.7cm" svg:y2="2.9cm">
            <text:p text:style-name="P3"/>
          </draw:line>
        </draw:g>
      </draw:page>
      <draw:page draw:name="Триъгълник - Сходящ - 1" draw:style-name="dp1" draw:master-page-name="Default">
        <office:forms form:automatic-focus="false" form:apply-design-mode="false"/>
        <draw:line draw:style-name="gr80" draw:layer="layout" svg:x1="2.4cm" svg:y1="0.5cm" svg:x2="2.2cm" svg:y2="0.9cm">
          <text:p text:style-name="P3"/>
        </draw:line>
        <draw:frame draw:style-name="gr10" draw:text-style-name="P40" draw:layer="layout" svg:width="1.103cm" svg:height="0.493cm" svg:x="1.498cm" svg:y="3cm">
          <draw:text-box>
            <text:p text:style-name="P3"><text:span text:style-name="T50">Канал</text:span></text:p>
          </draw:text-box>
        </draw:frame>
        <draw:frame draw:style-name="gr81" draw:text-style-name="P41" draw:layer="layout" svg:width="3.1cm" svg:height="0.493cm" svg:x="4.9cm" svg:y="0.007cm">
          <draw:text-box>
            <text:p text:style-name="P3"><text:span text:style-name="T50">Побив и изхвърляне</text:span></text:p>
          </draw:text-box>
        </draw:frame>
        <draw:frame draw:style-name="gr82" draw:text-style-name="P41" draw:layer="layout" svg:width="3.3cm" svg:height="1.001cm" svg:x="4.2cm" svg:y="2.7cm">
          <draw:text-box>
            <text:p text:style-name="P3"><text:span text:style-name="T50">Нито една част от </text:span><text:span text:style-name="T51">вълна-с</text:span><text:span text:style-name="T50"> или </text:span><text:span text:style-name="T51">вълна-е</text:span><text:span text:style-name="T50"> не трябва да пресича </text:span><text:span text:style-name="T51">тренд линия b-d</text:span></text:p>
          </draw:text-box>
        </draw:frame>
        <draw:frame draw:style-name="gr83" draw:text-style-name="P43" draw:layer="layout" svg:width="3cm" svg:height="1.1cm" svg:x="8.7cm" svg:y="0cm">
          <draw:text-box>
            <text:p text:style-name="P42"><text:span text:style-name="T52">Неправилно построена трендлиния b - d. </text:span></text:p>
          </draw:text-box>
        </draw:frame>
        <draw:frame draw:style-name="gr83" draw:text-style-name="P44" draw:layer="layout" svg:width="3.8cm" svg:height="1.1cm" svg:x="8cm" svg:y="2.6cm">
          <draw:text-box>
            <text:p text:style-name="P42"><text:span text:style-name="T53">Трендлиния b – d трябва да минава през върховете</text:span></text:p>
          </draw:text-box>
        </draw:frame>
        <draw:polyline draw:style-name="gr32" draw:text-style-name="P1" draw:layer="layout" svg:width="1.999cm" svg:height="1.899cm" svg:x="0.9cm" svg:y="0.5cm" svg:viewBox="0 0 2000 1900" draw:points="0,0 600,1900 1200,600 1500,1600 1800,700 2000,1200">
          <text:p text:style-name="P3"/>
        </draw:polyline>
        <draw:line draw:style-name="gr80" draw:layer="layout" svg:x1="2.2cm" svg:y1="3.1cm" svg:x2="2.4cm" svg:y2="2.3cm">
          <text:p text:style-name="P3"/>
        </draw:line>
        <draw:line draw:style-name="gr80" draw:layer="layout" svg:x1="2.2cm" svg:y1="3.1cm" svg:x2="1.6cm" svg:y2="2.7cm">
          <text:p text:style-name="P3"/>
        </draw:line>
        <draw:line draw:style-name="gr80" draw:layer="layout" svg:x1="2.4cm" svg:y1="0.5cm" svg:x2="2.8cm" svg:y2="1.1cm">
          <text:p text:style-name="P3"/>
        </draw:line>
        <draw:line draw:style-name="gr77" draw:text-style-name="P1" draw:layer="layout" svg:x1="1cm" svg:y1="2.6cm" svg:x2="3.4cm" svg:y2="1.8cm">
          <text:p text:style-name="P3"/>
        </draw:line>
        <draw:line draw:style-name="gr77" draw:text-style-name="P1" draw:layer="layout" svg:x1="1.4cm" svg:y1="1cm" svg:x2="3.5cm" svg:y2="1.3cm">
          <text:p text:style-name="P3"/>
        </draw:line>
        <draw:line draw:style-name="gr3" draw:text-style-name="P1" draw:layer="layout" svg:x1="1.5cm" svg:y1="3.1cm" svg:x2="2.7cm" svg:y2="3.1cm">
          <text:p text:style-name="P3"/>
        </draw:line>
        <draw:line draw:style-name="gr3" draw:text-style-name="P1" draw:layer="layout" svg:x1="1.9cm" svg:y1="0.5cm" svg:x2="3.1cm" svg:y2="0.5cm">
          <text:p text:style-name="P3"/>
        </draw:line>
        <draw:custom-shape draw:style-name="gr15" draw:text-style-name="P1" draw:layer="layout" svg:width="0.2cm" svg:height="0.2cm" svg:x="0.8cm" svg:y="0.4cm">
          <text:p text:style-name="P3"/>
          <draw:enhanced-geometry svg:viewBox="0 0 21600 21600" draw:glue-points="10800 0 3160 3160 0 10800 3160 18440 10800 21600 18440 18440 21600 10800 18440 3160" draw:text-areas="3200 3200 18400 18400" draw:type="ellipse"/>
        </draw:custom-shape>
        <draw:custom-shape draw:style-name="gr15" draw:text-style-name="P1" draw:layer="layout" svg:width="0.2cm" svg:height="0.2cm" svg:x="2.8cm" svg:y="1.6cm">
          <text:p text:style-name="P3"/>
          <draw:enhanced-geometry svg:viewBox="0 0 21600 21600" draw:glue-points="10800 0 3160 3160 0 10800 3160 18440 10800 21600 18440 18440 21600 10800 18440 3160" draw:text-areas="3200 3200 18400 18400" draw:type="ellipse"/>
        </draw:custom-shape>
        <draw:line draw:style-name="gr33" draw:text-style-name="P1" draw:layer="layout" svg:x1="0.9cm" svg:y1="0.5cm" svg:x2="0.1cm" svg:y2="3.2cm">
          <text:p text:style-name="P3"/>
        </draw:line>
        <draw:line draw:style-name="gr33" draw:text-style-name="P1" draw:layer="layout" svg:x1="2.9cm" svg:y1="1.7cm" svg:x2="3.3cm" svg:y2="0.5cm">
          <text:p text:style-name="P3"/>
        </draw:line>
        <draw:frame draw:style-name="gr47" draw:text-style-name="P45" draw:layer="layout" svg:width="0.7cm" svg:height="0.53cm" svg:x="1.2cm" svg:y="2.3cm">
          <draw:text-box>
            <text:p text:style-name="P3"><text:span text:style-name="T54">а</text:span></text:p>
          </draw:text-box>
        </draw:frame>
        <draw:frame draw:style-name="gr47" draw:text-style-name="P45" draw:layer="layout" svg:width="0.6cm" svg:height="0.53cm" svg:x="2.2cm" svg:y="2cm">
          <draw:text-box>
            <text:p text:style-name="P3"><text:span text:style-name="T54">c</text:span></text:p>
          </draw:text-box>
        </draw:frame>
        <draw:frame draw:style-name="gr47" draw:text-style-name="P45" draw:layer="layout" svg:width="0.7cm" svg:height="0.53cm" svg:x="2.6cm" svg:y="0.77cm">
          <draw:text-box>
            <text:p text:style-name="P3"><text:span text:style-name="T54">d</text:span></text:p>
          </draw:text-box>
        </draw:frame>
        <draw:frame draw:style-name="gr47" draw:text-style-name="P45" draw:layer="layout" svg:width="0.7cm" svg:height="0.53cm" svg:x="2.9cm" svg:y="1.37cm">
          <draw:text-box>
            <text:p text:style-name="P3"><text:span text:style-name="T54">e</text:span></text:p>
          </draw:text-box>
        </draw:frame>
        <draw:frame draw:style-name="gr47" draw:text-style-name="P45" draw:layer="layout" svg:width="0.8cm" svg:height="0.53cm" svg:x="1.6cm" svg:y="0.67cm">
          <draw:text-box>
            <text:p text:style-name="P3"><text:span text:style-name="T54">b</text:span></text:p>
          </draw:text-box>
        </draw:frame>
        <draw:polyline draw:style-name="gr32" draw:text-style-name="P1" draw:layer="layout" svg:width="1.999cm" svg:height="1.899cm" svg:x="4.5cm" svg:y="0.6cm" svg:viewBox="0 0 2000 1900" draw:points="0,0 600,1900 1200,600 1500,1600 1800,700 2000,1200">
          <text:p text:style-name="P3"/>
        </draw:polyline>
        <draw:line draw:style-name="gr80" draw:layer="layout" svg:x1="5.7cm" svg:y1="2.8cm" svg:x2="6.4cm" svg:y2="1.8cm">
          <text:p text:style-name="P3"/>
        </draw:line>
        <draw:line draw:style-name="gr80" draw:layer="layout" svg:x1="5.7cm" svg:y1="2.8cm" svg:x2="5.8cm" svg:y2="1.8cm">
          <text:p text:style-name="P3"/>
        </draw:line>
        <draw:line draw:style-name="gr80" draw:layer="layout" svg:x1="6.1cm" svg:y1="0.4cm" svg:x2="6.7cm" svg:y2="1cm">
          <text:p text:style-name="P3"/>
        </draw:line>
        <draw:line draw:style-name="gr77" draw:text-style-name="P1" draw:layer="layout" svg:x1="4.6cm" svg:y1="2.7cm" svg:x2="7cm" svg:y2="1.9cm">
          <text:p text:style-name="P3"/>
        </draw:line>
        <draw:line draw:style-name="gr77" draw:text-style-name="P1" draw:layer="layout" svg:x1="5cm" svg:y1="1.1cm" svg:x2="7.1cm" svg:y2="1.4cm">
          <text:p text:style-name="P3"/>
        </draw:line>
        <draw:line draw:style-name="gr3" draw:text-style-name="P1" draw:layer="layout" svg:x1="5.2cm" svg:y1="2.8cm" svg:x2="6.4cm" svg:y2="2.8cm">
          <text:p text:style-name="P3"/>
        </draw:line>
        <draw:line draw:style-name="gr3" draw:text-style-name="P1" draw:layer="layout" svg:x1="5.6cm" svg:y1="0.4cm" svg:x2="6.8cm" svg:y2="0.4cm">
          <text:p text:style-name="P3"/>
        </draw:line>
        <draw:custom-shape draw:style-name="gr15" draw:text-style-name="P1" draw:layer="layout" svg:width="0.2cm" svg:height="0.2cm" svg:x="4.4cm" svg:y="0.5cm">
          <text:p text:style-name="P3"/>
          <draw:enhanced-geometry svg:viewBox="0 0 21600 21600" draw:glue-points="10800 0 3160 3160 0 10800 3160 18440 10800 21600 18440 18440 21600 10800 18440 3160" draw:text-areas="3200 3200 18400 18400" draw:type="ellipse"/>
        </draw:custom-shape>
        <draw:custom-shape draw:style-name="gr15" draw:text-style-name="P1" draw:layer="layout" svg:width="0.2cm" svg:height="0.2cm" svg:x="6.4cm" svg:y="1.7cm">
          <text:p text:style-name="P3"/>
          <draw:enhanced-geometry svg:viewBox="0 0 21600 21600" draw:glue-points="10800 0 3160 3160 0 10800 3160 18440 10800 21600 18440 18440 21600 10800 18440 3160" draw:text-areas="3200 3200 18400 18400" draw:type="ellipse"/>
        </draw:custom-shape>
        <draw:line draw:style-name="gr33" draw:text-style-name="P1" draw:layer="layout" svg:x1="4.5cm" svg:y1="0.6cm" svg:x2="3.7cm" svg:y2="3.3cm">
          <text:p text:style-name="P3"/>
        </draw:line>
        <draw:line draw:style-name="gr33" draw:text-style-name="P1" draw:layer="layout" svg:x1="6.5cm" svg:y1="1.8cm" svg:x2="6.9cm" svg:y2="0.4cm">
          <text:p text:style-name="P3"/>
        </draw:line>
        <draw:frame draw:style-name="gr47" draw:text-style-name="P45" draw:layer="layout" svg:width="0.8cm" svg:height="0.53cm" svg:x="4.8cm" svg:y="2.4cm">
          <draw:text-box>
            <text:p text:style-name="P3"><text:span text:style-name="T54">а</text:span></text:p>
          </draw:text-box>
        </draw:frame>
        <draw:frame draw:style-name="gr47" draw:text-style-name="P45" draw:layer="layout" svg:width="0.6cm" svg:height="0.53cm" svg:x="5.891cm" svg:y="2.173cm">
          <draw:text-box>
            <text:p text:style-name="P3"><text:span text:style-name="T54">c</text:span></text:p>
          </draw:text-box>
        </draw:frame>
        <draw:frame draw:style-name="gr47" draw:text-style-name="P45" draw:layer="layout" svg:width="0.7cm" svg:height="0.53cm" svg:x="6.2cm" svg:y="0.87cm">
          <draw:text-box>
            <text:p text:style-name="P3"><text:span text:style-name="T54">d</text:span></text:p>
          </draw:text-box>
        </draw:frame>
        <draw:frame draw:style-name="gr47" draw:text-style-name="P45" draw:layer="layout" svg:width="0.8cm" svg:height="0.53cm" svg:x="6.5cm" svg:y="1.47cm">
          <draw:text-box>
            <text:p text:style-name="P3"><text:span text:style-name="T54">e</text:span></text:p>
          </draw:text-box>
        </draw:frame>
        <draw:frame draw:style-name="gr47" draw:text-style-name="P45" draw:layer="layout" svg:width="0.7cm" svg:height="0.53cm" svg:x="5.1cm" svg:y="0.77cm">
          <draw:text-box>
            <text:p text:style-name="P3"><text:span text:style-name="T54">b</text:span></text:p>
          </draw:text-box>
        </draw:frame>
        <draw:polyline draw:style-name="gr32" draw:text-style-name="P1" draw:layer="layout" svg:width="2.299cm" svg:height="1.899cm" svg:x="8.5cm" svg:y="0.5cm" svg:viewBox="0 0 2300 1900" draw:points="0,0 600,1900 1200,600 1500,1600 1800,700 2000,900 2200,600 2300,1100">
          <text:p text:style-name="P3"/>
        </draw:polyline>
        <draw:line draw:style-name="gr80" draw:layer="layout" svg:x1="10.1cm" svg:y1="0.6cm" svg:x2="10.4cm" svg:y2="1cm">
          <text:p text:style-name="P3"/>
        </draw:line>
        <draw:line draw:style-name="gr77" draw:text-style-name="P1" draw:layer="layout" svg:x1="8.6cm" svg:y1="2.6cm" svg:x2="11cm" svg:y2="1.8cm">
          <text:p text:style-name="P3"/>
        </draw:line>
        <draw:line draw:style-name="gr77" draw:text-style-name="P1" draw:id="id15" draw:layer="layout" svg:x1="8.9cm" svg:y1="0.9cm" svg:x2="11.1cm" svg:y2="1.3cm">
          <text:p text:style-name="P3"/>
        </draw:line>
        <draw:line draw:style-name="gr3" draw:text-style-name="P1" draw:id="id14" draw:layer="layout" svg:x1="9.9cm" svg:y1="2.7cm" svg:x2="11.1cm" svg:y2="2.7cm">
          <text:p text:style-name="P3"/>
        </draw:line>
        <draw:line draw:style-name="gr3" draw:text-style-name="P1" draw:layer="layout" svg:x1="9.6cm" svg:y1="0.6cm" svg:x2="10.8cm" svg:y2="0.6cm">
          <text:p text:style-name="P3"/>
        </draw:line>
        <draw:custom-shape draw:style-name="gr15" draw:text-style-name="P1" draw:layer="layout" svg:width="0.2cm" svg:height="0.2cm" svg:x="8.4cm" svg:y="0.4cm">
          <text:p text:style-name="P3"/>
          <draw:enhanced-geometry svg:viewBox="0 0 21600 21600" draw:glue-points="10800 0 3160 3160 0 10800 3160 18440 10800 21600 18440 18440 21600 10800 18440 3160" draw:text-areas="3200 3200 18400 18400" draw:type="ellipse"/>
        </draw:custom-shape>
        <draw:custom-shape draw:style-name="gr15" draw:text-style-name="P1" draw:layer="layout" svg:width="0.2cm" svg:height="0.2cm" svg:x="10.7cm" svg:y="1.5cm">
          <text:p text:style-name="P3"/>
          <draw:enhanced-geometry svg:viewBox="0 0 21600 21600" draw:glue-points="10800 0 3160 3160 0 10800 3160 18440 10800 21600 18440 18440 21600 10800 18440 3160" draw:text-areas="3200 3200 18400 18400" draw:type="ellipse"/>
        </draw:custom-shape>
        <draw:line draw:style-name="gr33" draw:text-style-name="P1" draw:layer="layout" svg:x1="8.5cm" svg:y1="0.5cm" svg:x2="7.7cm" svg:y2="3.2cm">
          <text:p text:style-name="P3"/>
        </draw:line>
        <draw:line draw:style-name="gr33" draw:text-style-name="P1" draw:layer="layout" svg:x1="10.8cm" svg:y1="1.6cm" svg:x2="11.4cm" svg:y2="0cm">
          <text:p text:style-name="P3"/>
        </draw:line>
        <draw:frame draw:style-name="gr47" draw:text-style-name="P45" draw:layer="layout" svg:width="0.7cm" svg:height="0.53cm" svg:x="8.8cm" svg:y="2.3cm">
          <draw:text-box>
            <text:p text:style-name="P3"><text:span text:style-name="T54">а</text:span></text:p>
          </draw:text-box>
        </draw:frame>
        <draw:frame draw:style-name="gr47" draw:text-style-name="P45" draw:layer="layout" svg:width="0.6cm" svg:height="0.53cm" svg:x="9.8cm" svg:y="2cm">
          <draw:text-box>
            <text:p text:style-name="P3"><text:span text:style-name="T54">c</text:span></text:p>
          </draw:text-box>
        </draw:frame>
        <draw:frame draw:style-name="gr47" draw:text-style-name="P45" draw:layer="layout" svg:width="0.7cm" svg:height="0.53cm" svg:x="9.9cm" svg:y="0.7cm">
          <draw:text-box>
            <text:p text:style-name="P3"><text:span text:style-name="T54">d</text:span></text:p>
          </draw:text-box>
        </draw:frame>
        <draw:frame draw:style-name="gr47" draw:text-style-name="P45" draw:layer="layout" svg:width="0.9cm" svg:height="0.53cm" svg:x="10.9cm" svg:y="1.27cm">
          <draw:text-box>
            <text:p text:style-name="P3"><text:span text:style-name="T54">e</text:span></text:p>
          </draw:text-box>
        </draw:frame>
        <draw:frame draw:style-name="gr47" draw:text-style-name="P45" draw:layer="layout" svg:width="0.7cm" svg:height="0.53cm" svg:x="9.3cm" svg:y="0.67cm">
          <draw:text-box>
            <text:p text:style-name="P3"><text:span text:style-name="T54">b</text:span></text:p>
          </draw:text-box>
        </draw:frame>
        <draw:connector draw:style-name="gr79" draw:text-style-name="P1" draw:layer="layout" draw:type="curve" svg:x1="10.5cm" svg:y1="2.7cm" svg:x2="11.1cm" svg:y2="1.1cm" draw:start-shape="id14" draw:start-glue-point="0" draw:end-shape="id15" draw:end-glue-point="1">
          <text:p text:style-name="P3"/>
        </draw:connector>
        <draw:frame draw:style-name="gr10" draw:text-style-name="P40" draw:layer="layout" svg:width="2.966cm" svg:height="0.501cm" svg:x="1cm" svg:y="0.1cm">
          <draw:text-box>
            <text:p text:style-name="P3"><text:span text:style-name="T50">Базова </text:span><text:span text:style-name="T51">тренд линия b-d</text:span></text:p>
          </draw:text-box>
        </draw:frame>
      </draw:page>
      <draw:page draw:name="Триъгълник - Сходящ - Правилен - 1" draw:style-name="dp1" draw:master-page-name="Default">
        <office:forms form:automatic-focus="false" form:apply-design-mode="false"/>
        <draw:polyline draw:style-name="gr84" draw:text-style-name="P1" draw:layer="layout" svg:width="3.099cm" svg:height="2.299cm" svg:x="1.577cm" svg:y="0.619cm" svg:viewBox="0 0 3100 2300" draw:points="0,2300 600,0 900,1300 1400,1000 1700,2000 2200,700 2300,1200 2500,800 2700,1600 3100,1100">
          <text:p text:style-name="P3"/>
        </draw:polyline>
        <draw:line draw:style-name="gr3" draw:text-style-name="P1" draw:layer="layout" svg:x1="2.077cm" svg:y1="3.019cm" svg:x2="5.177cm" svg:y2="1.919cm">
          <text:p text:style-name="P3"/>
        </draw:line>
        <draw:line draw:style-name="gr3" draw:text-style-name="P1" draw:layer="layout" svg:x1="1.477cm" svg:y1="0.319cm" svg:x2="5.177cm" svg:y2="1.819cm">
          <text:p text:style-name="P3"/>
        </draw:line>
        <draw:line draw:style-name="gr33" draw:text-style-name="P1" draw:layer="layout" svg:x1="1.577cm" svg:y1="2.819cm" svg:x2="1.077cm" svg:y2="0.619cm">
          <text:p text:style-name="P3"/>
        </draw:line>
        <draw:line draw:style-name="gr33" draw:text-style-name="P1" draw:layer="layout" svg:x1="4.577cm" svg:y1="1.819cm" svg:x2="5.077cm" svg:y2="3.119cm">
          <text:p text:style-name="P3"/>
        </draw:line>
        <draw:frame draw:style-name="gr47" draw:text-style-name="P45" draw:layer="layout" svg:width="1.2cm" svg:height="0.53cm" svg:x="2.177cm" svg:y="0.289cm">
          <draw:text-box>
            <text:p text:style-name="P3"><text:span text:style-name="T54">а:3</text:span></text:p>
          </draw:text-box>
        </draw:frame>
        <draw:frame draw:style-name="gr47" draw:text-style-name="P45" draw:layer="layout" svg:width="0.9cm" svg:height="0.53cm" svg:x="3.577cm" svg:y="0.789cm">
          <draw:text-box>
            <text:p text:style-name="P3"><text:span text:style-name="T54">c:3</text:span></text:p>
          </draw:text-box>
        </draw:frame>
        <draw:frame draw:style-name="gr47" draw:text-style-name="P45" draw:layer="layout" svg:width="0.9cm" svg:height="0.53cm" svg:x="3.577cm" svg:y="2.289cm">
          <draw:text-box>
            <text:p text:style-name="P3"><text:span text:style-name="T54">d:3</text:span></text:p>
          </draw:text-box>
        </draw:frame>
        <draw:frame draw:style-name="gr47" draw:text-style-name="P45" draw:layer="layout" svg:width="1.1cm" svg:height="0.53cm" svg:x="4.477cm" svg:y="1.219cm">
          <draw:text-box>
            <text:p text:style-name="P3"><text:span text:style-name="T54">e:3</text:span></text:p>
          </draw:text-box>
        </draw:frame>
        <draw:frame draw:style-name="gr47" draw:text-style-name="P45" draw:id="id19" draw:layer="layout" svg:width="1.1cm" svg:height="0.53cm" svg:x="2.5cm" svg:y="2.2cm">
          <draw:text-box>
            <text:p text:style-name="P3"><text:span text:style-name="T54">b:3</text:span></text:p>
          </draw:text-box>
        </draw:frame>
        <draw:rect draw:style-name="gr9" draw:text-style-name="P7" draw:layer="layout" svg:width="0.6cm" svg:height="0.4cm" svg:x="1.577cm" svg:y="3.619cm">
          <text:p text:style-name="P6"><text:span text:style-name="T3">a</text:span></text:p>
        </draw:rect>
        <draw:rect draw:style-name="gr9" draw:text-style-name="P7" draw:layer="layout" svg:width="0.6cm" svg:height="0.4cm" svg:x="3.177cm" svg:y="3.619cm">
          <text:p text:style-name="P6"><text:span text:style-name="T3">c</text:span></text:p>
        </draw:rect>
        <draw:frame draw:style-name="gr85" draw:text-style-name="P8" draw:layer="layout" svg:width="1.677cm" svg:height="0.581cm" svg:x="0cm" svg:y="3.519cm">
          <draw:text-box>
            <text:p text:style-name="P3"><text:span text:style-name="T1">Време :</text:span></text:p>
          </draw:text-box>
        </draw:frame>
        <draw:rect draw:style-name="gr9" draw:text-style-name="P7" draw:layer="layout" svg:width="1cm" svg:height="0.4cm" svg:x="2.177cm" svg:y="3.619cm">
          <text:p text:style-name="P6"><text:span text:style-name="T3">b</text:span></text:p>
        </draw:rect>
        <draw:rect draw:style-name="gr9" draw:text-style-name="P7" draw:layer="layout" svg:width="0.5cm" svg:height="0.4cm" svg:x="3.777cm" svg:y="3.619cm">
          <text:p text:style-name="P6"><text:span text:style-name="T3">d</text:span></text:p>
        </draw:rect>
        <draw:rect draw:style-name="gr9" draw:text-style-name="P7" draw:layer="layout" svg:width="0.4cm" svg:height="0.4cm" svg:x="4.277cm" svg:y="3.619cm">
          <text:p text:style-name="P6"><text:span text:style-name="T3">e</text:span></text:p>
        </draw:rect>
        <draw:polyline draw:style-name="gr29" draw:text-style-name="P1" draw:layer="layout" svg:width="0.399cm" svg:height="1.099cm" svg:x="4.277cm" svg:y="1.819cm" svg:viewBox="0 0 400 1100" draw:points="0,400 0,1100 300,1100 300,0 300,900 400,900 400,300">
          <text:p text:style-name="P3"/>
        </draw:polyline>
        <draw:frame draw:style-name="gr47" draw:text-style-name="P5" draw:layer="layout" svg:width="1.8cm" svg:height="0.569cm" svg:x="4.777cm" svg:y="2.219cm">
          <draw:text-box>
            <text:p text:style-name="P3"><text:span text:style-name="T3">Етап 1,2</text:span></text:p>
          </draw:text-box>
        </draw:frame>
        <draw:polyline draw:style-name="gr32" draw:text-style-name="P1" draw:layer="layout" svg:width="3.799cm" svg:height="2.299cm" svg:x="6.1cm" svg:y="0.7cm" svg:viewBox="0 0 3800 2300" draw:points="0,0 700,2300 1000,1300 1400,1500 1600,600 1700,1500 2000,800 2300,1800 2500,1400 2700,1500 2900,1100 3000,1500 3300,1300 3300,1600 3500,1400 3500,1600 3700,1500 3800,1700">
          <text:p text:style-name="P3"/>
        </draw:polyline>
        <draw:line draw:style-name="gr3" draw:text-style-name="P1" draw:layer="layout" svg:x1="6.3cm" svg:y1="3.1cm" svg:x2="10.3cm" svg:y2="2.3cm">
          <text:p text:style-name="P3"/>
        </draw:line>
        <draw:line draw:style-name="gr3" draw:text-style-name="P1" draw:layer="layout" svg:x1="6.9cm" svg:y1="1cm" svg:x2="10.3cm" svg:y2="2.3cm">
          <text:p text:style-name="P3"/>
        </draw:line>
        <draw:frame draw:style-name="gr47" draw:text-style-name="P45" draw:layer="layout" svg:width="0.8cm" svg:height="0.53cm" svg:x="6.6cm" svg:y="2.87cm">
          <draw:text-box>
            <text:p text:style-name="P3"><text:span text:style-name="T54">а</text:span></text:p>
          </draw:text-box>
        </draw:frame>
        <draw:frame draw:style-name="gr47" draw:text-style-name="P45" draw:id="id17" draw:layer="layout" svg:width="0.9cm" svg:height="0.53cm" svg:x="7.9cm" svg:y="2.219cm">
          <draw:text-box>
            <text:p text:style-name="P3"><text:span text:style-name="T54">c</text:span></text:p>
          </draw:text-box>
        </draw:frame>
        <draw:frame draw:style-name="gr47" draw:text-style-name="P45" draw:id="id21" draw:layer="layout" svg:width="0.9cm" svg:height="0.53cm" svg:x="8.8cm" svg:y="1.37cm">
          <draw:text-box>
            <text:p text:style-name="P3"><text:span text:style-name="T54">d</text:span></text:p>
          </draw:text-box>
        </draw:frame>
        <draw:frame draw:style-name="gr47" draw:text-style-name="P45" draw:layer="layout" svg:width="1.1cm" svg:height="0.53cm" svg:x="9.8cm" svg:y="2.4cm">
          <draw:text-box>
            <text:p text:style-name="P3"><text:span text:style-name="T54">e</text:span></text:p>
          </draw:text-box>
        </draw:frame>
        <draw:frame draw:style-name="gr47" draw:text-style-name="P45" draw:layer="layout" svg:width="0.7cm" svg:height="0.53cm" svg:x="7.5cm" svg:y="0.87cm">
          <draw:text-box>
            <text:p text:style-name="P3"><text:span text:style-name="T54">b</text:span></text:p>
          </draw:text-box>
        </draw:frame>
        <draw:frame draw:style-name="gr47" draw:text-style-name="P45" draw:id="id16" draw:layer="layout" svg:width="2.6cm" svg:height="0.535cm" svg:x="6.4cm" svg:y="3.3cm">
          <draw:text-box>
            <text:p text:style-name="P3"><text:span text:style-name="T54">Тренд линия </text:span><text:span text:style-name="T55">а-е</text:span></text:p>
          </draw:text-box>
        </draw:frame>
        <draw:connector draw:style-name="gr79" draw:text-style-name="P1" draw:layer="layout" draw:type="line" svg:x1="7.7cm" svg:y1="3.3cm" svg:x2="8.35cm" svg:y2="2.749cm" draw:start-shape="id16" draw:start-glue-point="0" draw:end-shape="id17" draw:end-glue-point="2">
          <text:p text:style-name="P3"/>
        </draw:connector>
        <draw:frame draw:style-name="gr47" draw:text-style-name="P45" draw:id="id18" draw:layer="layout" svg:width="3.4cm" svg:height="0.535cm" svg:x="1.6cm" svg:y="3cm">
          <draw:text-box>
            <text:p text:style-name="P3"><text:span text:style-name="T54">Базова тренд линия </text:span><text:span text:style-name="T55">b-d</text:span></text:p>
          </draw:text-box>
        </draw:frame>
        <draw:connector draw:style-name="gr79" draw:text-style-name="P1" draw:layer="layout" draw:type="line" svg:x1="3.3cm" svg:y1="3cm" svg:x2="3.05cm" svg:y2="2.73cm" draw:start-shape="id18" draw:start-glue-point="0" draw:end-shape="id19" draw:end-glue-point="2">
          <text:p text:style-name="P3"/>
        </draw:connector>
        <draw:frame draw:style-name="gr47" draw:text-style-name="P45" draw:id="id20" draw:layer="layout" svg:width="3.4cm" svg:height="0.535cm" svg:x="7.5cm" svg:y="0.365cm">
          <draw:text-box>
            <text:p text:style-name="P3"><text:span text:style-name="T54">Базова тренд линия </text:span><text:span text:style-name="T55">b-d</text:span></text:p>
          </draw:text-box>
        </draw:frame>
        <draw:connector draw:style-name="gr79" draw:text-style-name="P1" draw:layer="layout" draw:type="line" svg:x1="9.2cm" svg:y1="0.9cm" svg:x2="8.8cm" svg:y2="1.635cm" draw:start-shape="id20" draw:start-glue-point="2" draw:end-shape="id21" draw:end-glue-point="3">
          <text:p text:style-name="P3"/>
        </draw:connector>
        <draw:line draw:style-name="gr33" draw:text-style-name="P1" draw:id="id23" draw:layer="layout" svg:x1="9.9cm" svg:y1="2.4cm" svg:x2="10.1cm" svg:y2="0.9cm">
          <text:p text:style-name="P3"/>
        </draw:line>
        <draw:frame draw:style-name="gr83" draw:text-style-name="P45" draw:id="id22" draw:layer="layout" svg:width="2.9cm" svg:height="1.1cm" svg:x="9.2cm" svg:y="2.9cm">
          <draw:text-box>
            <text:p text:style-name="P3"><text:span text:style-name="T54">Пробив, сигнал за край на триъгълника</text:span></text:p>
          </draw:text-box>
        </draw:frame>
        <draw:connector draw:style-name="gr79" draw:text-style-name="P1" draw:layer="layout" draw:type="curve" svg:x1="10.65cm" svg:y1="2.9cm" svg:x2="10.1cm" svg:y2="1.65cm" draw:start-shape="id22" draw:start-glue-point="0" draw:end-shape="id23" draw:end-glue-point="1">
          <text:p text:style-name="P3"/>
        </draw:connector>
      </draw:page>
      <draw:page draw:name="Триъгълник - Сходящ - Правилен - Право/Обратно редуван" draw:style-name="dp1" draw:master-page-name="Default">
        <office:forms form:automatic-focus="false" form:apply-design-mode="false"/>
        <draw:polyline draw:style-name="gr32" draw:text-style-name="P1" draw:layer="layout" svg:width="5.099cm" svg:height="3.399cm" svg:x="5.3cm" svg:y="0.7cm" svg:viewBox="0 0 5100 3400" draw:points="0,0 200,1300 600,400 900,2400 1200,1600 1600,2200 1700,1400 2000,2800 2300,2400 2500,3400 2700,2300 3100,2600 3200,1700 3400,2000 3500,1000 3900,1200 4000,400 4300,1700 4800,700 5100,1700">
          <text:p text:style-name="P3"/>
        </draw:polyline>
        <draw:line draw:style-name="gr3" draw:text-style-name="P1" draw:layer="layout" svg:x1="5.6cm" svg:y1="3.2cm" svg:x2="11.7cm" svg:y2="2.2cm">
          <text:p text:style-name="P3"/>
        </draw:line>
        <draw:line draw:style-name="gr3" draw:text-style-name="P1" draw:layer="layout" svg:x1="5.5cm" svg:y1="2.7cm" svg:x2="10.8cm" svg:y2="0.4cm">
          <text:p text:style-name="P3"/>
        </draw:line>
        <draw:frame draw:style-name="gr47" draw:text-style-name="P45" draw:layer="layout" svg:width="0.8cm" svg:height="0.53cm" svg:x="5.8cm" svg:y="3.07cm">
          <draw:text-box>
            <text:p text:style-name="P3"><text:span text:style-name="T54">а</text:span></text:p>
          </draw:text-box>
        </draw:frame>
        <draw:frame draw:style-name="gr47" draw:text-style-name="P45" draw:layer="layout" svg:width="0.9cm" svg:height="0.53cm" svg:x="7.7cm" svg:y="3.67cm">
          <draw:text-box>
            <text:p text:style-name="P3"><text:span text:style-name="T54">c</text:span></text:p>
          </draw:text-box>
        </draw:frame>
        <draw:frame draw:style-name="gr47" draw:text-style-name="P45" draw:layer="layout" svg:width="0.9cm" svg:height="0.53cm" svg:x="8.9cm" svg:y="0.67cm">
          <draw:text-box>
            <text:p text:style-name="P3"><text:span text:style-name="T54">d</text:span></text:p>
          </draw:text-box>
        </draw:frame>
        <draw:frame draw:style-name="gr47" draw:text-style-name="P45" draw:layer="layout" svg:width="1.1cm" svg:height="0.53cm" svg:x="10.4cm" svg:y="2.6cm">
          <draw:text-box>
            <text:p text:style-name="P3"><text:span text:style-name="T54">e</text:span></text:p>
          </draw:text-box>
        </draw:frame>
        <draw:frame draw:style-name="gr47" draw:text-style-name="P45" draw:layer="layout" svg:width="0.7cm" svg:height="0.53cm" svg:x="6.6cm" svg:y="1.57cm">
          <draw:text-box>
            <text:p text:style-name="P3"><text:span text:style-name="T54">b</text:span></text:p>
          </draw:text-box>
        </draw:frame>
        <draw:line draw:style-name="gr33" draw:text-style-name="P1" draw:layer="layout" svg:x1="10.4cm" svg:y1="2.3cm" svg:x2="10.7cm" svg:y2="0.2cm">
          <text:p text:style-name="P3"/>
        </draw:line>
        <draw:line draw:style-name="gr33" draw:text-style-name="P1" draw:layer="layout" svg:x1="4.8cm" svg:y1="3.1cm" svg:x2="5.3cm" svg:y2="0.7cm">
          <text:p text:style-name="P3"/>
        </draw:line>
        <draw:frame draw:style-name="gr86" draw:text-style-name="P46" draw:layer="layout" svg:width="7.2cm" svg:height="1.205cm" svg:x="0.3cm" svg:y="4.295cm">
          <draw:text-box>
            <text:p text:style-name="P3"><text:span text:style-name="T56">Вниманието ни се насочава от вълна – b която заема по малко време от вълна – а за да грушираме като зиг-заг.</text:span></text:p>
          </draw:text-box>
        </draw:frame>
        <draw:polyline draw:style-name="gr65" draw:text-style-name="P1" draw:layer="layout" svg:width="3.199cm" svg:height="3.399cm" svg:x="0.6cm" svg:y="0.9cm" svg:viewBox="0 0 3200 3400" draw:points="0,3400 500,900 1200,2000 1800,0 2700,2500 3200,800">
          <text:p text:style-name="P3"/>
        </draw:polyline>
        <draw:line draw:style-name="gr3" draw:text-style-name="P1" draw:layer="layout" svg:x1="0.5cm" svg:y1="1.8cm" svg:x2="4.4cm" svg:y2="1.7cm">
          <text:p text:style-name="P3"/>
        </draw:line>
        <draw:line draw:style-name="gr3" draw:text-style-name="P1" draw:layer="layout" svg:x1="0.4cm" svg:y1="2.4cm" svg:x2="4.2cm" svg:y2="3.7cm">
          <text:p text:style-name="P3"/>
        </draw:line>
        <draw:frame draw:style-name="gr47" draw:text-style-name="P45" draw:layer="layout" svg:width="0.8cm" svg:height="0.53cm" svg:x="0.8cm" svg:y="1.3cm">
          <draw:text-box>
            <text:p text:style-name="P3"><text:span text:style-name="T54">а</text:span></text:p>
          </draw:text-box>
        </draw:frame>
        <draw:frame draw:style-name="gr47" draw:text-style-name="P45" draw:layer="layout" svg:width="0.9cm" svg:height="0.53cm" svg:x="1.8cm" svg:y="0.37cm">
          <draw:text-box>
            <text:p text:style-name="P3"><text:span text:style-name="T54">c</text:span></text:p>
          </draw:text-box>
        </draw:frame>
        <draw:frame draw:style-name="gr47" draw:text-style-name="P45" draw:layer="layout" svg:width="0.9cm" svg:height="0.53cm" svg:x="2.9cm" svg:y="3.4cm">
          <draw:text-box>
            <text:p text:style-name="P3"><text:span text:style-name="T54">d</text:span></text:p>
          </draw:text-box>
        </draw:frame>
        <draw:frame draw:style-name="gr47" draw:text-style-name="P45" draw:layer="layout" svg:width="1.1cm" svg:height="0.53cm" svg:x="3.5cm" svg:y="1.2cm">
          <draw:text-box>
            <text:p text:style-name="P3"><text:span text:style-name="T54">e</text:span></text:p>
          </draw:text-box>
        </draw:frame>
        <draw:frame draw:style-name="gr47" draw:text-style-name="P45" draw:layer="layout" svg:width="0.7cm" svg:height="0.53cm" svg:x="1.4cm" svg:y="2.87cm">
          <draw:text-box>
            <text:p text:style-name="P3"><text:span text:style-name="T54">b</text:span></text:p>
          </draw:text-box>
        </draw:frame>
        <draw:frame draw:style-name="gr86" draw:text-style-name="P36" draw:layer="layout" svg:width="7.2cm" svg:height="1.15cm" svg:x="2.4cm" svg:y="0.05cm">
          <draw:text-box>
            <text:p text:style-name="P3"><text:span text:style-name="T41">Правилен Сходящ Обратно редуван Триъгълник</text:span></text:p>
          </draw:text-box>
        </draw:frame>
        <draw:line draw:style-name="gr33" draw:text-style-name="P1" draw:layer="layout" svg:x1="4.2cm" svg:y1="4.1cm" svg:x2="3.8cm" svg:y2="1.8cm">
          <text:p text:style-name="P3"/>
        </draw:line>
        <draw:line draw:style-name="gr33" draw:text-style-name="P1" draw:layer="layout" svg:x1="0.6cm" svg:y1="4.2cm" svg:x2="0.2cm" svg:y2="1.5cm">
          <text:p text:style-name="P3"/>
        </draw:line>
      </draw:page>
      <draw:page draw:name="Триъгълник - Сходящ - Подвижен" draw:style-name="dp1" draw:master-page-name="Default">
        <office:forms form:automatic-focus="false" form:apply-design-mode="false"/>
        <draw:frame draw:style-name="gr87" draw:text-style-name="P48" draw:layer="layout" svg:width="4.838cm" svg:height="2.6cm" svg:x="7.162cm" svg:y="0.5cm">
          <draw:text-box>
            <text:p text:style-name="P47"><text:span text:style-name="T47">“</text:span><text:span text:style-name="T57">Изхвърлянето” трябва да бъде не по-малко от </text:span><text:span text:style-name="T58">161.8%</text:span><text:span text:style-name="T57"> и не повече от </text:span><text:span text:style-name="T58">261.8%</text:span><text:span text:style-name="T57"> от </text:span><text:span text:style-name="T59">вълна – b</text:span><text:span text:style-name="T47">, която винаги е най-дългия сегмент в подвижния триъгълник.</text:span></text:p>
          </draw:text-box>
        </draw:frame>
        <draw:frame draw:style-name="gr76" draw:text-style-name="P49" draw:layer="layout" svg:width="4.7cm" svg:height="1.7cm" svg:x="0.2cm" svg:y="0.8cm">
          <draw:text-box>
            <text:p text:style-name="P9"><text:span text:style-name="T60">Обикновено </text:span><text:span text:style-name="T61">вълна – а</text:span><text:span text:style-name="T60"> трябва да корегира предшестващия модел <text:s/></text:span><text:span text:style-name="T61">вълна – (а)</text:span><text:span text:style-name="T60"> не повече от </text:span><text:span text:style-name="T61">38.2%</text:span><text:span text:style-name="T60">. </text:span></text:p>
          </draw:text-box>
        </draw:frame>
        <draw:polyline draw:style-name="gr88" draw:text-style-name="P1" draw:layer="layout" svg:width="2.199cm" svg:height="1.999cm" svg:x="2.762cm" svg:y="3.1cm" svg:viewBox="0 0 2200 2000" draw:points="0,900 500,2000 1000,300 1400,1000 1800,0 2200,200">
          <text:p text:style-name="P3"/>
        </draw:polyline>
        <draw:line draw:style-name="gr77" draw:text-style-name="P1" draw:layer="layout" svg:x1="2.962cm" svg:y1="5.4cm" svg:x2="5.162cm" svg:y2="3.1cm">
          <text:p text:style-name="P3"/>
        </draw:line>
        <draw:line draw:style-name="gr77" draw:text-style-name="P1" draw:layer="layout" svg:x1="2.862cm" svg:y1="3.7cm" svg:x2="5.262cm" svg:y2="2.8cm">
          <text:p text:style-name="P3"/>
        </draw:line>
        <draw:line draw:style-name="gr74" draw:text-style-name="P1" draw:layer="layout" svg:x1="2.8cm" svg:y1="4cm" svg:x2="2.262cm" svg:y2="7cm">
          <text:p text:style-name="P3"/>
        </draw:line>
        <draw:line draw:style-name="gr74" draw:text-style-name="P1" draw:layer="layout" svg:x1="4.862cm" svg:y1="3.2cm" svg:x2="5.162cm" svg:y2="0.4cm">
          <text:p text:style-name="P3"/>
        </draw:line>
        <draw:frame draw:style-name="gr47" draw:text-style-name="P45" draw:layer="layout" svg:width="0.738cm" svg:height="0.53cm" svg:x="3.062cm" svg:y="4.97cm">
          <draw:text-box>
            <text:p text:style-name="P3"><text:span text:style-name="T54">а</text:span></text:p>
          </draw:text-box>
        </draw:frame>
        <draw:frame draw:style-name="gr47" draw:text-style-name="P45" draw:layer="layout" svg:width="0.6cm" svg:height="0.53cm" svg:x="3.962cm" svg:y="4.07cm">
          <draw:text-box>
            <text:p text:style-name="P3"><text:span text:style-name="T54">c</text:span></text:p>
          </draw:text-box>
        </draw:frame>
        <draw:frame draw:style-name="gr47" draw:text-style-name="P45" draw:layer="layout" svg:width="0.7cm" svg:height="0.53cm" svg:x="4.262cm" svg:y="2.6cm">
          <draw:text-box>
            <text:p text:style-name="P3"><text:span text:style-name="T54">d</text:span></text:p>
          </draw:text-box>
        </draw:frame>
        <draw:frame draw:style-name="gr47" draw:text-style-name="P45" draw:layer="layout" svg:width="0.7cm" svg:height="0.53cm" svg:x="4.762cm" svg:y="3.27cm">
          <draw:text-box>
            <text:p text:style-name="P3"><text:span text:style-name="T54">e</text:span></text:p>
          </draw:text-box>
        </draw:frame>
        <draw:frame draw:style-name="gr47" draw:text-style-name="P45" draw:layer="layout" svg:width="0.8cm" svg:height="0.53cm" svg:x="3.362cm" svg:y="2.97cm">
          <draw:text-box>
            <text:p text:style-name="P3"><text:span text:style-name="T54">b</text:span></text:p>
          </draw:text-box>
        </draw:frame>
        <draw:line draw:style-name="gr33" draw:text-style-name="P1" draw:layer="layout" svg:x1="4.462cm" svg:y1="0.6cm" svg:x2="5.862cm" svg:y2="0.6cm">
          <text:p text:style-name="P3"/>
        </draw:line>
        <draw:frame draw:style-name="gr47" draw:text-style-name="P18" draw:layer="layout" svg:width="2.6cm" svg:height="0.501cm" svg:x="2.162cm" svg:y="0.3cm">
          <draw:text-box>
            <text:p text:style-name="P3"><text:span text:style-name="T19">161,8% от вълна-b</text:span></text:p>
          </draw:text-box>
        </draw:frame>
        <draw:line draw:style-name="gr3" draw:text-style-name="P1" draw:layer="layout" svg:x1="2.262cm" svg:y1="7cm" svg:x2="6.862cm" svg:y2="0.6cm">
          <text:p text:style-name="P3"/>
        </draw:line>
        <draw:polyline draw:style-name="gr7" draw:text-style-name="P1" draw:layer="layout" svg:width="4.799cm" svg:height="6.399cm" svg:x="2.462cm" svg:y="0.6cm" svg:viewBox="0 0 4800 6400" draw:points="0,6400 3300,6400 3300,2700 2400,2700 4100,2700 4100,0 3000,0 4800,0 4800,6400 3300,6400">
          <text:p text:style-name="P3"/>
        </draw:polyline>
        <draw:frame draw:style-name="gr47" draw:text-style-name="P45" draw:layer="layout" svg:width="1cm" svg:height="0.53cm" svg:x="2.062cm" svg:y="3.6cm">
          <draw:text-box>
            <text:p text:style-name="P3"><text:span text:style-name="T54">(A)</text:span></text:p>
          </draw:text-box>
        </draw:frame>
        <draw:frame draw:style-name="gr47" draw:text-style-name="P45" draw:layer="layout" svg:width="2.4cm" svg:height="0.772cm" svg:x="5.262cm" svg:y="2.628cm">
          <draw:text-box>
            <text:p text:style-name="P3"><text:span text:style-name="T54">(B) – </text:span><text:span text:style-name="T13">подвижен триъгълник</text:span></text:p>
          </draw:text-box>
        </draw:frame>
        <draw:frame draw:style-name="gr47" draw:text-style-name="P45" draw:layer="layout" svg:width="1cm" svg:height="0.53cm" svg:x="5.068cm" svg:y="0.07cm">
          <draw:text-box>
            <text:p text:style-name="P3"><text:span text:style-name="T54">(C)</text:span></text:p>
          </draw:text-box>
        </draw:frame>
        <draw:frame draw:style-name="gr62" draw:text-style-name="P50" draw:layer="layout" svg:width="1.6cm" svg:height="0.75cm" draw:transform="rotate (1.5707963267946) translate (5.262cm 6.1cm)">
          <draw:text-box>
            <text:p text:style-name="P6"><text:span text:style-name="T32">61,8%</text:span></text:p>
          </draw:text-box>
        </draw:frame>
        <draw:frame draw:style-name="gr62" draw:text-style-name="P50" draw:layer="layout" svg:width="1.6cm" svg:height="0.75cm" draw:transform="rotate (1.5707963267946) translate (6.812cm 4.9cm)">
          <draw:text-box>
            <text:p text:style-name="P6"><text:span text:style-name="T32">100%</text:span></text:p>
          </draw:text-box>
        </draw:frame>
        <draw:frame draw:style-name="gr62" draw:text-style-name="P50" draw:layer="layout" svg:width="1.6cm" svg:height="0.75cm" draw:transform="rotate (1.5707963267946) translate (6.112cm 2.8cm)">
          <draw:text-box>
            <text:p text:style-name="P6"><text:span text:style-name="T32">38,2%</text:span></text:p>
          </draw:text-box>
        </draw:frame>
        <draw:line draw:style-name="gr33" draw:text-style-name="P1" draw:layer="layout" svg:x1="2.362cm" svg:y1="5.1cm" svg:x2="3.262cm" svg:y2="5.1cm">
          <text:p text:style-name="P3"/>
        </draw:line>
        <draw:frame draw:style-name="gr47" draw:text-style-name="P18" draw:layer="layout" svg:width="2.6cm" svg:height="0.501cm" svg:x="0cm" svg:y="4.8cm">
          <draw:text-box>
            <text:p text:style-name="P3"><text:span text:style-name="T19">38,2% от вълна-(А)</text:span></text:p>
          </draw:text-box>
        </draw:frame>
      </draw:page>
      <draw:page draw:name="Триъгълник - Сходящ - Неправилен" draw:style-name="dp1" draw:master-page-name="Default">
        <office:forms form:automatic-focus="false" form:apply-design-mode="false"/>
        <draw:polyline draw:style-name="gr84" draw:text-style-name="P1" draw:layer="layout" svg:width="3.076cm" svg:height="1.999cm" svg:x="1.6cm" svg:y="0.62cm" svg:viewBox="0 0 3077 2000" draw:points="0,1480 577,0 877,1300 1377,1000 1677,2000 2177,700 2277,1200 2477,800 2677,1600 3077,1100">
          <text:p text:style-name="P3"/>
        </draw:polyline>
        <draw:line draw:style-name="gr3" draw:text-style-name="P1" draw:layer="layout" svg:x1="2.077cm" svg:y1="3.02cm" svg:x2="5.177cm" svg:y2="1.92cm">
          <text:p text:style-name="P3"/>
        </draw:line>
        <draw:line draw:style-name="gr3" draw:text-style-name="P1" draw:layer="layout" svg:x1="1.477cm" svg:y1="0.32cm" svg:x2="5.177cm" svg:y2="1.82cm">
          <text:p text:style-name="P3"/>
        </draw:line>
        <draw:line draw:style-name="gr33" draw:text-style-name="P1" draw:layer="layout" svg:x1="1.6cm" svg:y1="2cm" svg:x2="1.1cm" svg:y2="-0.2cm">
          <text:p text:style-name="P3"/>
        </draw:line>
        <draw:line draw:style-name="gr33" draw:text-style-name="P1" draw:layer="layout" svg:x1="4.577cm" svg:y1="1.82cm" svg:x2="5.077cm" svg:y2="3.12cm">
          <text:p text:style-name="P3"/>
        </draw:line>
        <draw:frame draw:style-name="gr47" draw:text-style-name="P45" draw:layer="layout" svg:width="1.2cm" svg:height="0.53cm" svg:x="2.177cm" svg:y="0.29cm">
          <draw:text-box>
            <text:p text:style-name="P3"><text:span text:style-name="T54">а:3</text:span></text:p>
          </draw:text-box>
        </draw:frame>
        <draw:frame draw:style-name="gr47" draw:text-style-name="P45" draw:layer="layout" svg:width="0.9cm" svg:height="0.53cm" svg:x="3.577cm" svg:y="0.79cm">
          <draw:text-box>
            <text:p text:style-name="P3"><text:span text:style-name="T54">c:3</text:span></text:p>
          </draw:text-box>
        </draw:frame>
        <draw:frame draw:style-name="gr47" draw:text-style-name="P45" draw:layer="layout" svg:width="0.9cm" svg:height="0.53cm" svg:x="3.577cm" svg:y="2.29cm">
          <draw:text-box>
            <text:p text:style-name="P3"><text:span text:style-name="T54">d:3</text:span></text:p>
          </draw:text-box>
        </draw:frame>
        <draw:frame draw:style-name="gr47" draw:text-style-name="P45" draw:layer="layout" svg:width="1.1cm" svg:height="0.53cm" svg:x="4.477cm" svg:y="1.22cm">
          <draw:text-box>
            <text:p text:style-name="P3"><text:span text:style-name="T54">e:3</text:span></text:p>
          </draw:text-box>
        </draw:frame>
        <draw:frame draw:style-name="gr47" draw:text-style-name="P45" draw:id="id27" draw:layer="layout" svg:width="1.1cm" svg:height="0.53cm" svg:x="2.5cm" svg:y="2.201cm">
          <draw:text-box>
            <text:p text:style-name="P3"><text:span text:style-name="T54">b:3</text:span></text:p>
          </draw:text-box>
        </draw:frame>
        <draw:rect draw:style-name="gr9" draw:text-style-name="P7" draw:layer="layout" svg:width="0.6cm" svg:height="0.4cm" svg:x="1.577cm" svg:y="3.62cm">
          <text:p text:style-name="P6"><text:span text:style-name="T3">a</text:span></text:p>
        </draw:rect>
        <draw:rect draw:style-name="gr9" draw:text-style-name="P7" draw:layer="layout" svg:width="0.6cm" svg:height="0.4cm" svg:x="3.177cm" svg:y="3.62cm">
          <text:p text:style-name="P6"><text:span text:style-name="T3">c</text:span></text:p>
        </draw:rect>
        <draw:frame draw:style-name="gr85" draw:text-style-name="P8" draw:layer="layout" svg:width="1.677cm" svg:height="0.581cm" svg:x="0cm" svg:y="3.52cm">
          <draw:text-box>
            <text:p text:style-name="P3"><text:span text:style-name="T1">Време :</text:span></text:p>
          </draw:text-box>
        </draw:frame>
        <draw:rect draw:style-name="gr9" draw:text-style-name="P7" draw:layer="layout" svg:width="1cm" svg:height="0.4cm" svg:x="2.177cm" svg:y="3.62cm">
          <text:p text:style-name="P6"><text:span text:style-name="T3">b</text:span></text:p>
        </draw:rect>
        <draw:rect draw:style-name="gr9" draw:text-style-name="P7" draw:layer="layout" svg:width="0.5cm" svg:height="0.4cm" svg:x="3.777cm" svg:y="3.62cm">
          <text:p text:style-name="P6"><text:span text:style-name="T3">d</text:span></text:p>
        </draw:rect>
        <draw:rect draw:style-name="gr9" draw:text-style-name="P7" draw:layer="layout" svg:width="0.4cm" svg:height="0.4cm" svg:x="4.277cm" svg:y="3.62cm">
          <text:p text:style-name="P6"><text:span text:style-name="T3">e</text:span></text:p>
        </draw:rect>
        <draw:polyline draw:style-name="gr29" draw:text-style-name="P1" draw:layer="layout" svg:width="0.399cm" svg:height="1.099cm" svg:x="4.277cm" svg:y="1.82cm" svg:viewBox="0 0 400 1100" draw:points="0,400 0,1100 300,1100 300,0 300,900 400,900 400,300">
          <text:p text:style-name="P3"/>
        </draw:polyline>
        <draw:frame draw:style-name="gr47" draw:text-style-name="P5" draw:layer="layout" svg:width="1.8cm" svg:height="0.569cm" svg:x="4.777cm" svg:y="2.22cm">
          <draw:text-box>
            <text:p text:style-name="P3"><text:span text:style-name="T3">Етап 1,2</text:span></text:p>
          </draw:text-box>
        </draw:frame>
        <draw:polyline draw:style-name="gr32" draw:text-style-name="P1" draw:layer="layout" svg:width="3.499cm" svg:height="1.699cm" svg:x="6.4cm" svg:y="1.301cm" svg:viewBox="0 0 3500 1700" draw:points="0,299 400,1700 700,700 1100,900 1300,0 1400,900 1700,200 2000,1200 2200,800 2400,900 2600,500 2700,900 3000,700 3000,1000 3200,800 3200,1000 3400,900 3500,1100">
          <text:p text:style-name="P3"/>
        </draw:polyline>
        <draw:line draw:style-name="gr3" draw:text-style-name="P1" draw:layer="layout" svg:x1="6.3cm" svg:y1="3.101cm" svg:x2="10.3cm" svg:y2="2.301cm">
          <text:p text:style-name="P3"/>
        </draw:line>
        <draw:line draw:style-name="gr3" draw:text-style-name="P1" draw:layer="layout" svg:x1="6.9cm" svg:y1="1.001cm" svg:x2="10.3cm" svg:y2="2.301cm">
          <text:p text:style-name="P3"/>
        </draw:line>
        <draw:frame draw:style-name="gr47" draw:text-style-name="P45" draw:layer="layout" svg:width="0.8cm" svg:height="0.53cm" svg:x="6.6cm" svg:y="2.871cm">
          <draw:text-box>
            <text:p text:style-name="P3"><text:span text:style-name="T54">а</text:span></text:p>
          </draw:text-box>
        </draw:frame>
        <draw:frame draw:style-name="gr47" draw:text-style-name="P45" draw:id="id25" draw:layer="layout" svg:width="0.9cm" svg:height="0.53cm" svg:x="7.9cm" svg:y="2.22cm">
          <draw:text-box>
            <text:p text:style-name="P3"><text:span text:style-name="T54">c</text:span></text:p>
          </draw:text-box>
        </draw:frame>
        <draw:frame draw:style-name="gr47" draw:text-style-name="P45" draw:id="id29" draw:layer="layout" svg:width="0.9cm" svg:height="0.53cm" svg:x="8.8cm" svg:y="1.371cm">
          <draw:text-box>
            <text:p text:style-name="P3"><text:span text:style-name="T54">d</text:span></text:p>
          </draw:text-box>
        </draw:frame>
        <draw:frame draw:style-name="gr47" draw:text-style-name="P45" draw:layer="layout" svg:width="1.1cm" svg:height="0.53cm" svg:x="9.8cm" svg:y="2.401cm">
          <draw:text-box>
            <text:p text:style-name="P3"><text:span text:style-name="T54">e</text:span></text:p>
          </draw:text-box>
        </draw:frame>
        <draw:frame draw:style-name="gr47" draw:text-style-name="P45" draw:layer="layout" svg:width="0.7cm" svg:height="0.53cm" svg:x="7.5cm" svg:y="0.871cm">
          <draw:text-box>
            <text:p text:style-name="P3"><text:span text:style-name="T54">b</text:span></text:p>
          </draw:text-box>
        </draw:frame>
        <draw:frame draw:style-name="gr47" draw:text-style-name="P45" draw:id="id24" draw:layer="layout" svg:width="2.6cm" svg:height="0.535cm" svg:x="6.4cm" svg:y="3.301cm">
          <draw:text-box>
            <text:p text:style-name="P3"><text:span text:style-name="T54">Тренд линия </text:span><text:span text:style-name="T55">а-е</text:span></text:p>
          </draw:text-box>
        </draw:frame>
        <draw:connector draw:style-name="gr79" draw:text-style-name="P1" draw:layer="layout" draw:type="line" svg:x1="7.7cm" svg:y1="3.301cm" svg:x2="8.35cm" svg:y2="2.75cm" draw:start-shape="id24" draw:start-glue-point="0" draw:end-shape="id25" draw:end-glue-point="2">
          <text:p text:style-name="P3"/>
        </draw:connector>
        <draw:frame draw:style-name="gr47" draw:text-style-name="P45" draw:id="id26" draw:layer="layout" svg:width="3.4cm" svg:height="0.535cm" svg:x="1.6cm" svg:y="3.001cm">
          <draw:text-box>
            <text:p text:style-name="P3"><text:span text:style-name="T54">Базова тренд линия </text:span><text:span text:style-name="T55">b-d</text:span></text:p>
          </draw:text-box>
        </draw:frame>
        <draw:connector draw:style-name="gr79" draw:text-style-name="P1" draw:layer="layout" draw:type="line" svg:x1="3.3cm" svg:y1="3.001cm" svg:x2="3.05cm" svg:y2="2.731cm" draw:start-shape="id26" draw:start-glue-point="0" draw:end-shape="id27" draw:end-glue-point="2">
          <text:p text:style-name="P3"/>
        </draw:connector>
        <draw:frame draw:style-name="gr47" draw:text-style-name="P45" draw:id="id28" draw:layer="layout" svg:width="3.4cm" svg:height="0.535cm" svg:x="7.5cm" svg:y="0.366cm">
          <draw:text-box>
            <text:p text:style-name="P3"><text:span text:style-name="T54">Базова тренд линия </text:span><text:span text:style-name="T55">b-d</text:span></text:p>
          </draw:text-box>
        </draw:frame>
        <draw:connector draw:style-name="gr79" draw:text-style-name="P1" draw:layer="layout" draw:type="line" svg:x1="9.2cm" svg:y1="0.901cm" svg:x2="8.8cm" svg:y2="1.636cm" draw:start-shape="id28" draw:start-glue-point="2" draw:end-shape="id29" draw:end-glue-point="3">
          <text:p text:style-name="P3"/>
        </draw:connector>
        <draw:line draw:style-name="gr33" draw:text-style-name="P1" draw:id="id31" draw:layer="layout" svg:x1="9.9cm" svg:y1="2.401cm" svg:x2="10.1cm" svg:y2="0.901cm">
          <text:p text:style-name="P3"/>
        </draw:line>
        <draw:frame draw:style-name="gr83" draw:text-style-name="P45" draw:id="id30" draw:layer="layout" svg:width="2.9cm" svg:height="1.1cm" svg:x="9.2cm" svg:y="2.901cm">
          <draw:text-box>
            <text:p text:style-name="P3"><text:span text:style-name="T54">Пробив, сигнал за край на триъгълника</text:span></text:p>
          </draw:text-box>
        </draw:frame>
        <draw:connector draw:style-name="gr79" draw:text-style-name="P1" draw:layer="layout" draw:type="curve" svg:x1="10.65cm" svg:y1="2.901cm" svg:x2="10.1cm" svg:y2="1.651cm" draw:start-shape="id30" draw:start-glue-point="0" draw:end-shape="id31" draw:end-glue-point="1">
          <text:p text:style-name="P3"/>
        </draw:connector>
        <draw:line draw:style-name="gr33" draw:text-style-name="P1" draw:layer="layout" svg:x1="6.2cm" svg:y1="3.5cm" svg:x2="6.4cm" svg:y2="1.6cm">
          <text:p text:style-name="P3"/>
        </draw:line>
      </draw:page>
      <draw:page draw:name="Триъгълник - Неутрален - Правилен" draw:style-name="dp1" draw:master-page-name="Default">
        <office:forms form:automatic-focus="false" form:apply-design-mode="false"/>
        <draw:polyline draw:style-name="gr84" draw:text-style-name="P1" draw:layer="layout" svg:width="3.399cm" svg:height="2.619cm" svg:x="1.8cm" svg:y="1.029cm" svg:viewBox="0 0 3400 2620" draw:points="0,2620 600,701 900,1620 1400,1320 1700,2320 1823,1100 2223,1900 2523,0 3000,1801 3400,901">
          <text:p text:style-name="P3"/>
        </draw:polyline>
        <draw:line draw:style-name="gr3" draw:text-style-name="P1" draw:layer="layout" svg:x1="2.3cm" svg:y1="3.749cm" svg:x2="5.8cm" svg:y2="2.53cm">
          <text:p text:style-name="P3"/>
        </draw:line>
        <draw:line draw:style-name="gr3" draw:text-style-name="P1" draw:layer="layout" svg:x1="1.7cm" svg:y1="1.63cm" svg:x2="5.8cm" svg:y2="2.03cm">
          <text:p text:style-name="P3"/>
        </draw:line>
        <draw:line draw:style-name="gr33" draw:text-style-name="P1" draw:layer="layout" svg:x1="1.8cm" svg:y1="3.549cm" svg:x2="1.3cm" svg:y2="1.349cm">
          <text:p text:style-name="P3"/>
        </draw:line>
        <draw:line draw:style-name="gr33" draw:text-style-name="P1" draw:layer="layout" svg:x1="5.2cm" svg:y1="2.03cm" svg:x2="5.7cm" svg:y2="3.93cm">
          <text:p text:style-name="P3"/>
        </draw:line>
        <draw:frame draw:style-name="gr47" draw:text-style-name="P45" draw:layer="layout" svg:width="1.2cm" svg:height="0.53cm" svg:x="1.9cm" svg:y="1.23cm">
          <draw:text-box>
            <text:p text:style-name="P3"><text:span text:style-name="T54">а:3</text:span></text:p>
          </draw:text-box>
        </draw:frame>
        <draw:frame draw:style-name="gr47" draw:text-style-name="P45" draw:layer="layout" svg:width="0.9cm" svg:height="0.53cm" svg:x="3.9cm" svg:y="0.5cm">
          <draw:text-box>
            <text:p text:style-name="P3"><text:span text:style-name="T54">c:3</text:span></text:p>
          </draw:text-box>
        </draw:frame>
        <draw:frame draw:style-name="gr47" draw:text-style-name="P45" draw:layer="layout" svg:width="0.9cm" svg:height="0.53cm" svg:x="4.1cm" svg:y="2.5cm">
          <draw:text-box>
            <text:p text:style-name="P3"><text:span text:style-name="T54">d:3</text:span></text:p>
          </draw:text-box>
        </draw:frame>
        <draw:frame draw:style-name="gr47" draw:text-style-name="P45" draw:layer="layout" svg:width="1.1cm" svg:height="0.53cm" svg:x="4.8cm" svg:y="1.4cm">
          <draw:text-box>
            <text:p text:style-name="P3"><text:span text:style-name="T54">e:3</text:span></text:p>
          </draw:text-box>
        </draw:frame>
        <draw:frame draw:style-name="gr47" draw:text-style-name="P45" draw:id="id33" draw:layer="layout" svg:width="1.1cm" svg:height="0.53cm" svg:x="2.723cm" svg:y="2.93cm">
          <draw:text-box>
            <text:p text:style-name="P3"><text:span text:style-name="T54">b:3</text:span></text:p>
          </draw:text-box>
        </draw:frame>
        <draw:rect draw:style-name="gr9" draw:text-style-name="P7" draw:layer="layout" svg:width="0.6cm" svg:height="0.4cm" svg:x="1.8cm" svg:y="4.33cm">
          <text:p text:style-name="P6"><text:span text:style-name="T3">a</text:span></text:p>
        </draw:rect>
        <draw:rect draw:style-name="gr9" draw:text-style-name="P7" draw:layer="layout" svg:width="0.9cm" svg:height="0.4cm" svg:x="3.5cm" svg:y="4.33cm">
          <text:p text:style-name="P6"><text:span text:style-name="T3">c</text:span></text:p>
        </draw:rect>
        <draw:frame draw:style-name="gr85" draw:text-style-name="P8" draw:layer="layout" svg:width="1.677cm" svg:height="0.581cm" svg:x="0.3cm" svg:y="4.23cm">
          <draw:text-box>
            <text:p text:style-name="P3"><text:span text:style-name="T1">Време :</text:span></text:p>
          </draw:text-box>
        </draw:frame>
        <draw:rect draw:style-name="gr9" draw:text-style-name="P7" draw:layer="layout" svg:width="1.1cm" svg:height="0.4cm" svg:x="2.4cm" svg:y="4.33cm">
          <text:p text:style-name="P6"><text:span text:style-name="T3">b</text:span></text:p>
        </draw:rect>
        <draw:rect draw:style-name="gr9" draw:text-style-name="P7" draw:layer="layout" svg:width="0.4cm" svg:height="0.4cm" svg:x="4.4cm" svg:y="4.33cm">
          <text:p text:style-name="P6"><text:span text:style-name="T3">d</text:span></text:p>
        </draw:rect>
        <draw:rect draw:style-name="gr9" draw:text-style-name="P7" draw:layer="layout" svg:width="0.4cm" svg:height="0.4cm" svg:x="4.8cm" svg:y="4.33cm">
          <text:p text:style-name="P6"><text:span text:style-name="T3">e</text:span></text:p>
        </draw:rect>
        <draw:polyline draw:style-name="gr29" draw:text-style-name="P1" draw:layer="layout" svg:width="0.599cm" svg:height="1.499cm" svg:x="4.8cm" svg:y="2.13cm" svg:viewBox="0 0 600 1500" draw:points="0,800 0,1500 400,1500 400,0 400,1300 600,1300 600,600">
          <text:p text:style-name="P3"/>
        </draw:polyline>
        <draw:frame draw:style-name="gr47" draw:text-style-name="P5" draw:layer="layout" svg:width="1.8cm" svg:height="0.569cm" svg:x="5.5cm" svg:y="2.63cm">
          <draw:text-box>
            <text:p text:style-name="P3"><text:span text:style-name="T3">Етап 1,2</text:span></text:p>
          </draw:text-box>
        </draw:frame>
        <draw:frame draw:style-name="gr47" draw:text-style-name="P45" draw:id="id32" draw:layer="layout" svg:width="3.4cm" svg:height="0.535cm" svg:x="1.823cm" svg:y="3.73cm">
          <draw:text-box>
            <text:p text:style-name="P3"><text:span text:style-name="T54">Базова тренд линия </text:span><text:span text:style-name="T55">b-d</text:span></text:p>
          </draw:text-box>
        </draw:frame>
        <draw:connector draw:style-name="gr79" draw:text-style-name="P1" draw:layer="layout" draw:type="line" svg:x1="3.523cm" svg:y1="3.73cm" svg:x2="3.273cm" svg:y2="3.46cm" draw:start-shape="id32" draw:start-glue-point="0" draw:end-shape="id33" draw:end-glue-point="2">
          <text:p text:style-name="P3"/>
        </draw:connector>
        <draw:frame draw:style-name="gr89" draw:text-style-name="P45" draw:layer="layout" svg:width="4.2cm" svg:height="2.67cm" svg:x="0cm" svg:y="0.57cm">
          <draw:text-box>
            <text:p text:style-name="P3"><text:span text:style-name="T55">Вълна-с</text:span><text:span text:style-name="T54"> е най голямата вълна измежду </text:span><text:span text:style-name="T55">вълни а, с </text:span><text:span text:style-name="T62">и</text:span><text:span text:style-name="T55"> е</text:span></text:p>
          </draw:text-box>
        </draw:frame>
        <draw:polyline draw:style-name="gr84" draw:text-style-name="P1" draw:layer="layout" svg:width="3.999cm" svg:height="2.619cm" svg:x="7.1cm" svg:y="1.029cm" svg:viewBox="0 0 4000 2620" draw:points="0,2620 600,701 1400,2171 1700,971 2200,1571 2523,0 2800,1871 3300,1171 3600,2371 4000,971">
          <text:p text:style-name="P3"/>
        </draw:polyline>
        <draw:line draw:style-name="gr3" draw:text-style-name="P1" draw:layer="layout" svg:x1="7.6cm" svg:y1="3.1cm" svg:x2="11.3cm" svg:y2="3.5cm">
          <text:p text:style-name="P3"/>
        </draw:line>
        <draw:line draw:style-name="gr3" draw:text-style-name="P1" draw:layer="layout" svg:x1="7cm" svg:y1="1.6cm" svg:x2="11.6cm" svg:y2="2.1cm">
          <text:p text:style-name="P3"/>
        </draw:line>
        <draw:frame draw:style-name="gr47" draw:text-style-name="P45" draw:layer="layout" svg:width="0.9cm" svg:height="0.53cm" svg:x="7.4cm" svg:y="1.17cm">
          <draw:text-box>
            <text:p text:style-name="P3"><text:span text:style-name="T54">а</text:span></text:p>
          </draw:text-box>
        </draw:frame>
        <draw:frame draw:style-name="gr47" draw:text-style-name="P45" draw:layer="layout" svg:width="0.9cm" svg:height="0.53cm" svg:x="9.3cm" svg:y="0.6cm">
          <draw:text-box>
            <text:p text:style-name="P3"><text:span text:style-name="T54">c</text:span></text:p>
          </draw:text-box>
        </draw:frame>
        <draw:frame draw:style-name="gr47" draw:text-style-name="P45" draw:layer="layout" svg:width="0.9cm" svg:height="0.53cm" svg:x="8.2cm" svg:y="3.2cm">
          <draw:text-box>
            <text:p text:style-name="P3"><text:span text:style-name="T54">b</text:span></text:p>
          </draw:text-box>
        </draw:frame>
        <draw:frame draw:style-name="gr47" draw:text-style-name="P45" draw:layer="layout" svg:width="0.9cm" svg:height="0.53cm" svg:x="10.3cm" svg:y="3.47cm">
          <draw:text-box>
            <text:p text:style-name="P3"><text:span text:style-name="T54">d</text:span></text:p>
          </draw:text-box>
        </draw:frame>
        <draw:frame draw:style-name="gr47" draw:text-style-name="P45" draw:layer="layout" svg:width="0.9cm" svg:height="0.53cm" svg:x="10.7cm" svg:y="1.47cm">
          <draw:text-box>
            <text:p text:style-name="P3"><text:span text:style-name="T54">e</text:span></text:p>
          </draw:text-box>
        </draw:frame>
        <draw:frame draw:style-name="gr47" draw:text-style-name="P13" draw:layer="layout" svg:width="5.1cm" svg:height="0.581cm" svg:x="4.5cm" svg:y="0.1cm">
          <draw:text-box>
            <text:p text:style-name="P3"><text:span text:style-name="T7">Неутрален триъгълник</text:span></text:p>
          </draw:text-box>
        </draw:frame>
        <draw:frame draw:style-name="gr47" draw:text-style-name="P45" draw:layer="layout" svg:width="3.4cm" svg:height="0.53cm" svg:x="2cm" svg:y="4.8cm">
          <draw:text-box>
            <text:p text:style-name="P3"><text:span text:style-name="T54">Право редуван b &gt; d</text:span></text:p>
          </draw:text-box>
        </draw:frame>
        <draw:frame draw:style-name="gr47" draw:text-style-name="P45" draw:layer="layout" svg:width="3.4cm" svg:height="0.53cm" svg:x="7.6cm" svg:y="3.97cm">
          <draw:text-box>
            <text:p text:style-name="P3"><text:span text:style-name="T54">Обратно редуван b &lt; d</text:span></text:p>
          </draw:text-box>
        </draw:frame>
      </draw:page>
      <draw:page draw:name="Триъгълник - Неутрален - Неправилен" draw:style-name="dp1" draw:master-page-name="Default">
        <office:forms form:automatic-focus="false" form:apply-design-mode="false"/>
        <draw:polyline draw:style-name="gr84" draw:text-style-name="P1" draw:layer="layout" svg:width="3.399cm" svg:height="2.349cm" svg:x="1.4cm" svg:y="1.388cm" svg:viewBox="0 0 3400 2350" draw:points="0,2100 600,731 900,1650 1400,1350 1700,2350 1823,1130 2200,1800 2523,30 3000,1100 3400,0">
          <text:p text:style-name="P3"/>
        </draw:polyline>
        <draw:line draw:style-name="gr3" draw:text-style-name="P1" draw:layer="layout" svg:x1="2.8cm" svg:y1="4.088cm" svg:x2="5.1cm" svg:y2="1.788cm">
          <text:p text:style-name="P3"/>
        </draw:line>
        <draw:line draw:style-name="gr3" draw:text-style-name="P1" draw:layer="layout" svg:x1="1.4cm" svg:y1="2.288cm" svg:x2="4.6cm" svg:y2="1.088cm">
          <text:p text:style-name="P3"/>
        </draw:line>
        <draw:line draw:style-name="gr33" draw:text-style-name="P1" draw:layer="layout" svg:x1="1.4cm" svg:y1="3.388cm" svg:x2="0.9cm" svg:y2="0.988cm">
          <text:p text:style-name="P3"/>
        </draw:line>
        <draw:line draw:style-name="gr33" draw:text-style-name="P1" draw:layer="layout" svg:x1="4.8cm" svg:y1="1.488cm" svg:x2="5.2cm" svg:y2="3.388cm">
          <text:p text:style-name="P3"/>
        </draw:line>
        <draw:frame draw:style-name="gr47" draw:text-style-name="P45" draw:layer="layout" svg:width="1.2cm" svg:height="0.53cm" svg:x="1.5cm" svg:y="1.619cm">
          <draw:text-box>
            <text:p text:style-name="P3"><text:span text:style-name="T54">а:3</text:span></text:p>
          </draw:text-box>
        </draw:frame>
        <draw:frame draw:style-name="gr47" draw:text-style-name="P45" draw:layer="layout" svg:width="0.9cm" svg:height="0.53cm" svg:x="3.5cm" svg:y="0.889cm">
          <draw:text-box>
            <text:p text:style-name="P3"><text:span text:style-name="T54">c:3</text:span></text:p>
          </draw:text-box>
        </draw:frame>
        <draw:frame draw:style-name="gr47" draw:text-style-name="P45" draw:layer="layout" svg:width="0.9cm" svg:height="0.53cm" svg:x="3.7cm" svg:y="2.258cm">
          <draw:text-box>
            <text:p text:style-name="P3"><text:span text:style-name="T54">d:3</text:span></text:p>
          </draw:text-box>
        </draw:frame>
        <draw:frame draw:style-name="gr47" draw:text-style-name="P45" draw:layer="layout" svg:width="1.1cm" svg:height="0.53cm" svg:x="4.6cm" svg:y="1.058cm">
          <draw:text-box>
            <text:p text:style-name="P3"><text:span text:style-name="T54">e:3</text:span></text:p>
          </draw:text-box>
        </draw:frame>
        <draw:frame draw:style-name="gr47" draw:text-style-name="P45" draw:layer="layout" svg:width="1.1cm" svg:height="0.53cm" svg:x="2.3cm" svg:y="3.458cm">
          <draw:text-box>
            <text:p text:style-name="P3"><text:span text:style-name="T54">b:3</text:span></text:p>
          </draw:text-box>
        </draw:frame>
        <draw:rect draw:style-name="gr9" draw:text-style-name="P7" draw:layer="layout" svg:width="0.6cm" svg:height="0.4cm" svg:x="1.4cm" svg:y="4.719cm">
          <text:p text:style-name="P6"><text:span text:style-name="T3">a</text:span></text:p>
        </draw:rect>
        <draw:rect draw:style-name="gr9" draw:text-style-name="P7" draw:layer="layout" svg:width="0.9cm" svg:height="0.4cm" svg:x="3.1cm" svg:y="4.719cm">
          <text:p text:style-name="P6"><text:span text:style-name="T3">c</text:span></text:p>
        </draw:rect>
        <draw:frame draw:style-name="gr85" draw:text-style-name="P8" draw:layer="layout" svg:width="1.677cm" svg:height="0.581cm" svg:x="-0.1cm" svg:y="4.619cm">
          <draw:text-box>
            <text:p text:style-name="P3"><text:span text:style-name="T1">Време :</text:span></text:p>
          </draw:text-box>
        </draw:frame>
        <draw:rect draw:style-name="gr9" draw:text-style-name="P7" draw:layer="layout" svg:width="1.1cm" svg:height="0.4cm" svg:x="2cm" svg:y="4.719cm">
          <text:p text:style-name="P6"><text:span text:style-name="T3">b</text:span></text:p>
        </draw:rect>
        <draw:rect draw:style-name="gr9" draw:text-style-name="P7" draw:layer="layout" svg:width="0.4cm" svg:height="0.4cm" svg:x="4cm" svg:y="4.719cm">
          <text:p text:style-name="P6"><text:span text:style-name="T3">d</text:span></text:p>
        </draw:rect>
        <draw:rect draw:style-name="gr9" draw:text-style-name="P7" draw:layer="layout" svg:width="0.4cm" svg:height="0.4cm" svg:x="4.4cm" svg:y="4.719cm">
          <text:p text:style-name="P6"><text:span text:style-name="T3">e</text:span></text:p>
        </draw:rect>
        <draw:polyline draw:style-name="gr29" draw:text-style-name="P1" draw:layer="layout" svg:width="0.499cm" svg:height="1.499cm" svg:x="4.4cm" svg:y="1.588cm" svg:viewBox="0 0 500 1500" draw:points="0,900 0,1500 400,1500 400,0 400,1300 500,1300 500,400">
          <text:p text:style-name="P3"/>
        </draw:polyline>
        <draw:frame draw:style-name="gr47" draw:text-style-name="P5" draw:layer="layout" svg:width="1.8cm" svg:height="0.569cm" svg:x="5cm" svg:y="2.188cm">
          <draw:text-box>
            <text:p text:style-name="P3"><text:span text:style-name="T3">Етап 1,2</text:span></text:p>
          </draw:text-box>
        </draw:frame>
        <draw:frame draw:style-name="gr90" draw:text-style-name="P45" draw:layer="layout" svg:width="10.8cm" svg:height="0.63cm" svg:x="0.8cm" svg:y="0.07cm">
          <draw:text-box>
            <text:p text:style-name="P3"><text:span text:style-name="T55">НЕУТРАЛЕН Триъгълник Вълна-с</text:span><text:span text:style-name="T54"> е най-голямата вълна измежду </text:span><text:span text:style-name="T55">вълни а, с </text:span><text:span text:style-name="T62">и</text:span><text:span text:style-name="T55"> е</text:span></text:p>
          </draw:text-box>
        </draw:frame>
        <draw:frame draw:style-name="gr91" draw:text-style-name="P45" draw:layer="layout" svg:width="7.3cm" svg:height="0.9cm" svg:x="2.4cm" svg:y="0.42cm">
          <draw:text-box>
            <text:p text:style-name="P3"><text:span text:style-name="T55">Неправилен: Вълна-b</text:span><text:span text:style-name="T54"> е по-голяма от </text:span><text:span text:style-name="T55">вълни-а</text:span></text:p>
          </draw:text-box>
        </draw:frame>
        <draw:polyline draw:style-name="gr84" draw:text-style-name="P1" draw:layer="layout" svg:width="4.199cm" svg:height="2.299cm" svg:x="6.9cm" svg:y="1.6cm" svg:viewBox="0 0 4200 2300" draw:points="0,1889 600,520 1400,2100 2300,0 2700,1400 3300,1100 3700,2300 4200,700">
          <text:p text:style-name="P3"/>
        </draw:polyline>
        <draw:line draw:style-name="gr3" draw:text-style-name="P1" draw:layer="layout" svg:x1="7.2cm" svg:y1="3.6cm" svg:x2="11.5cm" svg:y2="4cm">
          <text:p text:style-name="P3"/>
        </draw:line>
        <draw:line draw:style-name="gr3" draw:text-style-name="P1" draw:layer="layout" svg:x1="6.8cm" svg:y1="2.1cm" svg:x2="11.3cm" svg:y2="2.3cm">
          <text:p text:style-name="P3"/>
        </draw:line>
        <draw:line draw:style-name="gr33" draw:text-style-name="P1" draw:layer="layout" svg:x1="6.9cm" svg:y1="3.389cm" svg:x2="6.4cm" svg:y2="0.989cm">
          <text:p text:style-name="P3"/>
        </draw:line>
        <draw:line draw:style-name="gr33" draw:text-style-name="P1" draw:layer="layout" svg:x1="11.1cm" svg:y1="2.4cm" svg:x2="11.6cm" svg:y2="5cm">
          <text:p text:style-name="P3"/>
        </draw:line>
        <draw:frame draw:style-name="gr47" draw:text-style-name="P45" draw:layer="layout" svg:width="1.2cm" svg:height="0.53cm" svg:x="7.2cm" svg:y="1.67cm">
          <draw:text-box>
            <text:p text:style-name="P3"><text:span text:style-name="T54">а</text:span></text:p>
          </draw:text-box>
        </draw:frame>
        <draw:frame draw:style-name="gr47" draw:text-style-name="P45" draw:layer="layout" svg:width="0.9cm" svg:height="0.53cm" svg:x="9cm" svg:y="0.99cm">
          <draw:text-box>
            <text:p text:style-name="P3"><text:span text:style-name="T54">c</text:span></text:p>
          </draw:text-box>
        </draw:frame>
        <draw:frame draw:style-name="gr47" draw:text-style-name="P45" draw:layer="layout" svg:width="0.9cm" svg:height="0.53cm" svg:x="10.4cm" svg:y="3.9cm">
          <draw:text-box>
            <text:p text:style-name="P3"><text:span text:style-name="T54">d</text:span></text:p>
          </draw:text-box>
        </draw:frame>
        <draw:frame draw:style-name="gr47" draw:text-style-name="P45" draw:layer="layout" svg:width="0.7cm" svg:height="0.53cm" svg:x="10.6cm" svg:y="1.7cm">
          <draw:text-box>
            <text:p text:style-name="P3"><text:span text:style-name="T54">e</text:span></text:p>
          </draw:text-box>
        </draw:frame>
        <draw:frame draw:style-name="gr47" draw:text-style-name="P45" draw:layer="layout" svg:width="1.1cm" svg:height="0.53cm" svg:x="8cm" svg:y="3.67cm">
          <draw:text-box>
            <text:p text:style-name="P3"><text:span text:style-name="T54">b</text:span></text:p>
          </draw:text-box>
        </draw:frame>
        <draw:frame draw:style-name="gr47" draw:text-style-name="P45" draw:layer="layout" svg:width="4cm" svg:height="0.53cm" svg:x="1.2cm" svg:y="4.07cm">
          <draw:text-box>
            <text:p text:style-name="P3"><text:span text:style-name="T54">Обратно редуване вълна b &gt; d</text:span></text:p>
          </draw:text-box>
        </draw:frame>
        <draw:frame draw:style-name="gr47" draw:text-style-name="P45" draw:layer="layout" svg:width="4cm" svg:height="0.53cm" svg:x="6.8cm" svg:y="4.17cm">
          <draw:text-box>
            <text:p text:style-name="P3"><text:span text:style-name="T54">Право редуване вълна b &lt; d</text:span></text:p>
          </draw:text-box>
        </draw:frame>
      </draw:page>
      <draw:page draw:name="Триъгълник - Неутрален - Подвижен" draw:style-name="dp1" draw:master-page-name="Default">
        <office:forms form:automatic-focus="false" form:apply-design-mode="false"/>
        <draw:frame draw:style-name="gr87" draw:text-style-name="P48" draw:layer="layout" svg:width="4.838cm" svg:height="2.6cm" svg:x="7.162cm" svg:y="0.5cm">
          <draw:text-box>
            <text:p text:style-name="P47"><text:span text:style-name="T47">“</text:span><text:span text:style-name="T57">Изхвърлянето” трябва да бъде не по-малко от </text:span><text:span text:style-name="T58">161.8%</text:span><text:span text:style-name="T57"> и не повече от </text:span><text:span text:style-name="T58">261.8%</text:span><text:span text:style-name="T57"> от </text:span><text:span text:style-name="T59">вълна – b</text:span><text:span text:style-name="T47">, която винаги е най-дългия сегмент в подвижния триъгълник.</text:span></text:p>
          </draw:text-box>
        </draw:frame>
        <draw:frame draw:style-name="gr76" draw:text-style-name="P49" draw:layer="layout" svg:width="4.7cm" svg:height="1.7cm" svg:x="0.2cm" svg:y="0.8cm">
          <draw:text-box>
            <text:p text:style-name="P9"><text:span text:style-name="T60">Обикновено </text:span><text:span text:style-name="T61">вълна – а</text:span><text:span text:style-name="T60"> трябва да корегира предшестващия модел <text:s/></text:span><text:span text:style-name="T61">вълна – (а)</text:span><text:span text:style-name="T60"> не повече от </text:span><text:span text:style-name="T61">38.2%</text:span><text:span text:style-name="T60">. </text:span></text:p>
          </draw:text-box>
        </draw:frame>
        <draw:polyline draw:style-name="gr88" draw:text-style-name="P1" draw:layer="layout" svg:width="2.261cm" svg:height="1.999cm" svg:x="2.7cm" svg:y="3.1cm" svg:viewBox="0 0 2262 2000" draw:points="0,1300 562,2000 1062,300 1600,1400 1800,0 2262,200">
          <text:p text:style-name="P3"/>
        </draw:polyline>
        <draw:line draw:style-name="gr77" draw:text-style-name="P1" draw:layer="layout" svg:x1="4cm" svg:y1="5.2cm" svg:x2="5.1cm" svg:y2="3cm">
          <text:p text:style-name="P3"/>
        </draw:line>
        <draw:line draw:style-name="gr77" draw:text-style-name="P1" draw:layer="layout" svg:x1="2.862cm" svg:y1="3.7cm" svg:x2="5.1cm" svg:y2="2.8cm">
          <text:p text:style-name="P3"/>
        </draw:line>
        <draw:line draw:style-name="gr74" draw:text-style-name="P1" draw:layer="layout" svg:x1="2.7cm" svg:y1="4.5cm" svg:x2="2.262cm" svg:y2="7cm">
          <text:p text:style-name="P3"/>
        </draw:line>
        <draw:line draw:style-name="gr74" draw:text-style-name="P1" draw:layer="layout" svg:x1="4.862cm" svg:y1="3.2cm" svg:x2="5.162cm" svg:y2="0.4cm">
          <text:p text:style-name="P3"/>
        </draw:line>
        <draw:frame draw:style-name="gr47" draw:text-style-name="P45" draw:layer="layout" svg:width="0.738cm" svg:height="0.53cm" svg:x="3.062cm" svg:y="4.97cm">
          <draw:text-box>
            <text:p text:style-name="P3"><text:span text:style-name="T54">а</text:span></text:p>
          </draw:text-box>
        </draw:frame>
        <draw:frame draw:style-name="gr47" draw:text-style-name="P45" draw:layer="layout" svg:width="0.6cm" svg:height="0.53cm" svg:x="4.2cm" svg:y="4.47cm">
          <draw:text-box>
            <text:p text:style-name="P3"><text:span text:style-name="T54">c</text:span></text:p>
          </draw:text-box>
        </draw:frame>
        <draw:frame draw:style-name="gr47" draw:text-style-name="P45" draw:layer="layout" svg:width="0.7cm" svg:height="0.53cm" svg:x="4.2cm" svg:y="2.6cm">
          <draw:text-box>
            <text:p text:style-name="P3"><text:span text:style-name="T54">d</text:span></text:p>
          </draw:text-box>
        </draw:frame>
        <draw:frame draw:style-name="gr47" draw:text-style-name="P45" draw:layer="layout" svg:width="0.7cm" svg:height="0.53cm" svg:x="4.762cm" svg:y="3.27cm">
          <draw:text-box>
            <text:p text:style-name="P3"><text:span text:style-name="T54">e</text:span></text:p>
          </draw:text-box>
        </draw:frame>
        <draw:frame draw:style-name="gr47" draw:text-style-name="P45" draw:layer="layout" svg:width="0.8cm" svg:height="0.53cm" svg:x="3.362cm" svg:y="2.97cm">
          <draw:text-box>
            <text:p text:style-name="P3"><text:span text:style-name="T54">b</text:span></text:p>
          </draw:text-box>
        </draw:frame>
        <draw:line draw:style-name="gr33" draw:text-style-name="P1" draw:layer="layout" svg:x1="4.462cm" svg:y1="0.6cm" svg:x2="5.862cm" svg:y2="0.6cm">
          <text:p text:style-name="P3"/>
        </draw:line>
        <draw:frame draw:style-name="gr47" draw:text-style-name="P18" draw:layer="layout" svg:width="2.6cm" svg:height="0.501cm" svg:x="2.162cm" svg:y="0.3cm">
          <draw:text-box>
            <text:p text:style-name="P3"><text:span text:style-name="T19">161,8% от вълна-b</text:span></text:p>
          </draw:text-box>
        </draw:frame>
        <draw:line draw:style-name="gr3" draw:text-style-name="P1" draw:layer="layout" svg:x1="2.262cm" svg:y1="7cm" svg:x2="7.3cm" svg:y2="0.9cm">
          <text:p text:style-name="P3"/>
        </draw:line>
        <draw:polyline draw:style-name="gr7" draw:text-style-name="P1" draw:layer="layout" svg:width="4.799cm" svg:height="6.399cm" svg:x="2.462cm" svg:y="0.6cm" svg:viewBox="0 0 4800 6400" draw:points="0,6400 3300,6400 3300,2700 2400,2700 4100,2700 4100,0 3000,0 4800,0 4800,6400 3300,6400">
          <text:p text:style-name="P3"/>
        </draw:polyline>
        <draw:frame draw:style-name="gr47" draw:text-style-name="P45" draw:layer="layout" svg:width="1cm" svg:height="0.53cm" svg:x="2cm" svg:y="3.9cm">
          <draw:text-box>
            <text:p text:style-name="P3"><text:span text:style-name="T54">(A)</text:span></text:p>
          </draw:text-box>
        </draw:frame>
        <draw:frame draw:style-name="gr47" draw:text-style-name="P45" draw:layer="layout" svg:width="2.4cm" svg:height="0.772cm" svg:x="5.1cm" svg:y="3.3cm">
          <draw:text-box>
            <text:p text:style-name="P3"><text:span text:style-name="T54">(B) – </text:span><text:span text:style-name="T13">подвижен триъгълник</text:span></text:p>
          </draw:text-box>
        </draw:frame>
        <draw:frame draw:style-name="gr47" draw:text-style-name="P45" draw:layer="layout" svg:width="1cm" svg:height="0.53cm" svg:x="5.068cm" svg:y="0.07cm">
          <draw:text-box>
            <text:p text:style-name="P3"><text:span text:style-name="T54">(C)</text:span></text:p>
          </draw:text-box>
        </draw:frame>
        <draw:frame draw:style-name="gr62" draw:text-style-name="P50" draw:layer="layout" svg:width="1.6cm" svg:height="0.75cm" draw:transform="rotate (1.5707963267946) translate (5.262cm 6.1cm)">
          <draw:text-box>
            <text:p text:style-name="P6"><text:span text:style-name="T32">61,8%</text:span></text:p>
          </draw:text-box>
        </draw:frame>
        <draw:frame draw:style-name="gr62" draw:text-style-name="P50" draw:layer="layout" svg:width="1.6cm" svg:height="0.75cm" draw:transform="rotate (1.5707963267946) translate (6.812cm 4.9cm)">
          <draw:text-box>
            <text:p text:style-name="P6"><text:span text:style-name="T32">100%</text:span></text:p>
          </draw:text-box>
        </draw:frame>
        <draw:frame draw:style-name="gr62" draw:text-style-name="P50" draw:layer="layout" svg:width="1.6cm" svg:height="0.75cm" draw:transform="rotate (1.5707963267946) translate (6.1cm 2cm)">
          <draw:text-box>
            <text:p text:style-name="P6"><text:span text:style-name="T32">38,2%</text:span></text:p>
          </draw:text-box>
        </draw:frame>
        <draw:line draw:style-name="gr33" draw:text-style-name="P1" draw:layer="layout" svg:x1="2.4cm" svg:y1="5.4cm" svg:x2="3.3cm" svg:y2="5.4cm">
          <text:p text:style-name="P3"/>
        </draw:line>
        <draw:frame draw:style-name="gr47" draw:text-style-name="P18" draw:layer="layout" svg:width="2.6cm" svg:height="0.501cm" svg:x="0.1cm" svg:y="5.199cm">
          <draw:text-box>
            <text:p text:style-name="P3"><text:span text:style-name="T19">38,2% от вълна-(А)</text:span></text:p>
          </draw:text-box>
        </draw:frame>
        <draw:frame draw:style-name="gr83" draw:text-style-name="P48" draw:layer="layout" svg:width="4.438cm" svg:height="1.217cm" svg:x="7.462cm" svg:y="3.7cm">
          <draw:text-box>
            <text:p text:style-name="P47"><text:span text:style-name="T63">Подвижен Неутрален:</text:span><text:span text:style-name="T58"> Вълна – с </text:span><text:span text:style-name="T57">е най-голяма измежди </text:span><text:span text:style-name="T58">вълни а, с </text:span><text:span text:style-name="T57">и </text:span><text:span text:style-name="T58">е</text:span></text:p>
          </draw:text-box>
        </draw:frame>
      </draw:page>
      <draw:page draw:name="Триъгълник  - Разходящ" draw:style-name="dp1" draw:master-page-name="Default">
        <office:forms form:automatic-focus="false" form:apply-design-mode="false"/>
        <draw:polyline draw:style-name="gr32" draw:text-style-name="P1" draw:layer="layout" svg:width="2.799cm" svg:height="2.399cm" svg:x="0.7cm" svg:y="0.7cm" svg:viewBox="0 0 2800 2400" draw:points="0,2400 500,1400 1200,2100 1700,900 2000,2200 2800,0">
          <text:p text:style-name="P3"/>
        </draw:polyline>
        <draw:polyline draw:style-name="gr32" draw:text-style-name="P1" draw:layer="layout" svg:width="2.599cm" svg:height="2.599cm" svg:x="4.6cm" svg:y="0.47cm" svg:viewBox="0 0 2600 2600" draw:points="0,2000 500,1200 1000,2500 1500,900 2100,2600 2600,0">
          <text:p text:style-name="P3"/>
        </draw:polyline>
        <draw:polyline draw:style-name="gr32" draw:text-style-name="P1" draw:layer="layout" svg:width="2.099cm" svg:height="3.199cm" svg:x="8.2cm" svg:y="-0.1cm" svg:viewBox="0 0 2100 3200" draw:points="0,3200 300,1900 900,3200 1300,1000 2000,2800 2100,0">
          <text:p text:style-name="P3"/>
        </draw:polyline>
        <draw:line draw:style-name="gr3" draw:text-style-name="P1" draw:layer="layout" svg:x1="8.3cm" svg:y1="1.9cm" svg:x2="10.5cm" svg:y2="0cm">
          <text:p text:style-name="P3"/>
        </draw:line>
        <draw:line draw:style-name="gr3" draw:text-style-name="P1" draw:layer="layout" svg:x1="8.7cm" svg:y1="3.2cm" svg:x2="11.8cm" svg:y2="2.2cm">
          <text:p text:style-name="P3"/>
        </draw:line>
        <draw:line draw:style-name="gr3" draw:text-style-name="P1" draw:layer="layout" svg:x1="0.9cm" svg:y1="2.2cm" svg:x2="4cm" svg:y2="0.9cm">
          <text:p text:style-name="P3"/>
        </draw:line>
        <draw:line draw:style-name="gr3" draw:text-style-name="P1" draw:layer="layout" svg:x1="1.2cm" svg:y1="2.7cm" svg:x2="3.9cm" svg:y2="3.1cm">
          <text:p text:style-name="P3"/>
        </draw:line>
        <draw:line draw:style-name="gr3" draw:text-style-name="P1" draw:layer="layout" svg:x1="4.6cm" svg:y1="1.77cm" svg:x2="7.7cm" svg:y2="0.87cm">
          <text:p text:style-name="P3"/>
        </draw:line>
        <draw:line draw:style-name="gr3" draw:text-style-name="P1" draw:layer="layout" svg:x1="4.6cm" svg:y1="2.87cm" svg:x2="7.6cm" svg:y2="3.17cm">
          <text:p text:style-name="P3"/>
        </draw:line>
        <draw:frame draw:style-name="gr47" draw:text-style-name="P45" draw:layer="layout" svg:width="0.8cm" svg:height="0.53cm" svg:x="0.9cm" svg:y="1.67cm">
          <draw:text-box>
            <text:p text:style-name="P3"><text:span text:style-name="T54">а</text:span></text:p>
          </draw:text-box>
        </draw:frame>
        <draw:frame draw:style-name="gr47" draw:text-style-name="P45" draw:layer="layout" svg:width="0.9cm" svg:height="0.53cm" svg:x="2.1cm" svg:y="1.1cm">
          <draw:text-box>
            <text:p text:style-name="P3"><text:span text:style-name="T54">c</text:span></text:p>
          </draw:text-box>
        </draw:frame>
        <draw:frame draw:style-name="gr47" draw:text-style-name="P45" draw:layer="layout" svg:width="0.9cm" svg:height="0.53cm" svg:x="2.3cm" svg:y="2.87cm">
          <draw:text-box>
            <text:p text:style-name="P3"><text:span text:style-name="T54">d</text:span></text:p>
          </draw:text-box>
        </draw:frame>
        <draw:frame draw:style-name="gr47" draw:text-style-name="P45" draw:layer="layout" svg:width="0.6cm" svg:height="0.53cm" svg:x="3cm" svg:y="0.47cm">
          <draw:text-box>
            <text:p text:style-name="P3"><text:span text:style-name="T54">e</text:span></text:p>
          </draw:text-box>
        </draw:frame>
        <draw:frame draw:style-name="gr47" draw:text-style-name="P45" draw:layer="layout" svg:width="0.6cm" svg:height="0.53cm" svg:x="1.6cm" svg:y="2.77cm">
          <draw:text-box>
            <text:p text:style-name="P3"><text:span text:style-name="T54">b</text:span></text:p>
          </draw:text-box>
        </draw:frame>
        <draw:frame draw:style-name="gr47" draw:text-style-name="P45" draw:layer="layout" svg:width="0.8cm" svg:height="0.53cm" svg:x="4.7cm" svg:y="1.17cm">
          <draw:text-box>
            <text:p text:style-name="P3"><text:span text:style-name="T54">а</text:span></text:p>
          </draw:text-box>
        </draw:frame>
        <draw:frame draw:style-name="gr47" draw:text-style-name="P45" draw:layer="layout" svg:width="0.9cm" svg:height="0.53cm" svg:x="5.9cm" svg:y="0.74cm">
          <draw:text-box>
            <text:p text:style-name="P3"><text:span text:style-name="T54">c</text:span></text:p>
          </draw:text-box>
        </draw:frame>
        <draw:frame draw:style-name="gr47" draw:text-style-name="P45" draw:layer="layout" svg:width="0.9cm" svg:height="0.53cm" svg:x="6.3cm" svg:y="2.97cm">
          <draw:text-box>
            <text:p text:style-name="P3"><text:span text:style-name="T54">d</text:span></text:p>
          </draw:text-box>
        </draw:frame>
        <draw:frame draw:style-name="gr47" draw:text-style-name="P45" draw:layer="layout" svg:width="0.6cm" svg:height="0.53cm" svg:x="6.6cm" svg:y="0.54cm">
          <draw:text-box>
            <text:p text:style-name="P3"><text:span text:style-name="T54">e</text:span></text:p>
          </draw:text-box>
        </draw:frame>
        <draw:frame draw:style-name="gr47" draw:text-style-name="P45" draw:layer="layout" svg:width="0.6cm" svg:height="0.53cm" svg:x="5.2cm" svg:y="2.94cm">
          <draw:text-box>
            <text:p text:style-name="P3"><text:span text:style-name="T54">b</text:span></text:p>
          </draw:text-box>
        </draw:frame>
        <draw:frame draw:style-name="gr47" draw:text-style-name="P45" draw:layer="layout" svg:width="0.8cm" svg:height="0.53cm" svg:x="8.1cm" svg:y="1.27cm">
          <draw:text-box>
            <text:p text:style-name="P3"><text:span text:style-name="T54">а</text:span></text:p>
          </draw:text-box>
        </draw:frame>
        <draw:frame draw:style-name="gr47" draw:text-style-name="P45" draw:layer="layout" svg:width="0.9cm" svg:height="0.53cm" svg:x="9.1cm" svg:y="0.4cm">
          <draw:text-box>
            <text:p text:style-name="P3"><text:span text:style-name="T54">c</text:span></text:p>
          </draw:text-box>
        </draw:frame>
        <draw:frame draw:style-name="gr47" draw:text-style-name="P45" draw:layer="layout" svg:width="0.9cm" svg:height="0.53cm" svg:x="9.9cm" svg:y="2.7cm">
          <draw:text-box>
            <text:p text:style-name="P3"><text:span text:style-name="T54">d</text:span></text:p>
          </draw:text-box>
        </draw:frame>
        <draw:frame draw:style-name="gr47" draw:text-style-name="P45" draw:layer="layout" svg:width="0.6cm" svg:height="0.53cm" svg:x="10.2cm" svg:y="0.07cm">
          <draw:text-box>
            <text:p text:style-name="P3"><text:span text:style-name="T54">e</text:span></text:p>
          </draw:text-box>
        </draw:frame>
        <draw:frame draw:style-name="gr47" draw:text-style-name="P45" draw:layer="layout" svg:width="0.6cm" svg:height="0.53cm" svg:x="8.8cm" svg:y="3cm">
          <draw:text-box>
            <text:p text:style-name="P3"><text:span text:style-name="T54">b</text:span></text:p>
          </draw:text-box>
        </draw:frame>
        <draw:frame draw:style-name="gr47" draw:text-style-name="P51" draw:layer="layout" svg:width="5.8cm" svg:height="0.526cm" svg:x="3.3cm" svg:y="0cm">
          <draw:text-box>
            <text:p text:style-name="P3"><text:span text:style-name="T64">Някой Видове разходящи триъгълници</text:span></text:p>
          </draw:text-box>
        </draw:frame>
      </draw:page>
      <draw:page draw:name="Триъгълник - Разходящ - правилен Право - редуван" draw:style-name="dp1" draw:master-page-name="Default">
        <office:forms form:automatic-focus="false" form:apply-design-mode="false"/>
        <draw:polyline draw:style-name="gr32" draw:text-style-name="P1" draw:layer="layout" svg:width="3.399cm" svg:height="2.399cm" svg:x="0.5cm" svg:y="0.2cm" svg:viewBox="0 0 3400 2400" draw:points="0,1900 400,1200 500,1800 700,1600 900,2300 1400,1000 1600,1700 1900,1100 2100,2400 2300,1600 2500,1900 2700,1200 2900,1300 3100,500 3300,700 3400,0">
          <text:p text:style-name="P3"/>
        </draw:polyline>
        <draw:line draw:style-name="gr3" draw:text-style-name="P1" draw:layer="layout" svg:x1="0.6cm" svg:y1="1.4cm" svg:x2="4.4cm" svg:y2="0.7cm">
          <text:p text:style-name="P3"/>
        </draw:line>
        <draw:line draw:style-name="gr3" draw:text-style-name="P1" draw:layer="layout" svg:x1="0.5cm" svg:y1="2.4cm" svg:x2="4.6cm" svg:y2="2.8cm">
          <text:p text:style-name="P3"/>
        </draw:line>
        <draw:line draw:style-name="gr33" draw:text-style-name="P1" draw:layer="layout" svg:x1="0.5cm" svg:y1="2.1cm" svg:x2="0.2cm" svg:y2="0.4cm">
          <text:p text:style-name="P3"/>
        </draw:line>
        <draw:line draw:style-name="gr33" draw:text-style-name="P1" draw:layer="layout" svg:x1="4.2cm" svg:y1="2cm" svg:x2="3.9cm" svg:y2="0.2cm">
          <text:p text:style-name="P3"/>
        </draw:line>
        <draw:line draw:style-name="gr33" draw:text-style-name="P1" draw:layer="layout" svg:x1="4.2cm" svg:y1="2cm" svg:x2="4.8cm" svg:y2="0.1cm">
          <text:p text:style-name="P3"/>
        </draw:line>
        <draw:frame draw:style-name="gr47" draw:text-style-name="P45" draw:layer="layout" svg:width="1.1cm" svg:height="0.53cm" svg:x="0.5cm" svg:y="0.9cm">
          <draw:text-box>
            <text:p text:style-name="P3"><text:span text:style-name="T54">а:3</text:span></text:p>
          </draw:text-box>
        </draw:frame>
        <draw:frame draw:style-name="gr47" draw:text-style-name="P45" draw:layer="layout" svg:width="1.1cm" svg:height="0.53cm" svg:x="1.5cm" svg:y="0.67cm">
          <draw:text-box>
            <text:p text:style-name="P3"><text:span text:style-name="T54">c:3</text:span></text:p>
          </draw:text-box>
        </draw:frame>
        <draw:frame draw:style-name="gr47" draw:text-style-name="P45" draw:layer="layout" svg:width="1cm" svg:height="0.53cm" svg:x="2.2cm" svg:y="2.57cm">
          <draw:text-box>
            <text:p text:style-name="P3"><text:span text:style-name="T54">d:3</text:span></text:p>
          </draw:text-box>
        </draw:frame>
        <draw:frame draw:style-name="gr47" draw:text-style-name="P45" draw:layer="layout" svg:width="0.9cm" svg:height="0.53cm" svg:x="3cm" svg:y="0.17cm">
          <draw:text-box>
            <text:p text:style-name="P3"><text:span text:style-name="T54">e:3</text:span></text:p>
          </draw:text-box>
        </draw:frame>
        <draw:frame draw:style-name="gr47" draw:text-style-name="P45" draw:layer="layout" svg:width="1.1cm" svg:height="0.53cm" svg:x="1cm" svg:y="2.47cm">
          <draw:text-box>
            <text:p text:style-name="P3"><text:span text:style-name="T54">b:3</text:span></text:p>
          </draw:text-box>
        </draw:frame>
        <draw:frame draw:style-name="gr47" draw:text-style-name="P45" draw:layer="layout" svg:width="3.8cm" svg:height="0.809cm" svg:x="3cm" svg:y="1.9cm">
          <draw:text-box>
            <text:p text:style-name="P3"><text:span text:style-name="T54">Изхвърляне в 99% от случайте е неуспешна вълна</text:span></text:p>
          </draw:text-box>
        </draw:frame>
        <draw:frame draw:style-name="gr47" draw:text-style-name="P45" draw:layer="layout" svg:width="7.6cm" svg:height="0.535cm" svg:x="0.1cm" svg:y="2.965cm">
          <draw:text-box>
            <text:p text:style-name="P3"><text:span text:style-name="T55">Право редуване</text:span><text:span text:style-name="T54"> (вълна-b е </text:span><text:span text:style-name="T55">по-малка</text:span><text:span text:style-name="T54"> от вълна-d)</text:span></text:p>
          </draw:text-box>
        </draw:frame>
        <draw:polyline draw:style-name="gr65" draw:text-style-name="P1" draw:layer="layout" svg:width="3.399cm" svg:height="2.399cm" svg:x="7.2cm" svg:y="0.4cm" svg:viewBox="0 0 3400 2400" draw:points="0,1400 400,700 500,1300 700,1100 900,1800 1400,700 1600,1200 1900,800 2100,2400 2300,1200 2600,1700 2800,800 3000,1000 3100,300 3300,600 3400,0">
          <text:p text:style-name="P3"/>
        </draw:polyline>
        <draw:line draw:style-name="gr3" draw:text-style-name="P1" draw:layer="layout" svg:x1="7.4cm" svg:y1="1.9cm" svg:x2="10.4cm" svg:y2="3.4cm">
          <text:p text:style-name="P3"/>
        </draw:line>
        <draw:line draw:style-name="gr3" draw:text-style-name="P1" draw:layer="layout" svg:x1="7.3cm" svg:y1="1.1cm" svg:x2="11.2cm" svg:y2="1.1cm">
          <text:p text:style-name="P3"/>
        </draw:line>
        <draw:frame draw:style-name="gr47" draw:text-style-name="P45" draw:layer="layout" svg:width="1.1cm" svg:height="0.53cm" svg:x="7.3cm" svg:y="0.6cm">
          <draw:text-box>
            <text:p text:style-name="P3"><text:span text:style-name="T54">а</text:span></text:p>
          </draw:text-box>
        </draw:frame>
        <draw:frame draw:style-name="gr47" draw:text-style-name="P45" draw:layer="layout" svg:width="1.1cm" svg:height="0.53cm" svg:x="7.7cm" svg:y="2.17cm">
          <draw:text-box>
            <text:p text:style-name="P3"><text:span text:style-name="T54">b</text:span></text:p>
          </draw:text-box>
        </draw:frame>
        <draw:frame draw:style-name="gr47" draw:text-style-name="P45" draw:layer="layout" svg:width="1.1cm" svg:height="0.53cm" svg:x="8.3cm" svg:y="0.6cm">
          <draw:text-box>
            <text:p text:style-name="P3"><text:span text:style-name="T54">c</text:span></text:p>
          </draw:text-box>
        </draw:frame>
        <draw:frame draw:style-name="gr47" draw:text-style-name="P45" draw:layer="layout" svg:width="1.1cm" svg:height="0.53cm" svg:x="8.9cm" svg:y="2.87cm">
          <draw:text-box>
            <text:p text:style-name="P3"><text:span text:style-name="T54">d</text:span></text:p>
          </draw:text-box>
        </draw:frame>
        <draw:frame draw:style-name="gr47" draw:text-style-name="P45" draw:layer="layout" svg:width="1.1cm" svg:height="0.53cm" svg:x="10.3cm" svg:y="-0.03cm">
          <draw:text-box>
            <text:p text:style-name="P3"><text:span text:style-name="T54">e</text:span></text:p>
          </draw:text-box>
        </draw:frame>
        <draw:line draw:style-name="gr33" draw:text-style-name="P1" draw:layer="layout" svg:x1="10.9cm" svg:y1="2.1cm" svg:x2="10.6cm" svg:y2="0.4cm">
          <text:p text:style-name="P3"/>
        </draw:line>
        <draw:line draw:style-name="gr33" draw:text-style-name="P1" draw:layer="layout" svg:x1="10.9cm" svg:y1="2.1cm" svg:x2="11.4cm" svg:y2="0.1cm">
          <text:p text:style-name="P3"/>
        </draw:line>
        <draw:frame draw:style-name="gr47" draw:text-style-name="P45" draw:layer="layout" svg:width="4.3cm" svg:height="1.098cm" svg:x="6.7cm" svg:y="3.102cm">
          <draw:text-box>
            <text:p text:style-name="P3"><text:span text:style-name="T54">Възможен вариант когато </text:span><text:span text:style-name="T55">вълна-с</text:span><text:span text:style-name="T54"> е равна или малко по малка от </text:span><text:span text:style-name="T55">вълна - b</text:span></text:p>
          </draw:text-box>
        </draw:frame>
      </draw:page>
      <draw:page draw:name="Триъгълник - Разходящ - правилен - Обратно - редуван" draw:style-name="dp1" draw:master-page-name="Default">
        <office:forms form:automatic-focus="false" form:apply-design-mode="false"/>
        <draw:polyline draw:style-name="gr32" draw:text-style-name="P1" draw:layer="layout" svg:width="3.299cm" svg:height="3.199cm" svg:x="0.5cm" svg:y="0.4cm" svg:viewBox="0 0 3300 3200" draw:points="0,2800 400,2100 500,2700 700,2500 900,3200 1400,1700 1600,2300 1700,2000 1900,2700 2200,1600 2400,1900 2600,1100 2700,1300 2900,400 3100,800 3300,0">
          <text:p text:style-name="P3"/>
        </draw:polyline>
        <draw:line draw:style-name="gr3" draw:text-style-name="P1" draw:layer="layout" svg:x1="0.6cm" svg:y1="2.6cm" svg:x2="4.1cm" svg:y2="1.2cm">
          <text:p text:style-name="P3"/>
        </draw:line>
        <draw:line draw:style-name="gr3" draw:text-style-name="P1" draw:layer="layout" svg:x1="1.2cm" svg:y1="3.7cm" svg:x2="3.9cm" svg:y2="2.4cm">
          <text:p text:style-name="P3"/>
        </draw:line>
        <draw:line draw:style-name="gr33" draw:text-style-name="P1" draw:layer="layout" svg:x1="0.5cm" svg:y1="3.2cm" svg:x2="0.2cm" svg:y2="1.5cm">
          <text:p text:style-name="P3"/>
        </draw:line>
        <draw:line draw:style-name="gr33" draw:text-style-name="P1" draw:layer="layout" svg:x1="4.1cm" svg:y1="2.2cm" svg:x2="3.8cm" svg:y2="0.4cm">
          <text:p text:style-name="P3"/>
        </draw:line>
        <draw:line draw:style-name="gr33" draw:text-style-name="P1" draw:layer="layout" svg:x1="4.1cm" svg:y1="2.2cm" svg:x2="4.7cm" svg:y2="0.3cm">
          <text:p text:style-name="P3"/>
        </draw:line>
        <draw:frame draw:style-name="gr47" draw:text-style-name="P45" draw:layer="layout" svg:width="1.1cm" svg:height="0.53cm" svg:x="0.5cm" svg:y="2cm">
          <draw:text-box>
            <text:p text:style-name="P3"><text:span text:style-name="T54">а</text:span></text:p>
          </draw:text-box>
        </draw:frame>
        <draw:frame draw:style-name="gr47" draw:text-style-name="P45" draw:layer="layout" svg:width="1.1cm" svg:height="0.53cm" svg:x="1.5cm" svg:y="1.67cm">
          <draw:text-box>
            <text:p text:style-name="P3"><text:span text:style-name="T54">c</text:span></text:p>
          </draw:text-box>
        </draw:frame>
        <draw:frame draw:style-name="gr47" draw:text-style-name="P45" draw:layer="layout" svg:width="1cm" svg:height="0.53cm" svg:x="2.2cm" svg:y="3.1cm">
          <draw:text-box>
            <text:p text:style-name="P3"><text:span text:style-name="T54">d</text:span></text:p>
          </draw:text-box>
        </draw:frame>
        <draw:frame draw:style-name="gr47" draw:text-style-name="P45" draw:layer="layout" svg:width="0.9cm" svg:height="0.53cm" svg:x="3.3cm" svg:y="0.1cm">
          <draw:text-box>
            <text:p text:style-name="P3"><text:span text:style-name="T54">e</text:span></text:p>
          </draw:text-box>
        </draw:frame>
        <draw:frame draw:style-name="gr47" draw:text-style-name="P45" draw:layer="layout" svg:width="1.1cm" svg:height="0.53cm" svg:x="1cm" svg:y="3.57cm">
          <draw:text-box>
            <text:p text:style-name="P3"><text:span text:style-name="T54">b</text:span></text:p>
          </draw:text-box>
        </draw:frame>
        <draw:frame draw:style-name="gr47" draw:text-style-name="P45" draw:layer="layout" svg:width="6.8cm" svg:height="0.535cm" svg:x="3.1cm" svg:y="2.87cm">
          <draw:text-box>
            <text:p text:style-name="P3"><text:span text:style-name="T55">Обратно редуване</text:span><text:span text:style-name="T54"> (вълна-b е </text:span><text:span text:style-name="T55">по-голяма</text:span><text:span text:style-name="T54"> от вълна-d)</text:span></text:p>
          </draw:text-box>
        </draw:frame>
      </draw:page>
      <draw:page draw:name="Триъгълник - Разходящ - Неправилен -Право - редуван" draw:style-name="dp1" draw:master-page-name="Default">
        <office:forms form:automatic-focus="false" form:apply-design-mode="false"/>
        <draw:polyline draw:style-name="gr32" draw:text-style-name="P1" draw:layer="layout" svg:width="3.599cm" svg:height="2.799cm" svg:x="1.9cm" svg:y="0.2cm" svg:viewBox="0 0 3600 2800" draw:points="0,2800 500,1400 600,2000 900,1700 1100,2300 1600,1000 1800,1700 2100,1100 2300,2400 2500,1600 2700,1900 2900,1200 3100,1300 3300,500 3500,700 3600,0">
          <text:p text:style-name="P3"/>
        </draw:polyline>
        <draw:line draw:style-name="gr3" draw:text-style-name="P1" draw:layer="layout" svg:x1="2cm" svg:y1="1.7cm" svg:x2="5.9cm" svg:y2="0.3cm">
          <text:p text:style-name="P3"/>
        </draw:line>
        <draw:line draw:style-name="gr3" draw:text-style-name="P1" draw:layer="layout" svg:x1="2.1cm" svg:y1="2.4cm" svg:x2="6.2cm" svg:y2="2.8cm">
          <text:p text:style-name="P3"/>
        </draw:line>
        <draw:line draw:style-name="gr33" draw:text-style-name="P1" draw:layer="layout" svg:x1="1.9cm" svg:y1="3cm" svg:x2="1.6cm" svg:y2="1.3cm">
          <text:p text:style-name="P3"/>
        </draw:line>
        <draw:line draw:style-name="gr33" draw:text-style-name="P1" draw:layer="layout" svg:x1="5.8cm" svg:y1="2cm" svg:x2="5.5cm" svg:y2="0.2cm">
          <text:p text:style-name="P3"/>
        </draw:line>
        <draw:line draw:style-name="gr33" draw:text-style-name="P1" draw:layer="layout" svg:x1="5.8cm" svg:y1="2cm" svg:x2="6.4cm" svg:y2="0.1cm">
          <text:p text:style-name="P3"/>
        </draw:line>
        <draw:frame draw:style-name="gr47" draw:text-style-name="P45" draw:layer="layout" svg:width="1.1cm" svg:height="0.53cm" svg:x="2cm" svg:y="1.07cm">
          <draw:text-box>
            <text:p text:style-name="P3"><text:span text:style-name="T54">а:3</text:span></text:p>
          </draw:text-box>
        </draw:frame>
        <draw:frame draw:style-name="gr47" draw:text-style-name="P45" draw:layer="layout" svg:width="1.1cm" svg:height="0.53cm" svg:x="3.1cm" svg:y="0.67cm">
          <draw:text-box>
            <text:p text:style-name="P3"><text:span text:style-name="T54">c:3</text:span></text:p>
          </draw:text-box>
        </draw:frame>
        <draw:frame draw:style-name="gr47" draw:text-style-name="P45" draw:layer="layout" svg:width="1cm" svg:height="0.53cm" svg:x="3.8cm" svg:y="2.57cm">
          <draw:text-box>
            <text:p text:style-name="P3"><text:span text:style-name="T54">d:3</text:span></text:p>
          </draw:text-box>
        </draw:frame>
        <draw:frame draw:style-name="gr47" draw:text-style-name="P45" draw:layer="layout" svg:width="0.9cm" svg:height="0.53cm" svg:x="4.6cm" svg:y="0.17cm">
          <draw:text-box>
            <text:p text:style-name="P3"><text:span text:style-name="T54">e:3</text:span></text:p>
          </draw:text-box>
        </draw:frame>
        <draw:frame draw:style-name="gr47" draw:text-style-name="P45" draw:layer="layout" svg:width="1.1cm" svg:height="0.53cm" svg:x="2.6cm" svg:y="2.47cm">
          <draw:text-box>
            <text:p text:style-name="P3"><text:span text:style-name="T54">b:3</text:span></text:p>
          </draw:text-box>
        </draw:frame>
        <draw:frame draw:style-name="gr47" draw:text-style-name="P45" draw:layer="layout" svg:width="3.8cm" svg:height="0.809cm" svg:x="5.9cm" svg:y="1.9cm">
          <draw:text-box>
            <text:p text:style-name="P3"><text:span text:style-name="T54">Изхвърляне в 99% от случайте е неуспешна вълна</text:span></text:p>
          </draw:text-box>
        </draw:frame>
        <draw:frame draw:style-name="gr47" draw:text-style-name="P45" draw:layer="layout" svg:width="7.6cm" svg:height="0.535cm" svg:x="2.6cm" svg:y="2.97cm">
          <draw:text-box>
            <text:p text:style-name="P3"><text:span text:style-name="T55">Право редуване</text:span><text:span text:style-name="T54"> (вълна-b е </text:span><text:span text:style-name="T55">по-малка</text:span><text:span text:style-name="T54"> от вълна-d)</text:span></text:p>
          </draw:text-box>
        </draw:frame>
        <draw:frame draw:style-name="gr92" draw:text-style-name="P45" draw:layer="layout" svg:width="3.3cm" svg:height="1.335cm" svg:x="0cm" svg:y="0.165cm">
          <draw:text-box>
            <text:p text:style-name="P3"><text:span text:style-name="T55">Неправилен</text:span><text:span text:style-name="T54"> (вълна-а е </text:span><text:span text:style-name="T55">по-голяма</text:span><text:span text:style-name="T54"> от вълна-b)</text:span></text:p>
          </draw:text-box>
        </draw:frame>
      </draw:page>
      <draw:page draw:name="Триъгълник - Разходящ - Подвижен" draw:style-name="dp1" draw:master-page-name="Default">
        <office:forms form:automatic-focus="false" form:apply-design-mode="false"/>
        <draw:polyline draw:style-name="gr32" draw:text-style-name="P1" draw:layer="layout" svg:width="3.699cm" svg:height="4.199cm" svg:x="0.6cm" svg:y="0.2cm" svg:viewBox="0 0 3700 4200" draw:points="0,4200 500,2800 600,3400 900,3100 1100,3700 1600,1900 1700,2600 2000,2100 2300,3400 2500,2400 2800,2600 2900,1500 3100,1600 3200,700 3500,1000 3700,0">
          <text:p text:style-name="P3"/>
        </draw:polyline>
        <draw:line draw:style-name="gr3" draw:text-style-name="P1" draw:layer="layout" svg:x1="0.8cm" svg:y1="3.2cm" svg:x2="4.7cm" svg:y2="0.1cm">
          <text:p text:style-name="P3"/>
        </draw:line>
        <draw:line draw:style-name="gr3" draw:text-style-name="P1" draw:layer="layout" svg:x1="1.3cm" svg:y1="4cm" svg:x2="4.9cm" svg:y2="3.201cm">
          <text:p text:style-name="P3"/>
        </draw:line>
        <draw:line draw:style-name="gr33" draw:text-style-name="P1" draw:layer="layout" svg:x1="0.6cm" svg:y1="4.4cm" svg:x2="0.3cm" svg:y2="2.7cm">
          <text:p text:style-name="P3"/>
        </draw:line>
        <draw:line draw:style-name="gr33" draw:text-style-name="P1" draw:layer="layout" svg:x1="4.6cm" svg:y1="2cm" svg:x2="4.3cm" svg:y2="0.2cm">
          <text:p text:style-name="P3"/>
        </draw:line>
        <draw:line draw:style-name="gr33" draw:text-style-name="P1" draw:layer="layout" svg:x1="4.6cm" svg:y1="2cm" svg:x2="5.2cm" svg:y2="0.1cm">
          <text:p text:style-name="P3"/>
        </draw:line>
        <draw:frame draw:style-name="gr47" draw:text-style-name="P45" draw:layer="layout" svg:width="1.1cm" svg:height="0.53cm" svg:x="0.7cm" svg:y="2.47cm">
          <draw:text-box>
            <text:p text:style-name="P3"><text:span text:style-name="T54">а:3</text:span></text:p>
          </draw:text-box>
        </draw:frame>
        <draw:frame draw:style-name="gr47" draw:text-style-name="P45" draw:layer="layout" svg:width="1.1cm" svg:height="0.53cm" svg:x="1.7cm" svg:y="1.6cm">
          <draw:text-box>
            <text:p text:style-name="P3"><text:span text:style-name="T54">c:3</text:span></text:p>
          </draw:text-box>
        </draw:frame>
        <draw:frame draw:style-name="gr47" draw:text-style-name="P45" draw:layer="layout" svg:width="1cm" svg:height="0.53cm" svg:x="2.5cm" svg:y="3.6cm">
          <draw:text-box>
            <text:p text:style-name="P3"><text:span text:style-name="T54">d:3</text:span></text:p>
          </draw:text-box>
        </draw:frame>
        <draw:frame draw:style-name="gr47" draw:text-style-name="P45" draw:layer="layout" svg:width="0.9cm" svg:height="0.53cm" svg:x="3.3cm" svg:y="0.27cm">
          <draw:text-box>
            <text:p text:style-name="P3"><text:span text:style-name="T54">e:3</text:span></text:p>
          </draw:text-box>
        </draw:frame>
        <draw:frame draw:style-name="gr47" draw:text-style-name="P45" draw:layer="layout" svg:width="1.1cm" svg:height="0.53cm" svg:x="1.3cm" svg:y="3.87cm">
          <draw:text-box>
            <text:p text:style-name="P3"><text:span text:style-name="T54">b:3</text:span></text:p>
          </draw:text-box>
        </draw:frame>
        <draw:frame draw:style-name="gr93" draw:text-style-name="P45" draw:id="id34" draw:layer="layout" svg:width="3.3cm" svg:height="1.088cm" svg:x="5.2cm" svg:y="0.291cm">
          <draw:text-box>
            <text:p text:style-name="P3"><text:span text:style-name="T54">Изхвърляне в 99% от случайте е неуспешна вълна</text:span></text:p>
          </draw:text-box>
        </draw:frame>
        <draw:frame draw:style-name="gr92" draw:text-style-name="P45" draw:layer="layout" svg:width="3.6cm" svg:height="1.335cm" svg:x="0.7cm" svg:y="4.2cm">
          <draw:text-box>
            <text:p text:style-name="P3"><text:span text:style-name="T55">Неправилен</text:span><text:span text:style-name="T54"> (вълна-а е </text:span><text:span text:style-name="T55">по-голяма</text:span><text:span text:style-name="T54"> от вълна-b)</text:span></text:p>
          </draw:text-box>
        </draw:frame>
        <draw:polyline draw:style-name="gr32" draw:text-style-name="P1" draw:layer="layout" svg:width="3.499cm" svg:height="3.699cm" svg:x="5.8cm" svg:y="0.265cm" svg:viewBox="0 0 3500 3700" draw:points="0,3635 300,2800 900,3700 1400,1900 1600,2935 1900,2535 2100,3400 2300,2400 2600,2600 2700,1500 2900,1600 3000,700 3300,1000 3500,0">
          <text:p text:style-name="P3"/>
        </draw:polyline>
        <draw:line draw:style-name="gr3" draw:text-style-name="P1" draw:layer="layout" svg:x1="5.8cm" svg:y1="3.265cm" svg:x2="9.7cm" svg:y2="0.165cm">
          <text:p text:style-name="P3"/>
        </draw:line>
        <draw:line draw:style-name="gr3" draw:text-style-name="P1" draw:layer="layout" svg:x1="6.3cm" svg:y1="4.065cm" svg:x2="9.9cm" svg:y2="3.266cm">
          <text:p text:style-name="P3"/>
        </draw:line>
        <draw:line draw:style-name="gr33" draw:text-style-name="P1" draw:layer="layout" svg:x1="5.8cm" svg:y1="3.9cm" svg:x2="5.5cm" svg:y2="2.2cm">
          <text:p text:style-name="P3"/>
        </draw:line>
        <draw:line draw:style-name="gr33" draw:text-style-name="P1" draw:layer="layout" svg:x1="9.8cm" svg:y1="2.3cm" svg:x2="9.3cm" svg:y2="0.265cm">
          <text:p text:style-name="P3"/>
        </draw:line>
        <draw:line draw:style-name="gr33" draw:text-style-name="P1" draw:layer="layout" svg:x1="9.8cm" svg:y1="2.3cm" svg:x2="10.2cm" svg:y2="0.165cm">
          <text:p text:style-name="P3"/>
        </draw:line>
        <draw:frame draw:style-name="gr47" draw:text-style-name="P45" draw:layer="layout" svg:width="1.1cm" svg:height="0.53cm" svg:x="5.7cm" svg:y="2.535cm">
          <draw:text-box>
            <text:p text:style-name="P3"><text:span text:style-name="T54">а:3</text:span></text:p>
          </draw:text-box>
        </draw:frame>
        <draw:frame draw:style-name="gr47" draw:text-style-name="P45" draw:layer="layout" svg:width="1.1cm" svg:height="0.53cm" svg:x="6.7cm" svg:y="1.665cm">
          <draw:text-box>
            <text:p text:style-name="P3"><text:span text:style-name="T54">c:3</text:span></text:p>
          </draw:text-box>
        </draw:frame>
        <draw:frame draw:style-name="gr47" draw:text-style-name="P45" draw:layer="layout" svg:width="1cm" svg:height="0.53cm" svg:x="7.5cm" svg:y="3.665cm">
          <draw:text-box>
            <text:p text:style-name="P3"><text:span text:style-name="T54">d:3</text:span></text:p>
          </draw:text-box>
        </draw:frame>
        <draw:frame draw:style-name="gr47" draw:text-style-name="P45" draw:layer="layout" svg:width="0.9cm" svg:height="0.53cm" svg:x="8.3cm" svg:y="0.335cm">
          <draw:text-box>
            <text:p text:style-name="P3"><text:span text:style-name="T54">e:3</text:span></text:p>
          </draw:text-box>
        </draw:frame>
        <draw:frame draw:style-name="gr47" draw:text-style-name="P45" draw:layer="layout" svg:width="1.1cm" svg:height="0.53cm" svg:x="6.3cm" svg:y="3.9cm">
          <draw:text-box>
            <text:p text:style-name="P3"><text:span text:style-name="T54">b:3</text:span></text:p>
          </draw:text-box>
        </draw:frame>
        <draw:frame draw:style-name="gr92" draw:text-style-name="P45" draw:layer="layout" svg:width="3.6cm" svg:height="1.335cm" svg:x="6.1cm" svg:y="4.2cm">
          <draw:text-box>
            <text:p text:style-name="P3"><text:span text:style-name="T55">Правилен</text:span><text:span text:style-name="T54"> (вълна-а е </text:span><text:span text:style-name="T55">по-малка</text:span><text:span text:style-name="T54"> от вълна-b)</text:span></text:p>
          </draw:text-box>
        </draw:frame>
        <draw:connector draw:style-name="gr94" draw:text-style-name="P1" draw:layer="layout" draw:type="curve" draw:line-skew="-0.066cm" svg:x1="6.85cm" svg:y1="1.379cm" svg:x2="4.725cm" svg:y2="2.003cm" draw:start-shape="id34" draw:start-glue-point="2">
          <text:p text:style-name="P3"/>
        </draw:connector>
        <draw:connector draw:style-name="gr94" draw:text-style-name="P1" draw:layer="layout" draw:type="curve" draw:line-skew="-0.404cm" svg:x1="6.85cm" svg:y1="1.379cm" svg:x2="9.695cm" svg:y2="2.306cm" draw:start-shape="id34" draw:start-glue-point="2">
          <text:p text:style-name="P3"/>
        </draw:connector>
        <draw:line draw:style-name="gr74" draw:text-style-name="P1" draw:layer="layout" svg:x1="5.5cm" svg:y1="1.3cm" svg:x2="7.9cm" svg:y2="1.3cm">
          <text:p text:style-name="P3"/>
        </draw:line>
      </draw:page>
      <draw:page draw:name="Моновълна" draw:style-name="dp1" draw:master-page-name="Default">
        <office:forms form:automatic-focus="false" form:apply-design-mode="false"/>
        <draw:line draw:style-name="gr95" draw:text-style-name="P1" draw:layer="layout" svg:x1="2.4cm" svg:y1="2.2cm" svg:x2="3.7cm" svg:y2="0.6cm">
          <text:p text:style-name="P3"/>
        </draw:line>
        <draw:line draw:style-name="gr33" draw:text-style-name="P1" draw:layer="layout" svg:x1="2cm" svg:y1="1.1cm" svg:x2="2.4cm" svg:y2="2.1cm">
          <text:p text:style-name="P3"/>
        </draw:line>
        <draw:line draw:style-name="gr33" draw:text-style-name="P1" draw:layer="layout" svg:x1="3.6cm" svg:y1="0.6cm" svg:x2="3.8cm" svg:y2="1.2cm">
          <text:p text:style-name="P3"/>
        </draw:line>
        <draw:frame draw:style-name="gr96" draw:text-style-name="P17" draw:id="id35" draw:layer="layout" svg:width="3.5cm" svg:height="0.95cm" svg:x="4.6cm" svg:y="1cm">
          <draw:text-box>
            <text:p text:style-name="P3"><text:span text:style-name="T39">Моновълна (сегмент).</text:span></text:p>
            <text:p text:style-name="P3"><text:span text:style-name="T23">Ниво на сложност - 0</text:span></text:p>
          </draw:text-box>
        </draw:frame>
        <draw:connector draw:style-name="gr97" draw:text-style-name="P1" draw:layer="layout" draw:type="line" svg:x1="4.6cm" svg:y1="1.475cm" svg:x2="3.288cm" svg:y2="1.474cm" draw:start-shape="id35" draw:start-glue-point="3">
          <text:p text:style-name="P3"/>
        </draw:connector>
      </draw:page>
      <draw:page draw:name="Поливълна" draw:style-name="dp1" draw:master-page-name="Default">
        <office:forms form:automatic-focus="false" form:apply-design-mode="false"/>
        <draw:polyline draw:style-name="gr32" draw:text-style-name="P1" draw:layer="layout" svg:width="1.599cm" svg:height="1.499cm" svg:x="0.3cm" svg:y="0.85cm" svg:viewBox="0 0 1600 1500" draw:points="0,0 300,1400 1300,100 1600,1500">
          <text:p text:style-name="P3"/>
        </draw:polyline>
        <draw:polyline draw:style-name="gr32" draw:text-style-name="P1" draw:layer="layout" svg:width="1.399cm" svg:height="1.799cm" svg:x="2.5cm" svg:y="0.6cm" svg:viewBox="0 0 1400 1800" draw:points="0,1800 100,1100 400,1500 800,200 1200,700 1400,0">
          <text:p text:style-name="P3"/>
        </draw:polyline>
        <draw:frame draw:style-name="gr21" draw:text-style-name="P5" draw:layer="layout" svg:width="0.8cm" svg:height="0.65cm" svg:x="0.3cm" svg:y="2.15cm">
          <draw:text-box>
            <text:p text:style-name="P3"><text:span text:style-name="T3">a</text:span></text:p>
          </draw:text-box>
        </draw:frame>
        <draw:frame draw:style-name="gr21" draw:text-style-name="P5" draw:layer="layout" svg:width="0.8cm" svg:height="0.65cm" svg:x="1.3cm" svg:y="0.45cm">
          <draw:text-box>
            <text:p text:style-name="P3"><text:span text:style-name="T3">b</text:span></text:p>
          </draw:text-box>
        </draw:frame>
        <draw:frame draw:style-name="gr21" draw:text-style-name="P5" draw:layer="layout" svg:width="0.8cm" svg:height="0.65cm" svg:x="1.5cm" svg:y="2.25cm">
          <draw:text-box>
            <text:p text:style-name="P3"><text:span text:style-name="T3">c</text:span></text:p>
          </draw:text-box>
        </draw:frame>
        <draw:frame draw:style-name="gr21" draw:text-style-name="P22" draw:layer="layout" svg:width="0.8cm" svg:height="0.65cm" svg:x="2.3cm" svg:y="1.25cm">
          <draw:text-box>
            <text:p text:style-name="P3"><text:span text:style-name="T14">1</text:span></text:p>
          </draw:text-box>
        </draw:frame>
        <draw:frame draw:style-name="gr21" draw:text-style-name="P22" draw:layer="layout" svg:width="0.8cm" svg:height="0.65cm" svg:x="2.7cm" svg:y="1.95cm">
          <draw:text-box>
            <text:p text:style-name="P3"><text:span text:style-name="T14">2</text:span></text:p>
          </draw:text-box>
        </draw:frame>
        <draw:frame draw:style-name="gr21" draw:text-style-name="P22" draw:layer="layout" svg:width="0.8cm" svg:height="0.65cm" svg:x="3cm" svg:y="0.3cm">
          <draw:text-box>
            <text:p text:style-name="P3"><text:span text:style-name="T14">3</text:span></text:p>
          </draw:text-box>
        </draw:frame>
        <draw:frame draw:style-name="gr21" draw:text-style-name="P22" draw:layer="layout" svg:width="0.8cm" svg:height="0.65cm" svg:x="3.4cm" svg:y="1.25cm">
          <draw:text-box>
            <text:p text:style-name="P3"><text:span text:style-name="T14">4</text:span></text:p>
          </draw:text-box>
        </draw:frame>
        <draw:frame draw:style-name="gr21" draw:text-style-name="P22" draw:layer="layout" svg:width="0.8cm" svg:height="0.65cm" svg:x="3.6cm" svg:y="0.15cm">
          <draw:text-box>
            <text:p text:style-name="P3"><text:span text:style-name="T14">5</text:span></text:p>
          </draw:text-box>
        </draw:frame>
        <draw:frame draw:style-name="gr21" draw:text-style-name="P22" draw:layer="layout" svg:width="2.3cm" svg:height="0.65cm" svg:x="0.1cm" svg:y="0.05cm">
          <draw:text-box>
            <text:p text:style-name="P3"><text:span text:style-name="T14">3 - моновълни</text:span></text:p>
          </draw:text-box>
        </draw:frame>
        <draw:frame draw:style-name="gr98" draw:text-style-name="P52" draw:layer="layout" svg:width="0.8cm" svg:height="0.65cm" svg:x="0.8cm" svg:y="2.5cm">
          <draw:text-box>
            <text:p text:style-name="P3"><text:span text:style-name="T65">:3</text:span></text:p>
          </draw:text-box>
        </draw:frame>
        <draw:frame draw:style-name="gr98" draw:text-style-name="P52" draw:layer="layout" svg:width="0.8cm" svg:height="0.65cm" svg:x="3cm" svg:y="2.5cm">
          <draw:text-box>
            <text:p text:style-name="P3"><text:span text:style-name="T65">:5</text:span></text:p>
          </draw:text-box>
        </draw:frame>
        <draw:frame draw:style-name="gr21" draw:text-style-name="P22" draw:layer="layout" svg:width="2.3cm" svg:height="0.65cm" svg:x="2cm" svg:y="0.05cm">
          <draw:text-box>
            <text:p text:style-name="P3"><text:span text:style-name="T14">5 - моновълни</text:span></text:p>
          </draw:text-box>
        </draw:frame>
        <draw:custom-shape draw:style-name="gr15" draw:text-style-name="P1" draw:layer="layout" svg:width="0.6cm" svg:height="4cm" draw:transform="rotate (-1.57079632679579) translate (4.2cm 3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9" draw:text-style-name="P19" draw:layer="layout" svg:width="4.4cm" svg:height="1.8cm" svg:x="1.1cm" svg:y="3.5cm">
          <draw:text-box>
            <text:p text:style-name="P9"><text:span text:style-name="T66">Прости поливълни</text:span><text:span text:style-name="T67">. Те са прости, защото корективните фази (2), (4) и (а), (</text:span><text:span text:style-name="T68">b</text:span><text:span text:style-name="T67">) не са сегментирани.</text:span></text:p>
            <text:p text:style-name="P3"><text:span text:style-name="T67">Ниво на сложност - 1</text:span></text:p>
          </draw:text-box>
        </draw:frame>
        <draw:polyline draw:style-name="gr32" draw:text-style-name="P1" draw:layer="layout" svg:width="1.599cm" svg:height="1.499cm" svg:x="5.6cm" svg:y="0.85cm" svg:viewBox="0 0 1600 1500" draw:points="0,0 300,1400 500,550 1000,950 1300,100 1600,1500">
          <text:p text:style-name="P3"/>
        </draw:polyline>
        <draw:polyline draw:style-name="gr32" draw:text-style-name="P1" draw:layer="layout" svg:width="1.399cm" svg:height="1.799cm" svg:x="7.8cm" svg:y="0.6cm" svg:viewBox="0 0 1400 1800" draw:points="0,1800 100,1100 200,1400 400,1100 500,1400 800,200 900,500 1100,400 1200,700 1400,0">
          <text:p text:style-name="P3"/>
        </draw:polyline>
        <draw:frame draw:style-name="gr21" draw:text-style-name="P5" draw:layer="layout" svg:width="0.8cm" svg:height="0.65cm" svg:x="5.6cm" svg:y="2.15cm">
          <draw:text-box>
            <text:p text:style-name="P3"><text:span text:style-name="T3">:3</text:span></text:p>
          </draw:text-box>
        </draw:frame>
        <draw:frame draw:style-name="gr21" draw:text-style-name="P52" draw:layer="layout" svg:width="0.8cm" svg:height="0.65cm" svg:x="6.6cm" svg:y="0.45cm">
          <draw:text-box>
            <text:p text:style-name="P3"><text:span text:style-name="T65">:3</text:span></text:p>
          </draw:text-box>
        </draw:frame>
        <draw:frame draw:style-name="gr21" draw:text-style-name="P46" draw:layer="layout" svg:width="0.8cm" svg:height="0.65cm" svg:x="6.8cm" svg:y="2.25cm">
          <draw:text-box>
            <text:p text:style-name="P3"><text:span text:style-name="T56">:3</text:span></text:p>
          </draw:text-box>
        </draw:frame>
        <draw:frame draw:style-name="gr21" draw:text-style-name="P22" draw:layer="layout" svg:width="0.8cm" svg:height="0.65cm" svg:x="7.6cm" svg:y="1.25cm">
          <draw:text-box>
            <text:p text:style-name="P3"><text:span text:style-name="T14">:5</text:span></text:p>
          </draw:text-box>
        </draw:frame>
        <draw:frame draw:style-name="gr21" draw:text-style-name="P53" draw:layer="layout" svg:width="0.8cm" svg:height="0.65cm" svg:x="8cm" svg:y="1.95cm">
          <draw:text-box>
            <text:p text:style-name="P3"><text:span text:style-name="T69">:3</text:span></text:p>
          </draw:text-box>
        </draw:frame>
        <draw:frame draw:style-name="gr21" draw:text-style-name="P22" draw:layer="layout" svg:width="0.8cm" svg:height="0.65cm" svg:x="8.3cm" svg:y="0.3cm">
          <draw:text-box>
            <text:p text:style-name="P3"><text:span text:style-name="T14">:5</text:span></text:p>
          </draw:text-box>
        </draw:frame>
        <draw:frame draw:style-name="gr21" draw:text-style-name="P53" draw:layer="layout" svg:width="0.8cm" svg:height="0.65cm" svg:x="8.7cm" svg:y="1.25cm">
          <draw:text-box>
            <text:p text:style-name="P3"><text:span text:style-name="T69">:3</text:span></text:p>
          </draw:text-box>
        </draw:frame>
        <draw:frame draw:style-name="gr21" draw:text-style-name="P22" draw:layer="layout" svg:width="0.8cm" svg:height="0.65cm" svg:x="8.9cm" svg:y="0.15cm">
          <draw:text-box>
            <text:p text:style-name="P3"><text:span text:style-name="T14">:5</text:span></text:p>
          </draw:text-box>
        </draw:frame>
        <draw:frame draw:style-name="gr21" draw:text-style-name="P22" draw:layer="layout" svg:width="2.3cm" svg:height="0.65cm" svg:x="5.4cm" svg:y="0.05cm">
          <draw:text-box>
            <text:p text:style-name="P3"><text:span text:style-name="T14">3 - моновълни</text:span></text:p>
          </draw:text-box>
        </draw:frame>
        <draw:frame draw:style-name="gr98" draw:text-style-name="P52" draw:layer="layout" svg:width="0.8cm" svg:height="0.65cm" svg:x="6.1cm" svg:y="2.5cm">
          <draw:text-box>
            <text:p text:style-name="P3"><text:span text:style-name="T65">:3</text:span></text:p>
          </draw:text-box>
        </draw:frame>
        <draw:frame draw:style-name="gr98" draw:text-style-name="P52" draw:layer="layout" svg:width="0.8cm" svg:height="0.65cm" svg:x="8.3cm" svg:y="2.5cm">
          <draw:text-box>
            <text:p text:style-name="P3"><text:span text:style-name="T65">:5</text:span></text:p>
          </draw:text-box>
        </draw:frame>
        <draw:frame draw:style-name="gr21" draw:text-style-name="P22" draw:layer="layout" svg:width="2.3cm" svg:height="0.65cm" svg:x="7.3cm" svg:y="0.05cm">
          <draw:text-box>
            <text:p text:style-name="P3"><text:span text:style-name="T14">5 - моновълни</text:span></text:p>
          </draw:text-box>
        </draw:frame>
        <draw:custom-shape draw:style-name="gr15" draw:text-style-name="P1" draw:layer="layout" svg:width="0.6cm" svg:height="4cm" draw:transform="rotate (-1.57079632679579) translate (9.5cm 3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19" draw:layer="layout" svg:width="4.3cm" svg:height="2cm" svg:x="6.4cm" svg:y="3.5cm">
          <draw:text-box>
            <text:p text:style-name="P3"><text:span text:style-name="T66">С</text:span><text:span text:style-name="T70">ложни поливълни</text:span><text:span text:style-name="T52">. Те са сложни, защото корективните фази (2), (4) и (b) са сегментирани.</text:span></text:p>
            <text:p text:style-name="P3"><text:span text:style-name="T67">Ниво на сложност - 1.</text:span></text:p>
          </draw:text-box>
        </draw:frame>
        <draw:frame draw:style-name="gr83" draw:text-style-name="P54" draw:layer="layout" svg:width="2.9cm" svg:height="1.1cm" svg:x="9.7cm" svg:y="1.1cm">
          <draw:text-box>
            <text:p text:style-name="P47"><text:span text:style-name="T43">Ниво на сложност - 1</text:span></text:p>
          </draw:text-box>
        </draw:frame>
        <draw:custom-shape draw:style-name="gr15" draw:text-style-name="P1" draw:layer="layout" svg:width="0.5cm" svg:height="2.7cm" svg:x="9.5cm" svg:y="0.2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ge>
      <draw:page draw:name="Мултивълна" draw:style-name="dp1" draw:master-page-name="Default">
        <office:forms form:automatic-focus="false" form:apply-design-mode="false"/>
        <draw:polyline draw:style-name="gr65" draw:text-style-name="P1" draw:layer="layout" svg:width="3.599cm" svg:height="3.499cm" svg:x="1.6cm" svg:y="0.3cm" svg:viewBox="0 0 3600 3500" draw:points="0,3500 200,2300 400,2700 600,2400 700,2700 800,2000 1100,2200 1400,600 1800,1000 2000,300 2100,1100 2400,600 2600,1100 2700,900 2900,1300 3100,1000 3300,1300 3600,0">
          <text:p text:style-name="P3"/>
        </draw:polyline>
        <draw:frame draw:style-name="gr21" draw:text-style-name="P22" draw:layer="layout" svg:width="0.8cm" svg:height="0.65cm" svg:x="1.5cm" svg:y="2.2cm">
          <draw:text-box>
            <text:p text:style-name="P3"><text:span text:style-name="T14">(1)</text:span></text:p>
          </draw:text-box>
        </draw:frame>
        <draw:frame draw:style-name="gr21" draw:text-style-name="P22" draw:layer="layout" svg:width="0.8cm" svg:height="0.65cm" svg:x="2.1cm" svg:y="2.9cm">
          <draw:text-box>
            <text:p text:style-name="P3"><text:span text:style-name="T14">(2)</text:span></text:p>
          </draw:text-box>
        </draw:frame>
        <draw:frame draw:style-name="gr21" draw:text-style-name="P22" draw:layer="layout" svg:width="1cm" svg:height="0.65cm" svg:x="3.2cm" svg:y="0.2cm">
          <draw:text-box>
            <text:p text:style-name="P3"><text:span text:style-name="T14">xs(3)</text:span></text:p>
          </draw:text-box>
        </draw:frame>
        <draw:frame draw:style-name="gr21" draw:text-style-name="P22" draw:layer="layout" svg:width="0.8cm" svg:height="0.65cm" svg:x="4.6cm" svg:y="1.55cm">
          <draw:text-box>
            <text:p text:style-name="P3"><text:span text:style-name="T14">(4)</text:span></text:p>
          </draw:text-box>
        </draw:frame>
        <draw:frame draw:style-name="gr21" draw:text-style-name="P22" draw:layer="layout" svg:width="0.8cm" svg:height="0.65cm" svg:x="5.1cm" svg:y="0cm">
          <draw:text-box>
            <text:p text:style-name="P3"><text:span text:style-name="T14">(5)</text:span></text:p>
          </draw:text-box>
        </draw:frame>
        <draw:frame draw:style-name="gr44" draw:text-style-name="P55" draw:layer="layout" svg:width="3.1cm" svg:height="1.75cm" svg:x="0cm" svg:y="0.75cm">
          <draw:text-box>
            <text:p text:style-name="P47"><text:span text:style-name="T52">Вълна – 3 удължена и сегментирана - импулсна поливълнa</text:span></text:p>
          </draw:text-box>
        </draw:frame>
        <draw:frame draw:style-name="gr96" draw:text-style-name="P56" draw:layer="layout" svg:width="4.1cm" svg:height="0.95cm" svg:x="1.9cm" svg:y="3.25cm">
          <draw:text-box>
            <text:p text:style-name="P9"><text:span text:style-name="T5">Импулсна мултивълна</text:span></text:p>
            <text:p text:style-name="P3"><text:span text:style-name="T5">Ниво на сложност - 2</text:span></text:p>
          </draw:text-box>
        </draw:frame>
        <draw:g>
          <draw:frame draw:style-name="gr101" draw:text-style-name="P57" draw:layer="layout" svg:width="1cm" svg:height="0.8cm" svg:x="3.4cm" svg:y="2.4cm">
            <draw:text-box>
              <text:p text:style-name="P6"><text:span text:style-name="T71">:5</text:span></text:p>
            </draw:text-box>
          </draw:frame>
          <draw:line draw:style-name="gr3" draw:text-style-name="P1" draw:layer="layout" svg:x1="3.8cm" svg:y1="2.9cm" svg:x2="4.1cm" svg:y2="2.9cm">
            <text:p text:style-name="P3"/>
          </draw:line>
          <draw:line draw:style-name="gr3" draw:text-style-name="P1" draw:layer="layout" svg:x1="3.8cm" svg:y1="3cm" svg:x2="4.1cm" svg:y2="3cm">
            <text:p text:style-name="P3"/>
          </draw:line>
        </draw:g>
        <draw:polyline draw:style-name="gr65" draw:text-style-name="P1" draw:layer="layout" svg:width="2.999cm" svg:height="1.999cm" svg:x="6.6cm" svg:y="0.9cm" svg:viewBox="0 0 3000 2000" draw:points="0,0 500,1800 800,700 1400,1300 1800,0 2100,1400 2500,800 2700,1800 2900,1500 3000,2000">
          <text:p text:style-name="P3"/>
        </draw:polyline>
        <draw:frame draw:style-name="gr21" draw:text-style-name="P22" draw:layer="layout" svg:width="0.8cm" svg:height="0.65cm" svg:x="6.7cm" svg:y="2.65cm">
          <draw:text-box>
            <text:p text:style-name="P3"><text:span text:style-name="T14">(a)</text:span></text:p>
          </draw:text-box>
        </draw:frame>
        <draw:frame draw:style-name="gr21" draw:text-style-name="P22" draw:layer="layout" svg:width="0.8cm" svg:height="0.65cm" svg:x="8.2cm" svg:y="0.35cm">
          <draw:text-box>
            <text:p text:style-name="P3"><text:span text:style-name="T14">(b)</text:span></text:p>
          </draw:text-box>
        </draw:frame>
        <draw:frame draw:style-name="gr21" draw:text-style-name="P22" draw:layer="layout" svg:width="0.8cm" svg:height="0.65cm" svg:x="9.4cm" svg:y="2.8cm">
          <draw:text-box>
            <text:p text:style-name="P3"><text:span text:style-name="T14">(c)</text:span></text:p>
          </draw:text-box>
        </draw:frame>
        <draw:line draw:style-name="gr3" draw:text-style-name="P1" draw:layer="layout" svg:x1="1.9cm" svg:y1="3.2cm" svg:x2="6cm" svg:y2="1cm">
          <text:p text:style-name="P3"/>
        </draw:line>
        <draw:line draw:style-name="gr3" draw:text-style-name="P1" draw:layer="layout" svg:x1="6.2cm" svg:y1="0.9cm" svg:x2="9.8cm" svg:y2="0.9cm">
          <text:p text:style-name="P3"/>
        </draw:line>
        <draw:line draw:style-name="gr3" draw:text-style-name="P1" draw:layer="layout" svg:x1="6.7cm" svg:y1="2.7cm" svg:x2="10.3cm" svg:y2="2.7cm">
          <text:p text:style-name="P3"/>
        </draw:line>
        <draw:frame draw:style-name="gr96" draw:text-style-name="P56" draw:layer="layout" svg:width="4.1cm" svg:height="0.95cm" svg:x="6.3cm" svg:y="3.15cm">
          <draw:text-box>
            <text:p text:style-name="P9"><text:span text:style-name="T5">Корективна <text:s/>мултивълна</text:span></text:p>
            <text:p text:style-name="P9"><text:span text:style-name="T5">Ниво на сложност - 2</text:span></text:p>
          </draw:text-box>
        </draw:frame>
        <draw:frame draw:style-name="gr102" draw:text-style-name="P58" draw:layer="layout" svg:width="2.8cm" svg:height="0.977cm" svg:x="9.1cm" svg:y="0.9cm">
          <draw:text-box>
            <text:p text:style-name="P47"><text:span text:style-name="T52">Вълна – с е сегментирана - импулсна поливълна.</text:span></text:p>
          </draw:text-box>
        </draw:frame>
        <draw:g>
          <draw:frame draw:style-name="gr101" draw:text-style-name="P57" draw:layer="layout" svg:width="1cm" svg:height="0.8cm" svg:x="10.5cm" svg:y="2.2cm">
            <draw:text-box>
              <text:p text:style-name="P6"><text:span text:style-name="T71">:3</text:span></text:p>
            </draw:text-box>
          </draw:frame>
          <draw:line draw:style-name="gr3" draw:text-style-name="P1" draw:layer="layout" svg:x1="10.9cm" svg:y1="2.7cm" svg:x2="11.2cm" svg:y2="2.7cm">
            <text:p text:style-name="P3"/>
          </draw:line>
          <draw:line draw:style-name="gr3" draw:text-style-name="P1" draw:layer="layout" svg:x1="10.9cm" svg:y1="2.8cm" svg:x2="11.2cm" svg:y2="2.8cm">
            <text:p text:style-name="P3"/>
          </draw:line>
        </draw:g>
      </draw:page>
      <draw:page draw:name="Мултивълна - 1" draw:style-name="dp1" draw:master-page-name="Default">
        <office:forms form:automatic-focus="false" form:apply-design-mode="false"/>
        <draw:frame draw:style-name="gr96" draw:text-style-name="P56" draw:layer="layout" svg:width="8.5cm" svg:height="0.95cm" svg:x="4cm" svg:y="0.05cm">
          <draw:text-box>
            <text:p text:style-name="P9"><text:span text:style-name="T5">Нестандартен модел - ниво на сложност – 2.</text:span></text:p>
            <text:p text:style-name="P9"><text:span text:style-name="T5">(два стандартни модела на Елиът в корективен канал)</text:span></text:p>
          </draw:text-box>
        </draw:frame>
        <draw:polyline draw:style-name="gr32" draw:text-style-name="P1" draw:layer="layout" svg:width="2.799cm" svg:height="3.399cm" svg:x="3.8cm" svg:y="0.95cm" svg:viewBox="0 0 2800 3400" draw:points="0,0 200,1100 300,700 600,1000 800,700 1000,1800 1300,1600 1500,2600 1600,2100 1900,2500 2000,2100 2100,2600 2300,2500 2500,3300 2700,3000 2800,3400">
          <text:p text:style-name="P3"/>
        </draw:polyline>
        <draw:frame draw:style-name="gr21" draw:text-style-name="P22" draw:layer="layout" svg:width="0.8cm" svg:height="0.65cm" svg:x="3.6cm" svg:y="2.05cm">
          <draw:text-box>
            <text:p text:style-name="P3"><text:span text:style-name="T14">:5</text:span></text:p>
          </draw:text-box>
        </draw:frame>
        <draw:frame draw:style-name="gr21" draw:text-style-name="P53" draw:layer="layout" svg:width="1cm" svg:height="0.65cm" svg:x="4.4cm" svg:y="1.2cm">
          <draw:text-box>
            <text:p text:style-name="P3"><text:span text:style-name="T69">:F3</text:span></text:p>
          </draw:text-box>
        </draw:frame>
        <draw:frame draw:style-name="gr21" draw:text-style-name="P53" draw:layer="layout" svg:width="1cm" svg:height="0.65cm" svg:x="5.5cm" svg:y="2.6cm">
          <draw:text-box>
            <text:p text:style-name="P3"><text:span text:style-name="T69">:F3</text:span></text:p>
          </draw:text-box>
        </draw:frame>
        <draw:frame draw:style-name="gr21" draw:text-style-name="P53" draw:layer="layout" svg:width="1cm" svg:height="0.65cm" svg:x="4.8cm" svg:y="2.088cm">
          <draw:text-box>
            <text:p text:style-name="P3"><text:span text:style-name="T69">x :c3</text:span></text:p>
          </draw:text-box>
        </draw:frame>
        <draw:frame draw:style-name="gr21" draw:text-style-name="P53" draw:layer="layout" svg:width="1cm" svg:height="0.65cm" svg:x="6.2cm" svg:y="4.35cm">
          <draw:text-box>
            <text:p text:style-name="P3"><text:span text:style-name="T69">:L5</text:span></text:p>
          </draw:text-box>
        </draw:frame>
        <draw:frame draw:style-name="gr21" draw:text-style-name="P53" draw:layer="layout" svg:width="1cm" svg:height="0.65cm" svg:x="5cm" svg:y="3.5cm">
          <draw:text-box>
            <text:p text:style-name="P3"><text:span text:style-name="T69">:5</text:span></text:p>
          </draw:text-box>
        </draw:frame>
        <draw:custom-shape draw:style-name="gr15" draw:text-style-name="P1" draw:layer="layout" svg:width="0.4cm" svg:height="1.9cm" svg:x="6.7cm" svg:y="2.45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6" draw:text-style-name="P59" draw:id="id37" draw:layer="layout" svg:width="4.8cm" svg:height="1.7cm" svg:x="0cm" svg:y="2.85cm">
          <draw:text-box>
            <text:p text:style-name="P47"><text:span text:style-name="T70">Зиг-заг корективен модел като поливълна.</text:span></text:p>
            <text:p text:style-name="P47"><text:span text:style-name="T52">Поливълна, защото не се наблюдава сегментиране в нито една от двете импулсни фази (вълна–а или вълна–с).</text:span></text:p>
            <text:p text:style-name="P47"><text:span text:style-name="T70">Ниво на сложност – 1.</text:span></text:p>
          </draw:text-box>
        </draw:frame>
        <draw:frame draw:style-name="gr76" draw:text-style-name="P59" draw:layer="layout" svg:width="4.9cm" svg:height="1.7cm" svg:x="7.1cm" svg:y="2.65cm">
          <draw:text-box>
            <text:p text:style-name="P47"><text:span text:style-name="T70">Зиг-заг корективен модел като мултивълна.</text:span></text:p>
            <text:p text:style-name="P47"><text:span text:style-name="T52">Мултивълна, защото поне едната от двете импулсни фази (в случая вълна – с) е сегментирана.</text:span></text:p>
            <text:p text:style-name="P47"><text:span text:style-name="T70">Ниво на сложност – 2.</text:span></text:p>
          </draw:text-box>
        </draw:frame>
        <draw:custom-shape draw:style-name="gr15" draw:text-style-name="P1" draw:id="id36" draw:layer="layout" svg:width="0.5cm" svg:height="1.8cm" svg:x="3cm" svg:y="0.9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97" draw:text-style-name="P1" draw:layer="layout" draw:type="curve" svg:x1="3cm" svg:y1="1.849cm" svg:x2="2.4cm" svg:y2="2.85cm" draw:start-shape="id36" draw:start-glue-point="5" draw:end-shape="id37" draw:end-glue-point="0">
          <text:p text:style-name="P3"/>
        </draw:connector>
        <draw:frame draw:style-name="gr103" draw:text-style-name="P59" draw:layer="layout" svg:width="11.5cm" svg:height="3.5cm" svg:x="0.2cm" svg:y="4.9cm">
          <draw:text-box>
            <text:p text:style-name="P9"><text:span text:style-name="T52">Като нестандартен модел се определя този модел, който е образуван от няколко (най-малко два) стандартни корективни модела на Елиът. Всеки един <text:s/>нестандартен модел трябва да разглеждате като сложна корекция и определяте като корективен канал. В конкретния случай наблюдавате двоен зиг-заг, който е образувал корективен канал т. е. това е един нестандартен модел. По правило сложната корекция в корективен канал трябва да бъде уплътнена до базова структора (“:3”). За да определите нивото на сложност на нестандартния модел, първо, трябва да определите нивото на сложност на всеки един от стандартните модели, които образуват нестандартния модел. И второ, на нестандартния модел трябва да присвоите ниво на сложност, което да е равно на нивото на сложност на стандартния модел, който е с най-високо ниво на сложност в корективния канал. В конкретния случай вторият зиг-заг е с ниво на сложност – 2. Това е модела с най-високо ново на сложност в корективния канал. Следователно на нестандартния модел трябва да присвоите ниво на сложност равно на две. </text:span><text:span text:style-name="T70">Това ниво на сложност (две) определя конкретния нестандартен модел като сложна мултивълна.</text:span></text:p>
          </draw:text-box>
        </draw:frame>
      </draw:page>
      <draw:page draw:name="Макровълна" draw:style-name="dp1" draw:master-page-name="Default">
        <office:forms form:automatic-focus="false" form:apply-design-mode="false"/>
        <draw:polyline draw:style-name="gr104" draw:text-style-name="P1" draw:layer="layout" svg:width="6.051cm" svg:height="7.707cm" svg:x="3.224cm" svg:y="0.2cm" svg:viewBox="0 0 6052 7708" draw:points="0,7708 248,6345 372,6841 620,6345 744,6841 867,5973 1052,6200 1239,4734 1363,5230 1487,4734 1611,5106 1735,4362 1859,5106 1983,4610 2252,4800 2352,4300 2479,4734 2552,4500 2652,5000 2852,4800 2952,5000 3052,4100 3346,4362 3594,3123 3842,3618 4090,3246 4338,3618 4462,2875 4710,3123 4852,2200 5052,2500 5352,2100 5552,2300 6052,0">
          <text:p text:style-name="P3"/>
        </draw:polyline>
        <draw:line draw:style-name="gr77" draw:text-style-name="P1" draw:layer="layout" svg:x1="3.72cm" svg:y1="7.289cm" svg:x2="11.776cm" svg:y2="0.6cm">
          <text:p text:style-name="P3"/>
        </draw:line>
        <draw:line draw:style-name="gr77" draw:text-style-name="P1" draw:layer="layout" svg:x1="3.076cm" svg:y1="7.1cm" svg:x2="7.314cm" svg:y2="0.348cm">
          <text:p text:style-name="P3"/>
        </draw:line>
        <draw:line draw:style-name="gr3" draw:text-style-name="P1" draw:layer="layout" svg:x1="6.446cm" svg:y1="4.686cm" svg:x2="9.876cm" svg:y2="2.1cm">
          <text:p text:style-name="P3"/>
        </draw:line>
        <draw:line draw:style-name="gr3" draw:text-style-name="P1" draw:layer="layout" svg:x1="6.075cm" svg:y1="4.562cm" svg:x2="8.678cm" svg:y2="0.1cm">
          <text:p text:style-name="P3"/>
        </draw:line>
        <draw:frame draw:style-name="gr21" draw:text-style-name="P53" draw:layer="layout" svg:width="1cm" svg:height="0.65cm" svg:x="3.676cm" svg:y="7cm">
          <draw:text-box>
            <text:p text:style-name="P3"><text:span text:style-name="T69">:F3</text:span></text:p>
          </draw:text-box>
        </draw:frame>
        <draw:frame draw:style-name="gr21" draw:text-style-name="P60" draw:layer="layout" svg:width="0.7cm" svg:height="0.65cm" svg:x="2.976cm" svg:y="6.15cm">
          <draw:text-box>
            <text:p text:style-name="P3"><text:span text:style-name="T72">:5</text:span></text:p>
          </draw:text-box>
        </draw:frame>
        <draw:frame draw:style-name="gr21" draw:text-style-name="P53" draw:layer="layout" svg:width="0.7cm" svg:height="0.65cm" svg:x="4.776cm" svg:y="4.1cm">
          <draw:text-box>
            <text:p text:style-name="P3"><text:span text:style-name="T69">:5</text:span></text:p>
          </draw:text-box>
        </draw:frame>
        <draw:frame draw:style-name="gr21" draw:text-style-name="P53" draw:layer="layout" svg:width="1cm" svg:height="0.65cm" svg:x="5.976cm" svg:y="5.2cm">
          <draw:text-box>
            <text:p text:style-name="P3"><text:span text:style-name="T69">:F3</text:span></text:p>
          </draw:text-box>
        </draw:frame>
        <draw:frame draw:style-name="gr21" draw:text-style-name="P53" draw:layer="layout" svg:width="1cm" svg:height="0.65cm" svg:x="9.376cm" svg:y="0.2cm">
          <draw:text-box>
            <text:p text:style-name="P3"><text:span text:style-name="T69">:L5</text:span></text:p>
          </draw:text-box>
        </draw:frame>
        <draw:frame draw:style-name="gr21" draw:text-style-name="P60" draw:layer="layout" svg:width="0.9cm" svg:height="0.65cm" svg:x="3.98cm" svg:y="7.438cm">
          <draw:text-box>
            <text:p text:style-name="P3"><text:span text:style-name="T72">(2)</text:span></text:p>
          </draw:text-box>
        </draw:frame>
        <draw:frame draw:style-name="gr21" draw:text-style-name="P60" draw:layer="layout" svg:width="0.9cm" svg:height="0.65cm" svg:x="2.876cm" svg:y="5.75cm">
          <draw:text-box>
            <text:p text:style-name="P3"><text:span text:style-name="T72">(1)</text:span></text:p>
          </draw:text-box>
        </draw:frame>
        <draw:frame draw:style-name="gr21" draw:text-style-name="P60" draw:layer="layout" svg:width="0.9cm" svg:height="0.65cm" svg:x="4.176cm" svg:y="3.9cm">
          <draw:text-box>
            <text:p text:style-name="P3"><text:span text:style-name="T72">s(3)</text:span></text:p>
          </draw:text-box>
        </draw:frame>
        <draw:frame draw:style-name="gr21" draw:text-style-name="P60" draw:layer="layout" svg:width="0.9cm" svg:height="0.65cm" svg:x="6.276cm" svg:y="5.6cm">
          <draw:text-box>
            <text:p text:style-name="P3"><text:span text:style-name="T72">(4)</text:span></text:p>
          </draw:text-box>
        </draw:frame>
        <draw:frame draw:style-name="gr21" draw:text-style-name="P60" draw:layer="layout" svg:width="1.2cm" svg:height="0.65cm" svg:x="8.376cm" svg:y="0.1cm">
          <draw:text-box>
            <text:p text:style-name="P3"><text:span text:style-name="T72">sx(5)</text:span></text:p>
          </draw:text-box>
        </draw:frame>
        <draw:frame draw:style-name="gr21" draw:text-style-name="P60" draw:layer="layout" svg:width="0.9cm" svg:height="0.65cm" svg:x="5.876cm" svg:y="3.9cm">
          <draw:text-box>
            <text:p text:style-name="P3"><text:span text:style-name="T72">1</text:span></text:p>
          </draw:text-box>
        </draw:frame>
        <draw:frame draw:style-name="gr21" draw:text-style-name="P60" draw:layer="layout" svg:width="0.9cm" svg:height="0.65cm" svg:x="6.676cm" svg:y="4.6cm">
          <draw:text-box>
            <text:p text:style-name="P3"><text:span text:style-name="T72">2</text:span></text:p>
          </draw:text-box>
        </draw:frame>
        <draw:frame draw:style-name="gr21" draw:text-style-name="P60" draw:layer="layout" svg:width="0.9cm" svg:height="0.65cm" svg:x="6.376cm" svg:y="2.8cm">
          <draw:text-box>
            <text:p text:style-name="P3"><text:span text:style-name="T72">3</text:span></text:p>
          </draw:text-box>
        </draw:frame>
        <draw:frame draw:style-name="gr21" draw:text-style-name="P60" draw:layer="layout" svg:width="0.9cm" svg:height="0.65cm" svg:x="7.476cm" svg:y="3.85cm">
          <draw:text-box>
            <text:p text:style-name="P3"><text:span text:style-name="T72">4</text:span></text:p>
          </draw:text-box>
        </draw:frame>
        <draw:frame draw:style-name="gr21" draw:text-style-name="P60" draw:layer="layout" svg:width="0.9cm" svg:height="0.65cm" svg:x="8.276cm" svg:y="0.5cm">
          <draw:text-box>
            <text:p text:style-name="P3"><text:span text:style-name="T72">sx5</text:span></text:p>
          </draw:text-box>
        </draw:frame>
        <draw:frame draw:style-name="gr83" draw:text-style-name="P54" draw:layer="layout" svg:width="2.9cm" svg:height="1.1cm" svg:x="8.4cm" svg:y="3.9cm">
          <draw:text-box>
            <text:p text:style-name="P47"><text:span text:style-name="T43">Ниво на сложност - 3</text:span></text:p>
          </draw:text-box>
        </draw:frame>
        <draw:custom-shape draw:style-name="gr15" draw:text-style-name="P1" draw:layer="layout" svg:width="0.5cm" svg:height="2.5cm" draw:transform="rotate (3.1415926535892) translate (2.8cm 7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text-style-name="P60" draw:layer="layout" svg:width="1.8cm" svg:height="0.65cm" draw:transform="rotate (1.5707963267946) translate (1.85cm 6.6cm)">
          <draw:text-box>
            <text:p text:style-name="P3"><text:span text:style-name="T72">Поливълна</text:span></text:p>
          </draw:text-box>
        </draw:frame>
        <draw:custom-shape draw:style-name="gr15" draw:text-style-name="P1" draw:layer="layout" svg:width="0.5cm" svg:height="5cm" draw:transform="rotate (3.1415926535892) translate (4cm 5.2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text-style-name="P60" draw:layer="layout" svg:width="1.8cm" svg:height="0.65cm" draw:transform="rotate (1.5707963267946) translate (2.9cm 3.5cm)">
          <draw:text-box>
            <text:p text:style-name="P3"><text:span text:style-name="T72">Мултивълна</text:span></text:p>
          </draw:text-box>
        </draw:frame>
        <draw:frame draw:style-name="gr105" draw:text-style-name="P61" draw:layer="layout" svg:width="5.6cm" svg:height="1.65cm" svg:x="5.2cm" svg:y="6.45cm">
          <draw:text-box>
            <text:p text:style-name="P34"><text:span text:style-name="T73">Това е моновълна. Обикновено е поливълна, но ако е моновълна ще бъдете свидетели на една рядка ситуация, която Глен Нили определя като “тройственост”. Това означава присъствие на три вида вълни с различна сложност в една фигура.</text:span></text:p>
          </draw:text-box>
        </draw:frame>
        <draw:custom-shape draw:style-name="gr15" draw:text-style-name="P1" draw:layer="layout" svg:width="0.4cm" svg:height="1.4cm" svg:x="4.8cm" svg:y="6.6cm">
          <text:p text:style-name="P3"/>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 draw:text-style-name="P1" draw:layer="layout" svg:x1="6.2cm" svg:y1="5.6cm" svg:x2="6.5cm" svg:y2="5.6cm">
          <text:p text:style-name="P3"/>
        </draw:line>
        <draw:line draw:style-name="gr3" draw:text-style-name="P1" draw:layer="layout" svg:x1="9.6cm" svg:y1="0.6cm" svg:x2="9.9cm" svg:y2="0.6cm">
          <text:p text:style-name="P3"/>
        </draw:line>
      </draw:page>
      <draw:page draw:name="Нестандартни Модели - Канали" draw:style-name="dp1" draw:master-page-name="Default">
        <office:forms form:automatic-focus="false" form:apply-design-mode="false"/>
        <draw:polyline draw:style-name="gr32" draw:text-style-name="P1" draw:layer="layout" svg:width="2.799cm" svg:height="3.699cm" svg:x="1.3cm" svg:y="0.8cm" svg:viewBox="0 0 2800 3700" draw:points="0,3700 200,2600 400,3000 600,2600 700,3000 1000,1700 1200,2100 1300,1600 1500,2000 1600,1700 1700,1900 2000,600 2100,1100 2400,500 2600,1000 2800,0">
          <text:p text:style-name="P3"/>
        </draw:polyline>
        <draw:line draw:style-name="gr3" draw:text-style-name="P1" draw:layer="layout" svg:x1="1.2cm" svg:y1="4.7cm" svg:x2="4.9cm" svg:y2="0.7cm">
          <text:p text:style-name="P3"/>
        </draw:line>
        <draw:line draw:style-name="gr3" draw:text-style-name="P1" draw:layer="layout" svg:x1="2.4cm" svg:y1="2.3cm" svg:x2="3.3cm" svg:y2="2.6cm">
          <text:p text:style-name="P3"/>
        </draw:line>
        <draw:line draw:style-name="gr3" draw:text-style-name="P1" draw:layer="layout" svg:x1="2.4cm" svg:y1="2.9cm" svg:x2="3.3cm" svg:y2="2.7cm">
          <text:p text:style-name="P3"/>
        </draw:line>
        <draw:line draw:style-name="gr3" draw:text-style-name="P1" draw:layer="layout" svg:x1="0.7cm" svg:y1="4.2cm" svg:x2="4.4cm" svg:y2="0.2cm">
          <text:p text:style-name="P3"/>
        </draw:line>
        <draw:frame draw:style-name="gr21" draw:text-style-name="P60" draw:layer="layout" svg:width="0.7cm" svg:height="0.65cm" svg:x="1.1cm" svg:y="2.95cm">
          <draw:text-box>
            <text:p text:style-name="P3"><text:span text:style-name="T72">а</text:span></text:p>
          </draw:text-box>
        </draw:frame>
        <draw:frame draw:style-name="gr21" draw:text-style-name="P60" draw:layer="layout" svg:width="0.7cm" svg:height="0.65cm" svg:x="1.9cm" svg:y="2.05cm">
          <draw:text-box>
            <text:p text:style-name="P3"><text:span text:style-name="T72">c</text:span></text:p>
          </draw:text-box>
        </draw:frame>
        <draw:frame draw:style-name="gr21" draw:text-style-name="P60" draw:layer="layout" svg:width="0.7cm" svg:height="0.65cm" svg:x="1.9cm" svg:y="3.75cm">
          <draw:text-box>
            <text:p text:style-name="P3"><text:span text:style-name="T72">b</text:span></text:p>
          </draw:text-box>
        </draw:frame>
        <draw:frame draw:style-name="gr21" draw:text-style-name="P60" draw:layer="layout" svg:width="0.7cm" svg:height="0.65cm" svg:x="2.9cm" svg:y="2.65cm">
          <draw:text-box>
            <text:p text:style-name="P3"><text:span text:style-name="T72">x</text:span></text:p>
          </draw:text-box>
        </draw:frame>
        <draw:frame draw:style-name="gr21" draw:text-style-name="P60" draw:layer="layout" svg:width="0.7cm" svg:height="0.65cm" svg:x="2.9cm" svg:y="1cm">
          <draw:text-box>
            <text:p text:style-name="P3"><text:span text:style-name="T72">а</text:span></text:p>
          </draw:text-box>
        </draw:frame>
        <draw:frame draw:style-name="gr21" draw:text-style-name="P60" draw:layer="layout" svg:width="0.7cm" svg:height="0.65cm" svg:x="3.8cm" svg:y="1.7cm">
          <draw:text-box>
            <text:p text:style-name="P3"><text:span text:style-name="T72">b</text:span></text:p>
          </draw:text-box>
        </draw:frame>
        <draw:frame draw:style-name="gr21" draw:text-style-name="P60" draw:layer="layout" svg:width="0.7cm" svg:height="0.65cm" svg:x="4cm" svg:y="0.4cm">
          <draw:text-box>
            <text:p text:style-name="P3"><text:span text:style-name="T72">c</text:span></text:p>
          </draw:text-box>
        </draw:frame>
        <draw:frame draw:style-name="gr21" draw:text-style-name="P46" draw:layer="layout" svg:width="2.7cm" svg:height="0.65cm" svg:x="1.8cm" svg:y="4.45cm">
          <draw:text-box>
            <text:p text:style-name="P3"><text:span text:style-name="T56">Двоен ЗигЗаг</text:span></text:p>
          </draw:text-box>
        </draw:frame>
        <draw:polyline draw:style-name="gr32" draw:text-style-name="P1" draw:layer="layout" svg:width="2.799cm" svg:height="3.899cm" svg:x="6.7cm" svg:y="0.3cm" svg:viewBox="0 0 2800 3900" draw:points="0,3900 100,3100 300,3500 500,3100 600,3500 800,2600 1000,2800 1200,1900 1300,2300 1500,1900 1700,2300 1800,1200 2000,1600 2200,500 2300,900 2600,600 2700,900 2800,0">
          <text:p text:style-name="P3"/>
        </draw:polyline>
        <draw:line draw:style-name="gr3" draw:text-style-name="P1" draw:layer="layout" svg:x1="6.5cm" svg:y1="4.7cm" svg:x2="10.2cm" svg:y2="0.7cm">
          <text:p text:style-name="P3"/>
        </draw:line>
        <draw:line draw:style-name="gr3" draw:text-style-name="P1" draw:layer="layout" svg:x1="6cm" svg:y1="4.2cm" svg:x2="9.7cm" svg:y2="0.2cm">
          <text:p text:style-name="P3"/>
        </draw:line>
        <draw:frame draw:style-name="gr21" draw:text-style-name="P60" draw:layer="layout" svg:width="0.7cm" svg:height="0.65cm" svg:x="6.4cm" svg:y="2.95cm">
          <draw:text-box>
            <text:p text:style-name="P3"><text:span text:style-name="T72">а</text:span></text:p>
          </draw:text-box>
        </draw:frame>
        <draw:frame draw:style-name="gr21" draw:text-style-name="P60" draw:layer="layout" svg:width="0.7cm" svg:height="0.65cm" svg:x="7.2cm" svg:y="2.55cm">
          <draw:text-box>
            <text:p text:style-name="P3"><text:span text:style-name="T72">c</text:span></text:p>
          </draw:text-box>
        </draw:frame>
        <draw:frame draw:style-name="gr21" draw:text-style-name="P60" draw:layer="layout" svg:width="0.7cm" svg:height="0.65cm" svg:x="7.2cm" svg:y="3.75cm">
          <draw:text-box>
            <text:p text:style-name="P3"><text:span text:style-name="T72">b</text:span></text:p>
          </draw:text-box>
        </draw:frame>
        <draw:frame draw:style-name="gr21" draw:text-style-name="P60" draw:layer="layout" svg:width="0.7cm" svg:height="0.65cm" svg:x="7.6cm" svg:y="2.8cm">
          <draw:text-box>
            <text:p text:style-name="P3"><text:span text:style-name="T72">x</text:span></text:p>
          </draw:text-box>
        </draw:frame>
        <draw:frame draw:style-name="gr21" draw:text-style-name="P60" draw:layer="layout" svg:width="0.7cm" svg:height="0.65cm" svg:x="8.4cm" svg:y="0.5cm">
          <draw:text-box>
            <text:p text:style-name="P3"><text:span text:style-name="T72">а</text:span></text:p>
          </draw:text-box>
        </draw:frame>
        <draw:frame draw:style-name="gr21" draw:text-style-name="P60" draw:layer="layout" svg:width="0.7cm" svg:height="0.65cm" svg:x="9.2cm" svg:y="1.1cm">
          <draw:text-box>
            <text:p text:style-name="P3"><text:span text:style-name="T72">b</text:span></text:p>
          </draw:text-box>
        </draw:frame>
        <draw:frame draw:style-name="gr21" draw:text-style-name="P60" draw:layer="layout" svg:width="0.7cm" svg:height="0.65cm" svg:x="9.5cm" svg:y="0.2cm">
          <draw:text-box>
            <text:p text:style-name="P3"><text:span text:style-name="T72">c</text:span></text:p>
          </draw:text-box>
        </draw:frame>
        <draw:frame draw:style-name="gr21" draw:text-style-name="P46" draw:layer="layout" svg:width="2.7cm" svg:height="0.65cm" svg:x="7.1cm" svg:y="4.45cm">
          <draw:text-box>
            <text:p text:style-name="P3"><text:span text:style-name="T56">Троен ЗигЗаг</text:span></text:p>
          </draw:text-box>
        </draw:frame>
        <draw:frame draw:style-name="gr21" draw:text-style-name="P60" draw:layer="layout" svg:width="0.7cm" svg:height="0.65cm" svg:x="7.4cm" svg:y="1.8cm">
          <draw:text-box>
            <text:p text:style-name="P3"><text:span text:style-name="T72">а</text:span></text:p>
          </draw:text-box>
        </draw:frame>
        <draw:frame draw:style-name="gr21" draw:text-style-name="P60" draw:layer="layout" svg:width="0.7cm" svg:height="0.65cm" svg:x="8.3cm" svg:y="2.45cm">
          <draw:text-box>
            <text:p text:style-name="P3"><text:span text:style-name="T72">b</text:span></text:p>
          </draw:text-box>
        </draw:frame>
        <draw:frame draw:style-name="gr21" draw:text-style-name="P60" draw:layer="layout" svg:width="0.7cm" svg:height="0.65cm" svg:x="8.1cm" svg:y="1cm">
          <draw:text-box>
            <text:p text:style-name="P3"><text:span text:style-name="T72">c</text:span></text:p>
          </draw:text-box>
        </draw:frame>
        <draw:frame draw:style-name="gr21" draw:text-style-name="P60" draw:layer="layout" svg:width="0.7cm" svg:height="0.65cm" svg:x="8.6cm" svg:y="1.55cm">
          <draw:text-box>
            <text:p text:style-name="P3"><text:span text:style-name="T72">x</text:span></text:p>
          </draw:text-box>
        </draw:frame>
      </draw:page>
      <draw:page draw:name="Нестандартни Модели - Канали - 1" draw:style-name="dp1" draw:master-page-name="Default">
        <office:forms form:automatic-focus="false" form:apply-design-mode="false"/>
        <draw:frame draw:style-name="gr23" draw:text-style-name="P10" draw:layer="layout" svg:width="3.3cm" svg:height="0.6cm" svg:x="8cm" svg:y="3.5cm">
          <draw:text-box>
            <text:p text:style-name="P9"><text:span text:style-name="T5">Тройна комбинация</text:span></text:p>
          </draw:text-box>
        </draw:frame>
        <draw:frame draw:style-name="gr23" draw:text-style-name="P10" draw:layer="layout" svg:width="3.3cm" svg:height="0.6cm" svg:x="1.5cm" svg:y="3.5cm">
          <draw:text-box>
            <text:p text:style-name="P9"><text:span text:style-name="T5">Двойна комбинация</text:span></text:p>
          </draw:text-box>
        </draw:frame>
        <draw:polyline draw:style-name="gr106" draw:text-style-name="P1" draw:layer="layout" svg:width="2.899cm" svg:height="3.299cm" svg:x="1cm" svg:y="0.7cm" svg:viewBox="0 0 2900 3300" draw:points="0,3300 200,2100 300,2400 600,2000 800,2300 1100,1100 1200,1500 1500,1000 1600,1400 1700,1100 1800,1300 2100,0 2200,600 2400,300 2500,800 2600,200 2800,700 2900,300">
          <text:p text:style-name="P3"/>
        </draw:polyline>
        <draw:line draw:style-name="gr3" draw:text-style-name="P1" draw:layer="layout" svg:x1="2.3cm" svg:y1="1.6cm" svg:x2="3cm" svg:y2="1.9cm">
          <text:p text:style-name="P3"/>
        </draw:line>
        <draw:line draw:style-name="gr3" draw:text-style-name="P1" draw:layer="layout" svg:x1="2cm" svg:y1="2.3cm" svg:x2="3cm" svg:y2="2cm">
          <text:p text:style-name="P3"/>
        </draw:line>
        <draw:line draw:style-name="gr3" draw:text-style-name="P1" draw:layer="layout" svg:x1="1cm" svg:y1="4cm" svg:x2="4.1cm" svg:y2="0.6cm">
          <text:p text:style-name="P3"/>
        </draw:line>
        <draw:line draw:style-name="gr3" draw:text-style-name="P1" draw:layer="layout" svg:x1="3.3cm" svg:y1="0.8cm" svg:x2="4.1cm" svg:y2="1.1cm">
          <text:p text:style-name="P3"/>
        </draw:line>
        <draw:line draw:style-name="gr3" draw:text-style-name="P1" draw:layer="layout" svg:x1="3.3cm" svg:y1="1.6cm" svg:x2="4.2cm" svg:y2="1.3cm">
          <text:p text:style-name="P3"/>
        </draw:line>
        <draw:frame draw:style-name="gr21" draw:text-style-name="P60" draw:layer="layout" svg:width="0.7cm" svg:height="0.65cm" svg:x="0.9cm" svg:y="2.25cm">
          <draw:text-box>
            <text:p text:style-name="P3"><text:span text:style-name="T72">а</text:span></text:p>
          </draw:text-box>
        </draw:frame>
        <draw:frame draw:style-name="gr21" draw:text-style-name="P60" draw:layer="layout" svg:width="0.7cm" svg:height="0.65cm" svg:x="1.8cm" svg:y="1.2cm">
          <draw:text-box>
            <text:p text:style-name="P3"><text:span text:style-name="T72">c</text:span></text:p>
          </draw:text-box>
        </draw:frame>
        <draw:frame draw:style-name="gr21" draw:text-style-name="P60" draw:layer="layout" svg:width="0.7cm" svg:height="0.65cm" svg:x="1.7cm" svg:y="2.85cm">
          <draw:text-box>
            <text:p text:style-name="P3"><text:span text:style-name="T72">b</text:span></text:p>
          </draw:text-box>
        </draw:frame>
        <draw:frame draw:style-name="gr21" draw:text-style-name="P60" draw:layer="layout" svg:width="0.7cm" svg:height="0.65cm" svg:x="2.6cm" svg:y="1.9cm">
          <draw:text-box>
            <text:p text:style-name="P3"><text:span text:style-name="T72">x</text:span></text:p>
          </draw:text-box>
        </draw:frame>
        <draw:frame draw:style-name="gr21" draw:text-style-name="P60" draw:layer="layout" svg:width="0.7cm" svg:height="0.65cm" svg:x="2.8cm" svg:y="0.25cm">
          <draw:text-box>
            <text:p text:style-name="P3"><text:span text:style-name="T72">а</text:span></text:p>
          </draw:text-box>
        </draw:frame>
        <draw:frame draw:style-name="gr21" draw:text-style-name="P60" draw:layer="layout" svg:width="0.7cm" svg:height="0.65cm" svg:x="3.2cm" svg:y="1.45cm">
          <draw:text-box>
            <text:p text:style-name="P3"><text:span text:style-name="T72">b</text:span></text:p>
          </draw:text-box>
        </draw:frame>
        <draw:frame draw:style-name="gr21" draw:text-style-name="P60" draw:layer="layout" svg:width="0.7cm" svg:height="0.65cm" svg:x="3.3cm" svg:y="0.45cm">
          <draw:text-box>
            <text:p text:style-name="P3"><text:span text:style-name="T72">c</text:span></text:p>
          </draw:text-box>
        </draw:frame>
        <draw:frame draw:style-name="gr21" draw:text-style-name="P60" draw:layer="layout" svg:width="0.7cm" svg:height="0.65cm" svg:x="3.6cm" svg:y="1.35cm">
          <draw:text-box>
            <text:p text:style-name="P3"><text:span text:style-name="T72">d</text:span></text:p>
          </draw:text-box>
        </draw:frame>
        <draw:frame draw:style-name="gr21" draw:text-style-name="P60" draw:layer="layout" svg:width="0.7cm" svg:height="0.65cm" svg:x="3.8cm" svg:y="0.6cm">
          <draw:text-box>
            <text:p text:style-name="P3"><text:span text:style-name="T72">e</text:span></text:p>
          </draw:text-box>
        </draw:frame>
        <draw:line draw:style-name="gr33" draw:text-style-name="P1" draw:layer="layout" svg:x1="3.9cm" svg:y1="1cm" svg:x2="4.3cm" svg:y2="2.8cm">
          <text:p text:style-name="P3"/>
        </draw:line>
        <draw:line draw:style-name="gr33" draw:text-style-name="P1" draw:layer="layout" svg:x1="1cm" svg:y1="4cm" svg:x2="0.5cm" svg:y2="2.6cm">
          <text:p text:style-name="P3"/>
        </draw:line>
        <draw:line draw:style-name="gr3" draw:text-style-name="P1" draw:layer="layout" svg:x1="0.6cm" svg:y1="3.4cm" svg:x2="3.4cm" svg:y2="0.3cm">
          <text:p text:style-name="P3"/>
        </draw:line>
        <draw:polyline draw:style-name="gr32" draw:text-style-name="P1" draw:layer="layout" svg:width="3.699cm" svg:height="3.499cm" svg:x="6.8cm" svg:y="0.4cm" svg:viewBox="0 0 3700 3500" draw:points="0,3500 200,2500 300,3000 600,2600 700,3000 900,1800 1200,2100 1500,1200 1700,1800 1900,1200 2000,1600 2100,1300 2200,1500 2300,600 2400,900 2600,700 2700,900 2900,0 3100,600 3300,100 3500,600 3700,300">
          <text:p text:style-name="P3"/>
        </draw:polyline>
        <draw:frame draw:style-name="gr21" draw:text-style-name="P60" draw:layer="layout" svg:width="0.7cm" svg:height="0.65cm" svg:x="6.6cm" svg:y="2.55cm">
          <draw:text-box>
            <text:p text:style-name="P3"><text:span text:style-name="T72">а</text:span></text:p>
          </draw:text-box>
        </draw:frame>
        <draw:frame draw:style-name="gr21" draw:text-style-name="P60" draw:layer="layout" svg:width="0.7cm" svg:height="0.65cm" svg:x="7.3cm" svg:y="1.75cm">
          <draw:text-box>
            <text:p text:style-name="P3"><text:span text:style-name="T72">c</text:span></text:p>
          </draw:text-box>
        </draw:frame>
        <draw:frame draw:style-name="gr21" draw:text-style-name="P60" draw:layer="layout" svg:width="0.7cm" svg:height="0.65cm" svg:x="7.3cm" svg:y="3.25cm">
          <draw:text-box>
            <text:p text:style-name="P3"><text:span text:style-name="T72">b</text:span></text:p>
          </draw:text-box>
        </draw:frame>
        <draw:frame draw:style-name="gr21" draw:text-style-name="P60" draw:layer="layout" svg:width="0.7cm" svg:height="0.65cm" svg:x="7.8cm" svg:y="2.35cm">
          <draw:text-box>
            <text:p text:style-name="P3"><text:span text:style-name="T72">x</text:span></text:p>
          </draw:text-box>
        </draw:frame>
        <draw:frame draw:style-name="gr21" draw:text-style-name="P60" draw:layer="layout" svg:width="0.7cm" svg:height="0.65cm" svg:x="7.9cm" svg:y="1.25cm">
          <draw:text-box>
            <text:p text:style-name="P3"><text:span text:style-name="T72">а</text:span></text:p>
          </draw:text-box>
        </draw:frame>
        <draw:frame draw:style-name="gr21" draw:text-style-name="P60" draw:layer="layout" svg:width="0.7cm" svg:height="0.65cm" svg:x="8.8cm" svg:y="1.8cm">
          <draw:text-box>
            <text:p text:style-name="P3"><text:span text:style-name="T72">b</text:span></text:p>
          </draw:text-box>
        </draw:frame>
        <draw:frame draw:style-name="gr21" draw:text-style-name="P60" draw:layer="layout" svg:width="0.7cm" svg:height="0.65cm" svg:x="8.9cm" svg:y="0.619cm">
          <draw:text-box>
            <text:p text:style-name="P3"><text:span text:style-name="T72">c</text:span></text:p>
          </draw:text-box>
        </draw:frame>
        <draw:frame draw:style-name="gr21" draw:text-style-name="P60" draw:layer="layout" svg:width="0.7cm" svg:height="0.65cm" svg:x="9.3cm" svg:y="1.2cm">
          <draw:text-box>
            <text:p text:style-name="P3"><text:span text:style-name="T72">x</text:span></text:p>
          </draw:text-box>
        </draw:frame>
        <draw:frame draw:style-name="gr21" draw:text-style-name="P60" draw:layer="layout" svg:width="0.7cm" svg:height="0.65cm" svg:x="9.3cm" svg:y="-0.05cm">
          <draw:text-box>
            <text:p text:style-name="P3"><text:span text:style-name="T72">а</text:span></text:p>
          </draw:text-box>
        </draw:frame>
        <draw:frame draw:style-name="gr21" draw:text-style-name="P60" draw:layer="layout" svg:width="0.7cm" svg:height="0.65cm" svg:x="9.7cm" svg:y="0.85cm">
          <draw:text-box>
            <text:p text:style-name="P3"><text:span text:style-name="T72">b</text:span></text:p>
          </draw:text-box>
        </draw:frame>
        <draw:frame draw:style-name="gr21" draw:text-style-name="P60" draw:layer="layout" svg:width="0.7cm" svg:height="0.65cm" svg:x="9.9cm" svg:y="0.1cm">
          <draw:text-box>
            <text:p text:style-name="P3"><text:span text:style-name="T72">c</text:span></text:p>
          </draw:text-box>
        </draw:frame>
        <draw:frame draw:style-name="gr21" draw:text-style-name="P60" draw:layer="layout" svg:width="0.7cm" svg:height="0.65cm" svg:x="10cm" svg:y="0.9cm">
          <draw:text-box>
            <text:p text:style-name="P3"><text:span text:style-name="T72">d</text:span></text:p>
          </draw:text-box>
        </draw:frame>
        <draw:frame draw:style-name="gr21" draw:text-style-name="P60" draw:layer="layout" svg:width="0.7cm" svg:height="0.65cm" svg:x="10.3cm" svg:y="0.3cm">
          <draw:text-box>
            <text:p text:style-name="P3"><text:span text:style-name="T72">e</text:span></text:p>
          </draw:text-box>
        </draw:frame>
        <draw:line draw:style-name="gr3" draw:text-style-name="P1" draw:layer="layout" svg:x1="6.8cm" svg:y1="4.1cm" svg:x2="10.4cm" svg:y2="0.5cm">
          <text:p text:style-name="P3"/>
        </draw:line>
        <draw:line draw:style-name="gr3" draw:text-style-name="P1" draw:layer="layout" svg:x1="6.4cm" svg:y1="3.5cm" svg:x2="10cm" svg:y2="-0.1cm">
          <text:p text:style-name="P3"/>
        </draw:line>
        <draw:line draw:style-name="gr3" draw:text-style-name="P1" draw:layer="layout" svg:x1="9.8cm" svg:y1="1cm" svg:x2="10.6cm" svg:y2="1cm">
          <text:p text:style-name="P3"/>
        </draw:line>
        <draw:line draw:style-name="gr3" draw:text-style-name="P1" draw:layer="layout" svg:x1="9.9cm" svg:y1="0.3cm" svg:x2="10.8cm" svg:y2="0.9cm">
          <text:p text:style-name="P3"/>
        </draw:line>
        <draw:line draw:style-name="gr107" draw:text-style-name="P1" draw:layer="layout" svg:x1="6.4cm" svg:y1="2.7cm" svg:x2="6.8cm" svg:y2="3.9cm">
          <text:p text:style-name="P3"/>
        </draw:line>
        <draw:line draw:style-name="gr33" draw:text-style-name="P1" draw:layer="layout" svg:x1="10.5cm" svg:y1="0.7cm" svg:x2="10.8cm" svg:y2="2.4cm">
          <text:p text:style-name="P3"/>
        </draw:line>
        <draw:line draw:style-name="gr3" draw:text-style-name="P1" draw:layer="layout" svg:x1="8.4cm" svg:y1="2.3cm" svg:x2="9.2cm" svg:y2="1.8cm">
          <text:p text:style-name="P3"/>
        </draw:line>
        <draw:line draw:style-name="gr3" draw:text-style-name="P1" draw:layer="layout" svg:x1="8.4cm" svg:y1="1.4cm" svg:x2="9.2cm" svg:y2="1.8cm">
          <text:p text:style-name="P3"/>
        </draw:line>
      </draw:page>
      <draw:page draw:name="Нестандартни Модели - Канали - 2" draw:style-name="dp1" draw:master-page-name="Default">
        <office:forms form:automatic-focus="false" form:apply-design-mode="false"/>
        <draw:polyline draw:style-name="gr32" draw:text-style-name="P1" draw:layer="layout" svg:width="2.699cm" svg:height="2.399cm" svg:x="2.6cm" svg:y="0.8cm" svg:viewBox="0 0 2700 2400" draw:points="0,0 100,800 300,200 500,600 700,0 800,900 1000,700 1100,1600 1200,1000 1400,1400 1600,700 1800,1700 2000,1500 2100,2400 2200,1800 2400,2100 2600,1500 2700,2200">
          <text:p text:style-name="P3"/>
        </draw:polyline>
        <draw:line draw:style-name="gr3" draw:text-style-name="P1" draw:layer="layout" svg:x1="2.1cm" svg:y1="1.1cm" svg:x2="5.6cm" svg:y2="3.9cm">
          <text:p text:style-name="P3"/>
        </draw:line>
        <draw:line draw:style-name="gr3" draw:text-style-name="P1" draw:layer="layout" svg:x1="2.6cm" svg:y1="0.2cm" svg:x2="6.1cm" svg:y2="3cm">
          <text:p text:style-name="P3"/>
        </draw:line>
        <draw:frame draw:style-name="gr21" draw:text-style-name="P60" draw:layer="layout" svg:width="0.7cm" svg:height="0.65cm" svg:x="2.3cm" svg:y="1.45cm">
          <draw:text-box>
            <text:p text:style-name="P3"><text:span text:style-name="T72">а</text:span></text:p>
          </draw:text-box>
        </draw:frame>
        <draw:frame draw:style-name="gr21" draw:text-style-name="P60" draw:layer="layout" svg:width="0.7cm" svg:height="0.65cm" svg:x="3cm" svg:y="1.55cm">
          <draw:text-box>
            <text:p text:style-name="P3"><text:span text:style-name="T72">c</text:span></text:p>
          </draw:text-box>
        </draw:frame>
        <draw:frame draw:style-name="gr21" draw:text-style-name="P60" draw:layer="layout" svg:width="0.7cm" svg:height="0.65cm" svg:x="3.1cm" svg:y="0.4cm">
          <draw:text-box>
            <text:p text:style-name="P3"><text:span text:style-name="T72">b</text:span></text:p>
          </draw:text-box>
        </draw:frame>
        <draw:frame draw:style-name="gr21" draw:text-style-name="P60" draw:layer="layout" svg:width="0.7cm" svg:height="0.65cm" svg:x="3.4cm" svg:y="1.1cm">
          <draw:text-box>
            <text:p text:style-name="P3"><text:span text:style-name="T72">x</text:span></text:p>
          </draw:text-box>
        </draw:frame>
        <draw:frame draw:style-name="gr21" draw:text-style-name="P60" draw:layer="layout" svg:width="0.7cm" svg:height="0.65cm" svg:x="3.3cm" svg:y="2.25cm">
          <draw:text-box>
            <text:p text:style-name="P3"><text:span text:style-name="T72">а</text:span></text:p>
          </draw:text-box>
        </draw:frame>
        <draw:frame draw:style-name="gr21" draw:text-style-name="P60" draw:layer="layout" svg:width="0.7cm" svg:height="0.65cm" svg:x="4cm" svg:y="1.05cm">
          <draw:text-box>
            <text:p text:style-name="P3"><text:span text:style-name="T72">b</text:span></text:p>
          </draw:text-box>
        </draw:frame>
        <draw:frame draw:style-name="gr21" draw:text-style-name="P60" draw:layer="layout" svg:width="0.7cm" svg:height="0.65cm" svg:x="4.3cm" svg:y="3.1cm">
          <draw:text-box>
            <text:p text:style-name="P3"><text:span text:style-name="T72">а</text:span></text:p>
          </draw:text-box>
        </draw:frame>
        <draw:frame draw:style-name="gr21" draw:text-style-name="P60" draw:layer="layout" svg:width="0.7cm" svg:height="0.65cm" svg:x="4.4cm" svg:y="1.9cm">
          <draw:text-box>
            <text:p text:style-name="P3"><text:span text:style-name="T72">x</text:span></text:p>
          </draw:text-box>
        </draw:frame>
        <draw:frame draw:style-name="gr21" draw:text-style-name="P60" draw:layer="layout" svg:width="0.7cm" svg:height="0.65cm" svg:x="5cm" svg:y="1.9cm">
          <draw:text-box>
            <text:p text:style-name="P3"><text:span text:style-name="T72">b</text:span></text:p>
          </draw:text-box>
        </draw:frame>
        <draw:frame draw:style-name="gr21" draw:text-style-name="P60" draw:layer="layout" svg:width="0.7cm" svg:height="0.65cm" svg:x="4cm" svg:y="2.25cm">
          <draw:text-box>
            <text:p text:style-name="P3"><text:span text:style-name="T72">c</text:span></text:p>
          </draw:text-box>
        </draw:frame>
        <draw:frame draw:style-name="gr21" draw:text-style-name="P60" draw:layer="layout" svg:width="0.7cm" svg:height="0.65cm" svg:x="5.2cm" svg:y="2.7cm">
          <draw:text-box>
            <text:p text:style-name="P3"><text:span text:style-name="T72">c</text:span></text:p>
          </draw:text-box>
        </draw:frame>
        <draw:line draw:style-name="gr33" draw:text-style-name="P1" draw:layer="layout" svg:x1="5.3cm" svg:y1="3cm" svg:x2="5.7cm" svg:y2="1.1cm">
          <text:p text:style-name="P3"/>
        </draw:line>
        <draw:custom-shape draw:style-name="gr15" draw:text-style-name="P1" draw:layer="layout" svg:width="0.3cm" svg:height="0.8cm" svg:x="1.7cm" svg:y="0.8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1" draw:layer="layout" svg:x1="2cm" svg:y1="1.6cm" svg:x2="3.3cm" svg:y2="1.6cm">
          <text:p text:style-name="P3"/>
        </draw:line>
        <draw:line draw:style-name="gr26" draw:text-style-name="P1" draw:layer="layout" svg:x1="2cm" svg:y1="0.8cm" svg:x2="3.3cm" svg:y2="0.8cm">
          <text:p text:style-name="P3"/>
        </draw:line>
        <draw:line draw:style-name="gr26" draw:text-style-name="P1" draw:layer="layout" svg:x1="2cm" svg:y1="1.6cm" svg:x2="3.3cm" svg:y2="1.6cm">
          <text:p text:style-name="P3"/>
        </draw:line>
        <draw:line draw:style-name="gr26" draw:text-style-name="P1" draw:layer="layout" svg:x1="2.1cm" svg:y1="2.4cm" svg:x2="4.4cm" svg:y2="2.4cm">
          <text:p text:style-name="P3"/>
        </draw:line>
        <draw:custom-shape draw:style-name="gr15" draw:text-style-name="P1" draw:layer="layout" svg:width="0.3cm" svg:height="0.8cm" svg:x="1.7cm" svg:y="1.6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 draw:text-style-name="P1" draw:layer="layout" svg:width="-0.3cm" svg:height="-0.8cm" svg:x="6.4cm" svg:y="3.1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9" draw:text-style-name="P62" draw:layer="layout" svg:width="3.7cm" svg:height="1.85cm" svg:x="5.7cm" svg:y="0.75cm">
          <draw:text-box>
            <text:p text:style-name="P47"><text:span text:style-name="T74">Пробив на базовата трендлиния b-b-b е силен сигнал за край на нестандартния модел.</text:span></text:p>
          </draw:text-box>
        </draw:frame>
        <draw:frame draw:style-name="gr62" draw:text-style-name="P63" draw:layer="layout" svg:width="3.9cm" svg:height="0.75cm" svg:x="6.3cm" svg:y="2.45cm">
          <draw:text-box>
            <text:p text:style-name="P47"><text:span text:style-name="T75">Плоска с неуспешна вълна - с</text:span></text:p>
          </draw:text-box>
        </draw:frame>
        <draw:frame draw:style-name="gr96" draw:text-style-name="P63" draw:layer="layout" svg:width="1.8cm" svg:height="0.95cm" svg:x="0.1cm" svg:y="1.25cm">
          <draw:text-box>
            <text:p text:style-name="P47"><text:span text:style-name="T75">Плоска обикновенна</text:span></text:p>
          </draw:text-box>
        </draw:frame>
        <draw:frame draw:style-name="gr62" draw:text-style-name="P64" draw:layer="layout" svg:width="3.1cm" svg:height="0.75cm" svg:x="4.6cm" svg:y="0.15cm">
          <draw:text-box>
            <text:p text:style-name="P47"><text:span text:style-name="T76">Тройна плоска</text:span></text:p>
          </draw:text-box>
        </draw:frame>
      </draw:page>
      <draw:page draw:name="Нестандартни Модели - Канали - 3" draw:style-name="dp1" draw:master-page-name="Default">
        <office:forms form:automatic-focus="false" form:apply-design-mode="false"/>
        <draw:polyline draw:style-name="gr108" draw:text-style-name="P1" draw:layer="layout" svg:width="2.399cm" svg:height="2.799cm" svg:x="1.9cm" svg:y="0.5cm" svg:viewBox="0 0 2400 2800" draw:points="0,0 100,700 500,300 700,1800 1000,1600 1100,2800 1300,2100 1500,2500 1600,1800 1900,2600 2200,1900 2400,2300">
          <text:p text:style-name="P3"/>
        </draw:polyline>
        <draw:line draw:style-name="gr109" draw:text-style-name="P1" draw:layer="layout" svg:x1="2.1cm" svg:y1="0.4cm" svg:x2="4.2cm" svg:y2="3.2cm">
          <text:p text:style-name="P3"/>
        </draw:line>
        <draw:line draw:style-name="gr110" draw:text-style-name="P1" draw:layer="layout" svg:x1="1.6cm" svg:y1="0.4cm" svg:x2="3.4cm" svg:y2="4.2cm">
          <text:p text:style-name="P3"/>
        </draw:line>
        <draw:line draw:style-name="gr110" draw:text-style-name="P1" draw:layer="layout" svg:x1="3.2cm" svg:y1="2.2cm" svg:x2="4.6cm" svg:y2="2.5cm">
          <text:p text:style-name="P3"/>
        </draw:line>
        <draw:line draw:style-name="gr110" draw:text-style-name="P1" draw:layer="layout" svg:x1="2.9cm" svg:y1="3.3cm" svg:x2="4.5cm" svg:y2="3cm">
          <text:p text:style-name="P3"/>
        </draw:line>
        <draw:line draw:style-name="gr33" draw:text-style-name="P1" draw:layer="layout" svg:x1="4.3cm" svg:y1="2.8cm" svg:x2="4.6cm" svg:y2="1.7cm">
          <text:p text:style-name="P3"/>
        </draw:line>
        <draw:line draw:style-name="gr33" draw:text-style-name="P1" draw:layer="layout" svg:x1="1.9cm" svg:y1="0.5cm" svg:x2="1.5cm" svg:y2="1.4cm">
          <text:p text:style-name="P3"/>
        </draw:line>
        <draw:frame draw:style-name="gr21" draw:text-style-name="P60" draw:layer="layout" svg:width="0.7cm" svg:height="0.65cm" svg:x="1.6cm" svg:y="1.1cm">
          <draw:text-box>
            <text:p text:style-name="P3"><text:span text:style-name="T72">а</text:span></text:p>
          </draw:text-box>
        </draw:frame>
        <draw:frame draw:style-name="gr21" draw:text-style-name="P60" draw:layer="layout" svg:width="0.7cm" svg:height="0.65cm" svg:x="2.2cm" svg:y="2.2cm">
          <draw:text-box>
            <text:p text:style-name="P3"><text:span text:style-name="T72">c</text:span></text:p>
          </draw:text-box>
        </draw:frame>
        <draw:frame draw:style-name="gr21" draw:text-style-name="P60" draw:layer="layout" svg:width="0.7cm" svg:height="0.65cm" svg:x="2.3cm" svg:y="0.45cm">
          <draw:text-box>
            <text:p text:style-name="P3"><text:span text:style-name="T72">b</text:span></text:p>
          </draw:text-box>
        </draw:frame>
        <draw:frame draw:style-name="gr21" draw:text-style-name="P60" draw:layer="layout" svg:width="0.7cm" svg:height="0.65cm" svg:x="2.7cm" svg:y="1.75cm">
          <draw:text-box>
            <text:p text:style-name="P3"><text:span text:style-name="T72">x</text:span></text:p>
          </draw:text-box>
        </draw:frame>
        <draw:frame draw:style-name="gr21" draw:text-style-name="P60" draw:id="id40" draw:layer="layout" svg:width="0.7cm" svg:height="0.65cm" svg:x="3.6cm" svg:y="3cm">
          <draw:text-box>
            <text:p text:style-name="P3"><text:span text:style-name="T72">c</text:span></text:p>
          </draw:text-box>
        </draw:frame>
        <draw:frame draw:style-name="gr21" draw:text-style-name="P60" draw:layer="layout" svg:width="0.7cm" svg:height="0.65cm" svg:x="2.6cm" svg:y="3.3cm">
          <draw:text-box>
            <text:p text:style-name="P3"><text:span text:style-name="T72">а</text:span></text:p>
          </draw:text-box>
        </draw:frame>
        <draw:frame draw:style-name="gr21" draw:text-style-name="P60" draw:layer="layout" svg:width="0.7cm" svg:height="0.65cm" svg:x="3.3cm" svg:y="1.8cm">
          <draw:text-box>
            <text:p text:style-name="P3"><text:span text:style-name="T72">b</text:span></text:p>
          </draw:text-box>
        </draw:frame>
        <draw:frame draw:style-name="gr21" draw:text-style-name="P60" draw:layer="layout" svg:width="0.7cm" svg:height="0.65cm" svg:x="3.8cm" svg:y="1.95cm">
          <draw:text-box>
            <text:p text:style-name="P3"><text:span text:style-name="T72">d</text:span></text:p>
          </draw:text-box>
        </draw:frame>
        <draw:frame draw:style-name="gr21" draw:text-style-name="P60" draw:layer="layout" svg:width="0.7cm" svg:height="0.65cm" svg:x="4.2cm" svg:y="2.5cm">
          <draw:text-box>
            <text:p text:style-name="P3"><text:span text:style-name="T72">e</text:span></text:p>
          </draw:text-box>
        </draw:frame>
        <draw:frame draw:style-name="gr96" draw:text-style-name="P63" draw:id="id38" draw:layer="layout" svg:width="2.5cm" svg:height="0.95cm" svg:x="0.6cm" svg:y="3.8cm">
          <draw:text-box>
            <text:p text:style-name="P47"><text:span text:style-name="T75">Тренд линия а-а</text:span></text:p>
          </draw:text-box>
        </draw:frame>
        <draw:frame draw:style-name="gr96" draw:text-style-name="P65" draw:layer="layout" svg:width="2.4cm" svg:height="0.95cm" svg:x="3.2cm" svg:y="0.7cm">
          <draw:text-box>
            <text:p text:style-name="P47"><text:span text:style-name="T77">Базова тренд линия b-b</text:span></text:p>
          </draw:text-box>
        </draw:frame>
        <draw:frame draw:style-name="gr96" draw:text-style-name="P63" draw:id="id39" draw:layer="layout" svg:width="2.5cm" svg:height="0.95cm" svg:x="3.8cm" svg:y="3.55cm">
          <draw:text-box>
            <text:p text:style-name="P47"><text:span text:style-name="T75">Триъгълник</text:span></text:p>
          </draw:text-box>
        </draw:frame>
        <draw:frame draw:style-name="gr96" draw:text-style-name="P63" draw:layer="layout" svg:width="1.6cm" svg:height="0.95cm" svg:x="-0.1cm" svg:y="1cm">
          <draw:text-box>
            <text:p text:style-name="P47"><text:span text:style-name="T75">Удъжлен ЗигЗаг</text:span></text:p>
          </draw:text-box>
        </draw:frame>
        <draw:connector draw:style-name="gr111" draw:text-style-name="P1" draw:layer="layout" draw:type="curve" svg:x1="1.85cm" svg:y1="3.8cm" svg:x2="2.714cm" svg:y2="2.949cm" draw:start-shape="id38" draw:start-glue-point="0">
          <text:p text:style-name="P3"/>
        </draw:connector>
        <draw:connector draw:style-name="gr111" draw:text-style-name="P1" draw:layer="layout" draw:type="curve" svg:x1="5.05cm" svg:y1="3.55cm" svg:x2="4.3cm" svg:y2="3.325cm" draw:start-shape="id39" draw:start-glue-point="0" draw:end-shape="id40" draw:end-glue-point="1">
          <text:p text:style-name="P3"/>
        </draw:connector>
        <draw:custom-shape draw:style-name="gr112" draw:text-style-name="P1" draw:layer="layout" svg:width="0.3cm" svg:height="1.8cm" svg:x="1.1cm" svg:y="0.4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0" draw:layer="layout" svg:width="3.3cm" svg:height="0.6cm" svg:x="1.6cm" svg:y="4.5cm">
          <draw:text-box>
            <text:p text:style-name="P9"><text:span text:style-name="T5">Двойна комбинация</text:span></text:p>
          </draw:text-box>
        </draw:frame>
        <draw:frame draw:style-name="gr23" draw:text-style-name="P10" draw:layer="layout" svg:width="3.3cm" svg:height="0.6cm" svg:x="7.3cm" svg:y="4.5cm">
          <draw:text-box>
            <text:p text:style-name="P9"><text:span text:style-name="T5">Тройна комбинация</text:span></text:p>
          </draw:text-box>
        </draw:frame>
        <draw:polyline draw:style-name="gr108" draw:text-style-name="P1" draw:layer="layout" svg:width="2.999cm" svg:height="3.099cm" svg:x="7.2cm" svg:y="0.9cm" svg:viewBox="0 0 3000 3100" draw:points="0,0 100,500 500,100 700,1500 900,1300 1000,2200 1200,1600 1400,2000 1500,1300 1600,2200 1900,2100 1900,3100 2100,2600 2200,2800 2300,2300 2600,2900 2800,2400 3000,2700">
          <text:p text:style-name="P3"/>
        </draw:polyline>
        <draw:line draw:style-name="gr110" draw:text-style-name="P1" draw:layer="layout" svg:x1="7.3cm" svg:y1="0.5cm" svg:x2="10.3cm" svg:y2="4.1cm">
          <text:p text:style-name="P3"/>
        </draw:line>
        <draw:line draw:style-name="gr110" draw:text-style-name="P1" draw:layer="layout" svg:x1="6.5cm" svg:y1="1.5cm" svg:x2="9.5cm" svg:y2="4.4cm">
          <text:p text:style-name="P3"/>
        </draw:line>
        <draw:frame draw:style-name="gr21" draw:text-style-name="P60" draw:layer="layout" svg:width="0.7cm" svg:height="0.65cm" svg:x="6.9cm" svg:y="1.25cm">
          <draw:text-box>
            <text:p text:style-name="P3"><text:span text:style-name="T72">а</text:span></text:p>
          </draw:text-box>
        </draw:frame>
        <draw:frame draw:style-name="gr21" draw:text-style-name="P60" draw:layer="layout" svg:width="0.7cm" svg:height="0.65cm" svg:x="7.5cm" svg:y="2.25cm">
          <draw:text-box>
            <text:p text:style-name="P3"><text:span text:style-name="T72">c</text:span></text:p>
          </draw:text-box>
        </draw:frame>
        <draw:frame draw:style-name="gr21" draw:text-style-name="P60" draw:layer="layout" svg:width="0.7cm" svg:height="0.65cm" svg:x="7.5cm" svg:y="0.65cm">
          <draw:text-box>
            <text:p text:style-name="P3"><text:span text:style-name="T72">b</text:span></text:p>
          </draw:text-box>
        </draw:frame>
        <draw:frame draw:style-name="gr21" draw:text-style-name="P60" draw:layer="layout" svg:width="0.7cm" svg:height="0.65cm" svg:x="7.9cm" svg:y="1.8cm">
          <draw:text-box>
            <text:p text:style-name="P3"><text:span text:style-name="T72">x</text:span></text:p>
          </draw:text-box>
        </draw:frame>
        <draw:frame draw:style-name="gr21" draw:text-style-name="P60" draw:layer="layout" svg:width="0.7cm" svg:height="0.65cm" svg:x="7.8cm" svg:y="2.95cm">
          <draw:text-box>
            <text:p text:style-name="P3"><text:span text:style-name="T72">а</text:span></text:p>
          </draw:text-box>
        </draw:frame>
        <draw:frame draw:style-name="gr21" draw:text-style-name="P60" draw:layer="layout" svg:width="0.7cm" svg:height="0.65cm" svg:x="8.5cm" svg:y="1.8cm">
          <draw:text-box>
            <text:p text:style-name="P3"><text:span text:style-name="T72">b</text:span></text:p>
          </draw:text-box>
        </draw:frame>
        <draw:frame draw:style-name="gr21" draw:text-style-name="P60" draw:layer="layout" svg:width="0.7cm" svg:height="0.65cm" svg:x="8.7cm" svg:y="2.6cm">
          <draw:text-box>
            <text:p text:style-name="P3"><text:span text:style-name="T72">x</text:span></text:p>
          </draw:text-box>
        </draw:frame>
        <draw:frame draw:style-name="gr21" draw:text-style-name="P60" draw:layer="layout" svg:width="0.7cm" svg:height="0.65cm" svg:x="8.4cm" svg:y="2.9cm">
          <draw:text-box>
            <text:p text:style-name="P3"><text:span text:style-name="T72">c</text:span></text:p>
          </draw:text-box>
        </draw:frame>
        <draw:frame draw:style-name="gr21" draw:text-style-name="P60" draw:layer="layout" svg:width="0.7cm" svg:height="0.65cm" svg:x="9.5cm" svg:y="3.75cm">
          <draw:text-box>
            <text:p text:style-name="P3"><text:span text:style-name="T72">c</text:span></text:p>
          </draw:text-box>
        </draw:frame>
        <draw:frame draw:style-name="gr21" draw:text-style-name="P60" draw:layer="layout" svg:width="0.7cm" svg:height="0.65cm" svg:x="8.8cm" svg:y="3.95cm">
          <draw:text-box>
            <text:p text:style-name="P3"><text:span text:style-name="T72">а</text:span></text:p>
          </draw:text-box>
        </draw:frame>
        <draw:frame draw:style-name="gr21" draw:text-style-name="P60" draw:layer="layout" svg:width="0.7cm" svg:height="0.65cm" svg:x="9.3cm" svg:y="2.8cm">
          <draw:text-box>
            <text:p text:style-name="P3"><text:span text:style-name="T72">b</text:span></text:p>
          </draw:text-box>
        </draw:frame>
        <draw:frame draw:style-name="gr21" draw:text-style-name="P60" draw:layer="layout" svg:width="0.7cm" svg:height="0.65cm" svg:x="9.8cm" svg:y="2.9cm">
          <draw:text-box>
            <text:p text:style-name="P3"><text:span text:style-name="T72">d</text:span></text:p>
          </draw:text-box>
        </draw:frame>
        <draw:frame draw:style-name="gr21" draw:text-style-name="P60" draw:layer="layout" svg:width="0.7cm" svg:height="0.65cm" svg:x="10.2cm" svg:y="3.55cm">
          <draw:text-box>
            <text:p text:style-name="P3"><text:span text:style-name="T72">e</text:span></text:p>
          </draw:text-box>
        </draw:frame>
        <draw:line draw:style-name="gr110" draw:text-style-name="P1" draw:layer="layout" svg:x1="9.2cm" svg:y1="3.1cm" svg:x2="10.6cm" svg:y2="3.4cm">
          <text:p text:style-name="P3"/>
        </draw:line>
        <draw:line draw:style-name="gr110" draw:text-style-name="P1" draw:layer="layout" svg:x1="9.1cm" svg:y1="4cm" svg:x2="10.5cm" svg:y2="3.6cm">
          <text:p text:style-name="P3"/>
        </draw:line>
        <draw:frame draw:style-name="gr96" draw:text-style-name="P65" draw:layer="layout" svg:width="2.4cm" svg:height="0.95cm" svg:x="9.2cm" svg:y="0.95cm">
          <draw:text-box>
            <text:p text:style-name="P47"><text:span text:style-name="T77">Базова тренд линия b-b-b</text:span></text:p>
          </draw:text-box>
        </draw:frame>
        <draw:frame draw:style-name="gr96" draw:text-style-name="P63" draw:layer="layout" svg:width="1.6cm" svg:height="0.95cm" svg:x="5.5cm" svg:y="1.25cm">
          <draw:text-box>
            <text:p text:style-name="P47"><text:span text:style-name="T75">Плоска удължена</text:span></text:p>
          </draw:text-box>
        </draw:frame>
        <draw:frame draw:style-name="gr96" draw:text-style-name="P63" draw:layer="layout" svg:width="1.8cm" svg:height="0.95cm" svg:x="5.8cm" svg:y="2.35cm">
          <draw:text-box>
            <text:p text:style-name="P47"><text:span text:style-name="T75">Плоска обикновенна</text:span></text:p>
          </draw:text-box>
        </draw:frame>
        <draw:frame draw:style-name="gr23" draw:text-style-name="P63" draw:layer="layout" svg:width="1.8cm" svg:height="0.6cm" svg:x="6.1cm" svg:y="3.3cm">
          <draw:text-box>
            <text:p text:style-name="P47"><text:span text:style-name="T75">Триъгълник</text:span></text:p>
          </draw:text-box>
        </draw:frame>
        <draw:custom-shape draw:style-name="gr113" draw:text-style-name="P1" draw:layer="layout" svg:width="0.3cm" svg:height="0.9cm" svg:x="7.3cm" svg:y="2.2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3" draw:text-style-name="P1" draw:layer="layout" svg:width="0.3cm" svg:height="1.4cm" svg:x="6.8cm" svg:y="0.9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3" draw:text-style-name="P1" draw:layer="layout" svg:width="0.2cm" svg:height="1cm" svg:x="7.7cm" svg:y="3.1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33" draw:text-style-name="P1" draw:layer="layout" svg:x1="10.2cm" svg:y1="3.6cm" svg:x2="10.5cm" svg:y2="2.5cm">
          <text:p text:style-name="P3"/>
        </draw:line>
      </draw:page>
      <draw:page draw:name="Двоен ЗигЗаг" draw:style-name="dp1" draw:master-page-name="Default">
        <office:forms form:automatic-focus="false" form:apply-design-mode="false"/>
        <draw:polyline draw:style-name="gr114" draw:text-style-name="P1" draw:layer="layout" svg:width="2.799cm" svg:height="3.699cm" svg:x="1.3cm" svg:y="0.8cm" svg:viewBox="0 0 2800 3700" draw:points="0,3700 200,2600 400,3000 600,2600 700,3000 1000,1700 1200,2100 1300,1600 1500,2000 1600,1700 1700,1900 2000,600 2100,1100 2400,500 2600,1000 2800,0">
          <text:p text:style-name="P3"/>
        </draw:polyline>
        <draw:line draw:style-name="gr3" draw:text-style-name="P1" draw:layer="layout" svg:x1="1.2cm" svg:y1="4.7cm" svg:x2="4.9cm" svg:y2="0.7cm">
          <text:p text:style-name="P3"/>
        </draw:line>
        <draw:line draw:style-name="gr3" draw:text-style-name="P1" draw:layer="layout" svg:x1="2.4cm" svg:y1="2.3cm" svg:x2="3.3cm" svg:y2="2.6cm">
          <text:p text:style-name="P3"/>
        </draw:line>
        <draw:line draw:style-name="gr3" draw:text-style-name="P1" draw:layer="layout" svg:x1="2.4cm" svg:y1="2.9cm" svg:x2="3.3cm" svg:y2="2.7cm">
          <text:p text:style-name="P3"/>
        </draw:line>
        <draw:line draw:style-name="gr3" draw:text-style-name="P1" draw:layer="layout" svg:x1="0.7cm" svg:y1="4.2cm" svg:x2="4.4cm" svg:y2="0.2cm">
          <text:p text:style-name="P3"/>
        </draw:line>
        <draw:frame draw:style-name="gr21" draw:text-style-name="P60" draw:layer="layout" svg:width="0.7cm" svg:height="0.65cm" svg:x="1.1cm" svg:y="2.95cm">
          <draw:text-box>
            <text:p text:style-name="P3"><text:span text:style-name="T72">а</text:span></text:p>
          </draw:text-box>
        </draw:frame>
        <draw:frame draw:style-name="gr21" draw:text-style-name="P60" draw:layer="layout" svg:width="0.7cm" svg:height="0.65cm" svg:x="1.9cm" svg:y="2.05cm">
          <draw:text-box>
            <text:p text:style-name="P3"><text:span text:style-name="T72">c</text:span></text:p>
          </draw:text-box>
        </draw:frame>
        <draw:frame draw:style-name="gr21" draw:text-style-name="P60" draw:layer="layout" svg:width="0.7cm" svg:height="0.65cm" svg:x="1.9cm" svg:y="3.75cm">
          <draw:text-box>
            <text:p text:style-name="P3"><text:span text:style-name="T72">b</text:span></text:p>
          </draw:text-box>
        </draw:frame>
        <draw:frame draw:style-name="gr21" draw:text-style-name="P60" draw:layer="layout" svg:width="0.7cm" svg:height="0.65cm" svg:x="3.1cm" svg:y="2.45cm">
          <draw:text-box>
            <text:p text:style-name="P3"><text:span text:style-name="T72">x</text:span></text:p>
          </draw:text-box>
        </draw:frame>
        <draw:frame draw:style-name="gr21" draw:text-style-name="P60" draw:layer="layout" svg:width="0.7cm" svg:height="0.65cm" svg:x="2.9cm" svg:y="1cm">
          <draw:text-box>
            <text:p text:style-name="P3"><text:span text:style-name="T72">а</text:span></text:p>
          </draw:text-box>
        </draw:frame>
        <draw:frame draw:style-name="gr21" draw:text-style-name="P60" draw:layer="layout" svg:width="0.7cm" svg:height="0.65cm" svg:x="3.8cm" svg:y="1.7cm">
          <draw:text-box>
            <text:p text:style-name="P3"><text:span text:style-name="T72">b</text:span></text:p>
          </draw:text-box>
        </draw:frame>
        <draw:frame draw:style-name="gr21" draw:text-style-name="P60" draw:layer="layout" svg:width="0.7cm" svg:height="0.65cm" svg:x="4cm" svg:y="0.4cm">
          <draw:text-box>
            <text:p text:style-name="P3"><text:span text:style-name="T72">c</text:span></text:p>
          </draw:text-box>
        </draw:frame>
        <draw:frame draw:style-name="gr21" draw:text-style-name="P66" draw:layer="layout" svg:width="2.7cm" svg:height="0.65cm" svg:x="0.4cm" svg:y="0.2cm">
          <draw:text-box>
            <text:p text:style-name="P3"><text:span text:style-name="T71">Двоен ЗигЗаг</text:span></text:p>
          </draw:text-box>
        </draw:frame>
        <draw:custom-shape draw:style-name="gr15" draw:text-style-name="P1" draw:layer="layout" svg:width="0.3cm" svg:height="1cm" draw:transform="rotate (1.5707963267946) translate (1.3cm 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5cm" svg:height="0.65cm" svg:x="1.1cm" svg:y="4.9cm">
          <draw:text-box>
            <text:p text:style-name="P3"><text:span text:style-name="T72">Първи Зигзаг</text:span></text:p>
          </draw:text-box>
        </draw:frame>
        <draw:custom-shape draw:style-name="gr15" draw:text-style-name="P1" draw:layer="layout" svg:width="0.3cm" svg:height="1cm" draw:transform="rotate (1.5707963267946) translate (3.1cm 3.2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5cm" svg:height="0.65cm" svg:x="2.9cm" svg:y="3.15cm">
          <draw:text-box>
            <text:p text:style-name="P3"><text:span text:style-name="T72">Втори Зигзаг</text:span></text:p>
          </draw:text-box>
        </draw:frame>
        <draw:frame draw:style-name="gr21" draw:text-style-name="P60" draw:layer="layout" svg:width="0.7cm" svg:height="0.65cm" svg:x="0.8cm" svg:y="4.15cm">
          <draw:text-box>
            <text:p text:style-name="P3"><text:span text:style-name="T72">0</text:span></text:p>
          </draw:text-box>
        </draw:frame>
        <draw:polyline draw:style-name="gr114" draw:text-style-name="P1" draw:layer="layout" svg:width="2.799cm" svg:height="3.899cm" svg:x="7.3cm" svg:y="0.6cm" svg:viewBox="0 0 2800 3900" draw:points="0,3900 200,2800 400,3200 600,2800 700,3200 1000,1900 1200,2300 1300,1800 1500,2200 1600,1900 1700,2100 2000,800 2100,1300 2400,700 2600,1200 2800,0">
          <text:p text:style-name="P3"/>
        </draw:polyline>
        <draw:line draw:style-name="gr33" draw:text-style-name="P1" draw:layer="layout" svg:x1="7.2cm" svg:y1="4.7cm" svg:x2="10.9cm" svg:y2="0.7cm">
          <text:p text:style-name="P3"/>
        </draw:line>
        <draw:line draw:style-name="gr33" draw:text-style-name="P1" draw:layer="layout" svg:x1="6.7cm" svg:y1="4.2cm" svg:x2="10.4cm" svg:y2="0.2cm">
          <text:p text:style-name="P3"/>
        </draw:line>
        <draw:frame draw:style-name="gr21" draw:text-style-name="P60" draw:layer="layout" svg:width="1.1cm" svg:height="0.65cm" svg:x="6.9cm" svg:y="2.9cm">
          <draw:text-box>
            <text:p text:style-name="P3"><text:span text:style-name="T72">(1)</text:span></text:p>
          </draw:text-box>
        </draw:frame>
        <draw:frame draw:style-name="gr21" draw:text-style-name="P60" draw:layer="layout" svg:width="0.7cm" svg:height="0.65cm" svg:x="7.9cm" svg:y="2.05cm">
          <draw:text-box>
            <text:p text:style-name="P3"><text:span text:style-name="T72">1</text:span></text:p>
          </draw:text-box>
        </draw:frame>
        <draw:frame draw:style-name="gr21" draw:text-style-name="P60" draw:layer="layout" svg:width="0.9cm" svg:height="0.65cm" svg:x="7.9cm" svg:y="3.75cm">
          <draw:text-box>
            <text:p text:style-name="P3"><text:span text:style-name="T72">(2)</text:span></text:p>
          </draw:text-box>
        </draw:frame>
        <draw:frame draw:style-name="gr21" draw:text-style-name="P60" draw:layer="layout" svg:width="0.7cm" svg:height="0.65cm" svg:x="9.1cm" svg:y="2.45cm">
          <draw:text-box>
            <text:p text:style-name="P3"><text:span text:style-name="T72">2</text:span></text:p>
          </draw:text-box>
        </draw:frame>
        <draw:frame draw:style-name="gr21" draw:text-style-name="P60" draw:layer="layout" svg:width="0.7cm" svg:height="0.65cm" svg:x="8.9cm" svg:y="1cm">
          <draw:text-box>
            <text:p text:style-name="P3"><text:span text:style-name="T72">3</text:span></text:p>
          </draw:text-box>
        </draw:frame>
        <draw:frame draw:style-name="gr21" draw:text-style-name="P60" draw:layer="layout" svg:width="0.7cm" svg:height="0.65cm" svg:x="9.8cm" svg:y="1.7cm">
          <draw:text-box>
            <text:p text:style-name="P3"><text:span text:style-name="T72">4</text:span></text:p>
          </draw:text-box>
        </draw:frame>
        <draw:frame draw:style-name="gr21" draw:text-style-name="P60" draw:layer="layout" svg:width="0.7cm" svg:height="0.65cm" svg:x="10cm" svg:y="0.3cm">
          <draw:text-box>
            <text:p text:style-name="P3"><text:span text:style-name="T72">5</text:span></text:p>
          </draw:text-box>
        </draw:frame>
        <draw:frame draw:style-name="gr21" draw:text-style-name="P60" draw:layer="layout" svg:width="0.7cm" svg:height="0.65cm" svg:x="6.8cm" svg:y="4.15cm">
          <draw:text-box>
            <text:p text:style-name="P3"><text:span text:style-name="T72">0</text:span></text:p>
          </draw:text-box>
        </draw:frame>
        <draw:frame draw:style-name="gr21" draw:text-style-name="P60" draw:layer="layout" svg:width="1.1cm" svg:height="0.65cm" svg:x="9.5cm" svg:y="0.2cm">
          <draw:text-box>
            <text:p text:style-name="P3"><text:span text:style-name="T72">(3)</text:span></text:p>
          </draw:text-box>
        </draw:frame>
        <draw:frame draw:style-name="gr115" draw:text-style-name="P67" draw:layer="layout" svg:width="4.6cm" svg:height="1.35cm" svg:x="0cm" svg:y="5.3cm">
          <draw:text-box>
            <text:p text:style-name="P9"><text:span text:style-name="T78">Вълна – </text:span><text:span text:style-name="T79">x</text:span><text:span text:style-name="T80"> може да бъде или по-малка или по-голяма от вълна – </text:span><text:span text:style-name="T81">b</text:span><text:span text:style-name="T80">. </text:span></text:p>
            <text:p text:style-name="P9"><text:span text:style-name="T82">Обикновено е по-малка.</text:span></text:p>
          </draw:text-box>
        </draw:frame>
        <draw:frame draw:style-name="gr116" draw:text-style-name="P69" draw:layer="layout" svg:width="7.5cm" svg:height="3.32cm" svg:x="4.3cm" svg:y="4.98cm">
          <draw:text-box>
            <text:list text:style-name="L3">
              <text:list-item>
                <text:p text:style-name="P68"><text:span text:style-name="T83">Вълни – (1), 1, 3, 5 и вълни (2), 2, 4 - броене на вълните в този ред е напълно погрешно. </text:span></text:p>
              </text:list-item>
            </text:list>
            <text:list text:style-name="L3">
              <text:list-item>
                <text:p text:style-name="P68"><text:span text:style-name="T83">Вълни – (1), 1, 3, 5 по дължина и продължителност са почти еднакви. <text:s/></text:span></text:p>
              </text:list-item>
            </text:list>
            <text:list text:style-name="L3">
              <text:list-item>
                <text:p text:style-name="P68"><text:span text:style-name="T83">Вълни – (2), 2, 4 по дължина и продължителност са почти еднакви. <text:s/></text:span></text:p>
              </text:list-item>
            </text:list>
            <text:list text:style-name="L3">
              <text:list-item>
                <text:p text:style-name="P68"><text:span text:style-name="T83">Това са вълни с една и съща сложност. <text:s/></text:span></text:p>
              </text:list-item>
            </text:list>
            <text:list text:style-name="L3">
              <text:list-item>
                <text:p text:style-name="P68"><text:span text:style-name="T82">По правило в импулсния модел една от вълните трябва да бъде удължена. Освен това, движението се развива между две успоредни линии, което е силен аргумент за корективната природа на движението.</text:span></text:p>
              </text:list-item>
            </text:list>
          </draw:text-box>
        </draw:frame>
        <draw:frame draw:style-name="gr21" draw:text-style-name="P70" draw:layer="layout" svg:width="2.5cm" svg:height="0.801cm" svg:x="8.9cm" svg:y="2.991cm">
          <draw:text-box>
            <text:p text:style-name="P3"><text:span text:style-name="T84">Грешна интерпретация!</text:span></text:p>
          </draw:text-box>
        </draw:frame>
      </draw:page>
      <draw:page draw:name="Зиг-Заг : Триъгълник" draw:style-name="dp1" draw:master-page-name="Default">
        <office:forms form:automatic-focus="false" form:apply-design-mode="false"/>
        <draw:frame draw:style-name="gr23" draw:text-style-name="P71" draw:layer="layout" svg:width="4cm" svg:height="0.6cm" svg:x="0.6cm" svg:y="0cm">
          <draw:text-box>
            <text:p text:style-name="P9"><text:span text:style-name="T85">Зиг – Заг : Триъгълник</text:span></text:p>
          </draw:text-box>
        </draw:frame>
        <draw:polyline draw:style-name="gr117" draw:text-style-name="P1" draw:layer="layout" svg:width="3.499cm" svg:height="3.299cm" svg:x="1cm" svg:y="0.7cm" svg:viewBox="0 0 3500 3300" draw:points="0,3300 200,2100 300,2400 600,2000 800,2300 1100,1100 1400,1400 1600,600 1900,700 2000,0 2100,800 2300,300 2500,1200 2800,300 3100,1000 3200,600 3400,800 3500,600">
          <text:p text:style-name="P3"/>
        </draw:polyline>
        <draw:line draw:style-name="gr3" draw:text-style-name="P1" draw:layer="layout" svg:x1="2.8cm" svg:y1="0.6cm" svg:x2="4.8cm" svg:y2="1.3cm">
          <text:p text:style-name="P3"/>
        </draw:line>
        <draw:line draw:style-name="gr3" draw:text-style-name="P1" draw:layer="layout" svg:x1="3.3cm" svg:y1="2cm" svg:x2="4.8cm" svg:y2="1.5cm">
          <text:p text:style-name="P3"/>
        </draw:line>
        <draw:frame draw:style-name="gr21" draw:text-style-name="P60" draw:layer="layout" svg:width="0.7cm" svg:height="0.65cm" svg:x="0.9cm" svg:y="2.25cm">
          <draw:text-box>
            <text:p text:style-name="P3"><text:span text:style-name="T72">а</text:span></text:p>
          </draw:text-box>
        </draw:frame>
        <draw:frame draw:style-name="gr21" draw:text-style-name="P60" draw:layer="layout" svg:width="0.7cm" svg:height="0.65cm" svg:x="1.7cm" svg:y="1.4cm">
          <draw:text-box>
            <text:p text:style-name="P3"><text:span text:style-name="T72">c</text:span></text:p>
          </draw:text-box>
        </draw:frame>
        <draw:frame draw:style-name="gr21" draw:text-style-name="P60" draw:layer="layout" svg:width="0.7cm" svg:height="0.65cm" svg:x="1.7cm" svg:y="2.85cm">
          <draw:text-box>
            <text:p text:style-name="P3"><text:span text:style-name="T72">b</text:span></text:p>
          </draw:text-box>
        </draw:frame>
        <draw:frame draw:style-name="gr21" draw:text-style-name="P60" draw:layer="layout" svg:width="0.7cm" svg:height="0.65cm" svg:x="2.2cm" svg:y="1.95cm">
          <draw:text-box>
            <text:p text:style-name="P3"><text:span text:style-name="T72">x</text:span></text:p>
          </draw:text-box>
        </draw:frame>
        <draw:frame draw:style-name="gr21" draw:text-style-name="P60" draw:layer="layout" svg:width="0.7cm" svg:height="0.65cm" svg:x="2.5cm" svg:y="0.55cm">
          <draw:text-box>
            <text:p text:style-name="P3"><text:span text:style-name="T72">а</text:span></text:p>
          </draw:text-box>
        </draw:frame>
        <draw:frame draw:style-name="gr21" draw:text-style-name="P60" draw:layer="layout" svg:width="0.7cm" svg:height="0.65cm" svg:x="3.2cm" svg:y="1.85cm">
          <draw:text-box>
            <text:p text:style-name="P3"><text:span text:style-name="T72">b</text:span></text:p>
          </draw:text-box>
        </draw:frame>
        <draw:frame draw:style-name="gr21" draw:text-style-name="P60" draw:layer="layout" svg:width="0.7cm" svg:height="0.65cm" svg:x="3.8cm" svg:y="0.65cm">
          <draw:text-box>
            <text:p text:style-name="P3"><text:span text:style-name="T72">c</text:span></text:p>
          </draw:text-box>
        </draw:frame>
        <draw:frame draw:style-name="gr21" draw:text-style-name="P60" draw:layer="layout" svg:width="0.7cm" svg:height="0.65cm" svg:x="3.8cm" svg:y="1.65cm">
          <draw:text-box>
            <text:p text:style-name="P3"><text:span text:style-name="T72">d</text:span></text:p>
          </draw:text-box>
        </draw:frame>
        <draw:frame draw:style-name="gr21" draw:text-style-name="P60" draw:layer="layout" svg:width="0.7cm" svg:height="0.65cm" svg:x="4.4cm" svg:y="0.8cm">
          <draw:text-box>
            <text:p text:style-name="P3"><text:span text:style-name="T72">e</text:span></text:p>
          </draw:text-box>
        </draw:frame>
        <draw:line draw:style-name="gr33" draw:text-style-name="P1" draw:layer="layout" svg:x1="4.5cm" svg:y1="1.4cm" svg:x2="4.9cm" svg:y2="3.2cm">
          <text:p text:style-name="P3"/>
        </draw:line>
        <draw:line draw:style-name="gr33" draw:text-style-name="P1" draw:layer="layout" svg:x1="1cm" svg:y1="4cm" svg:x2="0.5cm" svg:y2="2.6cm">
          <text:p text:style-name="P3"/>
        </draw:line>
        <draw:custom-shape draw:style-name="gr15" draw:text-style-name="P1" draw:layer="layout" svg:width="0.3cm" svg:height="1cm" draw:transform="rotate (1.5707963267946) translate (1cm 4.4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4cm" svg:height="0.65cm" svg:x="0.8cm" svg:y="4.3cm">
          <draw:text-box>
            <text:p text:style-name="P3"><text:span text:style-name="T72"><text:s/></text:span><text:span text:style-name="T72">Зиг Заг</text:span></text:p>
          </draw:text-box>
        </draw:frame>
        <draw:custom-shape draw:style-name="gr15" draw:text-style-name="P1" draw:layer="layout" svg:width="0.3cm" svg:height="2.1cm" draw:transform="rotate (1.5707963267946) translate (2.5cm 3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5cm" svg:height="0.735cm" svg:x="2.4cm" svg:y="2.9cm">
          <draw:text-box>
            <text:p text:style-name="P3"><text:span text:style-name="T72">Сходящ/Неутрален Триъгълник</text:span></text:p>
          </draw:text-box>
        </draw:frame>
        <draw:frame draw:style-name="gr115" draw:text-style-name="P67" draw:layer="layout" svg:width="4.6cm" svg:height="1.35cm" svg:x="0.1cm" svg:y="5.4cm">
          <draw:text-box>
            <text:p text:style-name="P9"><text:span text:style-name="T78">Вълна – </text:span><text:span text:style-name="T79">x</text:span><text:span text:style-name="T80"> може да бъде или по-малка или по-голяма от вълна – </text:span><text:span text:style-name="T81">b</text:span><text:span text:style-name="T80">. </text:span></text:p>
            <text:p text:style-name="P9"><text:span text:style-name="T82">Обикновено е по-малка.</text:span></text:p>
          </draw:text-box>
        </draw:frame>
        <draw:frame draw:style-name="gr118" draw:text-style-name="P72" draw:layer="layout" svg:width="7.5cm" svg:height="4.6cm" svg:x="4.4cm" svg:y="5.8cm">
          <draw:text-box>
            <text:list text:style-name="L3">
              <text:list-item>
                <text:p text:style-name="P68"><text:span text:style-name="T83">Вълни – (1), 1, 3, 5 и вълни (2), 2, 4 - броене на вълните в този ред е напълно погрешно. </text:span></text:p>
              </text:list-item>
            </text:list>
            <text:list text:style-name="L3">
              <text:list-item>
                <text:p text:style-name="P68"><text:span text:style-name="T83">Вълни – (1), 1, 3, 5 по дължина и продължителност са почти еднакви. <text:s/></text:span></text:p>
              </text:list-item>
            </text:list>
            <text:list text:style-name="L3">
              <text:list-item>
                <text:p text:style-name="P68"><text:span text:style-name="T83">Вълни – (2), 2, 4 по дължина и продължителност са почти еднакви. <text:s/></text:span></text:p>
              </text:list-item>
            </text:list>
            <text:list text:style-name="L3">
              <text:list-item>
                <text:p text:style-name="P68"><text:span text:style-name="T83">Това са вълни с една и съща сложност. <text:s/></text:span></text:p>
              </text:list-item>
            </text:list>
            <text:list text:style-name="L3">
              <text:list-item>
                <text:p text:style-name="P68"><text:span text:style-name="T82">По правило в импулсния модел една от вълните трябва да бъде удължена.</text:span></text:p>
              </text:list-item>
            </text:list>
          </draw:text-box>
        </draw:frame>
        <draw:frame draw:style-name="gr115" draw:text-style-name="P67" draw:layer="layout" svg:width="6.2cm" svg:height="1.367cm" svg:x="5.3cm" svg:y="4.233cm">
          <draw:text-box>
            <text:p text:style-name="P9"><text:span text:style-name="T86">След завършването на втория зиг-заг обикновено грешно се разпознава модела като голям двоен зиг-заг или за край на вълна – (3), както е показано по-горе на фигурата.</text:span></text:p>
          </draw:text-box>
        </draw:frame>
        <draw:polyline draw:style-name="gr117" draw:text-style-name="P1" draw:layer="layout" svg:width="3.499cm" svg:height="3.299cm" svg:x="7.3cm" svg:y="0.7cm" svg:viewBox="0 0 3500 3300" draw:points="0,3300 200,2100 300,2400 600,2000 800,2300 1100,1100 1400,1400 1600,600 1900,700 2000,0 2100,800 2300,300 2500,1200 2800,300 3100,1000 3200,600 3400,800 3500,600">
          <text:p text:style-name="P3"/>
        </draw:polyline>
        <draw:frame draw:style-name="gr21" draw:text-style-name="P70" draw:layer="layout" svg:width="2.5cm" svg:height="0.801cm" svg:x="8.9cm" svg:y="2.8cm">
          <draw:text-box>
            <text:p text:style-name="P3"><text:span text:style-name="T84">Грешна интерпретация!</text:span></text:p>
          </draw:text-box>
        </draw:frame>
        <draw:frame draw:style-name="gr21" draw:text-style-name="P60" draw:layer="layout" svg:width="1cm" svg:height="0.65cm" svg:x="7.1cm" svg:y="2.4cm">
          <draw:text-box>
            <text:p text:style-name="P3"><text:span text:style-name="T72">(1)</text:span></text:p>
          </draw:text-box>
        </draw:frame>
        <draw:frame draw:style-name="gr21" draw:text-style-name="P60" draw:layer="layout" svg:width="1cm" svg:height="0.65cm" svg:x="7.9cm" svg:y="3.05cm">
          <draw:text-box>
            <text:p text:style-name="P3"><text:span text:style-name="T72">(2)</text:span></text:p>
          </draw:text-box>
        </draw:frame>
        <draw:frame draw:style-name="gr21" draw:text-style-name="P60" draw:layer="layout" svg:width="1cm" svg:height="0.65cm" svg:x="8.7cm" svg:y="0.15cm">
          <draw:text-box>
            <text:p text:style-name="P3"><text:span text:style-name="T72">(3)</text:span></text:p>
          </draw:text-box>
        </draw:frame>
        <draw:frame draw:style-name="gr21" draw:text-style-name="P60" draw:layer="layout" svg:width="1cm" svg:height="0.65cm" svg:x="10.9cm" svg:y="1.75cm">
          <draw:text-box>
            <text:p text:style-name="P3"><text:span text:style-name="T72">(4)</text:span></text:p>
          </draw:text-box>
        </draw:frame>
        <draw:frame draw:style-name="gr21" draw:text-style-name="P60" draw:layer="layout" svg:width="1cm" svg:height="0.65cm" svg:x="8cm" svg:y="1.45cm">
          <draw:text-box>
            <text:p text:style-name="P3"><text:span text:style-name="T72">1</text:span></text:p>
          </draw:text-box>
        </draw:frame>
        <draw:frame draw:style-name="gr21" draw:text-style-name="P60" draw:layer="layout" svg:width="1cm" svg:height="0.65cm" svg:x="8.5cm" svg:y="2.1cm">
          <draw:text-box>
            <text:p text:style-name="P3"><text:span text:style-name="T72">2</text:span></text:p>
          </draw:text-box>
        </draw:frame>
        <draw:frame draw:style-name="gr21" draw:text-style-name="P60" draw:layer="layout" svg:width="1cm" svg:height="0.65cm" svg:x="8.5cm" svg:y="0.95cm">
          <draw:text-box>
            <text:p text:style-name="P3"><text:span text:style-name="T72">3</text:span></text:p>
          </draw:text-box>
        </draw:frame>
        <draw:frame draw:style-name="gr21" draw:text-style-name="P60" draw:layer="layout" svg:width="1cm" svg:height="0.65cm" svg:x="8.9cm" svg:y="1.4cm">
          <draw:text-box>
            <text:p text:style-name="P3"><text:span text:style-name="T72">4</text:span></text:p>
          </draw:text-box>
        </draw:frame>
        <draw:frame draw:style-name="gr21" draw:text-style-name="P60" draw:layer="layout" svg:width="1cm" svg:height="0.65cm" svg:x="8.9cm" svg:y="0.4cm">
          <draw:text-box>
            <text:p text:style-name="P3"><text:span text:style-name="T72">5</text:span></text:p>
          </draw:text-box>
        </draw:frame>
        <draw:frame draw:style-name="gr21" draw:text-style-name="P60" draw:layer="layout" svg:width="0.7cm" svg:height="0.65cm" svg:x="9.5cm" svg:y="1.8cm">
          <draw:text-box>
            <text:p text:style-name="P3"><text:span text:style-name="T72">а</text:span></text:p>
          </draw:text-box>
        </draw:frame>
        <draw:frame draw:style-name="gr21" draw:text-style-name="P60" draw:layer="layout" svg:width="0.7cm" svg:height="0.65cm" svg:x="9.8cm" svg:y="0.6cm">
          <draw:text-box>
            <text:p text:style-name="P3"><text:span text:style-name="T72">b</text:span></text:p>
          </draw:text-box>
        </draw:frame>
        <draw:frame draw:style-name="gr21" draw:text-style-name="P60" draw:layer="layout" svg:width="0.7cm" svg:height="0.65cm" svg:x="10.1cm" svg:y="1.6cm">
          <draw:text-box>
            <text:p text:style-name="P3"><text:span text:style-name="T72">c</text:span></text:p>
          </draw:text-box>
        </draw:frame>
        <draw:frame draw:style-name="gr21" draw:text-style-name="P60" draw:layer="layout" svg:width="0.7cm" svg:height="0.65cm" svg:x="10.6cm" svg:y="0.85cm">
          <draw:text-box>
            <text:p text:style-name="P3"><text:span text:style-name="T72">d</text:span></text:p>
          </draw:text-box>
        </draw:frame>
        <draw:line draw:style-name="gr33" draw:text-style-name="P1" draw:layer="layout" svg:x1="7.3cm" svg:y1="3.9cm" svg:x2="6.8cm" svg:y2="2.5cm">
          <text:p text:style-name="P3"/>
        </draw:line>
        <draw:line draw:style-name="gr3" draw:text-style-name="P1" draw:layer="layout" svg:x1="9.6cm" svg:y1="2cm" svg:x2="11.1cm" svg:y2="1.5cm">
          <text:p text:style-name="P3"/>
        </draw:line>
        <draw:line draw:style-name="gr3" draw:text-style-name="P1" draw:layer="layout" svg:x1="9.3cm" svg:y1="0.7cm" svg:x2="11cm" svg:y2="1.3cm">
          <text:p text:style-name="P3"/>
        </draw:line>
      </draw:page>
      <draw:page draw:name="Зиг-Заг : Плоска" draw:style-name="dp1" draw:master-page-name="Default">
        <office:forms form:automatic-focus="false" form:apply-design-mode="false"/>
        <draw:polyline draw:style-name="gr65" draw:text-style-name="P1" draw:layer="layout" svg:width="2.799cm" svg:height="3.099cm" svg:x="1.3cm" svg:y="1.4cm" svg:viewBox="0 0 2800 3100" draw:points="0,3100 200,2000 400,2400 600,2000 700,2400 1000,1100 1200,1500 1300,1000 1500,1400 1600,1100 1700,1300 2000,0 2100,900 2400,300 2600,1000 2800,100">
          <text:p text:style-name="P3"/>
        </draw:polyline>
        <draw:line draw:style-name="gr3" draw:text-style-name="P1" draw:layer="layout" svg:x1="2.4cm" svg:y1="2.3cm" svg:x2="3.2cm" svg:y2="2.6cm">
          <text:p text:style-name="P3"/>
        </draw:line>
        <draw:line draw:style-name="gr3" draw:text-style-name="P1" draw:layer="layout" svg:x1="2.3cm" svg:y1="3cm" svg:x2="3.2cm" svg:y2="2.7cm">
          <text:p text:style-name="P3"/>
        </draw:line>
        <draw:frame draw:style-name="gr21" draw:text-style-name="P60" draw:layer="layout" svg:width="0.7cm" svg:height="0.65cm" svg:x="1.1cm" svg:y="2.95cm">
          <draw:text-box>
            <text:p text:style-name="P3"><text:span text:style-name="T72">а</text:span></text:p>
          </draw:text-box>
        </draw:frame>
        <draw:frame draw:style-name="gr21" draw:text-style-name="P60" draw:layer="layout" svg:width="0.7cm" svg:height="0.65cm" svg:x="1.9cm" svg:y="2.05cm">
          <draw:text-box>
            <text:p text:style-name="P3"><text:span text:style-name="T72">c</text:span></text:p>
          </draw:text-box>
        </draw:frame>
        <draw:frame draw:style-name="gr21" draw:text-style-name="P60" draw:layer="layout" svg:width="0.7cm" svg:height="0.65cm" svg:x="1.9cm" svg:y="3.75cm">
          <draw:text-box>
            <text:p text:style-name="P3"><text:span text:style-name="T72">b</text:span></text:p>
          </draw:text-box>
        </draw:frame>
        <draw:frame draw:style-name="gr21" draw:text-style-name="P60" draw:layer="layout" svg:width="0.7cm" svg:height="0.65cm" svg:x="3cm" svg:y="2.55cm">
          <draw:text-box>
            <text:p text:style-name="P3"><text:span text:style-name="T72">x</text:span></text:p>
          </draw:text-box>
        </draw:frame>
        <draw:frame draw:style-name="gr21" draw:text-style-name="P60" draw:layer="layout" svg:width="0.7cm" svg:height="0.65cm" svg:x="2.9cm" svg:y="1cm">
          <draw:text-box>
            <text:p text:style-name="P3"><text:span text:style-name="T72">а</text:span></text:p>
          </draw:text-box>
        </draw:frame>
        <draw:frame draw:style-name="gr21" draw:text-style-name="P60" draw:layer="layout" svg:width="0.7cm" svg:height="0.65cm" svg:x="3.8cm" svg:y="2.25cm">
          <draw:text-box>
            <text:p text:style-name="P3"><text:span text:style-name="T72">b</text:span></text:p>
          </draw:text-box>
        </draw:frame>
        <draw:frame draw:style-name="gr21" draw:text-style-name="P60" draw:layer="layout" svg:width="0.7cm" svg:height="0.65cm" svg:x="3.9cm" svg:y="1.05cm">
          <draw:text-box>
            <text:p text:style-name="P3"><text:span text:style-name="T72">c</text:span></text:p>
          </draw:text-box>
        </draw:frame>
        <draw:frame draw:style-name="gr21" draw:text-style-name="P66" draw:layer="layout" svg:width="4.3cm" svg:height="0.65cm" svg:x="1.1cm" svg:y="0.15cm">
          <draw:text-box>
            <text:p text:style-name="P3"><text:span text:style-name="T71">Зиг-Заг : Плоска корекция</text:span></text:p>
          </draw:text-box>
        </draw:frame>
        <draw:custom-shape draw:style-name="gr15" draw:text-style-name="P1" draw:layer="layout" svg:width="0.3cm" svg:height="1cm" draw:transform="rotate (1.5707963267946) translate (1.3cm 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7" draw:text-style-name="P60" draw:layer="layout" svg:width="1.2cm" svg:height="0.5cm" svg:x="1.2cm" svg:y="4.9cm">
          <draw:text-box>
            <text:p text:style-name="P3"><text:span text:style-name="T72">Зиг-заг</text:span></text:p>
          </draw:text-box>
        </draw:frame>
        <draw:custom-shape draw:style-name="gr15" draw:text-style-name="P1" draw:layer="layout" svg:width="0.3cm" svg:height="1cm" draw:transform="rotate (1.5707963267946) translate (3.1cm 3.2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5cm" svg:height="0.65cm" svg:x="2.5cm" svg:y="3.15cm">
          <draw:text-box>
            <text:p text:style-name="P3"><text:span text:style-name="T72">Плоска корекция</text:span></text:p>
          </draw:text-box>
        </draw:frame>
        <draw:frame draw:style-name="gr21" draw:text-style-name="P60" draw:layer="layout" svg:width="0.7cm" svg:height="0.65cm" svg:x="0.8cm" svg:y="4.15cm">
          <draw:text-box>
            <text:p text:style-name="P3"><text:span text:style-name="T72">0</text:span></text:p>
          </draw:text-box>
        </draw:frame>
        <draw:frame draw:style-name="gr115" draw:text-style-name="P62" draw:layer="layout" svg:width="11cm" svg:height="1.35cm" svg:x="0.2cm" svg:y="5.25cm">
          <draw:text-box>
            <text:p text:style-name="P47"><text:span text:style-name="T80">Ако</text:span><text:span text:style-name="T87"> вълна – х</text:span><text:span text:style-name="T80"> е триъгълник или моновълна най-вероятно следващата фигура ще бъде плоска корекция с неуспешна вълна – с (както е показано на фигурата).</text:span></text:p>
            <text:p text:style-name="P47"><text:span text:style-name="T83">Възможни са и други варианти (виж реалните нестандартни модели).</text:span></text:p>
          </draw:text-box>
        </draw:frame>
        <draw:frame draw:style-name="gr119" draw:text-style-name="P74" draw:layer="layout" svg:width="11.4cm" svg:height="3.4cm" svg:x="-0.1cm" svg:y="6.4cm">
          <draw:text-box>
            <text:list text:style-name="L4">
              <text:list-item>
                <text:p text:style-name="P73"><text:span text:style-name="T80">Вълни – 1, 3, 5 и вълни - 2, 4 - броене на вълните в този ред е напълно погрешно. </text:span></text:p>
              </text:list-item>
            </text:list>
            <text:list text:style-name="L4">
              <text:list-item>
                <text:p text:style-name="P73"><text:span text:style-name="T80">Вълни – 1, 3, 5 по дължина и продължителност са почти еднакви. По правило в импулсния модел една от вълните трябва да бъде удължена. </text:span></text:p>
              </text:list-item>
            </text:list>
            <text:list text:style-name="L4">
              <text:list-item>
                <text:p text:style-name="P73"><text:span text:style-name="T80">“</text:span><text:span text:style-name="T88">Изхвърлянето” след триъгълника е твърде голямо за да се приеме, че това е вълн</text:span><text:span text:style-name="T81">a</text:span><text:span text:style-name="T80"> – 4. “Изхвърляне” от триъгълник, което е по-голямо от 200% от най-дългия сегмент на триъгълника, практически ви гарантира, че образуваният триъгълник е неограничен, а не ограничен триъгълник във вълн</text:span><text:span text:style-name="T81">a</text:span><text:span text:style-name="T80"> – 4 или вълна – </text:span><text:span text:style-name="T81">b.</text:span></text:p>
              </text:list-item>
            </text:list>
          </draw:text-box>
        </draw:frame>
        <draw:line draw:style-name="gr33" draw:text-style-name="P1" draw:layer="layout" svg:x1="4.1cm" svg:y1="1.6cm" svg:x2="4.5cm" svg:y2="3.4cm">
          <text:p text:style-name="P3"/>
        </draw:line>
        <draw:line draw:style-name="gr33" draw:text-style-name="P1" draw:layer="layout" svg:x1="0.9cm" svg:y1="2.6cm" svg:x2="1.3cm" svg:y2="4.4cm">
          <text:p text:style-name="P3"/>
        </draw:line>
        <draw:polyline draw:style-name="gr120" draw:text-style-name="P1" draw:layer="layout" svg:width="2.899cm" svg:height="3.099cm" svg:x="7cm" svg:y="1.4cm" svg:viewBox="0 0 2900 3100" draw:points="0,3100 200,2000 400,2400 600,2000 700,2400 1000,1100 1200,1500 1300,1000 1500,1400 1600,1100 1700,1300 2000,0 2100,900 2400,300 2600,1000 2900,100">
          <text:p text:style-name="P3"/>
        </draw:polyline>
        <draw:line draw:style-name="gr3" draw:text-style-name="P1" draw:layer="layout" svg:x1="8.1cm" svg:y1="2.3cm" svg:x2="8.9cm" svg:y2="2.6cm">
          <text:p text:style-name="P3"/>
        </draw:line>
        <draw:line draw:style-name="gr3" draw:text-style-name="P1" draw:layer="layout" svg:x1="8cm" svg:y1="3cm" svg:x2="8.9cm" svg:y2="2.7cm">
          <text:p text:style-name="P3"/>
        </draw:line>
        <draw:frame draw:style-name="gr21" draw:text-style-name="P60" draw:layer="layout" svg:width="0.8cm" svg:height="0.65cm" svg:x="6.8cm" svg:y="2.95cm">
          <draw:text-box>
            <text:p text:style-name="P3"><text:span text:style-name="T72">(1)</text:span></text:p>
          </draw:text-box>
        </draw:frame>
        <draw:frame draw:style-name="gr21" draw:text-style-name="P60" draw:layer="layout" svg:width="0.9cm" svg:height="0.65cm" svg:x="7.6cm" svg:y="2.05cm">
          <draw:text-box>
            <text:p text:style-name="P3"><text:span text:style-name="T72">(3)</text:span></text:p>
          </draw:text-box>
        </draw:frame>
        <draw:frame draw:style-name="gr21" draw:text-style-name="P60" draw:layer="layout" svg:width="0.8cm" svg:height="0.65cm" svg:x="7.6cm" svg:y="3.75cm">
          <draw:text-box>
            <text:p text:style-name="P3"><text:span text:style-name="T72">(2)</text:span></text:p>
          </draw:text-box>
        </draw:frame>
        <draw:frame draw:style-name="gr21" draw:text-style-name="P60" draw:layer="layout" svg:width="0.8cm" svg:height="0.65cm" svg:x="8.7cm" svg:y="2.55cm">
          <draw:text-box>
            <text:p text:style-name="P3"><text:span text:style-name="T72">(4)</text:span></text:p>
          </draw:text-box>
        </draw:frame>
        <draw:frame draw:style-name="gr21" draw:text-style-name="P60" draw:layer="layout" svg:width="0.8cm" svg:height="0.65cm" svg:x="8.6cm" svg:y="1cm">
          <draw:text-box>
            <text:p text:style-name="P3"><text:span text:style-name="T72">(5)</text:span></text:p>
          </draw:text-box>
        </draw:frame>
        <draw:frame draw:style-name="gr21" draw:text-style-name="P60" draw:layer="layout" svg:width="0.7cm" svg:height="0.65cm" svg:x="9.4cm" svg:y="2.25cm">
          <draw:text-box>
            <text:p text:style-name="P3"><text:span text:style-name="T72">а</text:span></text:p>
          </draw:text-box>
        </draw:frame>
        <draw:frame draw:style-name="gr21" draw:text-style-name="P60" draw:layer="layout" svg:width="0.7cm" svg:height="0.65cm" svg:x="9.8cm" svg:y="1cm">
          <draw:text-box>
            <text:p text:style-name="P3"><text:span text:style-name="T72">b</text:span></text:p>
          </draw:text-box>
        </draw:frame>
        <draw:frame draw:style-name="gr21" draw:text-style-name="P60" draw:layer="layout" svg:width="0.7cm" svg:height="0.65cm" svg:x="6.5cm" svg:y="4.15cm">
          <draw:text-box>
            <text:p text:style-name="P3"><text:span text:style-name="T72">0</text:span></text:p>
          </draw:text-box>
        </draw:frame>
        <draw:line draw:style-name="gr33" draw:text-style-name="P1" draw:layer="layout" svg:x1="6.6cm" svg:y1="2.6cm" svg:x2="7cm" svg:y2="4.4cm">
          <text:p text:style-name="P3"/>
        </draw:line>
        <draw:frame draw:style-name="gr21" draw:text-style-name="P70" draw:layer="layout" svg:width="2.5cm" svg:height="0.801cm" svg:x="8.9cm" svg:y="2.801cm">
          <draw:text-box>
            <text:p text:style-name="P3"><text:span text:style-name="T84">Грешна интерпретация!</text:span></text:p>
          </draw:text-box>
        </draw:frame>
      </draw:page>
      <draw:page draw:name="Двойна Плоска" draw:style-name="dp1" draw:master-page-name="Default">
        <office:forms form:automatic-focus="false" form:apply-design-mode="false"/>
        <draw:polyline draw:style-name="gr32" draw:text-style-name="P1" draw:layer="layout" svg:width="2.499cm" svg:height="2.099cm" svg:x="1.4cm" svg:y="0.8cm" svg:viewBox="0 0 2500 2100" draw:points="0,0 100,1000 400,500 700,900 900,200 1100,1100 1300,900 1400,1900 1600,1300 2000,1800 2200,1100 2500,2100">
          <text:p text:style-name="P3"/>
        </draw:polyline>
        <draw:line draw:style-name="gr3" draw:text-style-name="P1" draw:layer="layout" svg:x1="0.9cm" svg:y1="1.4cm" svg:x2="3.6cm" svg:y2="3.3cm">
          <text:p text:style-name="P3"/>
        </draw:line>
        <draw:line draw:style-name="gr3" draw:text-style-name="P1" draw:layer="layout" svg:x1="1.7cm" svg:y1="0.6cm" svg:x2="4.4cm" svg:y2="2.4cm">
          <text:p text:style-name="P3"/>
        </draw:line>
        <draw:frame draw:style-name="gr21" draw:text-style-name="P60" draw:layer="layout" svg:width="0.8cm" svg:height="0.65cm" svg:x="1cm" svg:y="1.75cm">
          <draw:text-box>
            <text:p text:style-name="P3"><text:span text:style-name="T72">а:3</text:span></text:p>
          </draw:text-box>
        </draw:frame>
        <draw:frame draw:style-name="gr21" draw:text-style-name="P60" draw:layer="layout" svg:width="0.9cm" svg:height="0.65cm" svg:x="2cm" svg:y="1.8cm">
          <draw:text-box>
            <text:p text:style-name="P3"><text:span text:style-name="T72">c:5</text:span></text:p>
          </draw:text-box>
        </draw:frame>
        <draw:frame draw:style-name="gr21" draw:text-style-name="P60" draw:layer="layout" svg:width="0.9cm" svg:height="0.65cm" svg:x="2.1cm" svg:y="0.55cm">
          <draw:text-box>
            <text:p text:style-name="P3"><text:span text:style-name="T72">b:3</text:span></text:p>
          </draw:text-box>
        </draw:frame>
        <draw:frame draw:style-name="gr21" draw:text-style-name="P60" draw:layer="layout" svg:width="0.7cm" svg:height="0.65cm" svg:x="2.4cm" svg:y="1.3cm">
          <draw:text-box>
            <text:p text:style-name="P3"><text:span text:style-name="T72">x</text:span></text:p>
          </draw:text-box>
        </draw:frame>
        <draw:frame draw:style-name="gr21" draw:text-style-name="P60" draw:layer="layout" svg:width="0.8cm" svg:height="0.65cm" svg:x="2.3cm" svg:y="2.75cm">
          <draw:text-box>
            <text:p text:style-name="P3"><text:span text:style-name="T72">а:3</text:span></text:p>
          </draw:text-box>
        </draw:frame>
        <draw:frame draw:style-name="gr21" draw:text-style-name="P60" draw:layer="layout" svg:width="0.9cm" svg:height="0.65cm" svg:x="3.4cm" svg:y="1.4cm">
          <draw:text-box>
            <text:p text:style-name="P3"><text:span text:style-name="T72">b:3</text:span></text:p>
          </draw:text-box>
        </draw:frame>
        <draw:frame draw:style-name="gr21" draw:text-style-name="P60" draw:layer="layout" svg:width="0.8cm" svg:height="0.65cm" svg:x="3.7cm" svg:y="2.9cm">
          <draw:text-box>
            <text:p text:style-name="P3"><text:span text:style-name="T72">c:5</text:span></text:p>
          </draw:text-box>
        </draw:frame>
        <draw:line draw:style-name="gr33" draw:text-style-name="P1" draw:layer="layout" svg:x1="3.9cm" svg:y1="2.9cm" svg:x2="4.3cm" svg:y2="1.5cm">
          <text:p text:style-name="P3"/>
        </draw:line>
        <draw:polyline draw:style-name="gr32" draw:text-style-name="P1" draw:layer="layout" svg:width="2.499cm" svg:height="2.099cm" svg:x="7.8cm" svg:y="0.8cm" svg:viewBox="0 0 2500 2100" draw:points="0,0 100,1000 400,500 700,900 900,200 1100,1100 1300,900 1400,1900 1600,1300 2000,1800 2200,1100 2500,2100">
          <text:p text:style-name="P3"/>
        </draw:polyline>
        <draw:line draw:style-name="gr3" draw:text-style-name="P1" draw:layer="layout" svg:x1="7.3cm" svg:y1="1.4cm" svg:x2="10cm" svg:y2="3.3cm">
          <text:p text:style-name="P3"/>
        </draw:line>
        <draw:line draw:style-name="gr3" draw:text-style-name="P1" draw:layer="layout" svg:x1="8.1cm" svg:y1="0.6cm" svg:x2="10.8cm" svg:y2="2.4cm">
          <text:p text:style-name="P3"/>
        </draw:line>
        <draw:frame draw:style-name="gr21" draw:text-style-name="P60" draw:layer="layout" svg:width="0.8cm" svg:height="0.65cm" svg:x="7.4cm" svg:y="1.75cm">
          <draw:text-box>
            <text:p text:style-name="P3"><text:span text:style-name="T72">1</text:span></text:p>
          </draw:text-box>
        </draw:frame>
        <draw:frame draw:style-name="gr21" draw:text-style-name="P60" draw:layer="layout" svg:width="0.9cm" svg:height="0.65cm" svg:x="8.5cm" svg:y="0.55cm">
          <draw:text-box>
            <text:p text:style-name="P3"><text:span text:style-name="T72">2</text:span></text:p>
          </draw:text-box>
        </draw:frame>
        <draw:frame draw:style-name="gr21" draw:text-style-name="P60" draw:layer="layout" svg:width="0.8cm" svg:height="0.65cm" svg:x="8.7cm" svg:y="2.75cm">
          <draw:text-box>
            <text:p text:style-name="P3"><text:span text:style-name="T72">3</text:span></text:p>
          </draw:text-box>
        </draw:frame>
        <draw:frame draw:style-name="gr21" draw:text-style-name="P60" draw:layer="layout" svg:width="0.9cm" svg:height="0.65cm" svg:x="9.8cm" svg:y="1.4cm">
          <draw:text-box>
            <text:p text:style-name="P3"><text:span text:style-name="T72">4</text:span></text:p>
          </draw:text-box>
        </draw:frame>
        <draw:frame draw:style-name="gr21" draw:text-style-name="P60" draw:layer="layout" svg:width="0.8cm" svg:height="0.65cm" svg:x="10.1cm" svg:y="2.9cm">
          <draw:text-box>
            <text:p text:style-name="P3"><text:span text:style-name="T72">5</text:span></text:p>
          </draw:text-box>
        </draw:frame>
        <draw:line draw:style-name="gr33" draw:text-style-name="P1" draw:layer="layout" svg:x1="10.3cm" svg:y1="2.9cm" svg:x2="10.7cm" svg:y2="1.5cm">
          <text:p text:style-name="P3"/>
        </draw:line>
        <draw:frame draw:style-name="gr21" draw:text-style-name="P70" draw:layer="layout" svg:width="2.5cm" svg:height="0.801cm" svg:x="9.3cm" svg:y="0.399cm">
          <draw:text-box>
            <text:p text:style-name="P3"><text:span text:style-name="T84">Грешна интерпретация!</text:span></text:p>
          </draw:text-box>
        </draw:frame>
        <draw:frame draw:style-name="gr21" draw:text-style-name="P75" draw:layer="layout" svg:width="4.3cm" svg:height="0.895cm" svg:x="3.1cm" svg:y="0.005cm">
          <draw:text-box>
            <text:p text:style-name="P9"><text:span text:style-name="T89">Двойна комбинация.</text:span></text:p>
            <text:p text:style-name="P3"><text:span text:style-name="T89">Двойна плоска корекция.</text:span></text:p>
          </draw:text-box>
        </draw:frame>
        <draw:frame draw:style-name="gr115" draw:text-style-name="P77" draw:layer="layout" svg:width="11cm" svg:height="1.367cm" svg:x="0.3cm" svg:y="3.55cm">
          <draw:text-box>
            <text:list text:style-name="L5">
              <text:list-item>
                <text:p text:style-name="P76"><text:span text:style-name="T83">Вълни – 1, 2, 3, 4, 5 - броене на вълните в този ред е напълно погрешно. </text:span></text:p>
              </text:list-item>
            </text:list>
            <text:list text:style-name="L5">
              <text:list-item>
                <text:p text:style-name="P76"><text:span text:style-name="T83">Вълна – 2 е доста по-голяма в сравнение с вълна – 1, вълна – 3 изглежда по – скоро корективна отколкото импулсна. И още нещо много важно – не се наблюдава да е изпълнено правилото на редуване между вълна – 2 и вълна – 4.</text:span></text:p>
              </text:list-item>
            </text:list>
          </draw:text-box>
        </draw:frame>
      </draw:page>
      <draw:page draw:name="Плоска удължена : Триъгълник" draw:style-name="dp1" draw:master-page-name="Default">
        <office:forms form:automatic-focus="false" form:apply-design-mode="false"/>
        <draw:frame draw:style-name="gr23" draw:text-style-name="P78" draw:layer="layout" svg:width="7.8cm" svg:height="0.911cm" svg:x="0.6cm" svg:y="-0.011cm">
          <draw:text-box>
            <text:p text:style-name="P9"><text:span text:style-name="T85">Двойна комбинация.</text:span></text:p>
            <text:p text:style-name="P9"><text:span text:style-name="T85">Плоска удължена : неограничен <text:s/>триъгълник.</text:span></text:p>
          </draw:text-box>
        </draw:frame>
        <draw:polyline draw:style-name="gr117" draw:text-style-name="P1" draw:layer="layout" svg:width="3.499cm" svg:height="3.199cm" svg:x="1cm" svg:y="1.1cm" svg:viewBox="0 0 3500 3200" draw:points="0,3200 200,2000 300,2800 700,2100 800,3000 1100,1000 1400,1300 1800,0 2000,700 2300,400 2500,1100 2800,200 3100,900 3200,500 3400,700 3500,500">
          <text:p text:style-name="P3"/>
        </draw:polyline>
        <draw:line draw:style-name="gr3" draw:text-style-name="P1" draw:layer="layout" svg:x1="2.6cm" svg:y1="1cm" svg:x2="4.7cm" svg:y2="1.5cm">
          <text:p text:style-name="P3"/>
        </draw:line>
        <draw:line draw:style-name="gr3" draw:text-style-name="P1" draw:layer="layout" svg:x1="3.3cm" svg:y1="2.3cm" svg:x2="4.8cm" svg:y2="1.8cm">
          <text:p text:style-name="P3"/>
        </draw:line>
        <draw:frame draw:style-name="gr21" draw:text-style-name="P60" draw:layer="layout" svg:width="0.7cm" svg:height="0.65cm" svg:x="0.9cm" svg:y="2.55cm">
          <draw:text-box>
            <text:p text:style-name="P3"><text:span text:style-name="T72">а</text:span></text:p>
          </draw:text-box>
        </draw:frame>
        <draw:frame draw:style-name="gr21" draw:text-style-name="P60" draw:layer="layout" svg:width="0.7cm" svg:height="0.65cm" svg:x="1.7cm" svg:y="1.7cm">
          <draw:text-box>
            <text:p text:style-name="P3"><text:span text:style-name="T72">c</text:span></text:p>
          </draw:text-box>
        </draw:frame>
        <draw:frame draw:style-name="gr21" draw:text-style-name="P60" draw:layer="layout" svg:width="0.7cm" svg:height="0.65cm" svg:x="1.8cm" svg:y="3.8cm">
          <draw:text-box>
            <text:p text:style-name="P3"><text:span text:style-name="T72">b</text:span></text:p>
          </draw:text-box>
        </draw:frame>
        <draw:frame draw:style-name="gr21" draw:text-style-name="P60" draw:layer="layout" svg:width="0.7cm" svg:height="0.65cm" svg:x="2.2cm" svg:y="2.25cm">
          <draw:text-box>
            <text:p text:style-name="P3"><text:span text:style-name="T72">x</text:span></text:p>
          </draw:text-box>
        </draw:frame>
        <draw:frame draw:style-name="gr21" draw:text-style-name="P60" draw:layer="layout" svg:width="0.7cm" svg:height="0.65cm" svg:x="2.6cm" svg:y="0.65cm">
          <draw:text-box>
            <text:p text:style-name="P3"><text:span text:style-name="T72">а</text:span></text:p>
          </draw:text-box>
        </draw:frame>
        <draw:frame draw:style-name="gr21" draw:text-style-name="P60" draw:layer="layout" svg:width="0.7cm" svg:height="0.65cm" svg:x="3.2cm" svg:y="2.15cm">
          <draw:text-box>
            <text:p text:style-name="P3"><text:span text:style-name="T72">b</text:span></text:p>
          </draw:text-box>
        </draw:frame>
        <draw:frame draw:style-name="gr21" draw:text-style-name="P60" draw:layer="layout" svg:width="0.7cm" svg:height="0.65cm" svg:x="3.6cm" svg:y="0.85cm">
          <draw:text-box>
            <text:p text:style-name="P3"><text:span text:style-name="T72">c</text:span></text:p>
          </draw:text-box>
        </draw:frame>
        <draw:frame draw:style-name="gr21" draw:text-style-name="P60" draw:layer="layout" svg:width="0.7cm" svg:height="0.65cm" svg:x="3.8cm" svg:y="1.95cm">
          <draw:text-box>
            <text:p text:style-name="P3"><text:span text:style-name="T72">d</text:span></text:p>
          </draw:text-box>
        </draw:frame>
        <draw:frame draw:style-name="gr21" draw:text-style-name="P60" draw:layer="layout" svg:width="0.7cm" svg:height="0.65cm" svg:x="4.4cm" svg:y="1.1cm">
          <draw:text-box>
            <text:p text:style-name="P3"><text:span text:style-name="T72">e</text:span></text:p>
          </draw:text-box>
        </draw:frame>
        <draw:line draw:style-name="gr33" draw:text-style-name="P1" draw:layer="layout" svg:x1="4.5cm" svg:y1="1.7cm" svg:x2="4.9cm" svg:y2="3.5cm">
          <text:p text:style-name="P3"/>
        </draw:line>
        <draw:line draw:style-name="gr33" draw:text-style-name="P1" draw:layer="layout" svg:x1="1cm" svg:y1="4.3cm" svg:x2="0.5cm" svg:y2="2.9cm">
          <text:p text:style-name="P3"/>
        </draw:line>
        <draw:custom-shape draw:style-name="gr15" draw:text-style-name="P1" draw:layer="layout" svg:width="0.3cm" svg:height="1cm" draw:transform="rotate (1.5707963267946) translate (1cm 4.7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7cm" svg:height="0.735cm" svg:x="0.8cm" svg:y="4.6cm">
          <draw:text-box>
            <text:p text:style-name="P3"><text:span text:style-name="T72">Плоска Удължена</text:span></text:p>
          </draw:text-box>
        </draw:frame>
        <draw:custom-shape draw:style-name="gr15" draw:text-style-name="P1" draw:layer="layout" svg:width="0.3cm" svg:height="2.1cm" draw:transform="rotate (1.5707963267946) translate (2.5cm 3.3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5cm" svg:height="0.735cm" svg:x="2.4cm" svg:y="3.2cm">
          <draw:text-box>
            <text:p text:style-name="P3"><text:span text:style-name="T72">Сходящ/Неутрален Триъгълник</text:span></text:p>
          </draw:text-box>
        </draw:frame>
        <draw:polyline draw:style-name="gr121" draw:text-style-name="P1" draw:layer="layout" svg:width="3.499cm" svg:height="3.199cm" svg:x="6.7cm" svg:y="1.101cm" svg:viewBox="0 0 3500 3200" draw:points="0,3200 200,2000 300,2800 700,2100 800,3000 1100,1000 1400,1300 1800,0 2000,700 2300,400 2500,1100 2800,200 3100,900 3200,500 3400,700 3500,500">
          <text:p text:style-name="P3"/>
        </draw:polyline>
        <draw:frame draw:style-name="gr21" draw:text-style-name="P60" draw:layer="layout" svg:width="0.7cm" svg:height="0.65cm" svg:x="6.6cm" svg:y="2.65cm">
          <draw:text-box>
            <text:p text:style-name="P3"><text:span text:style-name="T72">1</text:span></text:p>
          </draw:text-box>
        </draw:frame>
        <draw:frame draw:style-name="gr21" draw:text-style-name="P60" draw:layer="layout" svg:width="0.7cm" svg:height="0.65cm" svg:x="7.4cm" svg:y="1.7cm">
          <draw:text-box>
            <text:p text:style-name="P3"><text:span text:style-name="T72">3</text:span></text:p>
          </draw:text-box>
        </draw:frame>
        <draw:frame draw:style-name="gr21" draw:text-style-name="P60" draw:layer="layout" svg:width="0.7cm" svg:height="0.65cm" svg:x="7.5cm" svg:y="3.801cm">
          <draw:text-box>
            <text:p text:style-name="P3"><text:span text:style-name="T72">2</text:span></text:p>
          </draw:text-box>
        </draw:frame>
        <draw:frame draw:style-name="gr21" draw:text-style-name="P60" draw:layer="layout" svg:width="0.7cm" svg:height="0.65cm" svg:x="7.9cm" svg:y="2.251cm">
          <draw:text-box>
            <text:p text:style-name="P3"><text:span text:style-name="T72">4</text:span></text:p>
          </draw:text-box>
        </draw:frame>
        <draw:frame draw:style-name="gr21" draw:text-style-name="P60" draw:layer="layout" svg:width="0.7cm" svg:height="0.65cm" svg:x="8.3cm" svg:y="0.651cm">
          <draw:text-box>
            <text:p text:style-name="P3"><text:span text:style-name="T72">5</text:span></text:p>
          </draw:text-box>
        </draw:frame>
        <draw:frame draw:style-name="gr21" draw:text-style-name="P60" draw:layer="layout" svg:width="0.7cm" svg:height="0.65cm" svg:x="8.9cm" svg:y="2.151cm">
          <draw:text-box>
            <text:p text:style-name="P3"><text:span text:style-name="T72">а</text:span></text:p>
          </draw:text-box>
        </draw:frame>
        <draw:frame draw:style-name="gr21" draw:text-style-name="P60" draw:layer="layout" svg:width="0.7cm" svg:height="0.65cm" svg:x="9.3cm" svg:y="0.851cm">
          <draw:text-box>
            <text:p text:style-name="P3"><text:span text:style-name="T72">b</text:span></text:p>
          </draw:text-box>
        </draw:frame>
        <draw:frame draw:style-name="gr21" draw:text-style-name="P60" draw:layer="layout" svg:width="0.7cm" svg:height="0.65cm" svg:x="9.5cm" svg:y="1.951cm">
          <draw:text-box>
            <text:p text:style-name="P3"><text:span text:style-name="T72">с</text:span></text:p>
          </draw:text-box>
        </draw:frame>
        <draw:line draw:style-name="gr33" draw:text-style-name="P1" draw:layer="layout" svg:x1="6.7cm" svg:y1="4.301cm" svg:x2="6.2cm" svg:y2="2.901cm">
          <text:p text:style-name="P3"/>
        </draw:line>
        <draw:custom-shape draw:style-name="gr15" draw:text-style-name="P1" draw:layer="layout" svg:width="0.3cm" svg:height="1cm" draw:transform="rotate (1.5707963267946) translate (6.7cm 4.701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70" draw:layer="layout" svg:width="2.5cm" svg:height="0.801cm" svg:x="9cm" svg:y="2.8cm">
          <draw:text-box>
            <text:p text:style-name="P3"><text:span text:style-name="T84">Грешна интерпретация!</text:span></text:p>
          </draw:text-box>
        </draw:frame>
      </draw:page>
      <draw:page draw:name="Плоска удължена : Зиг-Заг" draw:style-name="dp1" draw:master-page-name="Default">
        <office:forms form:automatic-focus="false" form:apply-design-mode="false"/>
        <draw:frame draw:style-name="gr23" draw:text-style-name="P78" draw:layer="layout" svg:width="4.9cm" svg:height="0.911cm" svg:x="3.6cm" svg:y="-0.011cm">
          <draw:text-box>
            <text:p text:style-name="P9"><text:span text:style-name="T85">Двойна комбинация.</text:span></text:p>
            <text:p text:style-name="P9"><text:span text:style-name="T85">Плоска удължена : Зиг - Заг</text:span></text:p>
          </draw:text-box>
        </draw:frame>
        <draw:polyline draw:style-name="gr117" draw:text-style-name="P1" draw:layer="layout" svg:width="2.799cm" svg:height="3.399cm" svg:x="1cm" svg:y="1.1cm" svg:viewBox="0 0 2800 3400" draw:points="0,3400 200,2200 300,3000 700,2300 800,3200 1100,1200 1400,1500 1700,200 1900,700 2300,300 2500,800 2800,0">
          <text:p text:style-name="P3"/>
        </draw:polyline>
        <draw:line draw:style-name="gr3" draw:text-style-name="P1" draw:layer="layout" svg:x1="1.7cm" svg:y1="4.5cm" svg:x2="4cm" svg:y2="1.3cm">
          <text:p text:style-name="P3"/>
        </draw:line>
        <draw:frame draw:style-name="gr21" draw:text-style-name="P60" draw:layer="layout" svg:width="0.7cm" svg:height="0.65cm" svg:x="0.8cm" svg:y="2.95cm">
          <draw:text-box>
            <text:p text:style-name="P3"><text:span text:style-name="T72">а</text:span></text:p>
          </draw:text-box>
        </draw:frame>
        <draw:frame draw:style-name="gr21" draw:text-style-name="P60" draw:layer="layout" svg:width="0.7cm" svg:height="0.65cm" svg:x="1.6cm" svg:y="2.3cm">
          <draw:text-box>
            <text:p text:style-name="P3"><text:span text:style-name="T72">c</text:span></text:p>
          </draw:text-box>
        </draw:frame>
        <draw:frame draw:style-name="gr21" draw:text-style-name="P60" draw:layer="layout" svg:width="0.7cm" svg:height="0.65cm" svg:x="1.7cm" svg:y="4.2cm">
          <draw:text-box>
            <text:p text:style-name="P3"><text:span text:style-name="T72">b</text:span></text:p>
          </draw:text-box>
        </draw:frame>
        <draw:frame draw:style-name="gr21" draw:text-style-name="P60" draw:layer="layout" svg:width="0.7cm" svg:height="0.65cm" svg:x="2.2cm" svg:y="2.45cm">
          <draw:text-box>
            <text:p text:style-name="P3"><text:span text:style-name="T72">x</text:span></text:p>
          </draw:text-box>
        </draw:frame>
        <draw:frame draw:style-name="gr21" draw:text-style-name="P60" draw:layer="layout" svg:width="0.7cm" svg:height="0.65cm" svg:x="2.3cm" svg:y="0.95cm">
          <draw:text-box>
            <text:p text:style-name="P3"><text:span text:style-name="T72">а</text:span></text:p>
          </draw:text-box>
        </draw:frame>
        <draw:frame draw:style-name="gr21" draw:text-style-name="P60" draw:layer="layout" svg:width="0.7cm" svg:height="0.65cm" svg:x="3cm" svg:y="1.85cm">
          <draw:text-box>
            <text:p text:style-name="P3"><text:span text:style-name="T72">b</text:span></text:p>
          </draw:text-box>
        </draw:frame>
        <draw:frame draw:style-name="gr21" draw:text-style-name="P60" draw:layer="layout" svg:width="0.7cm" svg:height="0.65cm" svg:x="3.7cm" svg:y="0.75cm">
          <draw:text-box>
            <text:p text:style-name="P3"><text:span text:style-name="T72">c</text:span></text:p>
          </draw:text-box>
        </draw:frame>
        <draw:line draw:style-name="gr33" draw:text-style-name="P1" draw:layer="layout" svg:x1="3.8cm" svg:y1="1.1cm" svg:x2="4cm" svg:y2="2.9cm">
          <text:p text:style-name="P3"/>
        </draw:line>
        <draw:line draw:style-name="gr33" draw:text-style-name="P1" draw:layer="layout" svg:x1="1cm" svg:y1="4.5cm" svg:x2="0.5cm" svg:y2="3.1cm">
          <text:p text:style-name="P3"/>
        </draw:line>
        <draw:custom-shape draw:style-name="gr15" draw:text-style-name="P1" draw:layer="layout" svg:width="0.3cm" svg:height="1cm" draw:transform="rotate (1.5707963267946) translate (1cm 4.9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7cm" svg:height="0.735cm" svg:x="0.8cm" svg:y="4.8cm">
          <draw:text-box>
            <text:p text:style-name="P3"><text:span text:style-name="T72">Плоска Удължена</text:span></text:p>
          </draw:text-box>
        </draw:frame>
        <draw:custom-shape draw:style-name="gr15" draw:text-style-name="P1" draw:layer="layout" svg:width="0.3cm" svg:height="1.1cm" draw:transform="rotate (1.5707963267946) translate (2.5cm 3.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5cm" svg:height="0.735cm" svg:x="2.4cm" svg:y="3.4cm">
          <draw:text-box>
            <text:p text:style-name="P3"><text:span text:style-name="T72">Зиг – Заг</text:span></text:p>
            <text:p text:style-name="P3"><text:span text:style-name="T72">(най-често отсечен)</text:span></text:p>
          </draw:text-box>
        </draw:frame>
        <draw:frame draw:style-name="gr21" draw:text-style-name="P79" draw:layer="layout" svg:width="7.4cm" svg:height="0.809cm" svg:x="2.9cm" svg:y="4.691cm">
          <draw:text-box>
            <text:p text:style-name="P3"><text:span text:style-name="T90">Тази фигура може да бъде сбъркана с трендови импулс с удъжена 3-та, клуча е в дълбочината на първата b-вълна</text:span></text:p>
          </draw:text-box>
        </draw:frame>
        <draw:line draw:style-name="gr3" draw:text-style-name="P1" draw:layer="layout" svg:x1="1cm" svg:y1="3.6cm" svg:x2="3.2cm" svg:y2="0.6cm">
          <text:p text:style-name="P3"/>
        </draw:line>
      </draw:page>
      <draw:page draw:name="Разходящ Триъгълник : Сходящ/неутрален Триъгълник" draw:style-name="dp1" draw:master-page-name="Default">
        <office:forms form:automatic-focus="false" form:apply-design-mode="false"/>
        <draw:frame draw:style-name="gr23" draw:text-style-name="P78" draw:layer="layout" svg:width="9.4cm" svg:height="0.911cm" svg:x="1.1cm" svg:y="0.089cm">
          <draw:text-box>
            <text:p text:style-name="P9"><text:span text:style-name="T85">Двойна комбинация.</text:span></text:p>
            <text:p text:style-name="P9"><text:span text:style-name="T85">Разходящ Триъгълник : Сходящ/Неутрален Триъгълник</text:span></text:p>
          </draw:text-box>
        </draw:frame>
        <draw:polyline draw:style-name="gr117" draw:text-style-name="P1" draw:layer="layout" svg:width="6.199cm" svg:height="4.199cm" svg:x="0.7cm" svg:y="1.2cm" svg:viewBox="0 0 6200 4200" draw:points="0,4200 300,2800 500,3300 700,2900 900,3800 1200,2100 1500,3200 1800,2800 2000,3900 2600,700 2800,1400 3100,1100 3300,1700 3700,0 4000,800 4200,400 4600,1300 5100,100 5500,1100 5700,500 6000,900 6200,600">
          <text:p text:style-name="P3"/>
        </draw:polyline>
        <draw:line draw:style-name="gr3" draw:text-style-name="P1" draw:layer="layout" svg:x1="0.9cm" svg:y1="5cm" svg:x2="4.5cm" svg:y2="5.3cm">
          <text:p text:style-name="P3"/>
        </draw:line>
        <draw:frame draw:style-name="gr21" draw:text-style-name="P60" draw:layer="layout" svg:width="0.9cm" svg:height="0.65cm" svg:x="0.6cm" svg:y="3.55cm">
          <draw:text-box>
            <text:p text:style-name="P3"><text:span text:style-name="T72">(а)</text:span></text:p>
          </draw:text-box>
        </draw:frame>
        <draw:frame draw:style-name="gr21" draw:text-style-name="P60" draw:layer="layout" svg:width="1cm" svg:height="0.65cm" svg:x="1.4cm" svg:y="2.9cm">
          <draw:text-box>
            <text:p text:style-name="P3"><text:span text:style-name="T72">(c)</text:span></text:p>
          </draw:text-box>
        </draw:frame>
        <draw:frame draw:style-name="gr21" draw:text-style-name="P60" draw:layer="layout" svg:width="0.9cm" svg:height="0.65cm" svg:x="2.4cm" svg:y="5.15cm">
          <draw:text-box>
            <text:p text:style-name="P3"><text:span text:style-name="T72">(d)</text:span></text:p>
          </draw:text-box>
        </draw:frame>
        <draw:frame draw:style-name="gr21" draw:text-style-name="P60" draw:layer="layout" svg:width="0.8cm" svg:height="0.65cm" svg:x="3.8cm" svg:y="2.85cm">
          <draw:text-box>
            <text:p text:style-name="P3"><text:span text:style-name="T72">(x)</text:span></text:p>
          </draw:text-box>
        </draw:frame>
        <draw:frame draw:style-name="gr21" draw:text-style-name="P60" draw:layer="layout" svg:width="0.9cm" svg:height="0.65cm" svg:x="2.8cm" svg:y="1.55cm">
          <draw:text-box>
            <text:p text:style-name="P3"><text:span text:style-name="T72">(e)</text:span></text:p>
          </draw:text-box>
        </draw:frame>
        <draw:frame draw:style-name="gr21" draw:text-style-name="P60" draw:layer="layout" svg:width="0.9cm" svg:height="0.65cm" svg:x="1.3cm" svg:y="5cm">
          <draw:text-box>
            <text:p text:style-name="P3"><text:span text:style-name="T72">(b)</text:span></text:p>
          </draw:text-box>
        </draw:frame>
        <draw:line draw:style-name="gr33" draw:text-style-name="P1" draw:layer="layout" svg:x1="6.9cm" svg:y1="1.9cm" svg:x2="7.2cm" svg:y2="3.3cm">
          <text:p text:style-name="P3"/>
        </draw:line>
        <draw:line draw:style-name="gr33" draw:text-style-name="P1" draw:layer="layout" svg:x1="0.7cm" svg:y1="5.3cm" svg:x2="0.3cm" svg:y2="3.8cm">
          <text:p text:style-name="P3"/>
        </draw:line>
        <draw:custom-shape draw:style-name="gr15" draw:text-style-name="P1" draw:layer="layout" svg:width="0.3cm" svg:height="2.7cm" draw:transform="rotate (1.5707963267946) translate (0.7cm 6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3.4cm" svg:height="0.65cm" svg:x="0.7cm" svg:y="5.965cm">
          <draw:text-box>
            <text:p text:style-name="P3"><text:span text:style-name="T72">Разходящ Триъгълник</text:span></text:p>
          </draw:text-box>
        </draw:frame>
        <draw:custom-shape draw:style-name="gr15" draw:text-style-name="P1" draw:layer="layout" svg:width="0.3cm" svg:height="3.1cm" draw:transform="rotate (1.5707963267946) translate (4cm 3.8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3" draw:text-style-name="P1" draw:layer="layout" svg:x1="0.8cm" svg:y1="4.2cm" svg:x2="3.5cm" svg:y2="2cm">
          <text:p text:style-name="P3"/>
        </draw:line>
        <draw:frame draw:style-name="gr21" draw:text-style-name="P60" draw:layer="layout" svg:width="0.9cm" svg:height="0.65cm" svg:x="4.1cm" svg:y="0.8cm">
          <draw:text-box>
            <text:p text:style-name="P3"><text:span text:style-name="T72">(а)</text:span></text:p>
          </draw:text-box>
        </draw:frame>
        <draw:frame draw:style-name="gr21" draw:text-style-name="P60" draw:layer="layout" svg:width="0.9cm" svg:height="0.65cm" svg:x="5cm" svg:y="2.45cm">
          <draw:text-box>
            <text:p text:style-name="P3"><text:span text:style-name="T72">(b)</text:span></text:p>
          </draw:text-box>
        </draw:frame>
        <draw:frame draw:style-name="gr21" draw:text-style-name="P60" draw:layer="layout" svg:width="0.9cm" svg:height="0.65cm" svg:x="5.5cm" svg:y="0.85cm">
          <draw:text-box>
            <text:p text:style-name="P3"><text:span text:style-name="T72">(c)</text:span></text:p>
          </draw:text-box>
        </draw:frame>
        <draw:frame draw:style-name="gr21" draw:text-style-name="P60" draw:layer="layout" svg:width="0.8cm" svg:height="0.65cm" svg:x="5.9cm" svg:y="2.25cm">
          <draw:text-box>
            <text:p text:style-name="P3"><text:span text:style-name="T72">(d)</text:span></text:p>
          </draw:text-box>
        </draw:frame>
        <draw:frame draw:style-name="gr21" draw:text-style-name="P60" draw:layer="layout" svg:width="0.9cm" svg:height="0.65cm" svg:x="6.6cm" svg:y="1.35cm">
          <draw:text-box>
            <text:p text:style-name="P3"><text:span text:style-name="T72">(e)</text:span></text:p>
          </draw:text-box>
        </draw:frame>
        <draw:line draw:style-name="gr3" draw:text-style-name="P1" draw:layer="layout" svg:x1="4.7cm" svg:y1="2.6cm" svg:x2="7.4cm" svg:y2="2.1cm">
          <text:p text:style-name="P3"/>
        </draw:line>
        <draw:line draw:style-name="gr3" draw:text-style-name="P1" draw:layer="layout" svg:x1="3.8cm" svg:y1="1.2cm" svg:x2="7.4cm" svg:y2="1.4cm">
          <text:p text:style-name="P3"/>
        </draw:line>
        <draw:frame draw:style-name="gr21" draw:text-style-name="P60" draw:layer="layout" svg:width="2.5cm" svg:height="0.735cm" svg:x="4.4cm" svg:y="3.8cm">
          <draw:text-box>
            <text:p text:style-name="P3"><text:span text:style-name="T72">Сходящ/Неутрален Триъгълник</text:span></text:p>
          </draw:text-box>
        </draw:frame>
      </draw:page>
      <draw:page draw:name="Тройна Комбинация - Троен ЗигЗаг" draw:style-name="dp1" draw:master-page-name="Default">
        <office:forms form:automatic-focus="false" form:apply-design-mode="false"/>
        <draw:polyline draw:style-name="gr32" draw:text-style-name="P1" draw:layer="layout" svg:width="2.799cm" svg:height="3.899cm" svg:x="1.2cm" svg:y="0.3cm" svg:viewBox="0 0 2800 3900" draw:points="0,3900 100,3100 300,3500 500,3100 600,3500 800,2600 1000,2800 1200,1900 1300,2300 1500,1900 1700,2300 1800,1200 2000,1600 2200,500 2300,900 2600,600 2700,900 2800,0">
          <text:p text:style-name="P3"/>
        </draw:polyline>
        <draw:line draw:style-name="gr3" draw:text-style-name="P1" draw:layer="layout" svg:x1="1cm" svg:y1="4.7cm" svg:x2="4.7cm" svg:y2="0.7cm">
          <text:p text:style-name="P3"/>
        </draw:line>
        <draw:line draw:style-name="gr3" draw:text-style-name="P1" draw:layer="layout" svg:x1="0.5cm" svg:y1="4.2cm" svg:x2="4.2cm" svg:y2="0.2cm">
          <text:p text:style-name="P3"/>
        </draw:line>
        <draw:frame draw:style-name="gr21" draw:text-style-name="P60" draw:layer="layout" svg:width="0.7cm" svg:height="0.65cm" svg:x="0.9cm" svg:y="2.95cm">
          <draw:text-box>
            <text:p text:style-name="P3"><text:span text:style-name="T72">а</text:span></text:p>
          </draw:text-box>
        </draw:frame>
        <draw:frame draw:style-name="gr21" draw:text-style-name="P60" draw:layer="layout" svg:width="0.7cm" svg:height="0.65cm" svg:x="1.6cm" svg:y="2.55cm">
          <draw:text-box>
            <text:p text:style-name="P3"><text:span text:style-name="T72">c</text:span></text:p>
          </draw:text-box>
        </draw:frame>
        <draw:frame draw:style-name="gr21" draw:text-style-name="P60" draw:layer="layout" svg:width="0.7cm" svg:height="0.65cm" svg:x="1.7cm" svg:y="3.75cm">
          <draw:text-box>
            <text:p text:style-name="P3"><text:span text:style-name="T72">b</text:span></text:p>
          </draw:text-box>
        </draw:frame>
        <draw:frame draw:style-name="gr21" draw:text-style-name="P60" draw:layer="layout" svg:width="0.7cm" svg:height="0.65cm" svg:x="1.9cm" svg:y="3cm">
          <draw:text-box>
            <text:p text:style-name="P3"><text:span text:style-name="T72">x</text:span></text:p>
          </draw:text-box>
        </draw:frame>
        <draw:frame draw:style-name="gr21" draw:text-style-name="P60" draw:layer="layout" svg:width="0.7cm" svg:height="0.65cm" svg:x="2.9cm" svg:y="0.5cm">
          <draw:text-box>
            <text:p text:style-name="P3"><text:span text:style-name="T72">а</text:span></text:p>
          </draw:text-box>
        </draw:frame>
        <draw:frame draw:style-name="gr21" draw:text-style-name="P60" draw:layer="layout" svg:width="0.7cm" svg:height="0.65cm" svg:x="3.7cm" svg:y="1.1cm">
          <draw:text-box>
            <text:p text:style-name="P3"><text:span text:style-name="T72">b</text:span></text:p>
          </draw:text-box>
        </draw:frame>
        <draw:frame draw:style-name="gr21" draw:text-style-name="P60" draw:layer="layout" svg:width="0.7cm" svg:height="0.65cm" svg:x="4cm" svg:y="0.2cm">
          <draw:text-box>
            <text:p text:style-name="P3"><text:span text:style-name="T72">c</text:span></text:p>
          </draw:text-box>
        </draw:frame>
        <draw:frame draw:style-name="gr21" draw:text-style-name="P80" draw:layer="layout" svg:width="2.7cm" svg:height="0.65cm" svg:x="0.3cm" svg:y="0.45cm">
          <draw:text-box>
            <text:p text:style-name="P3"><text:span text:style-name="T91">Троен ЗигЗаг</text:span></text:p>
          </draw:text-box>
        </draw:frame>
        <draw:frame draw:style-name="gr21" draw:text-style-name="P60" draw:layer="layout" svg:width="0.7cm" svg:height="0.65cm" svg:x="1.9cm" svg:y="1.8cm">
          <draw:text-box>
            <text:p text:style-name="P3"><text:span text:style-name="T72">а</text:span></text:p>
          </draw:text-box>
        </draw:frame>
        <draw:frame draw:style-name="gr21" draw:text-style-name="P60" draw:layer="layout" svg:width="0.7cm" svg:height="0.65cm" svg:x="2.8cm" svg:y="2.45cm">
          <draw:text-box>
            <text:p text:style-name="P3"><text:span text:style-name="T72">b</text:span></text:p>
          </draw:text-box>
        </draw:frame>
        <draw:frame draw:style-name="gr21" draw:text-style-name="P60" draw:layer="layout" svg:width="0.7cm" svg:height="0.65cm" svg:x="2.6cm" svg:y="1.1cm">
          <draw:text-box>
            <text:p text:style-name="P3"><text:span text:style-name="T72">c</text:span></text:p>
          </draw:text-box>
        </draw:frame>
        <draw:frame draw:style-name="gr21" draw:text-style-name="P60" draw:layer="layout" svg:width="0.7cm" svg:height="0.65cm" svg:x="3.1cm" svg:y="1.75cm">
          <draw:text-box>
            <text:p text:style-name="P3"><text:span text:style-name="T72">x</text:span></text:p>
          </draw:text-box>
        </draw:frame>
        <draw:frame draw:style-name="gr21" draw:text-style-name="P70" draw:layer="layout" svg:width="2.5cm" svg:height="0.801cm" svg:x="8.6cm" svg:y="3.1cm">
          <draw:text-box>
            <text:p text:style-name="P3"><text:span text:style-name="T84">Грешна интерпретация!</text:span></text:p>
          </draw:text-box>
        </draw:frame>
        <draw:polyline draw:style-name="gr32" draw:text-style-name="P1" draw:layer="layout" svg:width="2.799cm" svg:height="3.899cm" svg:x="6.8cm" svg:y="0.5cm" svg:viewBox="0 0 2800 3900" draw:points="0,3900 100,3100 300,3500 500,3100 600,3500 800,2600 1000,2800 1200,1900 1300,2300 1500,1900 1700,2300 1800,1200 2000,1600 2200,500 2300,900 2600,600 2700,900 2800,0">
          <text:p text:style-name="P3"/>
        </draw:polyline>
        <draw:line draw:style-name="gr3" draw:text-style-name="P1" draw:layer="layout" svg:x1="6.6cm" svg:y1="4.9cm" svg:x2="10.3cm" svg:y2="0.9cm">
          <text:p text:style-name="P3"/>
        </draw:line>
        <draw:line draw:style-name="gr3" draw:text-style-name="P1" draw:layer="layout" svg:x1="6.1cm" svg:y1="4.4cm" svg:x2="9.8cm" svg:y2="0.4cm">
          <text:p text:style-name="P3"/>
        </draw:line>
        <draw:frame draw:style-name="gr21" draw:text-style-name="P60" draw:layer="layout" svg:width="0.9cm" svg:height="0.65cm" svg:x="6.3cm" svg:y="3.15cm">
          <draw:text-box>
            <text:p text:style-name="P3"><text:span text:style-name="T72">(1)</text:span></text:p>
          </draw:text-box>
        </draw:frame>
        <draw:frame draw:style-name="gr21" draw:text-style-name="P60" draw:layer="layout" svg:width="0.8cm" svg:height="0.65cm" svg:x="7cm" svg:y="2.75cm">
          <draw:text-box>
            <text:p text:style-name="P3"><text:span text:style-name="T72">(i)</text:span></text:p>
          </draw:text-box>
        </draw:frame>
        <draw:frame draw:style-name="gr21" draw:text-style-name="P60" draw:layer="layout" svg:width="0.9cm" svg:height="0.65cm" svg:x="7.3cm" svg:y="3.95cm">
          <draw:text-box>
            <text:p text:style-name="P3"><text:span text:style-name="T72">(2)</text:span></text:p>
          </draw:text-box>
        </draw:frame>
        <draw:frame draw:style-name="gr21" draw:text-style-name="P60" draw:layer="layout" svg:width="0.8cm" svg:height="0.65cm" svg:x="7.5cm" svg:y="3.2cm">
          <draw:text-box>
            <text:p text:style-name="P3"><text:span text:style-name="T72">(ii)</text:span></text:p>
          </draw:text-box>
        </draw:frame>
        <draw:frame draw:style-name="gr21" draw:text-style-name="P60" draw:layer="layout" svg:width="0.7cm" svg:height="0.65cm" svg:x="8.5cm" svg:y="0.7cm">
          <draw:text-box>
            <text:p text:style-name="P3"><text:span text:style-name="T72">5</text:span></text:p>
          </draw:text-box>
        </draw:frame>
        <draw:frame draw:style-name="gr21" draw:text-style-name="P60" draw:layer="layout" svg:width="0.9cm" svg:height="0.65cm" svg:x="9cm" svg:y="1.35cm">
          <draw:text-box>
            <text:p text:style-name="P3"><text:span text:style-name="T72">(iv)</text:span></text:p>
          </draw:text-box>
        </draw:frame>
        <draw:frame draw:style-name="gr21" draw:text-style-name="P60" draw:layer="layout" svg:width="0.8cm" svg:height="0.65cm" svg:x="9cm" svg:y="0.25cm">
          <draw:text-box>
            <text:p text:style-name="P3"><text:span text:style-name="T72">(v)</text:span></text:p>
          </draw:text-box>
        </draw:frame>
        <draw:frame draw:style-name="gr21" draw:text-style-name="P60" draw:layer="layout" svg:width="0.7cm" svg:height="0.65cm" svg:x="7.5cm" svg:y="2cm">
          <draw:text-box>
            <text:p text:style-name="P3"><text:span text:style-name="T72">1</text:span></text:p>
          </draw:text-box>
        </draw:frame>
        <draw:frame draw:style-name="gr21" draw:text-style-name="P60" draw:layer="layout" svg:width="0.7cm" svg:height="0.65cm" svg:x="8.4cm" svg:y="2.65cm">
          <draw:text-box>
            <text:p text:style-name="P3"><text:span text:style-name="T72">2</text:span></text:p>
          </draw:text-box>
        </draw:frame>
        <draw:frame draw:style-name="gr21" draw:text-style-name="P60" draw:layer="layout" svg:width="0.7cm" svg:height="0.65cm" svg:x="8.2cm" svg:y="1.3cm">
          <draw:text-box>
            <text:p text:style-name="P3"><text:span text:style-name="T72">3</text:span></text:p>
          </draw:text-box>
        </draw:frame>
        <draw:frame draw:style-name="gr21" draw:text-style-name="P60" draw:layer="layout" svg:width="0.7cm" svg:height="0.65cm" svg:x="8.7cm" svg:y="1.95cm">
          <draw:text-box>
            <text:p text:style-name="P3"><text:span text:style-name="T72">4</text:span></text:p>
          </draw:text-box>
        </draw:frame>
        <draw:frame draw:style-name="gr21" draw:text-style-name="P60" draw:layer="layout" svg:width="0.9cm" svg:height="0.65cm" svg:x="8.2cm" svg:y="0.55cm">
          <draw:text-box>
            <text:p text:style-name="P3"><text:span text:style-name="T72">(iii)</text:span></text:p>
          </draw:text-box>
        </draw:frame>
        <draw:frame draw:style-name="gr21" draw:text-style-name="P60" draw:layer="layout" svg:width="0.9cm" svg:height="0.65cm" svg:x="9cm" svg:y="0cm">
          <draw:text-box>
            <text:p text:style-name="P3"><text:span text:style-name="T72">(5)</text:span></text:p>
          </draw:text-box>
        </draw:frame>
        <draw:frame draw:style-name="gr122" draw:text-style-name="P82" draw:layer="layout" svg:width="11.6cm" svg:height="2.9cm" svg:x="-0.1cm" svg:y="5cm">
          <draw:text-box>
            <text:list text:style-name="L6">
              <text:list-item>
                <text:p text:style-name="P81"><text:span text:style-name="T83">Обикновено този модел грешно се разпознава като импулсен (виж фигурата). Броят на възходящите и низходящите вълни е доста голям и това е причината тройния зиг-заг да се разпознава като импулсен модел.</text:span></text:p>
              </text:list-item>
            </text:list>
            <text:list text:style-name="L6">
              <text:list-item>
                <text:p text:style-name="P81"><text:span text:style-name="T83">Импусните модели, първо, образуват канал, който се проявява между две прави линии, които не са успоредни, второ, трябва да се наблюдава редуване между втора и четвърта вълна и трето, трябва ясно да се наблюдава удължена вълна.</text:span></text:p>
              </text:list-item>
            </text:list>
            <text:list text:style-name="L6">
              <text:list-item>
                <text:p text:style-name="P81"><text:span text:style-name="T83">За разлика от импулса тройният зиг-заг изключително добре се вписва между две успоредни прави линии.</text:span></text:p>
              </text:list-item>
            </text:list>
          </draw:text-box>
        </draw:frame>
      </draw:page>
      <draw:page draw:name="ЗигЗаг - ЗигЗаг - Триъг." draw:style-name="dp1" draw:master-page-name="Default">
        <office:forms form:automatic-focus="false" form:apply-design-mode="false"/>
        <draw:polyline draw:style-name="gr32" draw:text-style-name="P1" draw:layer="layout" svg:width="3.699cm" svg:height="3.499cm" svg:x="0.7cm" svg:y="1.4cm" svg:viewBox="0 0 3700 3500" draw:points="0,3500 200,2500 300,3000 600,2600 700,3000 900,1800 1200,2100 1500,1200 1700,1800 1900,1200 2000,1600 2100,1300 2200,1500 2300,600 2400,900 2600,700 2700,900 2900,0 3100,600 3300,100 3500,600 3700,300">
          <text:p text:style-name="P3"/>
        </draw:polyline>
        <draw:frame draw:style-name="gr21" draw:text-style-name="P60" draw:layer="layout" svg:width="0.7cm" svg:height="0.65cm" svg:x="0.5cm" svg:y="3.55cm">
          <draw:text-box>
            <text:p text:style-name="P3"><text:span text:style-name="T72">а</text:span></text:p>
          </draw:text-box>
        </draw:frame>
        <draw:frame draw:style-name="gr21" draw:text-style-name="P60" draw:layer="layout" svg:width="0.7cm" svg:height="0.65cm" svg:x="1.2cm" svg:y="2.75cm">
          <draw:text-box>
            <text:p text:style-name="P3"><text:span text:style-name="T72">c</text:span></text:p>
          </draw:text-box>
        </draw:frame>
        <draw:frame draw:style-name="gr21" draw:text-style-name="P60" draw:layer="layout" svg:width="0.7cm" svg:height="0.65cm" svg:x="1.2cm" svg:y="4.25cm">
          <draw:text-box>
            <text:p text:style-name="P3"><text:span text:style-name="T72">b</text:span></text:p>
          </draw:text-box>
        </draw:frame>
        <draw:frame draw:style-name="gr21" draw:text-style-name="P60" draw:layer="layout" svg:width="0.7cm" svg:height="0.65cm" svg:x="1.7cm" svg:y="3.35cm">
          <draw:text-box>
            <text:p text:style-name="P3"><text:span text:style-name="T72">x</text:span></text:p>
          </draw:text-box>
        </draw:frame>
        <draw:frame draw:style-name="gr21" draw:text-style-name="P60" draw:layer="layout" svg:width="0.7cm" svg:height="0.65cm" svg:x="1.8cm" svg:y="2.25cm">
          <draw:text-box>
            <text:p text:style-name="P3"><text:span text:style-name="T72">а</text:span></text:p>
          </draw:text-box>
        </draw:frame>
        <draw:frame draw:style-name="gr21" draw:text-style-name="P60" draw:layer="layout" svg:width="0.7cm" svg:height="0.65cm" svg:x="2.7cm" svg:y="2.8cm">
          <draw:text-box>
            <text:p text:style-name="P3"><text:span text:style-name="T72">b</text:span></text:p>
          </draw:text-box>
        </draw:frame>
        <draw:frame draw:style-name="gr21" draw:text-style-name="P60" draw:layer="layout" svg:width="0.7cm" svg:height="0.65cm" svg:x="2.8cm" svg:y="1.619cm">
          <draw:text-box>
            <text:p text:style-name="P3"><text:span text:style-name="T72">c</text:span></text:p>
          </draw:text-box>
        </draw:frame>
        <draw:frame draw:style-name="gr21" draw:text-style-name="P60" draw:layer="layout" svg:width="0.7cm" svg:height="0.65cm" svg:x="3.2cm" svg:y="2.2cm">
          <draw:text-box>
            <text:p text:style-name="P3"><text:span text:style-name="T72">x</text:span></text:p>
          </draw:text-box>
        </draw:frame>
        <draw:frame draw:style-name="gr21" draw:text-style-name="P60" draw:layer="layout" svg:width="0.7cm" svg:height="0.65cm" svg:x="3.2cm" svg:y="0.95cm">
          <draw:text-box>
            <text:p text:style-name="P3"><text:span text:style-name="T72">а</text:span></text:p>
          </draw:text-box>
        </draw:frame>
        <draw:frame draw:style-name="gr21" draw:text-style-name="P60" draw:layer="layout" svg:width="0.7cm" svg:height="0.65cm" svg:x="3.6cm" svg:y="1.85cm">
          <draw:text-box>
            <text:p text:style-name="P3"><text:span text:style-name="T72">b</text:span></text:p>
          </draw:text-box>
        </draw:frame>
        <draw:frame draw:style-name="gr21" draw:text-style-name="P60" draw:layer="layout" svg:width="0.7cm" svg:height="0.65cm" svg:x="3.8cm" svg:y="1.1cm">
          <draw:text-box>
            <text:p text:style-name="P3"><text:span text:style-name="T72">c</text:span></text:p>
          </draw:text-box>
        </draw:frame>
        <draw:frame draw:style-name="gr21" draw:text-style-name="P60" draw:layer="layout" svg:width="0.7cm" svg:height="0.65cm" svg:x="3.9cm" svg:y="1.9cm">
          <draw:text-box>
            <text:p text:style-name="P3"><text:span text:style-name="T72">d</text:span></text:p>
          </draw:text-box>
        </draw:frame>
        <draw:frame draw:style-name="gr21" draw:text-style-name="P60" draw:layer="layout" svg:width="0.7cm" svg:height="0.65cm" svg:x="4.2cm" svg:y="1.3cm">
          <draw:text-box>
            <text:p text:style-name="P3"><text:span text:style-name="T72">e</text:span></text:p>
          </draw:text-box>
        </draw:frame>
        <draw:line draw:style-name="gr3" draw:text-style-name="P1" draw:layer="layout" svg:x1="0.7cm" svg:y1="5.1cm" svg:x2="4.3cm" svg:y2="1.5cm">
          <text:p text:style-name="P3"/>
        </draw:line>
        <draw:line draw:style-name="gr3" draw:text-style-name="P1" draw:layer="layout" svg:x1="0.3cm" svg:y1="4.5cm" svg:x2="3.9cm" svg:y2="0.9cm">
          <text:p text:style-name="P3"/>
        </draw:line>
        <draw:line draw:style-name="gr3" draw:text-style-name="P1" draw:layer="layout" svg:x1="3.7cm" svg:y1="2cm" svg:x2="4.5cm" svg:y2="2cm">
          <text:p text:style-name="P3"/>
        </draw:line>
        <draw:line draw:style-name="gr3" draw:text-style-name="P1" draw:layer="layout" svg:x1="3.8cm" svg:y1="1.3cm" svg:x2="4.7cm" svg:y2="1.9cm">
          <text:p text:style-name="P3"/>
        </draw:line>
        <draw:line draw:style-name="gr107" draw:text-style-name="P1" draw:layer="layout" svg:x1="0.3cm" svg:y1="3.7cm" svg:x2="0.7cm" svg:y2="4.9cm">
          <text:p text:style-name="P3"/>
        </draw:line>
        <draw:line draw:style-name="gr33" draw:text-style-name="P1" draw:layer="layout" svg:x1="4.4cm" svg:y1="1.7cm" svg:x2="4.7cm" svg:y2="3.4cm">
          <text:p text:style-name="P3"/>
        </draw:line>
        <draw:line draw:style-name="gr3" draw:text-style-name="P1" draw:layer="layout" svg:x1="2.3cm" svg:y1="3.3cm" svg:x2="3.1cm" svg:y2="2.8cm">
          <text:p text:style-name="P3"/>
        </draw:line>
        <draw:line draw:style-name="gr3" draw:text-style-name="P1" draw:layer="layout" svg:x1="2.3cm" svg:y1="2.4cm" svg:x2="3.1cm" svg:y2="2.8cm">
          <text:p text:style-name="P3"/>
        </draw:line>
        <draw:frame draw:style-name="gr21" draw:text-style-name="P80" draw:layer="layout" svg:width="5.1cm" svg:height="0.911cm" svg:x="0.1cm" svg:y="0cm">
          <draw:text-box>
            <text:p text:style-name="P3"><text:span text:style-name="T91">Тройна комбинация: </text:span></text:p>
            <text:p text:style-name="P3"><text:span text:style-name="T91">ЗигЗаг – ЗигЗаг – Триъгълник</text:span></text:p>
          </draw:text-box>
        </draw:frame>
        <draw:custom-shape draw:style-name="gr15" draw:text-style-name="P1" draw:layer="layout" svg:width="0.3cm" svg:height="0.9cm" draw:transform="rotate (1.5707963267946) translate (0.7cm 5.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0.6cm" svg:y="5.4cm">
          <draw:text-box>
            <text:p text:style-name="P3"><text:span text:style-name="T72">Зиг-Заг</text:span></text:p>
          </draw:text-box>
        </draw:frame>
        <draw:custom-shape draw:style-name="gr15" draw:text-style-name="P1" draw:layer="layout" svg:width="0.3cm" svg:height="1.1cm" draw:transform="rotate (1.5707963267946) translate (2cm 4.3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2cm" svg:y="4.2cm">
          <draw:text-box>
            <text:p text:style-name="P3"><text:span text:style-name="T72">Зиг-Заг</text:span></text:p>
          </draw:text-box>
        </draw:frame>
        <draw:custom-shape draw:style-name="gr15" draw:text-style-name="P1" draw:layer="layout" svg:width="0.3cm" svg:height="1.1cm" draw:transform="rotate (1.5707963267946) translate (3.5cm 3.2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5cm" svg:height="0.735cm" svg:x="3.1cm" svg:y="3.1cm">
          <draw:text-box>
            <text:p text:style-name="P3"><text:span text:style-name="T72">Сходящ/Неутрален Триъгълник</text:span></text:p>
          </draw:text-box>
        </draw:frame>
        <draw:frame draw:style-name="gr21" draw:text-style-name="P70" draw:layer="layout" svg:width="2.5cm" svg:height="0.801cm" svg:x="8.9cm" svg:y="3.999cm">
          <draw:text-box>
            <text:p text:style-name="P3"><text:span text:style-name="T84">Грешна интерпретация!</text:span></text:p>
          </draw:text-box>
        </draw:frame>
        <draw:polyline draw:style-name="gr32" draw:text-style-name="P1" draw:layer="layout" svg:width="3.699cm" svg:height="3.499cm" svg:x="7.3cm" svg:y="1.4cm" svg:viewBox="0 0 3700 3500" draw:points="0,3500 200,2500 300,3000 600,2600 700,3000 900,1800 1200,2100 1500,1200 1700,1800 1900,1200 2000,1600 2100,1300 2200,1500 2300,600 2400,900 2600,700 2700,900 2900,0 3100,600 3300,100 3500,600 3700,300">
          <text:p text:style-name="P3"/>
        </draw:polyline>
        <draw:line draw:style-name="gr3" draw:text-style-name="P1" draw:layer="layout" svg:x1="7.3cm" svg:y1="5.1cm" svg:x2="10.9cm" svg:y2="1.5cm">
          <text:p text:style-name="P3"/>
        </draw:line>
        <draw:line draw:style-name="gr3" draw:text-style-name="P1" draw:layer="layout" svg:x1="6.9cm" svg:y1="4.5cm" svg:x2="10.5cm" svg:y2="0.9cm">
          <text:p text:style-name="P3"/>
        </draw:line>
        <draw:line draw:style-name="gr3" draw:text-style-name="P1" draw:layer="layout" svg:x1="10.3cm" svg:y1="2cm" svg:x2="11.1cm" svg:y2="2cm">
          <text:p text:style-name="P3"/>
        </draw:line>
        <draw:line draw:style-name="gr3" draw:text-style-name="P1" draw:layer="layout" svg:x1="10.4cm" svg:y1="1.3cm" svg:x2="11.3cm" svg:y2="1.9cm">
          <text:p text:style-name="P3"/>
        </draw:line>
        <draw:line draw:style-name="gr107" draw:text-style-name="P1" draw:layer="layout" svg:x1="6.9cm" svg:y1="3.7cm" svg:x2="7.3cm" svg:y2="4.9cm">
          <text:p text:style-name="P3"/>
        </draw:line>
        <draw:line draw:style-name="gr3" draw:text-style-name="P1" draw:layer="layout" svg:x1="8.9cm" svg:y1="3.3cm" svg:x2="9.7cm" svg:y2="2.8cm">
          <text:p text:style-name="P3"/>
        </draw:line>
        <draw:line draw:style-name="gr3" draw:text-style-name="P1" draw:layer="layout" svg:x1="8.9cm" svg:y1="2.4cm" svg:x2="9.7cm" svg:y2="2.8cm">
          <text:p text:style-name="P3"/>
        </draw:line>
        <draw:frame draw:style-name="gr21" draw:text-style-name="P60" draw:layer="layout" svg:width="0.9cm" svg:height="0.65cm" svg:x="7cm" svg:y="3.55cm">
          <draw:text-box>
            <text:p text:style-name="P3"><text:span text:style-name="T72">(1)</text:span></text:p>
          </draw:text-box>
        </draw:frame>
        <draw:frame draw:style-name="gr21" draw:text-style-name="P60" draw:layer="layout" svg:width="0.8cm" svg:height="0.65cm" svg:x="7.8cm" svg:y="2.75cm">
          <draw:text-box>
            <text:p text:style-name="P3"><text:span text:style-name="T72">(i)</text:span></text:p>
          </draw:text-box>
        </draw:frame>
        <draw:frame draw:style-name="gr21" draw:text-style-name="P60" draw:layer="layout" svg:width="0.9cm" svg:height="0.65cm" svg:x="8cm" svg:y="4.35cm">
          <draw:text-box>
            <text:p text:style-name="P3"><text:span text:style-name="T72">(2)</text:span></text:p>
          </draw:text-box>
        </draw:frame>
        <draw:frame draw:style-name="gr21" draw:text-style-name="P60" draw:layer="layout" svg:width="0.8cm" svg:height="0.65cm" svg:x="8.2cm" svg:y="3.4cm">
          <draw:text-box>
            <text:p text:style-name="P3"><text:span text:style-name="T72">(ii)</text:span></text:p>
          </draw:text-box>
        </draw:frame>
        <draw:frame draw:style-name="gr21" draw:text-style-name="P60" draw:layer="layout" svg:width="0.7cm" svg:height="0.65cm" svg:x="9.8cm" svg:y="0.9cm">
          <draw:text-box>
            <text:p text:style-name="P3"><text:span text:style-name="T72">5</text:span></text:p>
          </draw:text-box>
        </draw:frame>
        <draw:frame draw:style-name="gr21" draw:text-style-name="P60" draw:layer="layout" svg:width="0.8cm" svg:height="0.65cm" svg:x="9.7cm" svg:y="0.65cm">
          <draw:text-box>
            <text:p text:style-name="P3"><text:span text:style-name="T72">(v)</text:span></text:p>
          </draw:text-box>
        </draw:frame>
        <draw:frame draw:style-name="gr21" draw:text-style-name="P60" draw:layer="layout" svg:width="0.7cm" svg:height="0.65cm" svg:x="8.4cm" svg:y="2.3cm">
          <draw:text-box>
            <text:p text:style-name="P3"><text:span text:style-name="T72">1</text:span></text:p>
          </draw:text-box>
        </draw:frame>
        <draw:frame draw:style-name="gr21" draw:text-style-name="P60" draw:layer="layout" svg:width="0.7cm" svg:height="0.65cm" svg:x="9.3cm" svg:y="2.85cm">
          <draw:text-box>
            <text:p text:style-name="P3"><text:span text:style-name="T72">2</text:span></text:p>
          </draw:text-box>
        </draw:frame>
        <draw:frame draw:style-name="gr21" draw:text-style-name="P60" draw:layer="layout" svg:width="0.7cm" svg:height="0.65cm" svg:x="9.1cm" svg:y="1.6cm">
          <draw:text-box>
            <text:p text:style-name="P3"><text:span text:style-name="T72">3</text:span></text:p>
          </draw:text-box>
        </draw:frame>
        <draw:frame draw:style-name="gr21" draw:text-style-name="P60" draw:layer="layout" svg:width="0.7cm" svg:height="0.65cm" svg:x="9.8cm" svg:y="2.25cm">
          <draw:text-box>
            <text:p text:style-name="P3"><text:span text:style-name="T72">4</text:span></text:p>
          </draw:text-box>
        </draw:frame>
        <draw:frame draw:style-name="gr21" draw:text-style-name="P60" draw:layer="layout" svg:width="1.1cm" svg:height="0.65cm" svg:x="11cm" svg:y="1.95cm">
          <draw:text-box>
            <text:p text:style-name="P3"><text:span text:style-name="T72">(iv)?</text:span></text:p>
          </draw:text-box>
        </draw:frame>
        <draw:frame draw:style-name="gr21" draw:text-style-name="P60" draw:layer="layout" svg:width="0.7cm" svg:height="0.65cm" svg:x="10.2cm" svg:y="1.85cm">
          <draw:text-box>
            <text:p text:style-name="P3"><text:span text:style-name="T72">а</text:span></text:p>
          </draw:text-box>
        </draw:frame>
        <draw:frame draw:style-name="gr21" draw:text-style-name="P60" draw:layer="layout" svg:width="0.7cm" svg:height="0.65cm" svg:x="10.6cm" svg:y="1.9cm">
          <draw:text-box>
            <text:p text:style-name="P3"><text:span text:style-name="T72">c</text:span></text:p>
          </draw:text-box>
        </draw:frame>
        <draw:frame draw:style-name="gr21" draw:text-style-name="P60" draw:layer="layout" svg:width="0.7cm" svg:height="0.65cm" svg:x="10.3cm" svg:y="1.05cm">
          <draw:text-box>
            <text:p text:style-name="P3"><text:span text:style-name="T72">d</text:span></text:p>
          </draw:text-box>
        </draw:frame>
        <draw:frame draw:style-name="gr123" draw:text-style-name="P84" draw:layer="layout" svg:width="11.6cm" svg:height="2.9cm" svg:x="-0.1cm" svg:y="5.9cm">
          <draw:text-box>
            <text:list text:style-name="L7">
              <text:list-item>
                <text:p text:style-name="P83"><text:span text:style-name="T83">Обикновено този модел грешно се разпознава като импулсен (виж фигурата). Обикновено неограничения триъгълник се разпознава като ограничен в четвърта вълна и се очаква следващо движение в посоката на канала.</text:span></text:p>
              </text:list-item>
            </text:list>
            <text:list text:style-name="L7">
              <text:list-item>
                <text:p text:style-name="P83"><text:span text:style-name="T83">Импусните модели, първо, образуват канал, който се проявява между две прави линии, които не са успоредни, второ, трябва да се наблюдава редуване между втора и четвърта вълна и трето, трябва ясно да се наблюдава удължена вълна.</text:span></text:p>
              </text:list-item>
            </text:list>
            <text:list text:style-name="L7">
              <text:list-item>
                <text:p text:style-name="P83"><text:span text:style-name="T83">За разлика от импулса тази тройна комбинация изключително добре се вписва между две успоредни прави линии.</text:span></text:p>
              </text:list-item>
            </text:list>
          </draw:text-box>
        </draw:frame>
      </draw:page>
      <draw:page draw:name="ЗигЗаг - Плоска - Триъг." draw:style-name="dp1" draw:master-page-name="Default">
        <office:forms form:automatic-focus="false" form:apply-design-mode="false"/>
        <draw:polyline draw:style-name="gr108" draw:text-style-name="P1" draw:layer="layout" svg:width="3.099cm" svg:height="3.199cm" svg:x="2.3cm" svg:y="0.3cm" svg:viewBox="0 0 3100 3200" draw:points="0,0 200,900 600,500 800,1600 1000,1400 1100,2300 1300,1700 1500,2100 1600,1400 1700,2300 2000,2200 2000,3200 2200,2700 2300,2900 2500,2300 2700,3000 2900,2500 3100,2800">
          <text:p text:style-name="P3"/>
        </draw:polyline>
        <draw:line draw:style-name="gr110" draw:text-style-name="P1" draw:layer="layout" svg:x1="2.3cm" svg:y1="0.1cm" svg:x2="5cm" svg:y2="2.8cm">
          <text:p text:style-name="P3"/>
        </draw:line>
        <draw:line draw:style-name="gr110" draw:text-style-name="P1" draw:layer="layout" svg:x1="1.7cm" svg:y1="1cm" svg:x2="4.7cm" svg:y2="3.9cm">
          <text:p text:style-name="P3"/>
        </draw:line>
        <draw:frame draw:style-name="gr21" draw:text-style-name="P60" draw:layer="layout" svg:width="0.7cm" svg:height="0.65cm" svg:x="2.1cm" svg:y="1.05cm">
          <draw:text-box>
            <text:p text:style-name="P3"><text:span text:style-name="T72">а</text:span></text:p>
          </draw:text-box>
        </draw:frame>
        <draw:frame draw:style-name="gr21" draw:text-style-name="P60" draw:layer="layout" svg:width="0.7cm" svg:height="0.65cm" svg:x="2.7cm" svg:y="1.75cm">
          <draw:text-box>
            <text:p text:style-name="P3"><text:span text:style-name="T72">c</text:span></text:p>
          </draw:text-box>
        </draw:frame>
        <draw:frame draw:style-name="gr21" draw:text-style-name="P60" draw:layer="layout" svg:width="0.7cm" svg:height="0.65cm" svg:x="2.8cm" svg:y="0.35cm">
          <draw:text-box>
            <text:p text:style-name="P3"><text:span text:style-name="T72">b</text:span></text:p>
          </draw:text-box>
        </draw:frame>
        <draw:frame draw:style-name="gr21" draw:text-style-name="P60" draw:layer="layout" svg:width="0.7cm" svg:height="0.65cm" svg:x="3.1cm" svg:y="1.3cm">
          <draw:text-box>
            <text:p text:style-name="P3"><text:span text:style-name="T72">x</text:span></text:p>
          </draw:text-box>
        </draw:frame>
        <draw:frame draw:style-name="gr21" draw:text-style-name="P60" draw:layer="layout" svg:width="0.7cm" svg:height="0.65cm" svg:x="3cm" svg:y="2.45cm">
          <draw:text-box>
            <text:p text:style-name="P3"><text:span text:style-name="T72">а</text:span></text:p>
          </draw:text-box>
        </draw:frame>
        <draw:frame draw:style-name="gr21" draw:text-style-name="P60" draw:layer="layout" svg:width="0.7cm" svg:height="0.65cm" svg:x="3.7cm" svg:y="1.3cm">
          <draw:text-box>
            <text:p text:style-name="P3"><text:span text:style-name="T72">b</text:span></text:p>
          </draw:text-box>
        </draw:frame>
        <draw:frame draw:style-name="gr21" draw:text-style-name="P60" draw:layer="layout" svg:width="0.7cm" svg:height="0.65cm" svg:x="3.9cm" svg:y="2.1cm">
          <draw:text-box>
            <text:p text:style-name="P3"><text:span text:style-name="T72">x</text:span></text:p>
          </draw:text-box>
        </draw:frame>
        <draw:frame draw:style-name="gr21" draw:text-style-name="P60" draw:layer="layout" svg:width="0.7cm" svg:height="0.65cm" svg:x="3.6cm" svg:y="2.4cm">
          <draw:text-box>
            <text:p text:style-name="P3"><text:span text:style-name="T72">c</text:span></text:p>
          </draw:text-box>
        </draw:frame>
        <draw:frame draw:style-name="gr21" draw:text-style-name="P60" draw:layer="layout" svg:width="0.7cm" svg:height="0.65cm" svg:x="4.7cm" svg:y="3.25cm">
          <draw:text-box>
            <text:p text:style-name="P3"><text:span text:style-name="T72">c</text:span></text:p>
          </draw:text-box>
        </draw:frame>
        <draw:frame draw:style-name="gr21" draw:text-style-name="P60" draw:layer="layout" svg:width="0.7cm" svg:height="0.65cm" svg:x="4cm" svg:y="3.45cm">
          <draw:text-box>
            <text:p text:style-name="P3"><text:span text:style-name="T72">а</text:span></text:p>
          </draw:text-box>
        </draw:frame>
        <draw:frame draw:style-name="gr21" draw:text-style-name="P60" draw:layer="layout" svg:width="0.7cm" svg:height="0.65cm" svg:x="4.6cm" svg:y="2.2cm">
          <draw:text-box>
            <text:p text:style-name="P3"><text:span text:style-name="T72">b</text:span></text:p>
          </draw:text-box>
        </draw:frame>
        <draw:frame draw:style-name="gr21" draw:text-style-name="P60" draw:layer="layout" svg:width="0.7cm" svg:height="0.65cm" svg:x="5cm" svg:y="2.4cm">
          <draw:text-box>
            <text:p text:style-name="P3"><text:span text:style-name="T72">d</text:span></text:p>
          </draw:text-box>
        </draw:frame>
        <draw:frame draw:style-name="gr21" draw:text-style-name="P60" draw:layer="layout" svg:width="0.7cm" svg:height="0.65cm" svg:x="5.4cm" svg:y="3.05cm">
          <draw:text-box>
            <text:p text:style-name="P3"><text:span text:style-name="T72">e</text:span></text:p>
          </draw:text-box>
        </draw:frame>
        <draw:line draw:style-name="gr110" draw:text-style-name="P1" draw:layer="layout" svg:x1="4.5cm" svg:y1="2.5cm" svg:x2="5.7cm" svg:y2="2.9cm">
          <text:p text:style-name="P3"/>
        </draw:line>
        <draw:line draw:style-name="gr110" draw:text-style-name="P1" draw:layer="layout" svg:x1="4.3cm" svg:y1="3.5cm" svg:x2="5.7cm" svg:y2="3.1cm">
          <text:p text:style-name="P3"/>
        </draw:line>
        <draw:frame draw:style-name="gr96" draw:text-style-name="P63" draw:layer="layout" svg:width="1.6cm" svg:height="0.95cm" svg:x="0.7cm" svg:y="0.75cm">
          <draw:text-box>
            <text:p text:style-name="P47"><text:span text:style-name="T75">Зиг-Заг</text:span></text:p>
          </draw:text-box>
        </draw:frame>
        <draw:frame draw:style-name="gr96" draw:text-style-name="P63" draw:layer="layout" svg:width="1.8cm" svg:height="0.95cm" svg:x="1cm" svg:y="1.85cm">
          <draw:text-box>
            <text:p text:style-name="P47"><text:span text:style-name="T75">Плоска обикновенна</text:span></text:p>
          </draw:text-box>
        </draw:frame>
        <draw:custom-shape draw:style-name="gr113" draw:text-style-name="P1" draw:layer="layout" svg:width="0.3cm" svg:height="0.9cm" svg:x="2.5cm" svg:y="1.7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3" draw:text-style-name="P1" draw:layer="layout" svg:width="0.3cm" svg:height="1.4cm" svg:x="1.9cm" svg:y="0.3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3" draw:text-style-name="P1" draw:layer="layout" svg:width="0.2cm" svg:height="1cm" svg:x="2.9cm" svg:y="2.6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33" draw:text-style-name="P1" draw:layer="layout" svg:x1="5.4cm" svg:y1="3.1cm" svg:x2="5.7cm" svg:y2="2cm">
          <text:p text:style-name="P3"/>
        </draw:line>
        <draw:frame draw:style-name="gr21" draw:text-style-name="P60" draw:layer="layout" svg:width="2.5cm" svg:height="0.735cm" svg:x="0.3cm" svg:y="2.765cm">
          <draw:text-box>
            <text:p text:style-name="P3"><text:span text:style-name="T72">Сходящ/Неутрален Триъгълник</text:span></text:p>
          </draw:text-box>
        </draw:frame>
        <draw:frame draw:style-name="gr21" draw:text-style-name="P80" draw:layer="layout" svg:width="5.1cm" svg:height="0.911cm" svg:x="5.6cm" svg:y="0.389cm">
          <draw:text-box>
            <text:p text:style-name="P3"><text:span text:style-name="T91">Тройна комбинация: </text:span></text:p>
            <text:p text:style-name="P3"><text:span text:style-name="T91">ЗигЗаг – Плоска – Триъгълник</text:span></text:p>
          </draw:text-box>
        </draw:frame>
        <draw:frame draw:style-name="gr124" draw:text-style-name="P86" draw:layer="layout" svg:width="11.4cm" svg:height="2.9cm" svg:x="0.3cm" svg:y="4.1cm">
          <draw:text-box>
            <text:list text:style-name="L8">
              <text:list-item>
                <text:p text:style-name="P85"><text:span text:style-name="T83">Корективните фази са различни. Първа фаза – зиг-заг, втора – плоска корекция, а третата е неограничен сходящ триъгълник. Точно такова трябва да бъде логическото развитие на процеса, защото движещата сила все повече и повече намалява.</text:span></text:p>
              </text:list-item>
            </text:list>
            <text:list text:style-name="L8">
              <text:list-item>
                <text:p text:style-name="P85"><text:span text:style-name="T83">Вълната – х между зиг-заг и плоската корекция може да се прояви като неограничен триъгълник</text:span></text:p>
              </text:list-item>
            </text:list>
          </draw:text-box>
        </draw:frame>
      </draw:page>
      <draw:page draw:name="Плоска - Плоска - Триъг." draw:style-name="dp1" draw:master-page-name="Default">
        <office:forms form:automatic-focus="false" form:apply-design-mode="false"/>
        <draw:polyline draw:style-name="gr108" draw:text-style-name="P1" draw:layer="layout" svg:width="3.299cm" svg:height="2.799cm" svg:x="2.1cm" svg:y="0.7cm" svg:viewBox="0 0 3300 2800" draw:points="0,0 200,900 300,300 700,700 900,100 1000,1200 1200,1000 1300,1900 1500,1300 1700,1700 1800,1000 1900,1900 2200,1800 2200,2800 2400,2300 2500,2500 2700,1900 2900,2600 3100,2100 3300,2400">
          <text:p text:style-name="P3"/>
        </draw:polyline>
        <draw:line draw:style-name="gr110" draw:text-style-name="P1" draw:layer="layout" svg:x1="2.3cm" svg:y1="0.1cm" svg:x2="5cm" svg:y2="2.8cm">
          <text:p text:style-name="P3"/>
        </draw:line>
        <draw:line draw:style-name="gr110" draw:text-style-name="P1" draw:layer="layout" svg:x1="1.7cm" svg:y1="1cm" svg:x2="4.7cm" svg:y2="3.9cm">
          <text:p text:style-name="P3"/>
        </draw:line>
        <draw:frame draw:style-name="gr21" draw:text-style-name="P60" draw:layer="layout" svg:width="0.7cm" svg:height="0.65cm" svg:x="2cm" svg:y="1.55cm">
          <draw:text-box>
            <text:p text:style-name="P3"><text:span text:style-name="T72">а</text:span></text:p>
          </draw:text-box>
        </draw:frame>
        <draw:frame draw:style-name="gr21" draw:text-style-name="P60" draw:layer="layout" svg:width="0.7cm" svg:height="0.65cm" svg:x="2.7cm" svg:y="1.75cm">
          <draw:text-box>
            <text:p text:style-name="P3"><text:span text:style-name="T72">c</text:span></text:p>
          </draw:text-box>
        </draw:frame>
        <draw:frame draw:style-name="gr21" draw:text-style-name="P60" draw:layer="layout" svg:width="0.7cm" svg:height="0.65cm" svg:x="2.8cm" svg:y="0.35cm">
          <draw:text-box>
            <text:p text:style-name="P3"><text:span text:style-name="T72">b</text:span></text:p>
          </draw:text-box>
        </draw:frame>
        <draw:frame draw:style-name="gr21" draw:text-style-name="P60" draw:layer="layout" svg:width="0.7cm" svg:height="0.65cm" svg:x="3.1cm" svg:y="1.3cm">
          <draw:text-box>
            <text:p text:style-name="P3"><text:span text:style-name="T72">x</text:span></text:p>
          </draw:text-box>
        </draw:frame>
        <draw:frame draw:style-name="gr21" draw:text-style-name="P60" draw:layer="layout" svg:width="0.7cm" svg:height="0.65cm" svg:x="3cm" svg:y="2.45cm">
          <draw:text-box>
            <text:p text:style-name="P3"><text:span text:style-name="T72">а</text:span></text:p>
          </draw:text-box>
        </draw:frame>
        <draw:frame draw:style-name="gr21" draw:text-style-name="P60" draw:layer="layout" svg:width="0.7cm" svg:height="0.65cm" svg:x="3.7cm" svg:y="1.3cm">
          <draw:text-box>
            <text:p text:style-name="P3"><text:span text:style-name="T72">b</text:span></text:p>
          </draw:text-box>
        </draw:frame>
        <draw:frame draw:style-name="gr21" draw:text-style-name="P60" draw:layer="layout" svg:width="0.7cm" svg:height="0.65cm" svg:x="3.9cm" svg:y="2.1cm">
          <draw:text-box>
            <text:p text:style-name="P3"><text:span text:style-name="T72">x</text:span></text:p>
          </draw:text-box>
        </draw:frame>
        <draw:frame draw:style-name="gr21" draw:text-style-name="P60" draw:layer="layout" svg:width="0.7cm" svg:height="0.65cm" svg:x="3.6cm" svg:y="2.4cm">
          <draw:text-box>
            <text:p text:style-name="P3"><text:span text:style-name="T72">c</text:span></text:p>
          </draw:text-box>
        </draw:frame>
        <draw:frame draw:style-name="gr21" draw:text-style-name="P60" draw:layer="layout" svg:width="0.7cm" svg:height="0.65cm" svg:x="4.7cm" svg:y="3.25cm">
          <draw:text-box>
            <text:p text:style-name="P3"><text:span text:style-name="T72">c</text:span></text:p>
          </draw:text-box>
        </draw:frame>
        <draw:frame draw:style-name="gr21" draw:text-style-name="P60" draw:layer="layout" svg:width="0.7cm" svg:height="0.65cm" svg:x="4cm" svg:y="3.45cm">
          <draw:text-box>
            <text:p text:style-name="P3"><text:span text:style-name="T72">а</text:span></text:p>
          </draw:text-box>
        </draw:frame>
        <draw:frame draw:style-name="gr21" draw:text-style-name="P60" draw:layer="layout" svg:width="0.7cm" svg:height="0.65cm" svg:x="4.6cm" svg:y="2.2cm">
          <draw:text-box>
            <text:p text:style-name="P3"><text:span text:style-name="T72">b</text:span></text:p>
          </draw:text-box>
        </draw:frame>
        <draw:frame draw:style-name="gr21" draw:text-style-name="P60" draw:layer="layout" svg:width="0.7cm" svg:height="0.65cm" svg:x="5cm" svg:y="2.4cm">
          <draw:text-box>
            <text:p text:style-name="P3"><text:span text:style-name="T72">d</text:span></text:p>
          </draw:text-box>
        </draw:frame>
        <draw:frame draw:style-name="gr21" draw:text-style-name="P60" draw:layer="layout" svg:width="0.7cm" svg:height="0.65cm" svg:x="5.4cm" svg:y="3.05cm">
          <draw:text-box>
            <text:p text:style-name="P3"><text:span text:style-name="T72">e</text:span></text:p>
          </draw:text-box>
        </draw:frame>
        <draw:line draw:style-name="gr110" draw:text-style-name="P1" draw:layer="layout" svg:x1="4.5cm" svg:y1="2.5cm" svg:x2="5.7cm" svg:y2="2.9cm">
          <text:p text:style-name="P3"/>
        </draw:line>
        <draw:line draw:style-name="gr110" draw:text-style-name="P1" draw:layer="layout" svg:x1="4.3cm" svg:y1="3.5cm" svg:x2="5.7cm" svg:y2="3.1cm">
          <text:p text:style-name="P3"/>
        </draw:line>
        <draw:frame draw:style-name="gr96" draw:text-style-name="P63" draw:layer="layout" svg:width="2cm" svg:height="0.95cm" svg:x="0.2cm" svg:y="0.65cm">
          <draw:text-box>
            <text:p text:style-name="P47"><text:span text:style-name="T75">Плоска обикновенна</text:span></text:p>
          </draw:text-box>
        </draw:frame>
        <draw:frame draw:style-name="gr96" draw:text-style-name="P63" draw:layer="layout" svg:width="1.8cm" svg:height="0.95cm" svg:x="0.2cm" svg:y="1.75cm">
          <draw:text-box>
            <text:p text:style-name="P47"><text:span text:style-name="T75">Плоска обикновенна</text:span></text:p>
          </draw:text-box>
        </draw:frame>
        <draw:custom-shape draw:style-name="gr113" draw:text-style-name="P1" draw:layer="layout" svg:width="0.3cm" svg:height="0.9cm" svg:x="2.5cm" svg:y="1.7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3" draw:text-style-name="P1" draw:layer="layout" svg:width="0.3cm" svg:height="1.4cm" svg:x="1.8cm" svg:y="0.3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3" draw:text-style-name="P1" draw:layer="layout" svg:width="0.2cm" svg:height="1cm" svg:x="2.9cm" svg:y="2.6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33" draw:text-style-name="P1" draw:layer="layout" svg:x1="5.4cm" svg:y1="3.1cm" svg:x2="5.7cm" svg:y2="2cm">
          <text:p text:style-name="P3"/>
        </draw:line>
        <draw:frame draw:style-name="gr21" draw:text-style-name="P60" draw:layer="layout" svg:width="2.5cm" svg:height="0.735cm" svg:x="0.2cm" svg:y="2.765cm">
          <draw:text-box>
            <text:p text:style-name="P3"><text:span text:style-name="T72">Сходящ/Неутрален Триъгълник</text:span></text:p>
          </draw:text-box>
        </draw:frame>
        <draw:frame draw:style-name="gr21" draw:text-style-name="P87" draw:layer="layout" svg:width="6.2cm" svg:height="0.911cm" svg:x="4.5cm" svg:y="0.389cm">
          <draw:text-box>
            <text:p text:style-name="P9"><text:span text:style-name="T92">Тройна комбинация.</text:span></text:p>
            <text:p text:style-name="P3"><text:span text:style-name="T92">Плоска - плоска корекция - триъгълник</text:span></text:p>
          </draw:text-box>
        </draw:frame>
      </draw:page>
      <draw:page draw:name="Двойна тройка :  Плоска - Триъгълник" draw:style-name="dp1" draw:master-page-name="Default">
        <office:forms form:automatic-focus="false" form:apply-design-mode="false"/>
        <draw:frame draw:style-name="gr21" draw:text-style-name="P87" draw:layer="layout" svg:width="8.1cm" svg:height="0.911cm" svg:x="1.9cm" svg:y="0cm">
          <draw:text-box>
            <text:p text:style-name="P9"><text:span text:style-name="T92">Двойна тройка.</text:span></text:p>
            <text:p text:style-name="P3"><text:span text:style-name="T92">Плоска корекция / неограничен триъгълник</text:span></text:p>
          </draw:text-box>
        </draw:frame>
        <draw:polyline draw:style-name="gr65" draw:text-style-name="P1" draw:layer="layout" svg:width="4.799cm" svg:height="1.599cm" svg:x="2.9cm" svg:y="2cm" svg:viewBox="0 0 4800 1600" draw:points="0,100 400,1600 500,600 1100,1200 1300,200 1700,1600 2000,700 2500,1000 2800,0 3300,1400 3500,700 3700,1100 3900,200 4300,1100 4600,500 4800,800">
          <text:p text:style-name="P3"/>
        </draw:polyline>
        <draw:frame draw:style-name="gr21" draw:text-style-name="P60" draw:layer="layout" svg:width="0.7cm" svg:height="0.65cm" svg:x="3cm" svg:y="3.55cm">
          <draw:text-box>
            <text:p text:style-name="P3"><text:span text:style-name="T72">а</text:span></text:p>
          </draw:text-box>
        </draw:frame>
        <draw:frame draw:style-name="gr21" draw:text-style-name="P60" draw:layer="layout" svg:width="0.7cm" svg:height="0.65cm" svg:x="4.3cm" svg:y="3.5cm">
          <draw:text-box>
            <text:p text:style-name="P3"><text:span text:style-name="T72">c</text:span></text:p>
          </draw:text-box>
        </draw:frame>
        <draw:frame draw:style-name="gr21" draw:text-style-name="P60" draw:layer="layout" svg:width="0.7cm" svg:height="0.65cm" svg:x="3.9cm" svg:y="1.7cm">
          <draw:text-box>
            <text:p text:style-name="P3"><text:span text:style-name="T72">b</text:span></text:p>
          </draw:text-box>
        </draw:frame>
        <draw:frame draw:style-name="gr21" draw:text-style-name="P60" draw:layer="layout" svg:width="0.7cm" svg:height="0.65cm" svg:x="5.4cm" svg:y="1.55cm">
          <draw:text-box>
            <text:p text:style-name="P3"><text:span text:style-name="T72">x</text:span></text:p>
          </draw:text-box>
        </draw:frame>
        <draw:frame draw:style-name="gr21" draw:text-style-name="P60" draw:layer="layout" svg:width="0.7cm" svg:height="0.65cm" svg:x="7cm" svg:y="3.05cm">
          <draw:text-box>
            <text:p text:style-name="P3"><text:span text:style-name="T72">c</text:span></text:p>
          </draw:text-box>
        </draw:frame>
        <draw:frame draw:style-name="gr21" draw:text-style-name="P60" draw:layer="layout" svg:width="0.7cm" svg:height="0.65cm" svg:x="5.9cm" svg:y="3.3cm">
          <draw:text-box>
            <text:p text:style-name="P3"><text:span text:style-name="T72">а</text:span></text:p>
          </draw:text-box>
        </draw:frame>
        <draw:frame draw:style-name="gr21" draw:text-style-name="P60" draw:layer="layout" svg:width="0.7cm" svg:height="0.65cm" svg:x="6.5cm" svg:y="1.8cm">
          <draw:text-box>
            <text:p text:style-name="P3"><text:span text:style-name="T72">b</text:span></text:p>
          </draw:text-box>
        </draw:frame>
        <draw:frame draw:style-name="gr21" draw:text-style-name="P60" draw:layer="layout" svg:width="0.7cm" svg:height="0.65cm" svg:x="7.3cm" svg:y="2.1cm">
          <draw:text-box>
            <text:p text:style-name="P3"><text:span text:style-name="T72">d</text:span></text:p>
          </draw:text-box>
        </draw:frame>
        <draw:frame draw:style-name="gr21" draw:text-style-name="P60" draw:layer="layout" svg:width="0.7cm" svg:height="0.65cm" svg:x="7.6cm" svg:y="2.55cm">
          <draw:text-box>
            <text:p text:style-name="P3"><text:span text:style-name="T72">e</text:span></text:p>
          </draw:text-box>
        </draw:frame>
        <draw:line draw:style-name="gr3" draw:text-style-name="P1" draw:layer="layout" svg:x1="6.3cm" svg:y1="2cm" svg:x2="8.1cm" svg:y2="2.7cm">
          <text:p text:style-name="P3"/>
        </draw:line>
        <draw:line draw:style-name="gr3" draw:text-style-name="P1" draw:layer="layout" svg:x1="5.7cm" svg:y1="3.6cm" svg:x2="8.2cm" svg:y2="2.8cm">
          <text:p text:style-name="P3"/>
        </draw:line>
        <draw:custom-shape draw:style-name="gr15" draw:text-style-name="P1" draw:layer="layout" svg:width="0.3cm" svg:height="1.6cm" draw:transform="rotate (1.5707963267946) translate (3.1cm 4.2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3.3cm" svg:y="4.1cm">
          <draw:text-box>
            <text:p text:style-name="P3"><text:span text:style-name="T72">Плоска</text:span></text:p>
          </draw:text-box>
        </draw:frame>
        <draw:custom-shape draw:style-name="gr15" draw:text-style-name="P1" draw:layer="layout" svg:width="0.3cm" svg:height="1.9cm" draw:transform="rotate (1.5707963267946) translate (5.8cm 4.1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5cm" svg:height="0.735cm" svg:x="5.6cm" svg:y="4cm">
          <draw:text-box>
            <text:p text:style-name="P3"><text:span text:style-name="T72">Сходящ/Неутрален Триъгълник</text:span></text:p>
          </draw:text-box>
        </draw:frame>
        <draw:custom-shape draw:style-name="gr15" draw:text-style-name="P1" draw:layer="layout" svg:width="0.3cm" svg:height="1.5cm" draw:transform="rotate (-1.57079632679579) translate (5.6cm 1.3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4.2cm" svg:y="0.85cm">
          <draw:text-box>
            <text:p text:style-name="P3"><text:span text:style-name="T72">Вълна - Х</text:span></text:p>
          </draw:text-box>
        </draw:frame>
        <draw:frame draw:style-name="gr125" draw:text-style-name="P89" draw:layer="layout" svg:width="8.9cm" svg:height="1.1cm" svg:x="1.6cm" svg:y="4.8cm">
          <draw:text-box>
            <text:list text:style-name="L9">
              <text:list-item>
                <text:p text:style-name="P88"><text:span text:style-name="T93">Вълна – х може да подмине края на вълна – b. Колкото повече подмине края на вълна – b, толкова по-силна ще бъде вълната след модела.</text:span></text:p>
              </text:list-item>
            </text:list>
          </draw:text-box>
        </draw:frame>
        <draw:line draw:style-name="gr33" draw:text-style-name="P1" draw:layer="layout" svg:x1="2.9cm" svg:y1="2.2cm" svg:x2="2.5cm" svg:y2="4.4cm">
          <text:p text:style-name="P3"/>
        </draw:line>
        <draw:line draw:style-name="gr33" draw:text-style-name="P1" draw:layer="layout" svg:x1="7.7cm" svg:y1="2.7cm" svg:x2="8cm" svg:y2="1.1cm">
          <text:p text:style-name="P3"/>
        </draw:line>
      </draw:page>
      <draw:page draw:name="Подвижна Двойна тройка :  Плоска - Триъгълник" draw:style-name="dp1" draw:master-page-name="Default">
        <office:forms form:automatic-focus="false" form:apply-design-mode="false"/>
        <draw:polyline draw:style-name="gr126" draw:text-style-name="P1" draw:layer="layout" svg:width="4.299cm" svg:height="2.399cm" svg:x="3.5cm" svg:y="1.9cm" svg:viewBox="0 0 4300 2400" draw:points="0,1200 200,2400 400,1700 800,2000 1000,1300 1300,2400 1600,1000 1700,1500 2000,1100 2200,1500 2600,0 2900,1000 3000,400 3300,700 3400,100 3600,900 3800,400 4000,600 4100,200 4300,600">
          <text:p text:style-name="P3"/>
        </draw:polyline>
        <draw:line draw:style-name="gr74" draw:text-style-name="P1" draw:layer="layout" svg:x1="6.3cm" svg:y1="2.9cm" svg:x2="8.1cm" svg:y2="2.7cm">
          <text:p text:style-name="P3"/>
        </draw:line>
        <draw:line draw:style-name="gr74" draw:text-style-name="P1" draw:layer="layout" svg:x1="6.4cm" svg:y1="1.9cm" svg:x2="8.2cm" svg:y2="2.2cm">
          <text:p text:style-name="P3"/>
        </draw:line>
        <draw:line draw:style-name="gr74" draw:text-style-name="P1" draw:layer="layout" svg:x1="3.4cm" svg:y1="3.2cm" svg:x2="4.8cm" svg:y2="3.2cm">
          <text:p text:style-name="P3"/>
        </draw:line>
        <draw:line draw:style-name="gr74" draw:text-style-name="P1" draw:layer="layout" svg:x1="3.6cm" svg:y1="4.3cm" svg:x2="5cm" svg:y2="4.3cm">
          <text:p text:style-name="P3"/>
        </draw:line>
        <draw:frame draw:style-name="gr21" draw:text-style-name="P60" draw:layer="layout" svg:width="0.7cm" svg:height="0.65cm" svg:x="3.5cm" svg:y="4.2cm">
          <draw:text-box>
            <text:p text:style-name="P3"><text:span text:style-name="T72">а</text:span></text:p>
          </draw:text-box>
        </draw:frame>
        <draw:frame draw:style-name="gr21" draw:text-style-name="P60" draw:layer="layout" svg:width="0.7cm" svg:height="0.65cm" svg:x="4.5cm" svg:y="4.2cm">
          <draw:text-box>
            <text:p text:style-name="P3"><text:span text:style-name="T72">c</text:span></text:p>
          </draw:text-box>
        </draw:frame>
        <draw:frame draw:style-name="gr21" draw:text-style-name="P60" draw:layer="layout" svg:width="0.7cm" svg:height="0.65cm" svg:x="4.2cm" svg:y="2.75cm">
          <draw:text-box>
            <text:p text:style-name="P3"><text:span text:style-name="T72">b</text:span></text:p>
          </draw:text-box>
        </draw:frame>
        <draw:frame draw:style-name="gr21" draw:text-style-name="P60" draw:layer="layout" svg:width="0.7cm" svg:height="0.65cm" svg:x="5.8cm" svg:y="1.5cm">
          <draw:text-box>
            <text:p text:style-name="P3"><text:span text:style-name="T72">x</text:span></text:p>
          </draw:text-box>
        </draw:frame>
        <draw:frame draw:style-name="gr21" draw:text-style-name="P60" draw:layer="layout" svg:width="0.7cm" svg:height="0.65cm" svg:x="6.9cm" svg:y="2.75cm">
          <draw:text-box>
            <text:p text:style-name="P3"><text:span text:style-name="T72">c</text:span></text:p>
          </draw:text-box>
        </draw:frame>
        <draw:frame draw:style-name="gr21" draw:text-style-name="P60" draw:layer="layout" svg:width="0.7cm" svg:height="0.65cm" svg:x="6.093cm" svg:y="2.738cm">
          <draw:text-box>
            <text:p text:style-name="P3"><text:span text:style-name="T72">а</text:span></text:p>
          </draw:text-box>
        </draw:frame>
        <draw:frame draw:style-name="gr21" draw:text-style-name="P60" draw:layer="layout" svg:width="0.7cm" svg:height="0.65cm" svg:x="6.7cm" svg:y="1.55cm">
          <draw:text-box>
            <text:p text:style-name="P3"><text:span text:style-name="T72">b</text:span></text:p>
          </draw:text-box>
        </draw:frame>
        <draw:frame draw:style-name="gr21" draw:text-style-name="P60" draw:layer="layout" svg:width="0.7cm" svg:height="0.65cm" svg:x="7.3cm" svg:y="1.7cm">
          <draw:text-box>
            <text:p text:style-name="P3"><text:span text:style-name="T72">d</text:span></text:p>
          </draw:text-box>
        </draw:frame>
        <draw:frame draw:style-name="gr21" draw:text-style-name="P60" draw:layer="layout" svg:width="0.7cm" svg:height="0.65cm" svg:x="7.8cm" svg:y="2.3cm">
          <draw:text-box>
            <text:p text:style-name="P3"><text:span text:style-name="T72">e</text:span></text:p>
          </draw:text-box>
        </draw:frame>
        <draw:custom-shape draw:style-name="gr15" draw:text-style-name="P1" draw:layer="layout" svg:width="0.3cm" svg:height="1.6cm" draw:transform="rotate (1.5707963267946) translate (3.5cm 4.8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3.7cm" svg:y="4.7cm">
          <draw:text-box>
            <text:p text:style-name="P3"><text:span text:style-name="T72">Плоска</text:span></text:p>
          </draw:text-box>
        </draw:frame>
        <draw:custom-shape draw:style-name="gr15" draw:text-style-name="P1" draw:layer="layout" svg:width="0.3cm" svg:height="1.9cm" draw:transform="rotate (1.5707963267946) translate (6.2cm 3.7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5cm" svg:height="0.735cm" svg:x="6cm" svg:y="3.6cm">
          <draw:text-box>
            <text:p text:style-name="P3"><text:span text:style-name="T72">Сходящ/Неутрален Триъгълник</text:span></text:p>
          </draw:text-box>
        </draw:frame>
        <draw:custom-shape draw:style-name="gr15" draw:text-style-name="P1" draw:layer="layout" svg:width="0.3cm" svg:height="1.5cm" draw:transform="rotate (-1.57079632679579) translate (6.1cm 1.3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4.7cm" svg:y="0.85cm">
          <draw:text-box>
            <text:p text:style-name="P3"><text:span text:style-name="T72">Вълна - Х</text:span></text:p>
          </draw:text-box>
        </draw:frame>
        <draw:line draw:style-name="gr33" draw:text-style-name="P1" draw:layer="layout" svg:x1="3.5cm" svg:y1="3.2cm" svg:x2="3.1cm" svg:y2="5.3cm">
          <text:p text:style-name="P3"/>
        </draw:line>
        <draw:line draw:style-name="gr33" draw:text-style-name="P1" draw:layer="layout" svg:x1="7.8cm" svg:y1="2.4cm" svg:x2="8.1cm" svg:y2="1.1cm">
          <text:p text:style-name="P3"/>
        </draw:line>
        <draw:frame draw:style-name="gr127" draw:text-style-name="P90" draw:layer="layout" svg:width="0.8cm" svg:height="0.8cm" svg:x="3.1cm" svg:y="2.7cm">
          <draw:text-box>
            <text:p text:style-name="P3"><text:span text:style-name="T94">:5</text:span></text:p>
          </draw:text-box>
        </draw:frame>
        <draw:frame draw:style-name="gr127" draw:text-style-name="P90" draw:layer="layout" svg:width="0.8cm" svg:height="0.8cm" svg:x="7.8cm" svg:y="0.7cm">
          <draw:text-box>
            <text:p text:style-name="P3"><text:span text:style-name="T94">:5</text:span></text:p>
          </draw:text-box>
        </draw:frame>
        <draw:frame draw:style-name="gr21" draw:text-style-name="P87" draw:layer="layout" svg:width="8.1cm" svg:height="0.911cm" svg:x="2.7cm" svg:y="0cm">
          <draw:text-box>
            <text:p text:style-name="P9"><text:span text:style-name="T92">Подвижна двойна тройка.</text:span></text:p>
            <text:p text:style-name="P3"><text:span text:style-name="T92">Плоска корекция - неограничен триъгълник</text:span></text:p>
          </draw:text-box>
        </draw:frame>
        <draw:frame draw:style-name="gr128" draw:text-style-name="P89" draw:layer="layout" svg:width="10cm" svg:height="1.1cm" svg:x="0.9cm" svg:y="5.3cm">
          <draw:text-box>
            <text:list text:style-name="L9">
              <text:list-item>
                <text:p text:style-name="P88"><text:span text:style-name="T93">След този модел трябва да последва силна импулсна вълна (най-вероятно удължена трета).</text:span></text:p>
              </text:list-item>
            </text:list>
            <text:list text:style-name="L9">
              <text:list-item>
                <text:p text:style-name="P88"><text:span text:style-name="T93">Този модел обикновено се разпознава погрешно (виж фигурите по-долу).</text:span></text:p>
              </text:list-item>
            </text:list>
          </draw:text-box>
        </draw:frame>
      </draw:page>
      <draw:page draw:name="Подвижна Двойна тройка : Грешна интерпретация" draw:style-name="dp1" draw:master-page-name="Default">
        <office:forms form:automatic-focus="false" form:apply-design-mode="false"/>
        <draw:polyline draw:style-name="gr126" draw:text-style-name="P1" draw:layer="layout" svg:width="4.299cm" svg:height="2.399cm" svg:x="0.7cm" svg:y="1.9cm" svg:viewBox="0 0 4300 2400" draw:points="0,1200 200,2400 400,1700 800,2000 1000,1300 1300,2400 1600,1000 1700,1500 2000,1100 2200,1500 2600,0 2900,1000 3000,400 3300,700 3400,100 3600,900 3800,400 4000,600 4100,200 4300,600">
          <text:p text:style-name="P3"/>
        </draw:polyline>
        <draw:line draw:style-name="gr74" draw:text-style-name="P1" draw:layer="layout" svg:x1="3.5cm" svg:y1="2.9cm" svg:x2="5.3cm" svg:y2="2.7cm">
          <text:p text:style-name="P3"/>
        </draw:line>
        <draw:line draw:style-name="gr74" draw:text-style-name="P1" draw:layer="layout" svg:x1="3.6cm" svg:y1="1.9cm" svg:x2="5.4cm" svg:y2="2.2cm">
          <text:p text:style-name="P3"/>
        </draw:line>
        <draw:line draw:style-name="gr74" draw:text-style-name="P1" draw:layer="layout" svg:x1="0.6cm" svg:y1="3.2cm" svg:x2="2cm" svg:y2="3.2cm">
          <text:p text:style-name="P3"/>
        </draw:line>
        <draw:line draw:style-name="gr74" draw:text-style-name="P1" draw:layer="layout" svg:x1="0.8cm" svg:y1="4.3cm" svg:x2="2.2cm" svg:y2="4.3cm">
          <text:p text:style-name="P3"/>
        </draw:line>
        <draw:frame draw:style-name="gr21" draw:text-style-name="P60" draw:layer="layout" svg:width="0.7cm" svg:height="0.65cm" svg:x="0.7cm" svg:y="4.2cm">
          <draw:text-box>
            <text:p text:style-name="P3"><text:span text:style-name="T72">а</text:span></text:p>
          </draw:text-box>
        </draw:frame>
        <draw:frame draw:style-name="gr21" draw:text-style-name="P60" draw:layer="layout" svg:width="0.7cm" svg:height="0.65cm" svg:x="1.7cm" svg:y="4.2cm">
          <draw:text-box>
            <text:p text:style-name="P3"><text:span text:style-name="T72">c</text:span></text:p>
          </draw:text-box>
        </draw:frame>
        <draw:frame draw:style-name="gr21" draw:text-style-name="P60" draw:layer="layout" svg:width="0.7cm" svg:height="0.65cm" svg:x="1.4cm" svg:y="2.75cm">
          <draw:text-box>
            <text:p text:style-name="P3"><text:span text:style-name="T72">b</text:span></text:p>
          </draw:text-box>
        </draw:frame>
        <draw:frame draw:style-name="gr21" draw:text-style-name="P60" draw:layer="layout" svg:width="0.7cm" svg:height="0.65cm" svg:x="4.1cm" svg:y="2.75cm">
          <draw:text-box>
            <text:p text:style-name="P3"><text:span text:style-name="T72">c</text:span></text:p>
          </draw:text-box>
        </draw:frame>
        <draw:frame draw:style-name="gr21" draw:text-style-name="P60" draw:layer="layout" svg:width="0.7cm" svg:height="0.65cm" svg:x="3.293cm" svg:y="2.738cm">
          <draw:text-box>
            <text:p text:style-name="P3"><text:span text:style-name="T72">а</text:span></text:p>
          </draw:text-box>
        </draw:frame>
        <draw:frame draw:style-name="gr21" draw:text-style-name="P60" draw:layer="layout" svg:width="0.7cm" svg:height="0.65cm" svg:x="3.9cm" svg:y="1.55cm">
          <draw:text-box>
            <text:p text:style-name="P3"><text:span text:style-name="T72">b</text:span></text:p>
          </draw:text-box>
        </draw:frame>
        <draw:frame draw:style-name="gr21" draw:text-style-name="P60" draw:layer="layout" svg:width="0.7cm" svg:height="0.65cm" svg:x="4.5cm" svg:y="1.7cm">
          <draw:text-box>
            <text:p text:style-name="P3"><text:span text:style-name="T72">d</text:span></text:p>
          </draw:text-box>
        </draw:frame>
        <draw:frame draw:style-name="gr21" draw:text-style-name="P60" draw:layer="layout" svg:width="0.7cm" svg:height="0.65cm" svg:x="5cm" svg:y="2.3cm">
          <draw:text-box>
            <text:p text:style-name="P3"><text:span text:style-name="T72">e</text:span></text:p>
          </draw:text-box>
        </draw:frame>
        <draw:line draw:style-name="gr33" draw:text-style-name="P1" draw:layer="layout" svg:x1="0.7cm" svg:y1="3.2cm" svg:x2="0.3cm" svg:y2="5.3cm">
          <text:p text:style-name="P3"/>
        </draw:line>
        <draw:line draw:style-name="gr33" draw:text-style-name="P1" draw:layer="layout" svg:x1="5cm" svg:y1="2.4cm" svg:x2="5.3cm" svg:y2="1.4cm">
          <text:p text:style-name="P3"/>
        </draw:line>
        <draw:frame draw:style-name="gr127" draw:text-style-name="P90" draw:layer="layout" svg:width="1cm" svg:height="0.8cm" svg:x="0.3cm" svg:y="2.6cm">
          <draw:text-box>
            <text:p text:style-name="P3"><text:span text:style-name="T94">х(1)</text:span></text:p>
          </draw:text-box>
        </draw:frame>
        <draw:frame draw:style-name="gr127" draw:text-style-name="P90" draw:layer="layout" svg:width="0.8cm" svg:height="0.8cm" svg:x="5.3cm" svg:y="1cm">
          <draw:text-box>
            <text:p text:style-name="P3"><text:span text:style-name="T94">5?</text:span></text:p>
          </draw:text-box>
        </draw:frame>
        <draw:frame draw:style-name="gr21" draw:text-style-name="P91" draw:layer="layout" svg:width="5.4cm" svg:height="0.65cm" svg:x="4.1cm" svg:y="0.2cm">
          <draw:text-box>
            <text:p text:style-name="P3"><text:span text:style-name="T95">Грешна интерпретация!</text:span></text:p>
          </draw:text-box>
        </draw:frame>
        <draw:frame draw:style-name="gr127" draw:text-style-name="P90" draw:layer="layout" svg:width="0.8cm" svg:height="0.8cm" svg:x="1.8cm" svg:y="4.5cm">
          <draw:text-box>
            <text:p text:style-name="P3"><text:span text:style-name="T94">(2)</text:span></text:p>
          </draw:text-box>
        </draw:frame>
        <draw:frame draw:style-name="gr127" draw:text-style-name="P90" draw:layer="layout" svg:width="0.8cm" svg:height="0.8cm" svg:x="2.9cm" svg:y="1.4cm">
          <draw:text-box>
            <text:p text:style-name="P3"><text:span text:style-name="T94">(3)</text:span></text:p>
          </draw:text-box>
        </draw:frame>
        <draw:frame draw:style-name="gr127" draw:text-style-name="P90" draw:layer="layout" svg:width="0.8cm" svg:height="0.8cm" svg:x="5.3cm" svg:y="2.5cm">
          <draw:text-box>
            <text:p text:style-name="P3"><text:span text:style-name="T94">(4)</text:span></text:p>
          </draw:text-box>
        </draw:frame>
        <draw:polyline draw:style-name="gr126" draw:text-style-name="P1" draw:layer="layout" svg:width="4.299cm" svg:height="2.399cm" svg:x="7cm" svg:y="1.9cm" svg:viewBox="0 0 4300 2400" draw:points="0,1200 200,2400 400,1700 800,2000 1000,1300 1300,2400 1600,1000 1700,1500 2000,1100 2200,1500 2600,0 2900,1000 3000,400 3300,700 3400,100 3600,900 3800,400 4000,600 4100,200 4300,600">
          <text:p text:style-name="P3"/>
        </draw:polyline>
        <draw:line draw:style-name="gr74" draw:text-style-name="P1" draw:layer="layout" svg:x1="9.8cm" svg:y1="2.9cm" svg:x2="11.6cm" svg:y2="2.7cm">
          <text:p text:style-name="P3"/>
        </draw:line>
        <draw:line draw:style-name="gr74" draw:text-style-name="P1" draw:layer="layout" svg:x1="9.9cm" svg:y1="1.9cm" svg:x2="11.7cm" svg:y2="2.2cm">
          <text:p text:style-name="P3"/>
        </draw:line>
        <draw:line draw:style-name="gr74" draw:text-style-name="P1" draw:layer="layout" svg:x1="6.9cm" svg:y1="3.2cm" svg:x2="8.3cm" svg:y2="3.2cm">
          <text:p text:style-name="P3"/>
        </draw:line>
        <draw:line draw:style-name="gr74" draw:text-style-name="P1" draw:layer="layout" svg:x1="7.1cm" svg:y1="4.3cm" svg:x2="8.5cm" svg:y2="4.3cm">
          <text:p text:style-name="P3"/>
        </draw:line>
        <draw:frame draw:style-name="gr21" draw:text-style-name="P60" draw:layer="layout" svg:width="0.7cm" svg:height="0.65cm" svg:x="7cm" svg:y="4.2cm">
          <draw:text-box>
            <text:p text:style-name="P3"><text:span text:style-name="T72">а</text:span></text:p>
          </draw:text-box>
        </draw:frame>
        <draw:frame draw:style-name="gr21" draw:text-style-name="P60" draw:layer="layout" svg:width="0.7cm" svg:height="0.65cm" svg:x="8cm" svg:y="4.2cm">
          <draw:text-box>
            <text:p text:style-name="P3"><text:span text:style-name="T72">c</text:span></text:p>
          </draw:text-box>
        </draw:frame>
        <draw:frame draw:style-name="gr21" draw:text-style-name="P60" draw:layer="layout" svg:width="0.7cm" svg:height="0.65cm" svg:x="7.7cm" svg:y="2.75cm">
          <draw:text-box>
            <text:p text:style-name="P3"><text:span text:style-name="T72">b</text:span></text:p>
          </draw:text-box>
        </draw:frame>
        <draw:frame draw:style-name="gr21" draw:text-style-name="P60" draw:layer="layout" svg:width="0.7cm" svg:height="0.65cm" svg:x="10.4cm" svg:y="2.75cm">
          <draw:text-box>
            <text:p text:style-name="P3"><text:span text:style-name="T72">c</text:span></text:p>
          </draw:text-box>
        </draw:frame>
        <draw:frame draw:style-name="gr21" draw:text-style-name="P60" draw:layer="layout" svg:width="0.7cm" svg:height="0.65cm" svg:x="9.593cm" svg:y="2.738cm">
          <draw:text-box>
            <text:p text:style-name="P3"><text:span text:style-name="T72">а</text:span></text:p>
          </draw:text-box>
        </draw:frame>
        <draw:frame draw:style-name="gr21" draw:text-style-name="P60" draw:layer="layout" svg:width="0.7cm" svg:height="0.65cm" svg:x="10.5cm" svg:y="1.95cm">
          <draw:text-box>
            <text:p text:style-name="P3"><text:span text:style-name="T72">i</text:span></text:p>
          </draw:text-box>
        </draw:frame>
        <draw:frame draw:style-name="gr21" draw:text-style-name="P60" draw:layer="layout" svg:width="0.7cm" svg:height="0.65cm" svg:x="11.3cm" svg:y="2.3cm">
          <draw:text-box>
            <text:p text:style-name="P3"><text:span text:style-name="T72">ii</text:span></text:p>
          </draw:text-box>
        </draw:frame>
        <draw:line draw:style-name="gr33" draw:text-style-name="P1" draw:layer="layout" svg:x1="7cm" svg:y1="3.2cm" svg:x2="6.6cm" svg:y2="5.3cm">
          <text:p text:style-name="P3"/>
        </draw:line>
        <draw:line draw:style-name="gr33" draw:text-style-name="P1" draw:layer="layout" svg:x1="11.3cm" svg:y1="2.4cm" svg:x2="11.6cm" svg:y2="1.4cm">
          <text:p text:style-name="P3"/>
        </draw:line>
        <draw:frame draw:style-name="gr127" draw:text-style-name="P90" draw:layer="layout" svg:width="1cm" svg:height="0.8cm" svg:x="8.168cm" svg:y="2.449cm">
          <draw:text-box>
            <text:p text:style-name="P3"><text:span text:style-name="T94">(i)</text:span></text:p>
          </draw:text-box>
        </draw:frame>
        <draw:frame draw:style-name="gr127" draw:text-style-name="P90" draw:layer="layout" svg:width="0.8cm" svg:height="0.8cm" svg:x="8.1cm" svg:y="4.5cm">
          <draw:text-box>
            <text:p text:style-name="P3"><text:span text:style-name="T94">(2)</text:span></text:p>
          </draw:text-box>
        </draw:frame>
        <draw:frame draw:style-name="gr127" draw:text-style-name="P90" draw:layer="layout" svg:width="0.8cm" svg:height="0.8cm" svg:x="9.2cm" svg:y="1.4cm">
          <draw:text-box>
            <text:p text:style-name="P3"><text:span text:style-name="T94">1</text:span></text:p>
          </draw:text-box>
        </draw:frame>
        <draw:frame draw:style-name="gr127" draw:text-style-name="P90" draw:layer="layout" svg:width="1cm" svg:height="0.8cm" svg:x="8.9cm" svg:y="3.3cm">
          <draw:text-box>
            <text:p text:style-name="P3"><text:span text:style-name="T94">(ii)</text:span></text:p>
          </draw:text-box>
        </draw:frame>
        <draw:frame draw:style-name="gr127" draw:text-style-name="P90" draw:layer="layout" svg:width="0.8cm" svg:height="0.8cm" svg:x="10.5cm" svg:y="3cm">
          <draw:text-box>
            <text:p text:style-name="P3"><text:span text:style-name="T94">2</text:span></text:p>
          </draw:text-box>
        </draw:frame>
        <draw:frame draw:style-name="gr127" draw:text-style-name="P90" draw:layer="layout" svg:width="1cm" svg:height="0.8cm" svg:x="6.5cm" svg:y="2.6cm">
          <draw:text-box>
            <text:p text:style-name="P3"><text:span text:style-name="T94">х(1)</text:span></text:p>
          </draw:text-box>
        </draw:frame>
        <draw:frame draw:style-name="gr127" draw:text-style-name="P90" draw:layer="layout" svg:width="0.8cm" svg:height="0.8cm" svg:x="11.1cm" svg:y="0.8cm">
          <draw:text-box>
            <text:p text:style-name="P3"><text:span text:style-name="T94">3?</text:span></text:p>
          </draw:text-box>
        </draw:frame>
        <draw:frame draw:style-name="gr127" draw:text-style-name="P90" draw:layer="layout" svg:width="1.1cm" svg:height="0.8cm" svg:x="11cm" svg:y="0.5cm">
          <draw:text-box>
            <text:p text:style-name="P3"><text:span text:style-name="T94">(3)?</text:span></text:p>
          </draw:text-box>
        </draw:frame>
      </draw:page>
      <draw:page draw:name="Двойна тройка :  Плоска - Плоска" draw:style-name="dp1" draw:master-page-name="Default">
        <office:forms form:automatic-focus="false" form:apply-design-mode="false"/>
        <draw:frame draw:style-name="gr21" draw:text-style-name="P92" draw:layer="layout" svg:width="8.1cm" svg:height="0.911cm" svg:x="2.1cm" svg:y="0.1cm">
          <draw:text-box>
            <text:p text:style-name="P9"><text:span text:style-name="T92">Двойна тройка.</text:span></text:p>
            <text:p text:style-name="P3"><text:span text:style-name="T92">Плоска корекция – Плоска корекция</text:span></text:p>
          </draw:text-box>
        </draw:frame>
        <draw:polyline draw:style-name="gr65" draw:text-style-name="P1" draw:layer="layout" svg:width="3.999cm" svg:height="1.499cm" svg:x="2.9cm" svg:y="2.1cm" svg:viewBox="0 0 4000 1500" draw:points="0,0 400,1500 500,500 1100,1100 1300,100 1700,1500 1900,800 2300,1000 2500,0 2900,1400 3100,500 3500,1000 3700,0 4000,1300">
          <text:p text:style-name="P3"/>
        </draw:polyline>
        <draw:frame draw:style-name="gr21" draw:text-style-name="P60" draw:layer="layout" svg:width="0.7cm" svg:height="0.65cm" svg:x="3cm" svg:y="3.55cm">
          <draw:text-box>
            <text:p text:style-name="P3"><text:span text:style-name="T72">а</text:span></text:p>
          </draw:text-box>
        </draw:frame>
        <draw:frame draw:style-name="gr21" draw:text-style-name="P60" draw:layer="layout" svg:width="0.7cm" svg:height="0.65cm" svg:x="4.3cm" svg:y="3.5cm">
          <draw:text-box>
            <text:p text:style-name="P3"><text:span text:style-name="T72">c</text:span></text:p>
          </draw:text-box>
        </draw:frame>
        <draw:frame draw:style-name="gr21" draw:text-style-name="P60" draw:layer="layout" svg:width="0.7cm" svg:height="0.65cm" svg:x="3.9cm" svg:y="1.8cm">
          <draw:text-box>
            <text:p text:style-name="P3"><text:span text:style-name="T72">b</text:span></text:p>
          </draw:text-box>
        </draw:frame>
        <draw:frame draw:style-name="gr21" draw:text-style-name="P60" draw:layer="layout" svg:width="0.7cm" svg:height="0.65cm" svg:x="5.1cm" svg:y="1.7cm">
          <draw:text-box>
            <text:p text:style-name="P3"><text:span text:style-name="T72">x</text:span></text:p>
          </draw:text-box>
        </draw:frame>
        <draw:frame draw:style-name="gr21" draw:text-style-name="P60" draw:layer="layout" svg:width="0.7cm" svg:height="0.65cm" svg:x="6.8cm" svg:y="3.3cm">
          <draw:text-box>
            <text:p text:style-name="P3"><text:span text:style-name="T72">c</text:span></text:p>
          </draw:text-box>
        </draw:frame>
        <draw:frame draw:style-name="gr21" draw:text-style-name="P60" draw:layer="layout" svg:width="0.7cm" svg:height="0.65cm" svg:x="5.7cm" svg:y="3.3cm">
          <draw:text-box>
            <text:p text:style-name="P3"><text:span text:style-name="T72">а</text:span></text:p>
          </draw:text-box>
        </draw:frame>
        <draw:frame draw:style-name="gr21" draw:text-style-name="P60" draw:layer="layout" svg:width="0.7cm" svg:height="0.65cm" svg:x="6.3cm" svg:y="1.65cm">
          <draw:text-box>
            <text:p text:style-name="P3"><text:span text:style-name="T72">b</text:span></text:p>
          </draw:text-box>
        </draw:frame>
        <draw:custom-shape draw:style-name="gr15" draw:text-style-name="P1" draw:layer="layout" svg:width="0.3cm" svg:height="1.6cm" draw:transform="rotate (1.5707963267946) translate (3.1cm 4.2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3.3cm" svg:y="4.1cm">
          <draw:text-box>
            <text:p text:style-name="P3"><text:span text:style-name="T72">Плоска</text:span></text:p>
          </draw:text-box>
        </draw:frame>
        <draw:custom-shape draw:style-name="gr15" draw:text-style-name="P1" draw:layer="layout" svg:width="0.3cm" svg:height="1.2cm" draw:transform="rotate (1.5707963267946) translate (5.8cm 4.1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 draw:text-style-name="P1" draw:layer="layout" svg:width="0.3cm" svg:height="1.2cm" draw:transform="rotate (-1.57079632679579) translate (5.4cm 1.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6cm" svg:height="0.65cm" svg:x="4.1cm" svg:y="1.05cm">
          <draw:text-box>
            <text:p text:style-name="P3"><text:span text:style-name="T72">Вълна - Х</text:span></text:p>
          </draw:text-box>
        </draw:frame>
        <draw:frame draw:style-name="gr129" draw:text-style-name="P89" draw:layer="layout" svg:width="8.9cm" svg:height="1.1cm" svg:x="1.3cm" svg:y="4.5cm">
          <draw:text-box>
            <text:list text:style-name="L9">
              <text:list-item>
                <text:p text:style-name="P88"><text:span text:style-name="T93">Вълна – х може да подмине края на вълна – b. Колкото повече подмине края на вълна – b, толкова по-силна ще бъде вълната след модела.</text:span></text:p>
              </text:list-item>
            </text:list>
          </draw:text-box>
        </draw:frame>
        <draw:line draw:style-name="gr33" draw:text-style-name="P1" draw:layer="layout" svg:x1="2.9cm" svg:y1="2.2cm" svg:x2="2.5cm" svg:y2="4.4cm">
          <text:p text:style-name="P3"/>
        </draw:line>
        <draw:line draw:style-name="gr33" draw:text-style-name="P1" draw:layer="layout" svg:x1="6.9cm" svg:y1="3.3cm" svg:x2="7.3cm" svg:y2="1.2cm">
          <text:p text:style-name="P3"/>
        </draw:line>
        <draw:frame draw:style-name="gr21" draw:text-style-name="P60" draw:layer="layout" svg:width="1.5cm" svg:height="0.65cm" svg:x="5.9cm" svg:y="4.05cm">
          <draw:text-box>
            <text:p text:style-name="P3"><text:span text:style-name="T72">Плоска</text:span></text:p>
          </draw:text-box>
        </draw:frame>
      </draw:page>
      <draw:page draw:name="Подвижна Двойна Плоска :  Плоска - Плоска" draw:style-name="dp1" draw:master-page-name="Default">
        <office:forms form:automatic-focus="false" form:apply-design-mode="false"/>
        <draw:polyline draw:style-name="gr126" draw:text-style-name="P1" draw:layer="layout" svg:width="4.199cm" svg:height="2.599cm" svg:x="3.5cm" svg:y="1.7cm" svg:viewBox="0 0 4200 2600" draw:points="0,1400 200,2600 400,1900 800,2200 1000,1500 1300,2600 1600,1200 1700,1700 2000,1300 2200,1700 2600,200 2900,1200 3200,500 3600,800 3900,0 4200,1200">
          <text:p text:style-name="P3"/>
        </draw:polyline>
        <draw:line draw:style-name="gr74" draw:text-style-name="P1" draw:layer="layout" svg:x1="3.4cm" svg:y1="3.2cm" svg:x2="4.8cm" svg:y2="3.2cm">
          <text:p text:style-name="P3"/>
        </draw:line>
        <draw:line draw:style-name="gr74" draw:text-style-name="P1" draw:layer="layout" svg:x1="3.6cm" svg:y1="4.3cm" svg:x2="5cm" svg:y2="4.3cm">
          <text:p text:style-name="P3"/>
        </draw:line>
        <draw:frame draw:style-name="gr21" draw:text-style-name="P60" draw:layer="layout" svg:width="0.7cm" svg:height="0.65cm" svg:x="3.5cm" svg:y="4.2cm">
          <draw:text-box>
            <text:p text:style-name="P3"><text:span text:style-name="T72">а</text:span></text:p>
          </draw:text-box>
        </draw:frame>
        <draw:frame draw:style-name="gr21" draw:text-style-name="P60" draw:layer="layout" svg:width="0.7cm" svg:height="0.65cm" svg:x="4.5cm" svg:y="4.2cm">
          <draw:text-box>
            <text:p text:style-name="P3"><text:span text:style-name="T72">c</text:span></text:p>
          </draw:text-box>
        </draw:frame>
        <draw:frame draw:style-name="gr21" draw:text-style-name="P60" draw:layer="layout" svg:width="0.7cm" svg:height="0.65cm" svg:x="4.2cm" svg:y="2.75cm">
          <draw:text-box>
            <text:p text:style-name="P3"><text:span text:style-name="T72">b</text:span></text:p>
          </draw:text-box>
        </draw:frame>
        <draw:frame draw:style-name="gr21" draw:text-style-name="P60" draw:layer="layout" svg:width="0.7cm" svg:height="0.65cm" svg:x="5.8cm" svg:y="1.5cm">
          <draw:text-box>
            <text:p text:style-name="P3"><text:span text:style-name="T72">x</text:span></text:p>
          </draw:text-box>
        </draw:frame>
        <draw:frame draw:style-name="gr21" draw:text-style-name="P60" draw:layer="layout" svg:width="0.7cm" svg:height="0.65cm" svg:x="7.4cm" svg:y="2.75cm">
          <draw:text-box>
            <text:p text:style-name="P3"><text:span text:style-name="T72">c</text:span></text:p>
          </draw:text-box>
        </draw:frame>
        <draw:frame draw:style-name="gr21" draw:text-style-name="P60" draw:layer="layout" svg:width="0.7cm" svg:height="0.65cm" svg:x="5.993cm" svg:y="2.738cm">
          <draw:text-box>
            <text:p text:style-name="P3"><text:span text:style-name="T72">а</text:span></text:p>
          </draw:text-box>
        </draw:frame>
        <draw:frame draw:style-name="gr21" draw:text-style-name="P60" draw:layer="layout" svg:width="0.7cm" svg:height="0.65cm" svg:x="7.1cm" svg:y="1.3cm">
          <draw:text-box>
            <text:p text:style-name="P3"><text:span text:style-name="T72">b</text:span></text:p>
          </draw:text-box>
        </draw:frame>
        <draw:custom-shape draw:style-name="gr15" draw:text-style-name="P1" draw:layer="layout" svg:width="0.3cm" svg:height="1.6cm" draw:transform="rotate (1.5707963267946) translate (3.5cm 4.8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3.7cm" svg:y="4.7cm">
          <draw:text-box>
            <text:p text:style-name="P3"><text:span text:style-name="T72">Плоска</text:span></text:p>
          </draw:text-box>
        </draw:frame>
        <draw:custom-shape draw:style-name="gr15" draw:text-style-name="P1" draw:layer="layout" svg:width="0.3cm" svg:height="1.9cm" draw:transform="rotate (1.5707963267946) translate (6.2cm 3.7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4cm" svg:height="0.65cm" svg:x="6.5cm" svg:y="3.6cm">
          <draw:text-box>
            <text:p text:style-name="P3"><text:span text:style-name="T72">Плоска</text:span></text:p>
          </draw:text-box>
        </draw:frame>
        <draw:custom-shape draw:style-name="gr15" draw:text-style-name="P1" draw:layer="layout" svg:width="0.3cm" svg:height="1.5cm" draw:transform="rotate (-1.57079632679579) translate (6.1cm 1.3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4.7cm" svg:y="0.85cm">
          <draw:text-box>
            <text:p text:style-name="P3"><text:span text:style-name="T72">Вълна - Х</text:span></text:p>
          </draw:text-box>
        </draw:frame>
        <draw:line draw:style-name="gr33" draw:text-style-name="P1" draw:layer="layout" svg:x1="3.5cm" svg:y1="3.2cm" svg:x2="3.1cm" svg:y2="5.3cm">
          <text:p text:style-name="P3"/>
        </draw:line>
        <draw:line draw:style-name="gr33" draw:text-style-name="P1" draw:layer="layout" svg:x1="7.7cm" svg:y1="2.8cm" svg:x2="8.1cm" svg:y2="1.1cm">
          <text:p text:style-name="P3"/>
        </draw:line>
        <draw:frame draw:style-name="gr127" draw:text-style-name="P90" draw:layer="layout" svg:width="0.8cm" svg:height="0.8cm" svg:x="3.1cm" svg:y="2.7cm">
          <draw:text-box>
            <text:p text:style-name="P3"><text:span text:style-name="T94">:5</text:span></text:p>
          </draw:text-box>
        </draw:frame>
        <draw:frame draw:style-name="gr127" draw:text-style-name="P90" draw:layer="layout" svg:width="0.8cm" svg:height="0.8cm" svg:x="7.8cm" svg:y="0.7cm">
          <draw:text-box>
            <text:p text:style-name="P3"><text:span text:style-name="T94">:5</text:span></text:p>
          </draw:text-box>
        </draw:frame>
        <draw:frame draw:style-name="gr21" draw:text-style-name="P92" draw:layer="layout" svg:width="8.1cm" svg:height="0.911cm" svg:x="2.7cm" svg:y="0.1cm">
          <draw:text-box>
            <text:p text:style-name="P9"><text:span text:style-name="T92">Подвижна двойна тройка.</text:span></text:p>
            <text:p text:style-name="P3"><text:span text:style-name="T92">Плоска корекция - неограничен триъгълник</text:span></text:p>
          </draw:text-box>
        </draw:frame>
        <draw:frame draw:style-name="gr130" draw:text-style-name="P94" draw:layer="layout" svg:width="10cm" svg:height="1.1cm" svg:x="0.9cm" svg:y="5.3cm">
          <draw:text-box>
            <text:list text:style-name="L10">
              <text:list-item>
                <text:p text:style-name="P93"><text:span text:style-name="T93">Моделът твърде много прилича на подвижна корекция.</text:span></text:p>
              </text:list-item>
            </text:list>
            <text:list text:style-name="L10">
              <text:list-item>
                <text:p text:style-name="P93"><text:span text:style-name="T93">След този модел трябва да последва силна импулсна вълна.</text:span></text:p>
              </text:list-item>
            </text:list>
          </draw:text-box>
        </draw:frame>
        <draw:line draw:style-name="gr74" draw:text-style-name="P1" draw:layer="layout" svg:x1="6.1cm" svg:y1="1.9cm" svg:x2="7.5cm" svg:y2="1.9cm">
          <text:p text:style-name="P3"/>
        </draw:line>
        <draw:line draw:style-name="gr74" draw:text-style-name="P1" draw:layer="layout" svg:x1="6.4cm" svg:y1="2.9cm" svg:x2="7.8cm" svg:y2="2.9cm">
          <text:p text:style-name="P3"/>
        </draw:line>
      </draw:page>
      <draw:page draw:name="Двойна тройка :  Плоска - Плоска - Триъгълник" draw:style-name="dp1" draw:master-page-name="Default">
        <office:forms form:automatic-focus="false" form:apply-design-mode="false"/>
        <draw:frame draw:style-name="gr21" draw:text-style-name="P92" draw:layer="layout" svg:width="10.7cm" svg:height="0.911cm" svg:x="0.679cm" svg:y="0.1cm">
          <draw:text-box>
            <text:p text:style-name="P9"><text:span text:style-name="T92">Тройна тройка:</text:span></text:p>
            <text:p text:style-name="P3"><text:span text:style-name="T92">Плоска корекция - плоска корекция - неограничен триъгълник.</text:span></text:p>
          </draw:text-box>
        </draw:frame>
        <draw:polyline draw:style-name="gr65" draw:text-style-name="P1" draw:layer="layout" svg:width="7.099cm" svg:height="1.599cm" svg:x="1.8cm" svg:y="2cm" svg:viewBox="0 0 7100 1600" draw:points="0,100 400,1600 500,600 1100,1200 1300,200 1700,1600 1900,900 2300,1100 2500,100 2900,1500 3100,600 3500,1100 3700,100 4100,1500 4300,600 4700,900 4900,0 5300,1500 5500,900 5800,1300 6000,200 6400,1300 6800,400 7100,1100">
          <text:p text:style-name="P3"/>
        </draw:polyline>
        <draw:frame draw:style-name="gr21" draw:text-style-name="P60" draw:layer="layout" svg:width="0.7cm" svg:height="0.65cm" svg:x="1.9cm" svg:y="3.55cm">
          <draw:text-box>
            <text:p text:style-name="P3"><text:span text:style-name="T72">а</text:span></text:p>
          </draw:text-box>
        </draw:frame>
        <draw:frame draw:style-name="gr21" draw:text-style-name="P60" draw:layer="layout" svg:width="0.7cm" svg:height="0.65cm" svg:x="3.2cm" svg:y="3.5cm">
          <draw:text-box>
            <text:p text:style-name="P3"><text:span text:style-name="T72">c</text:span></text:p>
          </draw:text-box>
        </draw:frame>
        <draw:frame draw:style-name="gr21" draw:text-style-name="P60" draw:layer="layout" svg:width="0.7cm" svg:height="0.65cm" svg:x="2.8cm" svg:y="1.8cm">
          <draw:text-box>
            <text:p text:style-name="P3"><text:span text:style-name="T72">b</text:span></text:p>
          </draw:text-box>
        </draw:frame>
        <draw:frame draw:style-name="gr21" draw:text-style-name="P60" draw:layer="layout" svg:width="0.7cm" svg:height="0.65cm" svg:x="4cm" svg:y="1.7cm">
          <draw:text-box>
            <text:p text:style-name="P3"><text:span text:style-name="T72">x</text:span></text:p>
          </draw:text-box>
        </draw:frame>
        <draw:frame draw:style-name="gr21" draw:text-style-name="P60" draw:layer="layout" svg:width="0.7cm" svg:height="0.65cm" svg:x="5.7cm" svg:y="3.3cm">
          <draw:text-box>
            <text:p text:style-name="P3"><text:span text:style-name="T72">c</text:span></text:p>
          </draw:text-box>
        </draw:frame>
        <draw:frame draw:style-name="gr21" draw:text-style-name="P60" draw:layer="layout" svg:width="0.7cm" svg:height="0.65cm" svg:x="4.6cm" svg:y="3.3cm">
          <draw:text-box>
            <text:p text:style-name="P3"><text:span text:style-name="T72">а</text:span></text:p>
          </draw:text-box>
        </draw:frame>
        <draw:frame draw:style-name="gr21" draw:text-style-name="P60" draw:layer="layout" svg:width="0.7cm" svg:height="0.65cm" svg:x="5.2cm" svg:y="1.65cm">
          <draw:text-box>
            <text:p text:style-name="P3"><text:span text:style-name="T72">b</text:span></text:p>
          </draw:text-box>
        </draw:frame>
        <draw:custom-shape draw:style-name="gr15" draw:text-style-name="P1" draw:layer="layout" svg:width="0.3cm" svg:height="1.6cm" draw:transform="rotate (1.5707963267946) translate (2cm 4.2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2.2cm" svg:y="4.1cm">
          <draw:text-box>
            <text:p text:style-name="P3"><text:span text:style-name="T72">Плоска</text:span></text:p>
          </draw:text-box>
        </draw:frame>
        <draw:custom-shape draw:style-name="gr15" draw:text-style-name="P1" draw:layer="layout" svg:width="0.3cm" svg:height="1.2cm" draw:transform="rotate (1.5707963267946) translate (4.7cm 4.1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 draw:text-style-name="P1" draw:layer="layout" svg:width="0.3cm" svg:height="1.2cm" draw:transform="rotate (-1.57079632679579) translate (4.3cm 1.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6cm" svg:height="0.65cm" svg:x="3cm" svg:y="1.05cm">
          <draw:text-box>
            <text:p text:style-name="P3"><text:span text:style-name="T72">Вълна - Х</text:span></text:p>
          </draw:text-box>
        </draw:frame>
        <draw:frame draw:style-name="gr131" draw:text-style-name="P96" draw:layer="layout" svg:width="8.9cm" svg:height="2.6cm" svg:x="0.2cm" svg:y="4.7cm">
          <draw:text-box>
            <text:list text:style-name="L11">
              <text:list-item>
                <text:p text:style-name="P95"><text:span text:style-name="T93">Моделът се образува изключително рядко.</text:span></text:p>
              </text:list-item>
            </text:list>
            <text:list text:style-name="L11">
              <text:list-item>
                <text:p text:style-name="P95"><text:span text:style-name="T93">Развитието на модела по хоризонтала практически е невъзможно. Развитието на модела винаги е свързано с едно постояно и непрекъснато изместване (дрейф) в посока противоположна на посоката на тренда или в посоката на тренда.</text:span></text:p>
              </text:list-item>
            </text:list>
            <text:list text:style-name="L11">
              <text:list-item>
                <text:p text:style-name="P95"><text:span text:style-name="T93">След този модел трябва да последва импулсна вълна.</text:span></text:p>
              </text:list-item>
            </text:list>
          </draw:text-box>
        </draw:frame>
        <draw:line draw:style-name="gr33" draw:text-style-name="P1" draw:layer="layout" svg:x1="1.8cm" svg:y1="2.2cm" svg:x2="1.4cm" svg:y2="4.4cm">
          <text:p text:style-name="P3"/>
        </draw:line>
        <draw:line draw:style-name="gr33" draw:text-style-name="P1" draw:layer="layout" svg:x1="8.9cm" svg:y1="3cm" svg:x2="9.3cm" svg:y2="0.962cm">
          <text:p text:style-name="P3"/>
        </draw:line>
        <draw:frame draw:style-name="gr21" draw:text-style-name="P60" draw:layer="layout" svg:width="1.5cm" svg:height="0.65cm" svg:x="4.8cm" svg:y="4.05cm">
          <draw:text-box>
            <text:p text:style-name="P3"><text:span text:style-name="T72">Плоска</text:span></text:p>
          </draw:text-box>
        </draw:frame>
        <draw:line draw:style-name="gr3" draw:text-style-name="P1" draw:layer="layout" svg:x1="7.1cm" svg:y1="2cm" svg:x2="9.2cm" svg:y2="2.5cm">
          <text:p text:style-name="P3"/>
        </draw:line>
        <draw:line draw:style-name="gr3" draw:text-style-name="P1" draw:layer="layout" svg:x1="7cm" svg:y1="3.5cm" svg:x2="9.2cm" svg:y2="3.2cm">
          <text:p text:style-name="P3"/>
        </draw:line>
        <draw:frame draw:style-name="gr21" draw:text-style-name="P60" draw:layer="layout" svg:width="0.7cm" svg:height="0.65cm" svg:x="6.8cm" svg:y="3.35cm">
          <draw:text-box>
            <text:p text:style-name="P3"><text:span text:style-name="T72">а</text:span></text:p>
          </draw:text-box>
        </draw:frame>
        <draw:frame draw:style-name="gr21" draw:text-style-name="P60" draw:layer="layout" svg:width="0.7cm" svg:height="0.65cm" svg:x="7.5cm" svg:y="1.75cm">
          <draw:text-box>
            <text:p text:style-name="P3"><text:span text:style-name="T72">b</text:span></text:p>
          </draw:text-box>
        </draw:frame>
        <draw:frame draw:style-name="gr21" draw:text-style-name="P60" draw:layer="layout" svg:width="0.7cm" svg:height="0.65cm" svg:x="7.9cm" svg:y="3.2cm">
          <draw:text-box>
            <text:p text:style-name="P3"><text:span text:style-name="T72">c</text:span></text:p>
          </draw:text-box>
        </draw:frame>
        <draw:frame draw:style-name="gr21" draw:text-style-name="P60" draw:layer="layout" svg:width="0.7cm" svg:height="0.65cm" svg:x="8.3cm" svg:y="1.9cm">
          <draw:text-box>
            <text:p text:style-name="P3"><text:span text:style-name="T72">d</text:span></text:p>
          </draw:text-box>
        </draw:frame>
        <draw:frame draw:style-name="gr21" draw:text-style-name="P60" draw:layer="layout" svg:width="0.7cm" svg:height="0.65cm" svg:x="8.9cm" svg:y="2.6cm">
          <draw:text-box>
            <text:p text:style-name="P3"><text:span text:style-name="T72">e</text:span></text:p>
          </draw:text-box>
        </draw:frame>
        <draw:frame draw:style-name="gr21" draw:text-style-name="P60" draw:layer="layout" svg:width="0.7cm" svg:height="0.65cm" svg:x="6.4cm" svg:y="1.6cm">
          <draw:text-box>
            <text:p text:style-name="P3"><text:span text:style-name="T72">x</text:span></text:p>
          </draw:text-box>
        </draw:frame>
        <draw:custom-shape draw:style-name="gr15" draw:text-style-name="P1" draw:layer="layout" svg:width="0.3cm" svg:height="2.3cm" draw:transform="rotate (1.5707963267946) translate (6.8cm 4.1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7cm" svg:height="0.735cm" svg:x="6.8cm" svg:y="4.065cm">
          <draw:text-box>
            <text:p text:style-name="P3"><text:span text:style-name="T72">Сходящ/Неутрален Триъгълник</text:span></text:p>
          </draw:text-box>
        </draw:frame>
        <draw:custom-shape draw:style-name="gr15" draw:text-style-name="P1" draw:layer="layout" svg:width="0.3cm" svg:height="1.2cm" draw:transform="rotate (-1.57079632679579) translate (6.7cm 1.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6cm" svg:height="0.65cm" svg:x="5.4cm" svg:y="1.05cm">
          <draw:text-box>
            <text:p text:style-name="P3"><text:span text:style-name="T72">Вълна - Х</text:span></text:p>
          </draw:text-box>
        </draw:frame>
      </draw:page>
      <draw:page draw:name="Двойна тройка :  Плоска - Плоска - Плоска" draw:style-name="dp1" draw:master-page-name="Default">
        <office:forms form:automatic-focus="false" form:apply-design-mode="false"/>
        <draw:frame draw:style-name="gr21" draw:text-style-name="P92" draw:layer="layout" svg:width="6.321cm" svg:height="0.911cm" svg:x="2.379cm" svg:y="0.1cm">
          <draw:text-box>
            <text:p text:style-name="P9"><text:span text:style-name="T92">Т</text:span><text:span text:style-name="T96">ройна тройка.</text:span></text:p>
            <text:p text:style-name="P3"><text:span text:style-name="T92">Тройна плоска корекция.</text:span></text:p>
          </draw:text-box>
        </draw:frame>
        <draw:polyline draw:style-name="gr65" draw:text-style-name="P1" draw:layer="layout" svg:width="6.599cm" svg:height="1.599cm" svg:x="1.8cm" svg:y="2cm" svg:viewBox="0 0 6600 1600" draw:points="0,100 400,1600 500,600 1100,1200 1300,200 1700,1600 1900,900 2300,1100 2500,100 2900,1500 3100,600 3500,1100 3700,100 4100,1500 4300,600 4700,900 4900,0 5300,1500 5500,700 6000,1100 6300,0 6600,1400">
          <text:p text:style-name="P3"/>
        </draw:polyline>
        <draw:frame draw:style-name="gr21" draw:text-style-name="P60" draw:layer="layout" svg:width="0.7cm" svg:height="0.65cm" svg:x="1.9cm" svg:y="3.55cm">
          <draw:text-box>
            <text:p text:style-name="P3"><text:span text:style-name="T72">а</text:span></text:p>
          </draw:text-box>
        </draw:frame>
        <draw:frame draw:style-name="gr21" draw:text-style-name="P60" draw:layer="layout" svg:width="0.7cm" svg:height="0.65cm" svg:x="3.2cm" svg:y="3.5cm">
          <draw:text-box>
            <text:p text:style-name="P3"><text:span text:style-name="T72">c</text:span></text:p>
          </draw:text-box>
        </draw:frame>
        <draw:frame draw:style-name="gr21" draw:text-style-name="P60" draw:layer="layout" svg:width="0.7cm" svg:height="0.65cm" svg:x="2.8cm" svg:y="1.8cm">
          <draw:text-box>
            <text:p text:style-name="P3"><text:span text:style-name="T72">b</text:span></text:p>
          </draw:text-box>
        </draw:frame>
        <draw:frame draw:style-name="gr21" draw:text-style-name="P60" draw:layer="layout" svg:width="0.7cm" svg:height="0.65cm" svg:x="4cm" svg:y="1.7cm">
          <draw:text-box>
            <text:p text:style-name="P3"><text:span text:style-name="T72">x</text:span></text:p>
          </draw:text-box>
        </draw:frame>
        <draw:frame draw:style-name="gr21" draw:text-style-name="P60" draw:layer="layout" svg:width="0.7cm" svg:height="0.65cm" svg:x="5.7cm" svg:y="3.3cm">
          <draw:text-box>
            <text:p text:style-name="P3"><text:span text:style-name="T72">c</text:span></text:p>
          </draw:text-box>
        </draw:frame>
        <draw:frame draw:style-name="gr21" draw:text-style-name="P60" draw:layer="layout" svg:width="0.7cm" svg:height="0.65cm" svg:x="4.6cm" svg:y="3.3cm">
          <draw:text-box>
            <text:p text:style-name="P3"><text:span text:style-name="T72">а</text:span></text:p>
          </draw:text-box>
        </draw:frame>
        <draw:frame draw:style-name="gr21" draw:text-style-name="P60" draw:layer="layout" svg:width="0.7cm" svg:height="0.65cm" svg:x="5.2cm" svg:y="1.65cm">
          <draw:text-box>
            <text:p text:style-name="P3"><text:span text:style-name="T72">b</text:span></text:p>
          </draw:text-box>
        </draw:frame>
        <draw:custom-shape draw:style-name="gr15" draw:text-style-name="P1" draw:layer="layout" svg:width="0.3cm" svg:height="1.6cm" draw:transform="rotate (1.5707963267946) translate (2cm 4.2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5cm" svg:height="0.65cm" svg:x="2.2cm" svg:y="4.1cm">
          <draw:text-box>
            <text:p text:style-name="P3"><text:span text:style-name="T72">Плоска</text:span></text:p>
          </draw:text-box>
        </draw:frame>
        <draw:custom-shape draw:style-name="gr15" draw:text-style-name="P1" draw:layer="layout" svg:width="0.3cm" svg:height="1.2cm" draw:transform="rotate (1.5707963267946) translate (4.7cm 4.1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 draw:text-style-name="P1" draw:layer="layout" svg:width="0.3cm" svg:height="1.2cm" draw:transform="rotate (-1.57079632679579) translate (4.3cm 1.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6cm" svg:height="0.65cm" svg:x="3cm" svg:y="1.05cm">
          <draw:text-box>
            <text:p text:style-name="P3"><text:span text:style-name="T72">Вълна - Х</text:span></text:p>
          </draw:text-box>
        </draw:frame>
        <draw:frame draw:style-name="gr132" draw:text-style-name="P98" draw:layer="layout" svg:width="9.6cm" svg:height="2.6cm" svg:x="0.6cm" svg:y="4.7cm">
          <draw:text-box>
            <text:list text:style-name="L12">
              <text:list-item>
                <text:p text:style-name="P97"><text:span text:style-name="T93">Моделът се образува изключително рядко.</text:span></text:p>
              </text:list-item>
            </text:list>
            <text:list text:style-name="L12">
              <text:list-item>
                <text:p text:style-name="P97"><text:span text:style-name="T93">Развитието на модела по хоризонтала практически е невъзможно. Развитието на модела винаги е свързано с едно постояно и непрекъснато изместване (дрейф) в посока противоположна на посоката на тренда или в посоката на тренда.</text:span></text:p>
              </text:list-item>
            </text:list>
            <text:list text:style-name="L12">
              <text:list-item>
                <text:p text:style-name="P97"><text:span text:style-name="T93">След този модел трябва да последва импулсна вълна.</text:span></text:p>
              </text:list-item>
            </text:list>
          </draw:text-box>
        </draw:frame>
        <draw:line draw:style-name="gr33" draw:text-style-name="P1" draw:layer="layout" svg:x1="1.8cm" svg:y1="2.2cm" svg:x2="1.4cm" svg:y2="4.4cm">
          <text:p text:style-name="P3"/>
        </draw:line>
        <draw:line draw:style-name="gr33" draw:text-style-name="P1" draw:layer="layout" svg:x1="8.4cm" svg:y1="3.3cm" svg:x2="8.8cm" svg:y2="1.262cm">
          <text:p text:style-name="P3"/>
        </draw:line>
        <draw:frame draw:style-name="gr21" draw:text-style-name="P60" draw:layer="layout" svg:width="1.5cm" svg:height="0.65cm" svg:x="4.8cm" svg:y="4.05cm">
          <draw:text-box>
            <text:p text:style-name="P3"><text:span text:style-name="T72">Плоска</text:span></text:p>
          </draw:text-box>
        </draw:frame>
        <draw:frame draw:style-name="gr21" draw:text-style-name="P60" draw:layer="layout" svg:width="0.7cm" svg:height="0.65cm" svg:x="6.8cm" svg:y="3.35cm">
          <draw:text-box>
            <text:p text:style-name="P3"><text:span text:style-name="T72">а</text:span></text:p>
          </draw:text-box>
        </draw:frame>
        <draw:frame draw:style-name="gr21" draw:text-style-name="P60" draw:layer="layout" svg:width="0.7cm" svg:height="0.65cm" svg:x="7.8cm" svg:y="1.6cm">
          <draw:text-box>
            <text:p text:style-name="P3"><text:span text:style-name="T72">b</text:span></text:p>
          </draw:text-box>
        </draw:frame>
        <draw:frame draw:style-name="gr21" draw:text-style-name="P60" draw:layer="layout" svg:width="0.7cm" svg:height="0.65cm" svg:x="7.9cm" svg:y="3.2cm">
          <draw:text-box>
            <text:p text:style-name="P3"><text:span text:style-name="T72">c</text:span></text:p>
          </draw:text-box>
        </draw:frame>
        <draw:frame draw:style-name="gr21" draw:text-style-name="P60" draw:layer="layout" svg:width="0.7cm" svg:height="0.65cm" svg:x="6.4cm" svg:y="1.6cm">
          <draw:text-box>
            <text:p text:style-name="P3"><text:span text:style-name="T72">x</text:span></text:p>
          </draw:text-box>
        </draw:frame>
        <draw:custom-shape draw:style-name="gr15" draw:text-style-name="P1" draw:layer="layout" svg:width="0.3cm" svg:height="1.6cm" draw:transform="rotate (1.5707963267946) translate (6.8cm 4.1cm)">
          <text:p text:style-name="P3"/>
          <draw:enhanced-geometry svg:viewBox="0 0 21600 21600" draw:glue-points="21600 0 0 10800 21600 21600" draw:text-areas="13800 ?f9 21600 ?f10" draw:type="left-brace" draw:modifiers="2337.418513689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2.7cm" svg:height="0.65cm" svg:x="7cm" svg:y="4.065cm">
          <draw:text-box>
            <text:p text:style-name="P3"><text:span text:style-name="T72">Плоска</text:span></text:p>
          </draw:text-box>
        </draw:frame>
        <draw:custom-shape draw:style-name="gr15" draw:text-style-name="P1" draw:layer="layout" svg:width="0.3cm" svg:height="1.2cm" draw:transform="rotate (-1.57079632679579) translate (6.7cm 1.5cm)">
          <text:p text:style-name="P3"/>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60" draw:layer="layout" svg:width="1.6cm" svg:height="0.65cm" svg:x="5.4cm" svg:y="1.05cm">
          <draw:text-box>
            <text:p text:style-name="P3"><text:span text:style-name="T72">Вълна - Х</text:span></text:p>
          </draw:text-box>
        </draw:frame>
      </draw:page>
      <draw:page draw:name="Диаметрална формация" draw:style-name="dp1" draw:master-page-name="Default">
        <office:forms form:automatic-focus="false" form:apply-design-mode="false"/>
        <draw:frame draw:style-name="gr21" draw:text-style-name="P92" draw:layer="layout" svg:width="6.321cm" svg:height="0.65cm" svg:x="2.379cm" svg:y="0.1cm">
          <draw:text-box>
            <text:p text:style-name="P9"><text:span text:style-name="T92">Диаметрална формация</text:span></text:p>
          </draw:text-box>
        </draw:frame>
        <draw:polyline draw:style-name="gr65" draw:text-style-name="P1" draw:layer="layout" svg:width="5.299cm" svg:height="5.099cm" svg:x="1cm" svg:y="0.2cm" svg:viewBox="0 0 5300 5100" draw:points="0,0 400,900 700,900 1100,1800 1500,1300 2200,3300 2400,2200 2800,2500 3000,1500 3500,3200 4000,2300 4200,3000 4400,2400 5300,5100">
          <text:p text:style-name="P3"/>
        </draw:polyline>
        <draw:frame draw:style-name="gr21" draw:text-style-name="P60" draw:layer="layout" svg:width="0.7cm" svg:height="0.65cm" svg:x="1.6cm" svg:y="1.9cm">
          <draw:text-box>
            <text:p text:style-name="P3"><text:span text:style-name="T72">а</text:span></text:p>
          </draw:text-box>
        </draw:frame>
        <draw:frame draw:style-name="gr21" draw:text-style-name="P60" draw:layer="layout" svg:width="0.7cm" svg:height="0.65cm" svg:x="2.8cm" svg:y="3.45cm">
          <draw:text-box>
            <text:p text:style-name="P3"><text:span text:style-name="T72">c</text:span></text:p>
          </draw:text-box>
        </draw:frame>
        <draw:frame draw:style-name="gr21" draw:text-style-name="P60" draw:layer="layout" svg:width="0.7cm" svg:height="0.65cm" svg:x="2.2cm" svg:y="1cm">
          <draw:text-box>
            <text:p text:style-name="P3"><text:span text:style-name="T72">b</text:span></text:p>
          </draw:text-box>
        </draw:frame>
        <draw:frame draw:style-name="gr21" draw:text-style-name="P60" draw:layer="layout" svg:width="0.7cm" svg:height="0.65cm" svg:x="5.1cm" svg:y="2.15cm">
          <draw:text-box>
            <text:p text:style-name="P3"><text:span text:style-name="T72">e</text:span></text:p>
          </draw:text-box>
        </draw:frame>
        <draw:frame draw:style-name="gr21" draw:text-style-name="P60" draw:layer="layout" svg:width="0.7cm" svg:height="0.65cm" svg:x="4.3cm" svg:y="3.35cm">
          <draw:text-box>
            <text:p text:style-name="P3"><text:span text:style-name="T72">e</text:span></text:p>
          </draw:text-box>
        </draw:frame>
        <draw:frame draw:style-name="gr21" draw:text-style-name="P60" draw:layer="layout" svg:width="0.7cm" svg:height="0.65cm" svg:x="3.7cm" svg:y="1.2cm">
          <draw:text-box>
            <text:p text:style-name="P3"><text:span text:style-name="T72">d</text:span></text:p>
          </draw:text-box>
        </draw:frame>
        <draw:line draw:style-name="gr33" draw:text-style-name="P1" draw:layer="layout" svg:x1="1cm" svg:y1="0.3cm" svg:x2="0.6cm" svg:y2="1.6cm">
          <text:p text:style-name="P3"/>
        </draw:line>
        <draw:line draw:style-name="gr33" draw:text-style-name="P1" draw:layer="layout" svg:x1="6.3cm" svg:y1="5.2cm" svg:x2="6.7cm" svg:y2="3.7cm">
          <text:p text:style-name="P3"/>
        </draw:line>
        <draw:frame draw:style-name="gr21" draw:text-style-name="P60" draw:layer="layout" svg:width="0.7cm" svg:height="0.65cm" svg:x="5.7cm" svg:y="5cm">
          <draw:text-box>
            <text:p text:style-name="P3"><text:span text:style-name="T72">g</text:span></text:p>
          </draw:text-box>
        </draw:frame>
        <draw:line draw:style-name="gr3" draw:text-style-name="P1" draw:layer="layout" svg:x1="2.2cm" svg:y1="1.4cm" svg:x2="4.7cm" svg:y2="1.8cm">
          <text:p text:style-name="P3"/>
        </draw:line>
        <draw:line draw:style-name="gr3" draw:text-style-name="P1" draw:layer="layout" svg:x1="3.2cm" svg:y1="3.5cm" svg:x2="5.9cm" svg:y2="3.3cm">
          <text:p text:style-name="P3"/>
        </draw:line>
        <draw:line draw:style-name="gr3" draw:text-style-name="P1" draw:layer="layout" svg:x1="3.7cm" svg:y1="1.5cm" svg:x2="5.9cm" svg:y2="2.9cm">
          <text:p text:style-name="P3"/>
        </draw:line>
        <draw:line draw:style-name="gr3" draw:text-style-name="P1" draw:layer="layout" svg:x1="1.8cm" svg:y1="1.6cm" svg:x2="3.4cm" svg:y2="3.8cm">
          <text:p text:style-name="P3"/>
        </draw:line>
      </draw:page>
      <draw:page draw:name="page87" draw:style-name="dp1" draw:master-page-name="Default">
        <office:forms form:automatic-focus="false" form:apply-design-mode="false"/>
        <draw:g>
          <draw:line draw:style-name="gr133" draw:text-style-name="P99" draw:layer="layout" svg:x1="6.9cm" svg:y1="7.7cm" svg:x2="6.9cm" svg:y2="2.7cm">
            <text:p text:style-name="P3"/>
          </draw:line>
          <draw:line draw:style-name="gr134" draw:text-style-name="P99" draw:layer="layout" svg:x1="7.15cm" svg:y1="7.7cm" svg:x2="7.15cm" svg:y2="5.15cm">
            <text:p text:style-name="P3"/>
          </draw:line>
          <draw:line draw:style-name="gr135" draw:text-style-name="P99" draw:layer="layout" svg:x1="7.15cm" svg:y1="7.7cm" svg:x2="7.15cm" svg:y2="4.61cm">
            <text:p text:style-name="P3"/>
          </draw:line>
          <draw:line draw:style-name="gr136" draw:text-style-name="P99" draw:layer="layout" svg:x1="7.35cm" svg:y1="7.7cm" svg:x2="7.35cm" svg:y2="5.79cm">
            <text:p text:style-name="P3"/>
          </draw:line>
        </draw:g>
      </draw:page>
      <draw:page draw:name="page88" draw:style-name="dp1" draw:master-page-name="Default">
        <office:forms form:automatic-focus="false" form:apply-design-mode="false"/>
      </draw:page>
      <draw:page draw:name="page89" draw:style-name="dp1" draw:master-page-name="Default">
        <office:forms form:automatic-focus="false" form:apply-design-mode="fal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Square_20_45" draw:display-name="Square 45" svg:viewBox="0 0 1131 1131" svg:d="m0 564 564 567 567-567-567-564z"/>
    <draw:stroke-dash draw:name="Dash_20_2" draw:display-name="Dash 2" draw:style="rect" draw:dots1="1" draw:dots1-length="0.02cm" draw:dots2="1" draw:dots2-length="0.02cm" draw:distance="0.02cm"/>
    <draw:stroke-dash draw:name="Dash_20_3" draw:display-name="Dash 3" draw:style="rect" draw:dots1="1" draw:dots1-length="0.05cm" draw:dots2="1" draw:dots2-length="0.05cm" draw:distance="0.05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bg" fo:country="BG"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textarea-horizontal-align="left" draw:textarea-vertical-align="middle" draw:fit-to-size="true"/>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9z0" style:family="graphic">
      <style:paragraph-properties style:text-autospace="none"/>
      <style:text-properties fo:font-family="Symbol" style:font-family-generic="roman" style:font-pitch="variable" style:font-charset="x-symbol" fo:font-size="12pt" fo:language="en" fo:country="US" style:language-asian="en" style:country-asian="US" style:font-size-complex="12pt"/>
    </style:style>
    <style:style style:name="WW8Num39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9z2" style:family="graphic">
      <style:paragraph-properties style:text-autospace="none"/>
      <style:text-properties fo:font-family="Wingdings" style:font-pitch="variable" style:font-charset="x-symbol" fo:font-size="12pt" fo:language="en" fo:country="US" style:language-asian="en" style:country-asian="US" style:font-size-complex="12pt"/>
    </style:style>
  </office:styles>
  <office:automatic-styles>
    <style:page-layout style:name="PM0">
      <style:page-layout-properties fo:margin-top="0.1cm" fo:margin-bottom="0.1cm" fo:margin-left="0.1cm" fo:margin-right="0.1cm" fo:page-width="12cm" fo:page-height="9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creation-date>2007-07-20T09:19:56</meta:creation-date>
    <dc:creator>Nikolay Stoychev</dc:creator>
    <dc:date>2008-10-02T09:56:29</dc:date>
    <dc:language>bg-BG</dc:language>
    <meta:editing-cycles>146</meta:editing-cycles>
    <meta:editing-duration>P1DT15H54M36S</meta:editing-duration>
    <meta:user-defined meta:name="Info 1"/>
    <meta:user-defined meta:name="Info 2"/>
    <meta:user-defined meta:name="Info 3"/>
    <meta:user-defined meta:name="Info 4"/>
    <meta:document-statistic meta:object-count="2169"/>
  </office:meta>
</office:document-meta>
</file>